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-1-1">
      <style:text-properties style:font-name="HY견명조" style:font-name-asian="HY견명조" fo:font-size="20pt" style:font-size-asian="20pt" style:font-size-complex="20pt" style:text-underline-type="none" style:text-overline-type="none" style:text-line-through-type="none" fo:font-weight="bold" style:font-weight-asian="bold" style:font-weight-complex="bold"/>
    </style:style>
    <style:style style:family="text" style:name="p6-1-2">
      <style:text-properties style:font-name="HY견명조" style:font-name-asian="HY견명조" fo:font-size="20pt" style:font-size-asian="20pt" style:font-size-complex="20pt" style:text-underline-type="none" style:text-overline-type="none" style:text-line-through-type="none" fo:font-weight="bold" style:font-weight-asian="bold" style:font-weight-complex="bold"/>
    </style:style>
    <style:style style:family="text" style:name="p6-1-3">
      <style:text-properties style:font-name="HY견명조" style:font-name-asian="HY견명조" fo:font-size="20pt" style:font-size-asian="20pt" style:font-size-complex="20pt" style:text-underline-type="none" style:text-overline-type="none" style:text-line-through-type="none" fo:font-weight="bold" style:font-weight-asian="bold" style:font-weight-complex="bold"/>
    </style:style>
    <style:style style:family="text" style:name="p6-1-4">
      <style:text-properties style:font-name="HY견명조" style:font-name-asian="HY견명조" fo:font-size="20pt" style:font-size-asian="20pt" style:font-size-complex="20pt" style:text-underline-type="none" style:text-overline-type="none" style:text-line-through-type="none" fo:font-weight="bold" style:font-weight-asian="bold" style:font-weight-complex="bold"/>
    </style:style>
    <style:style style:family="text" style:name="p6-1-5">
      <style:text-properties style:font-name="HY견명조" style:font-name-asian="HY견명조" fo:font-size="20pt" style:font-size-asian="20pt" style:font-size-complex="20pt" style:text-underline-type="none" style:text-overline-type="none" style:text-line-through-type="none" fo:font-weight="bold" style:font-weight-asian="bold" style:font-weight-complex="bold"/>
    </style:style>
    <style:style style:family="text" style:name="p6-2-1">
      <style:text-properties style:font-name="HY견명조" style:font-name-asian="HY견명조" fo:font-size="20pt" style:font-size-asian="20pt" style:font-size-complex="2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-1-1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-1-1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60%" fo:break-before="page"/>
    </style:style>
    <style:style style:family="paragraph" style:class="text" style:name="Paragraph-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9-1-1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-1-1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/>
    </style:style>
    <style:style style:family="text" style:name="p34-1-2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/>
    </style:style>
    <style:style style:family="text" style:name="p34-1-3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/>
    </style:style>
    <style:style style:family="text" style:name="p34-1-4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/>
    </style:style>
    <style:style style:family="text" style:name="p34-1-5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/>
    </style:style>
    <style:style style:family="text" style:name="p34-1-6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/>
    </style:style>
    <style:style style:family="text" style:name="p34-1-7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/>
    </style:style>
    <style:style style:family="text" style:name="p34-2-1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/>
    </style:style>
    <style:style style:family="text" style:name="p34-2-2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/>
    </style:style>
    <style:style style:family="text" style:name="p34-2-3">
      <style:text-properties style:font-name="한컴바탕" style:font-name-asian="한컴바탕" fo:font-size="15pt" style:font-size-asian="15pt" style:font-size-complex="15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39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4" style:parent-style-name="바탕글">
      <style:paragraph-properties fo:text-align="justify" fo:text-indent="0pt" fo:margin-left="69.97pt" fo:margin-right="0pt" fo:margin-top="0pt" fo:margin-bottom="0pt" fo:line-height="160%"/>
    </style:style>
    <style:style style:family="text" style:name="p44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5" style:parent-style-name="바탕글">
      <style:paragraph-properties fo:text-align="justify" fo:text-indent="0pt" fo:margin-left="69.97pt" fo:margin-right="0pt" fo:margin-top="0pt" fo:margin-bottom="0pt" fo:line-height="160%"/>
    </style:style>
    <style:style style:family="text" style:name="p45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6" style:parent-style-name="바탕글">
      <style:paragraph-properties fo:text-align="justify" fo:text-indent="0pt" fo:margin-left="69.97pt" fo:margin-right="0pt" fo:margin-top="0pt" fo:margin-bottom="0pt" fo:line-height="160%"/>
    </style:style>
    <style:style style:family="text" style:name="p46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text" style:name="p46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text" style:name="p46-1-3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justify" fo:text-indent="0pt" fo:margin-left="69.97pt" fo:margin-right="0pt" fo:margin-top="0pt" fo:margin-bottom="0pt" fo:line-height="160%"/>
    </style:style>
    <style:style style:family="text" style:name="p47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text" style:name="p47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text" style:name="p47-1-3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8" style:parent-style-name="바탕글">
      <style:paragraph-properties fo:text-align="justify" fo:text-indent="0pt" fo:margin-left="69.97pt" fo:margin-right="0pt" fo:margin-top="0pt" fo:margin-bottom="0pt" fo:line-height="160%"/>
    </style:style>
    <style:style style:family="text" style:name="p48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text" style:name="p48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text" style:name="p48-1-3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" style:parent-style-name="바탕글">
      <style:paragraph-properties fo:text-align="justify" fo:text-indent="0pt" fo:margin-left="69.97pt" fo:margin-right="0pt" fo:margin-top="0pt" fo:margin-bottom="0pt" fo:line-height="160%"/>
    </style:style>
    <style:style style:family="text" style:name="p49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text" style:name="p49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text" style:name="p49-1-3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1" style:parent-style-name="바탕글" style:master-page-name="MasterPage-2">
      <style:paragraph-properties fo:text-align="center" fo:text-indent="0pt" fo:margin-left="0pt" fo:margin-right="0pt" fo:margin-top="0pt" fo:margin-bottom="0pt" fo:line-height="160%"/>
    </style:style>
    <style:style style:family="text" style:name="p51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" style:parent-style-name="차례_제목">
      <style:paragraph-properties fo:text-align="left" fo:text-indent="0pt" fo:margin-left="0pt" fo:margin-right="0pt" fo:margin-top="12pt" fo:margin-bottom="3pt" fo:line-height="160%"/>
    </style:style>
    <style:style style:family="text" style:name="p53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" style:parent-style-name="차례_제목">
      <style:paragraph-properties fo:text-align="left" fo:text-indent="0pt" fo:margin-left="0pt" fo:margin-right="0pt" fo:margin-top="12pt" fo:margin-bottom="3pt" fo:line-height="160%"/>
    </style:style>
    <style:style style:family="paragraph" style:class="text" style:name="Paragraph-55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5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56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56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56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57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57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57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57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58" style:parent-style-name="차례_1">
      <style:paragraph-properties fo:text-align="left" fo:text-indent="0pt" fo:margin-left="0pt" fo:margin-right="0pt" fo:margin-top="0pt" fo:margin-bottom="7pt" fo:line-height="160%"/>
    </style:style>
    <style:style style:family="paragraph" style:class="text" style:name="Paragraph-59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5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60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0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0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1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61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1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1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2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62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2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3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63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3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4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64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4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4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5" style:parent-style-name="차례_1">
      <style:paragraph-properties fo:text-align="left" fo:text-indent="0pt" fo:margin-left="0pt" fo:margin-right="0pt" fo:margin-top="0pt" fo:margin-bottom="7pt" fo:line-height="160%"/>
    </style:style>
    <style:style style:family="paragraph" style:class="text" style:name="Paragraph-66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6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67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7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7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8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68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8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8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9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69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9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69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0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70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70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1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71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71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2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72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72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3" style:parent-style-name="차례_1">
      <style:paragraph-properties fo:text-align="left" fo:text-indent="0pt" fo:margin-left="0pt" fo:margin-right="0pt" fo:margin-top="0pt" fo:margin-bottom="7pt" fo:line-height="160%"/>
    </style:style>
    <style:style style:family="paragraph" style:class="text" style:name="Paragraph-74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7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7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75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75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75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6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76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76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76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7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77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77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8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78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78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9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79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79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0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80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80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1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81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81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2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82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82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3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83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83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4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84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84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5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85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85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6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86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86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7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87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87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8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88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88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89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89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89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0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90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90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1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91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91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91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2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92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92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3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93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93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4" style:parent-style-name="차례_1">
      <style:paragraph-properties fo:text-align="left" fo:text-indent="0pt" fo:margin-left="0pt" fo:margin-right="0pt" fo:margin-top="0pt" fo:margin-bottom="7pt" fo:line-height="160%"/>
    </style:style>
    <style:style style:family="paragraph" style:class="text" style:name="Paragraph-95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9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96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96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96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7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97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97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97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8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98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98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9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99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99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0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00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0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1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01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1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2" style:parent-style-name="차례_1">
      <style:paragraph-properties fo:text-align="left" fo:text-indent="-24.97pt" fo:margin-left="24.97pt" fo:margin-right="0pt" fo:margin-top="0pt" fo:margin-bottom="7pt" fo:line-height="160%"/>
    </style:style>
    <style:style style:family="text" style:name="p102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2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2-2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2-2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3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03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3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4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04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4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5" style:parent-style-name="차례_1">
      <style:paragraph-properties fo:text-align="left" fo:text-indent="-24.97pt" fo:margin-left="24.97pt" fo:margin-right="0pt" fo:margin-top="0pt" fo:margin-bottom="7pt" fo:line-height="160%"/>
    </style:style>
    <style:style style:family="text" style:name="p105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5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5-2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5-2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6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06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6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7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07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7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8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08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08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9" style:parent-style-name="차례_1">
      <style:paragraph-properties fo:text-align="left" fo:text-indent="0pt" fo:margin-left="0pt" fo:margin-right="0pt" fo:margin-top="0pt" fo:margin-bottom="7pt" fo:line-height="160%"/>
    </style:style>
    <style:style style:family="paragraph" style:class="text" style:name="Paragraph-110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1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11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1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2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12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2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2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2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22" style:parent-style-name="차례_제목">
      <style:paragraph-properties fo:text-align="left" fo:text-indent="0pt" fo:margin-left="0pt" fo:margin-right="0pt" fo:margin-top="12pt" fo:margin-bottom="3pt" fo:line-height="160%"/>
    </style:style>
    <style:style style:family="text" style:name="p122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" style:parent-style-name="차례_제목">
      <style:paragraph-properties fo:text-align="left" fo:text-indent="0pt" fo:margin-left="0pt" fo:margin-right="0pt" fo:margin-top="12pt" fo:margin-bottom="3pt" fo:line-height="160%"/>
    </style:style>
    <style:style style:family="paragraph" style:class="text" style:name="Paragraph-124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24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4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4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4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4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5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25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5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5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5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5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6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26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6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6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6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6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7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27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7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7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7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7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28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8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8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8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8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9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29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9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9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9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29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0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30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0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0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0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0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1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31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1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1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1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1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2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32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2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2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2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2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3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33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3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3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3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3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4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34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4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4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4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4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5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35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5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5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5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5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6" style:parent-style-name="차례_1">
      <style:paragraph-properties fo:text-align="left" fo:text-indent="0pt" fo:margin-left="0pt" fo:margin-right="0pt" fo:margin-top="0pt" fo:margin-bottom="7pt" fo:line-height="160%"/>
    </style:style>
    <style:style style:family="text" style:name="p136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6-1-2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6-1-3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6-1-4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36-1-5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37" style:parent-style-name="차례_제목">
      <style:paragraph-properties fo:text-align="left" fo:text-indent="0pt" fo:margin-left="0pt" fo:margin-right="0pt" fo:margin-top="12pt" fo:margin-bottom="3pt" fo:line-height="160%"/>
    </style:style>
    <style:style style:family="paragraph" style:class="text" style:name="Paragraph-143" style:parent-style-name="바탕글" style:master-page-name="MasterPage-3">
      <style:paragraph-properties fo:text-align="justify" fo:text-indent="0pt" fo:margin-left="0pt" fo:margin-right="0pt" fo:margin-top="6pt" fo:margin-bottom="0pt" fo:line-height="160%"/>
    </style:style>
    <style:style style:family="text" style:name="p143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45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45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5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6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47" style:parent-style-name="바탕글">
      <style:paragraph-properties fo:text-align="justify" fo:text-indent="-18.52pt" fo:margin-left="18.52pt" fo:margin-right="0pt" fo:margin-top="6pt" fo:margin-bottom="0pt" fo:line-height="160%"/>
    </style:style>
    <style:style style:family="text" style:name="p14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4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4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4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14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4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50" style:parent-style-name="바탕글">
      <style:paragraph-properties fo:text-align="justify" fo:text-indent="-18.15pt" fo:margin-left="18.15pt" fo:margin-right="0pt" fo:margin-top="6pt" fo:margin-bottom="0pt" fo:line-height="160%"/>
    </style:style>
    <style:style style:family="text" style:name="p15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0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0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1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15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2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paragraph" style:class="text" style:name="Paragraph-153" style:parent-style-name="바탕글">
      <style:paragraph-properties fo:text-align="justify" fo:text-indent="-18.52pt" fo:margin-left="18.52pt" fo:margin-right="0pt" fo:margin-top="6pt" fo:margin-bottom="0pt" fo:line-height="160%"/>
    </style:style>
    <style:style style:family="text" style:name="p15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4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15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5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56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56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7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58" style:parent-style-name="바탕글">
      <style:paragraph-properties fo:text-align="justify" fo:text-indent="-18.4pt" fo:margin-left="18.4pt" fo:margin-right="0pt" fo:margin-top="6pt" fo:margin-bottom="0pt" fo:line-height="160%"/>
    </style:style>
    <style:style style:family="text" style:name="p15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justify" fo:text-indent="-28.46pt" fo:margin-left="28.46pt" fo:margin-right="0pt" fo:margin-top="6pt" fo:margin-bottom="0pt" fo:line-height="160%"/>
    </style:style>
    <style:style style:family="text" style:name="p15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5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0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61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text" style:name="p16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6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2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paragraph" style:class="text" style:name="Paragraph-163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text" style:name="p16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6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text" style:name="p16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6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paragraph" style:class="text" style:name="Paragraph-166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text" style:name="p16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6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justify" fo:text-indent="-28.88pt" fo:margin-left="28.88pt" fo:margin-right="0pt" fo:margin-top="6pt" fo:margin-bottom="0pt" fo:line-height="160%"/>
    </style:style>
    <style:style style:family="text" style:name="p16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6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8" style:parent-style-name="바탕글">
      <style:paragraph-properties fo:text-align="justify" fo:text-indent="-28.1pt" fo:margin-left="28.1pt" fo:margin-right="0pt" fo:margin-top="6pt" fo:margin-bottom="0pt" fo:line-height="160%"/>
    </style:style>
    <style:style style:family="paragraph" style:class="text" style:name="Paragraph-169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text" style:name="p16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6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0" style:parent-style-name="바탕글">
      <style:paragraph-properties fo:text-align="justify" fo:text-indent="-28.1pt" fo:margin-left="28.1pt" fo:margin-right="0pt" fo:margin-top="6pt" fo:margin-bottom="0pt" fo:line-height="160%"/>
    </style:style>
    <style:style style:family="text" style:name="p17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1" style:parent-style-name="바탕글">
      <style:paragraph-properties fo:text-align="justify" fo:text-indent="-16.88pt" fo:margin-left="16.88pt" fo:margin-right="0pt" fo:margin-top="6pt" fo:margin-bottom="0pt" fo:line-height="160%"/>
    </style:style>
    <style:style style:family="paragraph" style:class="text" style:name="Paragraph-172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text" style:name="p17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3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paragraph" style:class="text" style:name="Paragraph-174" style:parent-style-name="바탕글">
      <style:paragraph-properties fo:text-align="justify" fo:text-indent="0pt" fo:margin-left="0pt" fo:margin-right="0pt" fo:margin-top="6pt" fo:margin-bottom="0pt" fo:line-height="160%" fo:break-before="page"/>
    </style:style>
    <style:style style:family="text" style:name="p174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5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6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76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76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7" style:parent-style-name="바탕글">
      <style:paragraph-properties fo:text-align="justify" fo:text-indent="-18.49pt" fo:margin-left="18.49pt" fo:margin-right="0pt" fo:margin-top="6pt" fo:margin-bottom="0pt" fo:line-height="160%"/>
    </style:style>
    <style:style style:family="paragraph" style:class="text" style:name="Paragraph-178" style:parent-style-name="바탕글">
      <style:paragraph-properties fo:text-align="justify" fo:text-indent="-18.49pt" fo:margin-left="18.49pt" fo:margin-right="0pt" fo:margin-top="6pt" fo:margin-bottom="0pt" fo:line-height="160%"/>
    </style:style>
    <style:style style:family="text" style:name="p17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8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8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8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8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8-1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8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8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0" style:parent-style-name="바탕글">
      <style:paragraph-properties fo:text-align="justify" fo:text-indent="-29.46pt" fo:margin-left="29.46pt" fo:margin-right="0pt" fo:margin-top="6pt" fo:margin-bottom="0pt" fo:line-height="160%"/>
    </style:style>
    <style:style style:family="text" style:name="p18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-18.9pt" fo:margin-left="18.9pt" fo:margin-right="0pt" fo:margin-top="6pt" fo:margin-bottom="0pt" fo:line-height="160%"/>
    </style:style>
    <style:style style:family="paragraph" style:class="text" style:name="Paragraph-182" style:parent-style-name="바탕글">
      <style:paragraph-properties fo:text-align="justify" fo:text-indent="-19.24pt" fo:margin-left="19.24pt" fo:margin-right="0pt" fo:margin-top="6pt" fo:margin-bottom="0pt" fo:line-height="160%"/>
    </style:style>
    <style:style style:family="text" style:name="p18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18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3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5" style:parent-style-name="바탕글">
      <style:paragraph-properties fo:text-align="justify" fo:text-indent="-28.32pt" fo:margin-left="28.32pt" fo:margin-right="0pt" fo:margin-top="6pt" fo:margin-bottom="0pt" fo:line-height="160%"/>
    </style:style>
    <style:style style:family="text" style:name="p18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6" style:parent-style-name="바탕글">
      <style:paragraph-properties fo:text-align="justify" fo:text-indent="-29.57pt" fo:margin-left="29.57pt" fo:margin-right="0pt" fo:margin-top="6pt" fo:margin-bottom="0pt" fo:line-height="160%"/>
    </style:style>
    <style:style style:family="text" style:name="p18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7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88" style:parent-style-name="바탕글">
      <style:paragraph-properties fo:text-align="justify" fo:text-indent="-19.24pt" fo:margin-left="19.24pt" fo:margin-right="0pt" fo:margin-top="6pt" fo:margin-bottom="0pt" fo:line-height="160%"/>
    </style:style>
    <style:style style:family="text" style:name="p18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9" style:parent-style-name="바탕글">
      <style:paragraph-properties fo:text-align="justify" fo:text-indent="-28.09pt" fo:margin-left="28.09pt" fo:margin-right="0pt" fo:margin-top="6pt" fo:margin-bottom="0pt" fo:line-height="160%"/>
    </style:style>
    <style:style style:family="text" style:name="p18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9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89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0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91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text" style:name="p19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9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9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9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paragraph" style:class="text" style:name="Paragraph-193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text" style:name="p19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9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9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9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4" style:parent-style-name="바탕글">
      <style:paragraph-properties fo:text-align="justify" fo:text-indent="-28.72pt" fo:margin-left="28.72pt" fo:margin-right="0pt" fo:margin-top="6pt" fo:margin-bottom="0pt" fo:line-height="160%"/>
    </style:style>
    <style:style style:family="text" style:name="p19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9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9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justify" fo:text-indent="-28.72pt" fo:margin-left="28.72pt" fo:margin-right="0pt" fo:margin-top="6pt" fo:margin-bottom="0pt" fo:line-height="160%"/>
    </style:style>
    <style:style style:family="text" style:name="p19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9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9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paragraph" style:class="text" style:name="Paragraph-197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97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97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8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paragraph" style:class="text" style:name="Paragraph-199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text" style:name="p199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0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paragraph" style:class="text" style:name="Paragraph-201" style:parent-style-name="바탕글">
      <style:paragraph-properties fo:text-align="justify" fo:text-indent="-18.56pt" fo:margin-left="18.56pt" fo:margin-right="0pt" fo:margin-top="6pt" fo:margin-bottom="0pt" fo:line-height="160%"/>
    </style:style>
    <style:style style:family="text" style:name="p20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0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0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2" style:parent-style-name="바탕글">
      <style:paragraph-properties fo:text-align="justify" fo:text-indent="-18.83pt" fo:margin-left="18.83pt" fo:margin-right="0pt" fo:margin-top="6pt" fo:margin-bottom="0pt" fo:line-height="160%"/>
    </style:style>
    <style:style style:family="paragraph" style:class="text" style:name="Paragraph-203" style:parent-style-name="바탕글">
      <style:paragraph-properties fo:text-align="justify" fo:text-indent="-18.63pt" fo:margin-left="18.63pt" fo:margin-right="0pt" fo:margin-top="6pt" fo:margin-bottom="0pt" fo:line-height="160%"/>
    </style:style>
    <style:style style:family="text" style:name="p20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0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03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03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0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0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4" style:parent-style-name="바탕글">
      <style:paragraph-properties fo:text-align="justify" fo:text-indent="-25.73pt" fo:margin-left="25.73pt" fo:margin-right="0pt" fo:margin-top="6pt" fo:margin-bottom="0pt" fo:line-height="160%"/>
    </style:style>
    <style:style style:family="text" style:name="p20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0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0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20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07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07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07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6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1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1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1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1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1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1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2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2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2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2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2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2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2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6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2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2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8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22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9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2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1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2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23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3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3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6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3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3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3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3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4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4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4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4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4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47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248" style:parent-style-name="바탕글">
      <style:paragraph-properties fo:text-align="justify" fo:text-indent="-18.63pt" fo:margin-left="18.63pt" fo:margin-right="0pt" fo:margin-top="6pt" fo:margin-bottom="0pt" fo:line-height="160%"/>
    </style:style>
    <style:style style:family="text" style:name="p24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4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justify" fo:text-indent="-28.91pt" fo:margin-left="28.91pt" fo:margin-right="0pt" fo:margin-top="6pt" fo:margin-bottom="0pt" fo:line-height="160%"/>
    </style:style>
    <style:style style:family="text" style:name="p24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4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0" style:parent-style-name="바탕글">
      <style:paragraph-properties fo:text-align="justify" fo:text-indent="-18.63pt" fo:margin-left="18.63pt" fo:margin-right="0pt" fo:margin-top="6pt" fo:margin-bottom="0pt" fo:line-height="160%"/>
    </style:style>
    <style:style style:family="paragraph" style:class="text" style:name="Paragraph-251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2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52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52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52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8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292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293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294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294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5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296" style:parent-style-name="바탕글">
      <style:paragraph-properties fo:text-align="justify" fo:text-indent="-18.36pt" fo:margin-left="18.36pt" fo:margin-right="0pt" fo:margin-top="6pt" fo:margin-bottom="0pt" fo:line-height="160%"/>
    </style:style>
    <style:style style:family="text" style:name="p29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9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9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7" style:parent-style-name="바탕글">
      <style:paragraph-properties fo:text-align="justify" fo:text-indent="-28.96pt" fo:margin-left="28.96pt" fo:margin-right="0pt" fo:margin-top="6pt" fo:margin-bottom="0pt" fo:line-height="160%"/>
    </style:style>
    <style:style style:family="text" style:name="p29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29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8" style:parent-style-name="바탕글">
      <style:paragraph-properties fo:text-align="justify" fo:text-indent="-18.63pt" fo:margin-left="18.63pt" fo:margin-right="0pt" fo:margin-top="6pt" fo:margin-bottom="0pt" fo:line-height="160%"/>
    </style:style>
    <style:style style:family="paragraph" style:class="text" style:name="Paragraph-299" style:parent-style-name="바탕글">
      <style:paragraph-properties fo:text-align="justify" fo:text-indent="0pt" fo:margin-left="0pt" fo:margin-right="0pt" fo:margin-top="6pt" fo:margin-bottom="0pt" fo:line-height="100%"/>
    </style:style>
    <style:style style:family="paragraph" style:class="text" style:name="Paragraph-3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00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00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00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3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31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31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31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31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31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317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318" style:parent-style-name="바탕글">
      <style:paragraph-properties fo:text-align="justify" fo:text-indent="-18.02pt" fo:margin-left="18.02pt" fo:margin-right="0pt" fo:margin-top="6pt" fo:margin-bottom="0pt" fo:line-height="160%"/>
    </style:style>
    <style:style style:family="text" style:name="p31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1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9" style:parent-style-name="바탕글">
      <style:paragraph-properties fo:text-align="justify" fo:text-indent="-28.02pt" fo:margin-left="28.02pt" fo:margin-right="0pt" fo:margin-top="6pt" fo:margin-bottom="0pt" fo:line-height="160%"/>
    </style:style>
    <style:style style:family="text" style:name="p31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1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0" style:parent-style-name="바탕글">
      <style:paragraph-properties fo:text-align="justify" fo:text-indent="-28.15pt" fo:margin-left="28.15pt" fo:margin-right="0pt" fo:margin-top="6pt" fo:margin-bottom="0pt" fo:line-height="160%"/>
    </style:style>
    <style:style style:family="text" style:name="p32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2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1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322" style:parent-style-name="바탕글">
      <style:paragraph-properties fo:text-align="justify" fo:text-indent="0pt" fo:margin-left="0pt" fo:margin-right="0pt" fo:margin-top="6pt" fo:margin-bottom="0pt" fo:line-height="100%"/>
    </style:style>
    <style:style style:family="paragraph" style:class="text" style:name="Paragraph-32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2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3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3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23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4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3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2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2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2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2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3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3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2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3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32-2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32-3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32-4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32-5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3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3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3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3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3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3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3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3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3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4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4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4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4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5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5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5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5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5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5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5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5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5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5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6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6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6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6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6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6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6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6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6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6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6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6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6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7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7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7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7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7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7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76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377" style:parent-style-name="바탕글">
      <style:paragraph-properties fo:text-align="justify" fo:text-indent="-19.22pt" fo:margin-left="19.22pt" fo:margin-right="0pt" fo:margin-top="6pt" fo:margin-bottom="0pt" fo:line-height="160%"/>
    </style:style>
    <style:style style:family="text" style:name="p37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8" style:parent-style-name="바탕글">
      <style:paragraph-properties fo:text-align="justify" fo:text-indent="-28.12pt" fo:margin-left="28.12pt" fo:margin-right="0pt" fo:margin-top="6pt" fo:margin-bottom="0pt" fo:line-height="160%"/>
    </style:style>
    <style:style style:family="text" style:name="p37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9" style:parent-style-name="바탕글">
      <style:paragraph-properties fo:text-align="justify" fo:text-indent="-30.1pt" fo:margin-left="30.1pt" fo:margin-right="0pt" fo:margin-top="6pt" fo:margin-bottom="0pt" fo:line-height="160%"/>
    </style:style>
    <style:style style:family="text" style:name="p37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1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8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9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10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1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1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1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1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1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1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2-1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37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0" style:parent-style-name="바탕글">
      <style:paragraph-properties fo:text-align="justify" fo:text-indent="0pt" fo:margin-left="0pt" fo:margin-right="0pt" fo:margin-top="6pt" fo:margin-bottom="0pt" fo:line-height="100%"/>
    </style:style>
    <style:style style:family="paragraph" style:class="text" style:name="Paragraph-38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8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81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81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81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2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3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8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8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8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8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7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38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8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8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1" style:parent-style-name="바탕글">
      <style:paragraph-properties fo:text-align="justify" fo:text-indent="-53.61pt" fo:margin-left="53.61pt" fo:margin-right="0pt" fo:margin-top="0pt" fo:margin-bottom="0pt" fo:line-height="160%"/>
    </style:style>
    <style:style style:family="text" style:name="p39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391-2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39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9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394-2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3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9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9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396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396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39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397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397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39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398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00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401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401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01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2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403" style:parent-style-name="바탕글">
      <style:paragraph-properties fo:text-align="justify" fo:text-indent="-18.47pt" fo:margin-left="18.47pt" fo:margin-right="0pt" fo:margin-top="6pt" fo:margin-bottom="0pt" fo:line-height="160%"/>
    </style:style>
    <style:style style:family="text" style:name="p40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40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4" style:parent-style-name="바탕글">
      <style:paragraph-properties fo:text-align="justify" fo:text-indent="-18.47pt" fo:margin-left="18.47pt" fo:margin-right="0pt" fo:margin-top="6pt" fo:margin-bottom="0pt" fo:line-height="160%"/>
    </style:style>
    <style:style style:family="text" style:name="p40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5" style:parent-style-name="바탕글">
      <style:paragraph-properties fo:text-align="justify" fo:text-indent="-30.02pt" fo:margin-left="30.02pt" fo:margin-right="0pt" fo:margin-top="6pt" fo:margin-bottom="0pt" fo:line-height="160%"/>
    </style:style>
    <style:style style:family="text" style:name="p40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40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405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40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6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407" style:parent-style-name="바탕글">
      <style:paragraph-properties fo:text-align="justify" fo:text-indent="0pt" fo:margin-left="0pt" fo:margin-right="0pt" fo:margin-top="6pt" fo:margin-bottom="0pt" fo:line-height="100%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08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08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08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9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4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1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6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1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1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1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1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1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1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1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20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20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1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2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22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2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2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2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2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2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2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2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2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2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2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2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2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2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2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3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1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3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32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3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3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3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3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43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36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437" style:parent-style-name="바탕글">
      <style:paragraph-properties fo:text-align="justify" fo:text-indent="-18.47pt" fo:margin-left="18.47pt" fo:margin-right="0pt" fo:margin-top="6pt" fo:margin-bottom="0pt" fo:line-height="160%"/>
    </style:style>
    <style:style style:family="text" style:name="p43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43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8" style:parent-style-name="바탕글">
      <style:paragraph-properties fo:text-align="justify" fo:text-indent="-18.47pt" fo:margin-left="18.47pt" fo:margin-right="0pt" fo:margin-top="6pt" fo:margin-bottom="0pt" fo:line-height="160%"/>
    </style:style>
    <style:style style:family="text" style:name="p43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9" style:parent-style-name="바탕글">
      <style:paragraph-properties fo:text-align="justify" fo:text-indent="-28.28pt" fo:margin-left="28.28pt" fo:margin-right="0pt" fo:margin-top="6pt" fo:margin-bottom="0pt" fo:line-height="160%"/>
    </style:style>
    <style:style style:family="text" style:name="p43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43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40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441" style:parent-style-name="바탕글">
      <style:paragraph-properties fo:text-align="justify" fo:text-indent="0pt" fo:margin-left="0pt" fo:margin-right="0pt" fo:margin-top="6pt" fo:margin-bottom="0pt" fo:line-height="100%"/>
    </style:style>
    <style:style style:family="paragraph" style:class="text" style:name="Paragraph-44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42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42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42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3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44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4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5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5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6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6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6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6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6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6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6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6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470" style:parent-style-name="바탕글">
      <style:paragraph-properties fo:text-align="justify" fo:text-indent="-19.12pt" fo:margin-left="19.12pt" fo:margin-right="0pt" fo:margin-top="6pt" fo:margin-bottom="0pt" fo:line-height="160%"/>
    </style:style>
    <style:style style:family="text" style:name="p47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47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71" style:parent-style-name="바탕글">
      <style:paragraph-properties fo:text-align="justify" fo:text-indent="-28.32pt" fo:margin-left="28.32pt" fo:margin-right="0pt" fo:margin-top="6pt" fo:margin-bottom="0pt" fo:line-height="160%"/>
    </style:style>
    <style:style style:family="text" style:name="p47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47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47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72" style:parent-style-name="바탕글">
      <style:paragraph-properties fo:text-align="justify" fo:text-indent="-28.56pt" fo:margin-left="28.56pt" fo:margin-right="0pt" fo:margin-top="6pt" fo:margin-bottom="0pt" fo:line-height="160%"/>
    </style:style>
    <style:style style:family="text" style:name="p47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47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7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474" style:parent-style-name="바탕글">
      <style:paragraph-properties fo:text-align="justify" fo:text-indent="-18.46pt" fo:margin-left="18.46pt" fo:margin-right="0pt" fo:margin-top="6pt" fo:margin-bottom="0pt" fo:line-height="100%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7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75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75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475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6" style:parent-style-name="바탕글">
      <style:paragraph-properties fo:text-align="right" fo:text-indent="-18.46pt" fo:margin-left="18.46pt" fo:margin-right="0pt" fo:margin-top="6pt" fo:margin-bottom="0pt" fo:line-height="160%"/>
    </style:style>
    <style:style style:family="paragraph" style:class="text" style:name="Paragraph-47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7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7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7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8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8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8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8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8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8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8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8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8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8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9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9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9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9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9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9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9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9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9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0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0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0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0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0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0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0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0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1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1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1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1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1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1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1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1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1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2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2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2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2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2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2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2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2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2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3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3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3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3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3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3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3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3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3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4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4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4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4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4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4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54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6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54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7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54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54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9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54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55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1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55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55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3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55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5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5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5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5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5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6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6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6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64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565" style:parent-style-name="바탕글">
      <style:paragraph-properties fo:text-align="justify" fo:text-indent="-19.12pt" fo:margin-left="19.12pt" fo:margin-right="0pt" fo:margin-top="6pt" fo:margin-bottom="0pt" fo:line-height="160%"/>
    </style:style>
    <style:style style:family="text" style:name="p56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56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6" style:parent-style-name="바탕글">
      <style:paragraph-properties fo:text-align="justify" fo:text-indent="-28.37pt" fo:margin-left="28.37pt" fo:margin-right="0pt" fo:margin-top="6pt" fo:margin-bottom="0pt" fo:line-height="160%"/>
    </style:style>
    <style:style style:family="text" style:name="p56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56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justify" fo:text-indent="-28.37pt" fo:margin-left="28.37pt" fo:margin-right="0pt" fo:margin-top="6pt" fo:margin-bottom="0pt" fo:line-height="160%"/>
    </style:style>
    <style:style style:family="paragraph" style:class="text" style:name="Paragraph-568" style:parent-style-name="바탕글">
      <style:paragraph-properties fo:text-align="justify" fo:text-indent="0pt" fo:margin-left="0pt" fo:margin-right="0pt" fo:margin-top="6pt" fo:margin-bottom="0pt" fo:line-height="10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56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69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69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69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571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57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2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57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3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57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4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57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5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57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6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57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7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57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8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57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9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57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0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58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1" style:parent-style-name="xl68">
      <style:paragraph-properties fo:text-align="center" fo:text-indent="0pt" fo:margin-left="0pt" fo:margin-right="0pt" fo:margin-top="0pt" fo:margin-bottom="0pt" fo:line-height="100%"/>
    </style:style>
    <style:style style:family="text" style:name="p58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2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58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83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58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84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58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85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58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86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58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87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58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88" style:parent-style-name="xl68">
      <style:paragraph-properties fo:text-align="center" fo:text-indent="0pt" fo:margin-left="0pt" fo:margin-right="0pt" fo:margin-top="0pt" fo:margin-bottom="0pt" fo:line-height="100%"/>
    </style:style>
    <style:style style:family="text" style:name="p58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9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58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90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59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91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59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92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59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93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59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94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59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95" style:parent-style-name="xl68">
      <style:paragraph-properties fo:text-align="center" fo:text-indent="0pt" fo:margin-left="0pt" fo:margin-right="0pt" fo:margin-top="0pt" fo:margin-bottom="0pt" fo:line-height="100%"/>
    </style:style>
    <style:style style:family="text" style:name="p59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6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59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97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59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98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59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99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59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00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60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01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0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02" style:parent-style-name="xl68">
      <style:paragraph-properties fo:text-align="center" fo:text-indent="0pt" fo:margin-left="0pt" fo:margin-right="0pt" fo:margin-top="0pt" fo:margin-bottom="0pt" fo:line-height="100%"/>
    </style:style>
    <style:style style:family="text" style:name="p60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02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02-1-3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3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60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04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0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05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60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06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0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07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60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08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0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09" style:parent-style-name="xl68">
      <style:paragraph-properties fo:text-align="center" fo:text-indent="0pt" fo:margin-left="0pt" fo:margin-right="0pt" fo:margin-top="0pt" fo:margin-bottom="0pt" fo:line-height="100%"/>
    </style:style>
    <style:style style:family="text" style:name="p60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0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61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11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1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12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61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13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1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14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61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15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1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16" style:parent-style-name="xl68">
      <style:paragraph-properties fo:text-align="center" fo:text-indent="0pt" fo:margin-left="0pt" fo:margin-right="0pt" fo:margin-top="0pt" fo:margin-bottom="0pt" fo:line-height="100%"/>
    </style:style>
    <style:style style:family="text" style:name="p61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7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61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18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1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19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61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20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2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21" style:parent-style-name="xl69">
      <style:paragraph-properties fo:text-align="right" fo:text-indent="0pt" fo:margin-left="0pt" fo:margin-right="0pt" fo:margin-top="0pt" fo:margin-bottom="0pt" fo:line-height="100%"/>
    </style:style>
    <style:style style:family="text" style:name="p62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22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2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23" style:parent-style-name="xl71">
      <style:paragraph-properties fo:text-align="center" fo:text-indent="0pt" fo:margin-left="0pt" fo:margin-right="0pt" fo:margin-top="0pt" fo:margin-bottom="0pt" fo:line-height="100%"/>
    </style:style>
    <style:style style:family="text" style:name="p62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4" style:parent-style-name="xl72">
      <style:paragraph-properties fo:text-align="right" fo:text-indent="0pt" fo:margin-left="0pt" fo:margin-right="0pt" fo:margin-top="0pt" fo:margin-bottom="0pt" fo:line-height="100%"/>
    </style:style>
    <style:style style:family="text" style:name="p62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5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2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6" style:parent-style-name="xl72">
      <style:paragraph-properties fo:text-align="right" fo:text-indent="0pt" fo:margin-left="0pt" fo:margin-right="0pt" fo:margin-top="0pt" fo:margin-bottom="0pt" fo:line-height="100%"/>
    </style:style>
    <style:style style:family="text" style:name="p62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7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2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8" style:parent-style-name="xl72">
      <style:paragraph-properties fo:text-align="right" fo:text-indent="0pt" fo:margin-left="0pt" fo:margin-right="0pt" fo:margin-top="0pt" fo:margin-bottom="0pt" fo:line-height="100%"/>
    </style:style>
    <style:style style:family="text" style:name="p62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9" style:parent-style-name="xl70">
      <style:paragraph-properties fo:text-align="right" fo:text-indent="0pt" fo:margin-left="0pt" fo:margin-right="0pt" fo:margin-top="0pt" fo:margin-bottom="0pt" fo:line-height="100%"/>
    </style:style>
    <style:style style:family="text" style:name="p62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1" style:parent-style-name="바탕글">
      <style:paragraph-properties fo:text-align="justify" fo:text-indent="0pt" fo:margin-left="0pt" fo:margin-right="0pt" fo:margin-top="6pt" fo:margin-bottom="0pt" fo:line-height="160%" fo:break-before="page"/>
    </style:style>
    <style:style style:family="text" style:name="p631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2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33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633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33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4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35" style:parent-style-name="바탕글">
      <style:paragraph-properties fo:text-align="justify" fo:text-indent="-18.52pt" fo:margin-left="18.52pt" fo:margin-right="0pt" fo:margin-top="6pt" fo:margin-bottom="0pt" fo:line-height="160%"/>
    </style:style>
    <style:style style:family="text" style:name="p63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5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5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6" style:parent-style-name="바탕글">
      <style:paragraph-properties fo:text-align="justify" fo:text-indent="-30.53pt" fo:margin-left="30.53pt" fo:margin-right="0pt" fo:margin-top="6pt" fo:margin-bottom="0pt" fo:line-height="160%"/>
    </style:style>
    <style:style style:family="text" style:name="p63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6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7" style:parent-style-name="바탕글">
      <style:paragraph-properties fo:text-align="justify" fo:text-indent="-28.81pt" fo:margin-left="28.81pt" fo:margin-right="0pt" fo:margin-top="6pt" fo:margin-bottom="0pt" fo:line-height="160%"/>
    </style:style>
    <style:style style:family="text" style:name="p63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7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7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7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38" style:parent-style-name="바탕글">
      <style:paragraph-properties fo:text-align="justify" fo:text-indent="-17.46pt" fo:margin-left="17.46pt" fo:margin-right="0pt" fo:margin-top="6pt" fo:margin-bottom="0pt" fo:line-height="160%"/>
    </style:style>
    <style:style style:family="paragraph" style:class="text" style:name="Paragraph-639" style:parent-style-name="바탕글">
      <style:paragraph-properties fo:text-align="justify" fo:text-indent="-18.52pt" fo:margin-left="18.52pt" fo:margin-right="0pt" fo:margin-top="6pt" fo:margin-bottom="0pt" fo:line-height="160%"/>
    </style:style>
    <style:style style:family="text" style:name="p63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9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9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39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40" style:parent-style-name="바탕글">
      <style:paragraph-properties fo:text-align="justify" fo:text-indent="-18.52pt" fo:margin-left="18.52pt" fo:margin-right="0pt" fo:margin-top="6pt" fo:margin-bottom="0pt" fo:line-height="160%"/>
    </style:style>
    <style:style style:family="paragraph" style:class="text" style:name="Paragraph-641" style:parent-style-name="바탕글">
      <style:paragraph-properties fo:text-align="justify" fo:text-indent="-18.21pt" fo:margin-left="18.21pt" fo:margin-right="0pt" fo:margin-top="6pt" fo:margin-bottom="0pt" fo:line-height="160%"/>
    </style:style>
    <style:style style:family="text" style:name="p64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1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1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43" style:parent-style-name="바탕글">
      <style:paragraph-properties fo:text-align="justify" fo:text-indent="-29.57pt" fo:margin-left="29.57pt" fo:margin-right="0pt" fo:margin-top="6pt" fo:margin-bottom="0pt" fo:line-height="160%"/>
    </style:style>
    <style:style style:family="text" style:name="p64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3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45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46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47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647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47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8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49" style:parent-style-name="바탕글">
      <style:paragraph-properties fo:text-align="justify" fo:text-indent="-18.52pt" fo:margin-left="18.52pt" fo:margin-right="0pt" fo:margin-top="6pt" fo:margin-bottom="0pt" fo:line-height="160%"/>
    </style:style>
    <style:style style:family="text" style:name="p64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9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49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0" style:parent-style-name="바탕글">
      <style:paragraph-properties fo:text-align="justify" fo:text-indent="-28.4pt" fo:margin-left="28.4pt" fo:margin-right="0pt" fo:margin-top="6pt" fo:margin-bottom="0pt" fo:line-height="160%"/>
    </style:style>
    <style:style style:family="text" style:name="p65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0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0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1" style:parent-style-name="바탕글">
      <style:paragraph-properties fo:text-align="justify" fo:text-indent="-28.88pt" fo:margin-left="28.88pt" fo:margin-right="0pt" fo:margin-top="6pt" fo:margin-bottom="0pt" fo:line-height="160%"/>
    </style:style>
    <style:style style:family="text" style:name="p65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1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1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1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3" style:parent-style-name="바탕글">
      <style:paragraph-properties fo:text-align="justify" fo:text-indent="-28.88pt" fo:margin-left="28.88pt" fo:margin-right="0pt" fo:margin-top="6pt" fo:margin-bottom="0pt" fo:line-height="160%"/>
    </style:style>
    <style:style style:family="text" style:name="p65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3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3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3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4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55" style:parent-style-name="바탕글">
      <style:paragraph-properties fo:text-align="justify" fo:text-indent="-18.52pt" fo:margin-left="18.52pt" fo:margin-right="0pt" fo:margin-top="6pt" fo:margin-bottom="0pt" fo:line-height="160%"/>
    </style:style>
    <style:style style:family="text" style:name="p65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5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5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6" style:parent-style-name="바탕글">
      <style:paragraph-properties fo:text-align="justify" fo:text-indent="-29.46pt" fo:margin-left="29.46pt" fo:margin-right="0pt" fo:margin-top="6pt" fo:margin-bottom="0pt" fo:line-height="160%"/>
    </style:style>
    <style:style style:family="text" style:name="p65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6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6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6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7" style:parent-style-name="바탕글">
      <style:paragraph-properties fo:text-align="justify" fo:text-indent="-29.96pt" fo:margin-left="29.96pt" fo:margin-right="0pt" fo:margin-top="6pt" fo:margin-bottom="0pt" fo:line-height="160%"/>
    </style:style>
    <style:style style:family="text" style:name="p65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7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7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57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60" style:parent-style-name="바탕글">
      <style:paragraph-properties fo:text-align="justify" fo:text-indent="-18.62pt" fo:margin-left="18.62pt" fo:margin-right="0pt" fo:margin-top="6pt" fo:margin-bottom="0pt" fo:line-height="160%"/>
    </style:style>
    <style:style style:family="text" style:name="p66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1" style:parent-style-name="바탕글">
      <style:paragraph-properties fo:text-align="justify" fo:text-indent="-28.3pt" fo:margin-left="28.3pt" fo:margin-right="0pt" fo:margin-top="6pt" fo:margin-bottom="0pt" fo:line-height="160%"/>
    </style:style>
    <style:style style:family="text" style:name="p66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1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1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3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64" style:parent-style-name="바탕글">
      <style:paragraph-properties fo:text-align="justify" fo:text-indent="-20.15pt" fo:margin-left="20.15pt" fo:margin-right="0pt" fo:margin-top="6pt" fo:margin-bottom="0pt" fo:line-height="160%"/>
    </style:style>
    <style:style style:family="text" style:name="p66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64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5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66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666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66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7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68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66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70" style:parent-style-name="바탕글">
      <style:paragraph-properties fo:text-align="justify" fo:text-indent="-19.24pt" fo:margin-left="19.24pt" fo:margin-right="0pt" fo:margin-top="6pt" fo:margin-bottom="0pt" fo:line-height="160%"/>
    </style:style>
    <style:style style:family="text" style:name="p67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2" style:parent-style-name="바탕글">
      <style:paragraph-properties fo:text-align="justify" fo:text-indent="-29.53pt" fo:margin-left="29.53pt" fo:margin-right="0pt" fo:margin-top="6pt" fo:margin-bottom="0pt" fo:line-height="160%"/>
    </style:style>
    <style:style style:family="text" style:name="p67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2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2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2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2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2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2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2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3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74" style:parent-style-name="바탕글">
      <style:paragraph-properties fo:text-align="justify" fo:text-indent="-18.77pt" fo:margin-left="18.77pt" fo:margin-right="0pt" fo:margin-top="6pt" fo:margin-bottom="0pt" fo:line-height="160%"/>
    </style:style>
    <style:style style:family="text" style:name="p67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5" style:parent-style-name="바탕글">
      <style:paragraph-properties fo:text-align="justify" fo:text-indent="-28.02pt" fo:margin-left="28.02pt" fo:margin-right="0pt" fo:margin-top="6pt" fo:margin-bottom="0pt" fo:line-height="160%"/>
    </style:style>
    <style:style style:family="text" style:name="p67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5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5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5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6" style:parent-style-name="바탕글">
      <style:paragraph-properties fo:text-align="justify" fo:text-indent="-22pt" fo:margin-left="22pt" fo:margin-right="0pt" fo:margin-top="6pt" fo:margin-bottom="0pt" fo:line-height="160%"/>
    </style:style>
    <style:style style:family="text" style:name="p67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6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6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6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6-3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6-3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6-3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6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6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6-4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8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67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7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80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68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682" style:parent-style-name="바탕글">
      <style:paragraph-properties fo:text-align="justify" fo:text-indent="-18.77pt" fo:margin-left="18.77pt" fo:margin-right="0pt" fo:margin-top="6pt" fo:margin-bottom="0pt" fo:line-height="160%"/>
    </style:style>
    <style:style style:family="text" style:name="p68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3" style:parent-style-name="바탕글">
      <style:paragraph-properties fo:text-align="justify" fo:text-indent="-18.77pt" fo:margin-left="18.77pt" fo:margin-right="0pt" fo:margin-top="6pt" fo:margin-bottom="0pt" fo:line-height="160%"/>
    </style:style>
    <style:style style:family="paragraph" style:class="text" style:name="Paragraph-684" style:parent-style-name="바탕글">
      <style:paragraph-properties fo:text-align="justify" fo:text-indent="-18.77pt" fo:margin-left="18.77pt" fo:margin-right="0pt" fo:margin-top="6pt" fo:margin-bottom="0pt" fo:line-height="160%"/>
    </style:style>
    <style:style style:family="text" style:name="p68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4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4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5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68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6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68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7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paragraph" style:class="text" style:name="Paragraph-688" style:parent-style-name="바탕글">
      <style:paragraph-properties fo:text-align="justify" fo:text-indent="-18.77pt" fo:margin-left="18.77pt" fo:margin-right="0pt" fo:margin-top="6pt" fo:margin-bottom="0pt" fo:line-height="160%"/>
    </style:style>
    <style:style style:family="text" style:name="p68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8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8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9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68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89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90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691" style:parent-style-name="바탕글">
      <style:paragraph-properties fo:text-align="justify" fo:text-indent="-18.77pt" fo:margin-left="18.77pt" fo:margin-right="0pt" fo:margin-top="6pt" fo:margin-bottom="0pt" fo:line-height="160%"/>
    </style:style>
    <style:style style:family="text" style:name="p69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1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1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92" style:parent-style-name="바탕글">
      <style:paragraph-properties fo:text-align="justify" fo:text-indent="-29.2pt" fo:margin-left="29.2pt" fo:margin-right="0pt" fo:margin-top="6pt" fo:margin-bottom="0pt" fo:line-height="160%"/>
    </style:style>
    <style:style style:family="text" style:name="p69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2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2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2-4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2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69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94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695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696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697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69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7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7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7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7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99" style:parent-style-name="바탕글">
      <style:paragraph-properties fo:text-align="justify" fo:text-indent="-29.13pt" fo:margin-left="29.13pt" fo:margin-right="0pt" fo:margin-top="6pt" fo:margin-bottom="0pt" fo:line-height="160%"/>
    </style:style>
    <style:style style:family="text" style:name="p69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1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3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3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3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4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5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5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699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00" style:parent-style-name="바탕글">
      <style:paragraph-properties fo:text-align="justify" fo:text-indent="-28.17pt" fo:margin-left="28.17pt" fo:margin-right="0pt" fo:margin-top="6pt" fo:margin-bottom="0pt" fo:line-height="160%"/>
    </style:style>
    <style:style style:family="text" style:name="p70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02" style:parent-style-name="바탕글">
      <style:paragraph-properties fo:text-align="justify" fo:text-indent="-28.17pt" fo:margin-left="28.17pt" fo:margin-right="0pt" fo:margin-top="6pt" fo:margin-bottom="0pt" fo:line-height="160%"/>
    </style:style>
    <style:style style:family="text" style:name="p70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03" style:parent-style-name="바탕글">
      <style:paragraph-properties fo:text-align="justify" fo:text-indent="-18.77pt" fo:margin-left="18.77pt" fo:margin-right="0pt" fo:margin-top="6pt" fo:margin-bottom="0pt" fo:line-height="160%"/>
    </style:style>
    <style:style style:family="text" style:name="p70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3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3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3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04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70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4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05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70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5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5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5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06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70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0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07" style:parent-style-name="바탕글">
      <style:paragraph-properties fo:text-align="justify" fo:text-indent="-18.77pt" fo:margin-left="18.77pt" fo:margin-right="0pt" fo:margin-top="6pt" fo:margin-bottom="0pt" fo:line-height="160%"/>
    </style:style>
    <style:style style:family="paragraph" style:class="text" style:name="Paragraph-708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70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9" style:parent-style-name="바탕글">
      <style:paragraph-properties fo:text-align="justify" fo:text-indent="-18.77pt" fo:margin-left="18.77pt" fo:margin-right="0pt" fo:margin-top="6pt" fo:margin-bottom="0pt" fo:line-height="160%"/>
    </style:style>
    <style:style style:family="paragraph" style:class="text" style:name="Paragraph-710" style:parent-style-name="바탕글">
      <style:paragraph-properties fo:text-align="justify" fo:text-indent="-19.24pt" fo:margin-left="19.24pt" fo:margin-right="0pt" fo:margin-top="6pt" fo:margin-bottom="0pt" fo:line-height="160%"/>
    </style:style>
    <style:style style:family="text" style:name="p71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1" style:parent-style-name="바탕글">
      <style:paragraph-properties fo:text-align="justify" fo:text-indent="-28.72pt" fo:margin-left="28.72pt" fo:margin-right="0pt" fo:margin-top="6pt" fo:margin-bottom="0pt" fo:line-height="160%"/>
    </style:style>
    <style:style style:family="text" style:name="p71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2" style:parent-style-name="바탕글">
      <style:paragraph-properties fo:text-align="justify" fo:text-indent="-28.02pt" fo:margin-left="28.02pt" fo:margin-right="0pt" fo:margin-top="6pt" fo:margin-bottom="0pt" fo:line-height="160%"/>
    </style:style>
    <style:style style:family="text" style:name="p71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2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3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71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3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3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4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71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5" style:parent-style-name="바탕글">
      <style:paragraph-properties fo:text-align="justify" fo:text-indent="-19.24pt" fo:margin-left="19.24pt" fo:margin-right="0pt" fo:margin-top="6pt" fo:margin-bottom="0pt" fo:line-height="160%"/>
    </style:style>
    <style:style style:family="paragraph" style:class="text" style:name="Paragraph-716" style:parent-style-name="바탕글">
      <style:paragraph-properties fo:text-align="justify" fo:text-indent="-19.24pt" fo:margin-left="19.24pt" fo:margin-right="0pt" fo:margin-top="6pt" fo:margin-bottom="0pt" fo:line-height="160%"/>
    </style:style>
    <style:style style:family="text" style:name="p71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7" style:parent-style-name="바탕글">
      <style:paragraph-properties fo:text-align="justify" fo:text-indent="-28.17pt" fo:margin-left="28.17pt" fo:margin-right="0pt" fo:margin-top="6pt" fo:margin-bottom="0pt" fo:line-height="160%"/>
    </style:style>
    <style:style style:family="text" style:name="p71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8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71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1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9" style:parent-style-name="바탕글">
      <style:paragraph-properties fo:text-align="justify" fo:text-indent="-19.24pt" fo:margin-left="19.24pt" fo:margin-right="0pt" fo:margin-top="6pt" fo:margin-bottom="0pt" fo:line-height="160%"/>
    </style:style>
    <style:style style:family="paragraph" style:class="text" style:name="Paragraph-720" style:parent-style-name="바탕글">
      <style:paragraph-properties fo:text-align="justify" fo:text-indent="-19.24pt" fo:margin-left="19.24pt" fo:margin-right="0pt" fo:margin-top="6pt" fo:margin-bottom="0pt" fo:line-height="160%"/>
    </style:style>
    <style:style style:family="text" style:name="p72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2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2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2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21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722" style:parent-style-name="바탕글">
      <style:paragraph-properties fo:text-align="justify" fo:text-indent="0pt" fo:margin-left="0pt" fo:margin-right="0pt" fo:margin-top="6pt" fo:margin-bottom="0pt" fo:line-height="160%" fo:break-before="page"/>
    </style:style>
    <style:style style:family="text" style:name="p722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3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724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724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24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5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726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2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2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2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28" style:parent-style-name="바탕글">
      <style:paragraph-properties fo:text-align="justify" fo:text-indent="-29.02pt" fo:margin-left="29.02pt" fo:margin-right="0pt" fo:margin-top="6pt" fo:margin-bottom="0pt" fo:line-height="160%"/>
    </style:style>
    <style:style style:family="text" style:name="p72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2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29" style:parent-style-name="바탕글">
      <style:paragraph-properties fo:text-align="justify" fo:text-indent="-28.15pt" fo:margin-left="28.15pt" fo:margin-right="0pt" fo:margin-top="6pt" fo:margin-bottom="0pt" fo:line-height="160%"/>
    </style:style>
    <style:style style:family="text" style:name="p72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2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2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30" style:parent-style-name="바탕글">
      <style:paragraph-properties fo:text-align="justify" fo:text-indent="-16.15pt" fo:margin-left="16.15pt" fo:margin-right="0pt" fo:margin-top="6pt" fo:margin-bottom="0pt" fo:line-height="160%"/>
    </style:style>
    <style:style style:family="paragraph" style:class="text" style:name="Paragraph-73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3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1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1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32" style:parent-style-name="바탕글">
      <style:paragraph-properties fo:text-align="justify" fo:text-indent="-28.09pt" fo:margin-left="28.09pt" fo:margin-right="0pt" fo:margin-top="6pt" fo:margin-bottom="0pt" fo:line-height="160%"/>
    </style:style>
    <style:style style:family="text" style:name="p73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2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2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2-8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4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4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4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2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33" style:parent-style-name="바탕글">
      <style:paragraph-properties fo:text-align="justify" fo:text-indent="-28.32pt" fo:margin-left="28.32pt" fo:margin-right="0pt" fo:margin-top="6pt" fo:margin-bottom="0pt" fo:line-height="160%"/>
    </style:style>
    <style:style style:family="text" style:name="p73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4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4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5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5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3-6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36" style:parent-style-name="바탕글">
      <style:paragraph-properties fo:text-align="justify" fo:text-indent="-28.92pt" fo:margin-left="28.92pt" fo:margin-right="0pt" fo:margin-top="6pt" fo:margin-bottom="0pt" fo:line-height="160%"/>
    </style:style>
    <style:style style:family="text" style:name="p73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6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6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6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6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6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6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38" style:parent-style-name="바탕글">
      <style:paragraph-properties fo:text-align="justify" fo:text-indent="-28.92pt" fo:margin-left="28.92pt" fo:margin-right="0pt" fo:margin-top="6pt" fo:margin-bottom="0pt" fo:line-height="160%"/>
    </style:style>
    <style:style style:family="paragraph" style:class="text" style:name="Paragraph-73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3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3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40" style:parent-style-name="바탕글">
      <style:paragraph-properties fo:text-align="justify" fo:text-indent="-28.17pt" fo:margin-left="28.17pt" fo:margin-right="0pt" fo:margin-top="6pt" fo:margin-bottom="0pt" fo:line-height="160%"/>
    </style:style>
    <style:style style:family="text" style:name="p74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0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42" style:parent-style-name="바탕글">
      <style:paragraph-properties fo:text-align="justify" fo:text-indent="-28.17pt" fo:margin-left="28.17pt" fo:margin-right="0pt" fo:margin-top="6pt" fo:margin-bottom="0pt" fo:line-height="160%"/>
    </style:style>
    <style:style style:family="text" style:name="p74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43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744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4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45" style:parent-style-name="바탕글">
      <style:paragraph-properties fo:text-align="justify" fo:text-indent="-29.58pt" fo:margin-left="29.58pt" fo:margin-right="0pt" fo:margin-top="6pt" fo:margin-bottom="0pt" fo:line-height="160%"/>
    </style:style>
    <style:style style:family="text" style:name="p74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1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5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46" style:parent-style-name="바탕글">
      <style:paragraph-properties fo:text-align="justify" fo:text-indent="-29.58pt" fo:margin-left="29.58pt" fo:margin-right="0pt" fo:margin-top="6pt" fo:margin-bottom="0pt" fo:line-height="160%"/>
    </style:style>
    <style:style style:family="text" style:name="p74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4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47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748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748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48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750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75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75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5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754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5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4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4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4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4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55" style:parent-style-name="바탕글">
      <style:paragraph-properties fo:text-align="justify" fo:text-indent="-28.17pt" fo:margin-left="28.17pt" fo:margin-right="0pt" fo:margin-top="6pt" fo:margin-bottom="0pt" fo:line-height="160%"/>
    </style:style>
    <style:style style:family="text" style:name="p75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56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75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5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7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7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58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75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5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5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60" style:parent-style-name="바탕글">
      <style:paragraph-properties fo:text-align="justify" fo:text-indent="-28.52pt" fo:margin-left="28.52pt" fo:margin-right="0pt" fo:margin-top="6pt" fo:margin-bottom="0pt" fo:line-height="160%"/>
    </style:style>
    <style:style style:family="text" style:name="p76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0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63" style:parent-style-name="바탕글">
      <style:paragraph-properties fo:text-align="justify" fo:text-indent="-30.41pt" fo:margin-left="30.41pt" fo:margin-right="0pt" fo:margin-top="6pt" fo:margin-bottom="0pt" fo:line-height="160%"/>
    </style:style>
    <style:style style:family="text" style:name="p76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3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64" style:parent-style-name="바탕글">
      <style:paragraph-properties fo:text-align="justify" fo:text-indent="-28.52pt" fo:margin-left="28.52pt" fo:margin-right="0pt" fo:margin-top="6pt" fo:margin-bottom="0pt" fo:line-height="160%"/>
    </style:style>
    <style:style style:family="paragraph" style:class="text" style:name="Paragraph-765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6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5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66" style:parent-style-name="바탕글">
      <style:paragraph-properties fo:text-align="justify" fo:text-indent="-28.52pt" fo:margin-left="28.52pt" fo:margin-right="0pt" fo:margin-top="6pt" fo:margin-bottom="0pt" fo:line-height="160%"/>
    </style:style>
    <style:style style:family="paragraph" style:class="text" style:name="Paragraph-76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6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7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7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68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76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68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6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770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7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77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7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774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7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76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77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6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77" style:parent-style-name="바탕글">
      <style:paragraph-properties fo:text-align="justify" fo:text-indent="-29.88pt" fo:margin-left="29.88pt" fo:margin-right="0pt" fo:margin-top="6pt" fo:margin-bottom="0pt" fo:line-height="160%"/>
    </style:style>
    <style:style style:family="text" style:name="p77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78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77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8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79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77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9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9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9-5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9-5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79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80" style:parent-style-name="바탕글">
      <style:paragraph-properties fo:text-align="justify" fo:text-indent="-28.69pt" fo:margin-left="28.69pt" fo:margin-right="0pt" fo:margin-top="6pt" fo:margin-bottom="0pt" fo:line-height="160%"/>
    </style:style>
    <style:style style:family="text" style:name="p78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0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81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78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8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2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83" style:parent-style-name="바탕글">
      <style:paragraph-properties fo:text-align="justify" fo:text-indent="-30.21pt" fo:margin-left="30.21pt" fo:margin-right="0pt" fo:margin-top="6pt" fo:margin-bottom="0pt" fo:line-height="160%"/>
    </style:style>
    <style:style style:family="text" style:name="p78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3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84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78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85" style:parent-style-name="바탕글">
      <style:paragraph-properties fo:text-align="justify" fo:text-indent="-28.17pt" fo:margin-left="28.17pt" fo:margin-right="0pt" fo:margin-top="6pt" fo:margin-bottom="0pt" fo:line-height="160%"/>
    </style:style>
    <style:style style:family="text" style:name="p78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5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5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86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78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8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4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5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5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6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6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6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7-7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89" style:parent-style-name="바탕글">
      <style:paragraph-properties fo:text-align="justify" fo:text-indent="-28.89pt" fo:margin-left="28.89pt" fo:margin-right="0pt" fo:margin-top="6pt" fo:margin-bottom="0pt" fo:line-height="160%"/>
    </style:style>
    <style:style style:family="text" style:name="p78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9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9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9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9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9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9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89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90" style:parent-style-name="바탕글">
      <style:paragraph-properties fo:text-align="justify" fo:text-indent="-28.37pt" fo:margin-left="28.37pt" fo:margin-right="0pt" fo:margin-top="6pt" fo:margin-bottom="0pt" fo:line-height="160%"/>
    </style:style>
    <style:style style:family="text" style:name="p79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0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0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0-7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0-8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91" style:parent-style-name="바탕글">
      <style:paragraph-properties fo:text-align="justify" fo:text-indent="-28.11pt" fo:margin-left="28.11pt" fo:margin-right="0pt" fo:margin-top="6pt" fo:margin-bottom="0pt" fo:line-height="160%"/>
    </style:style>
    <style:style style:family="text" style:name="p79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1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1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92" style:parent-style-name="바탕글">
      <style:paragraph-properties fo:text-align="justify" fo:text-indent="-28.89pt" fo:margin-left="28.89pt" fo:margin-right="0pt" fo:margin-top="6pt" fo:margin-bottom="0pt" fo:line-height="160%"/>
    </style:style>
    <style:style style:family="text" style:name="p79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2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2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2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2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2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96" style:parent-style-name="바탕글">
      <style:paragraph-properties fo:text-align="justify" fo:text-indent="-28.4pt" fo:margin-left="28.4pt" fo:margin-right="0pt" fo:margin-top="6pt" fo:margin-bottom="0pt" fo:line-height="160%"/>
    </style:style>
    <style:style style:family="text" style:name="p79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6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97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798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79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8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8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79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9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800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0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80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0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0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804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0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5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806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0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6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6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6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6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6-1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08" style:parent-style-name="바탕글">
      <style:paragraph-properties fo:text-align="justify" fo:text-indent="-28.03pt" fo:margin-left="28.03pt" fo:margin-right="0pt" fo:margin-top="6pt" fo:margin-bottom="0pt" fo:line-height="160%"/>
    </style:style>
    <style:style style:family="text" style:name="p80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8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8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09" style:parent-style-name="바탕글">
      <style:paragraph-properties fo:text-align="justify" fo:text-indent="-28.03pt" fo:margin-left="28.03pt" fo:margin-right="0pt" fo:margin-top="6pt" fo:margin-bottom="0pt" fo:line-height="160%"/>
    </style:style>
    <style:style style:family="text" style:name="p80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3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3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3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5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5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5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09-5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10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text" style:name="p81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4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4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4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6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0-6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11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paragraph" style:class="text" style:name="Paragraph-81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1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814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1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4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4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15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816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1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1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2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2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6-2-8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18" style:parent-style-name="바탕글">
      <style:paragraph-properties fo:text-align="justify" fo:text-indent="-28.32pt" fo:margin-left="28.32pt" fo:margin-right="0pt" fo:margin-top="6pt" fo:margin-bottom="0pt" fo:line-height="160%"/>
    </style:style>
    <style:style style:family="text" style:name="p81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2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2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2-8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2-9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2-10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2-1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8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19" style:parent-style-name="바탕글">
      <style:paragraph-properties fo:text-align="justify" fo:text-indent="-28.32pt" fo:margin-left="28.32pt" fo:margin-right="0pt" fo:margin-top="6pt" fo:margin-bottom="0pt" fo:line-height="160%"/>
    </style:style>
    <style:style style:family="text" style:name="p81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1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20" style:parent-style-name="바탕글">
      <style:paragraph-properties fo:text-align="justify" fo:text-indent="-28.7pt" fo:margin-left="28.7pt" fo:margin-right="0pt" fo:margin-top="6pt" fo:margin-bottom="0pt" fo:line-height="160%"/>
    </style:style>
    <style:style style:family="text" style:name="p82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3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3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3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3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3-8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3-9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22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82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23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824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2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3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3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3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4-3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26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82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6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6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6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6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6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27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82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7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7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7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28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2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8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8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8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8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28-1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2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830" style:parent-style-name="바탕글">
      <style:paragraph-properties fo:text-align="justify" fo:text-indent="-18.27pt" fo:margin-left="18.27pt" fo:margin-right="0pt" fo:margin-top="6pt" fo:margin-bottom="0pt" fo:line-height="160%"/>
    </style:style>
    <style:style style:family="text" style:name="p83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0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0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0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0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0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0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3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83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3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33" style:parent-style-name="바탕글">
      <style:paragraph-properties fo:text-align="justify" fo:text-indent="-29.46pt" fo:margin-left="29.46pt" fo:margin-right="0pt" fo:margin-top="6pt" fo:margin-bottom="0pt" fo:line-height="160%"/>
    </style:style>
    <style:style style:family="text" style:name="p83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34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paragraph" style:class="text" style:name="Paragraph-835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3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6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paragraph" style:class="text" style:name="Paragraph-83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3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38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text" style:name="p83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39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83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9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9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39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40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paragraph" style:class="text" style:name="Paragraph-84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4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2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paragraph" style:class="text" style:name="Paragraph-84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4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4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4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4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43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44" style:parent-style-name="바탕글">
      <style:paragraph-properties fo:text-align="justify" fo:text-indent="-28.46pt" fo:margin-left="28.46pt" fo:margin-right="0pt" fo:margin-top="6pt" fo:margin-bottom="0pt" fo:line-height="160%"/>
    </style:style>
    <style:style style:family="text" style:name="p84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4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4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44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45" style:parent-style-name="바탕글">
      <style:paragraph-properties fo:text-align="justify" fo:text-indent="-28.46pt" fo:margin-left="28.46pt" fo:margin-right="0pt" fo:margin-top="6pt" fo:margin-bottom="0pt" fo:line-height="160%"/>
    </style:style>
    <style:style style:family="text" style:name="p84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4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4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45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46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847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84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8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849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84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0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85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5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52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5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53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854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5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4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4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4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4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55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5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56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85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5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58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85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5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5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60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861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86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62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86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6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64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865" style:parent-style-name="바탕글">
      <style:paragraph-properties fo:text-align="justify" fo:text-indent="-19.6pt" fo:margin-left="19.6pt" fo:margin-right="0pt" fo:margin-top="6pt" fo:margin-bottom="0pt" fo:line-height="160%"/>
    </style:style>
    <style:style style:family="text" style:name="p86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66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6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67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868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6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8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69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6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9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9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9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9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9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9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9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6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0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7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1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87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7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2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2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3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7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3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3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3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3-5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3-5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3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3-7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4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7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4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4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5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7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5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6" style:parent-style-name="바탕글">
      <style:paragraph-properties fo:text-align="justify" fo:text-indent="-29.38pt" fo:margin-left="29.38pt" fo:margin-right="0pt" fo:margin-top="6pt" fo:margin-bottom="0pt" fo:line-height="160%"/>
    </style:style>
    <style:style style:family="paragraph" style:class="text" style:name="Paragraph-87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7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7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8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7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9" style:parent-style-name="바탕글">
      <style:paragraph-properties fo:text-align="justify" fo:text-indent="-29.38pt" fo:margin-left="29.38pt" fo:margin-right="0pt" fo:margin-top="6pt" fo:margin-bottom="0pt" fo:line-height="160%"/>
    </style:style>
    <style:style style:family="text" style:name="p87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0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8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1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882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8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2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2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2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2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4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8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2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2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5" style:parent-style-name="바탕글">
      <style:paragraph-properties fo:text-align="justify" fo:text-indent="-31.9pt" fo:margin-left="31.9pt" fo:margin-right="0pt" fo:margin-top="6pt" fo:margin-bottom="0pt" fo:line-height="160%"/>
    </style:style>
    <style:style style:family="text" style:name="p88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5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5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5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6" style:parent-style-name="바탕글">
      <style:paragraph-properties fo:text-align="justify" fo:text-indent="-28.56pt" fo:margin-left="28.56pt" fo:margin-right="0pt" fo:margin-top="6pt" fo:margin-bottom="0pt" fo:line-height="160%"/>
    </style:style>
    <style:style style:family="text" style:name="p88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7" style:parent-style-name="바탕글">
      <style:paragraph-properties fo:text-align="justify" fo:text-indent="-28.11pt" fo:margin-left="28.11pt" fo:margin-right="0pt" fo:margin-top="6pt" fo:margin-bottom="0pt" fo:line-height="160%"/>
    </style:style>
    <style:style style:family="text" style:name="p88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7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7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7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7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7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7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8" style:parent-style-name="바탕글">
      <style:paragraph-properties fo:text-align="justify" fo:text-indent="-28.22pt" fo:margin-left="28.22pt" fo:margin-right="0pt" fo:margin-top="6pt" fo:margin-bottom="0pt" fo:line-height="160%"/>
    </style:style>
    <style:style style:family="text" style:name="p88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8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8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8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8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8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9" style:parent-style-name="바탕글">
      <style:paragraph-properties fo:text-align="justify" fo:text-indent="-29.88pt" fo:margin-left="29.88pt" fo:margin-right="0pt" fo:margin-top="6pt" fo:margin-bottom="0pt" fo:line-height="160%"/>
    </style:style>
    <style:style style:family="text" style:name="p88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9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9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9-4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89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90" style:parent-style-name="바탕글">
      <style:paragraph-properties fo:text-align="justify" fo:text-indent="-29.88pt" fo:margin-left="29.88pt" fo:margin-right="0pt" fo:margin-top="6pt" fo:margin-bottom="0pt" fo:line-height="160%"/>
    </style:style>
    <style:style style:family="paragraph" style:class="text" style:name="Paragraph-891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89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9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89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9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3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94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9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95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89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5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5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96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89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9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98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89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89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4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4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4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4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4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4-8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899-4-9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0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90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90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90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90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4" style:parent-style-name="바탕글">
      <style:paragraph-properties fo:text-align="justify" fo:text-indent="-29.9pt" fo:margin-left="29.9pt" fo:margin-right="0pt" fo:margin-top="6pt" fo:margin-bottom="0pt" fo:line-height="160%"/>
    </style:style>
    <style:style style:family="text" style:name="p90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5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90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6" style:parent-style-name="바탕글">
      <style:paragraph-properties fo:text-align="justify" fo:text-indent="-29.37pt" fo:margin-left="29.37pt" fo:margin-right="0pt" fo:margin-top="6pt" fo:margin-bottom="0pt" fo:line-height="160%"/>
    </style:style>
    <style:style style:family="text" style:name="p90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2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2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6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7" style:parent-style-name="바탕글">
      <style:paragraph-properties fo:text-align="justify" fo:text-indent="-33.25pt" fo:margin-left="33.25pt" fo:margin-right="0pt" fo:margin-top="6pt" fo:margin-bottom="0pt" fo:line-height="160%"/>
    </style:style>
    <style:style style:family="text" style:name="p90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1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1-8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7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8" style:parent-style-name="바탕글">
      <style:paragraph-properties fo:text-align="justify" fo:text-indent="-33.09pt" fo:margin-left="33.09pt" fo:margin-right="0pt" fo:margin-top="6pt" fo:margin-bottom="0pt" fo:line-height="160%"/>
    </style:style>
    <style:style style:family="text" style:name="p90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0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910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91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11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91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2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2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2-8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12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91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2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2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2-8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2-9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13" style:parent-style-name="바탕글">
      <style:paragraph-properties fo:text-align="justify" fo:text-indent="-28.47pt" fo:margin-left="28.47pt" fo:margin-right="0pt" fo:margin-top="6pt" fo:margin-bottom="0pt" fo:line-height="160%"/>
    </style:style>
    <style:style style:family="text" style:name="p91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3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3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3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3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3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3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14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91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4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4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4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4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4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4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15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paragraph" style:class="text" style:name="Paragraph-916" style:parent-style-name="바탕글">
      <style:paragraph-properties fo:text-align="justify" fo:text-indent="-19.02pt" fo:margin-left="19.02pt" fo:margin-right="0pt" fo:margin-top="6pt" fo:margin-bottom="0pt" fo:line-height="160%"/>
    </style:style>
    <style:style style:family="text" style:name="p91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91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17" style:parent-style-name="바탕글">
      <style:paragraph-properties fo:text-align="justify" fo:text-indent="-19.02pt" fo:margin-left="19.02pt" fo:margin-right="0pt" fo:margin-top="6pt" fo:margin-bottom="0pt" fo:line-height="160%"/>
    </style:style>
    <style:style style:family="text" style:name="p91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18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919" style:parent-style-name="바탕글">
      <style:paragraph-properties fo:text-align="justify" fo:text-indent="-18.46pt" fo:margin-left="18.46pt" fo:margin-right="0pt" fo:margin-top="6pt" fo:margin-bottom="0pt" fo:line-height="100%"/>
    </style:style>
    <style:style style:family="paragraph" style:class="text" style:name="Paragraph-9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2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20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20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20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1" style:parent-style-name="바탕글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9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2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2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4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92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92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92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2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92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2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0" style:parent-style-name="바탕글">
      <style:paragraph-properties fo:text-align="justify" fo:text-indent="-53.61pt" fo:margin-left="53.61pt" fo:margin-right="0pt" fo:margin-top="0pt" fo:margin-bottom="0pt" fo:line-height="160%"/>
    </style:style>
    <style:style style:family="text" style:name="p93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930-2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93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3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93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933-2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3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93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935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935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93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936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936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93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937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40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94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41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41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941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2" style:parent-style-name="바탕글">
      <style:paragraph-properties fo:text-align="right" fo:text-indent="-18.46pt" fo:margin-left="18.46pt" fo:margin-right="0pt" fo:margin-top="6pt" fo:margin-bottom="0pt" fo:line-height="160%"/>
    </style:style>
    <style:style style:family="paragraph" style:class="text" style:name="Paragraph-94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5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5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5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5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5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5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5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5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5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6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6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6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6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6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6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6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6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7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7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7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7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7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7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7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7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7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8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8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8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8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8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8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8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8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8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9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9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9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9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9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9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9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9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9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99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0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0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0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0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0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0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0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0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10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01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1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01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01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3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101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4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01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5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101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6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01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7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101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01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19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101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2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2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2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2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2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2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2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2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03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03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1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1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1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1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3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03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03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3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3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34" style:parent-style-name="바탕글">
      <style:paragraph-properties fo:text-align="justify" fo:text-indent="-28.17pt" fo:margin-left="28.17pt" fo:margin-right="0pt" fo:margin-top="6pt" fo:margin-bottom="0pt" fo:line-height="160%"/>
    </style:style>
    <style:style style:family="text" style:name="p103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35" style:parent-style-name="바탕글">
      <style:paragraph-properties fo:text-align="justify" fo:text-indent="-28.17pt" fo:margin-left="28.17pt" fo:margin-right="0pt" fo:margin-top="6pt" fo:margin-bottom="0pt" fo:line-height="160%"/>
    </style:style>
    <style:style style:family="text" style:name="p103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5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36" style:parent-style-name="바탕글">
      <style:paragraph-properties fo:text-align="justify" fo:text-indent="-28.17pt" fo:margin-left="28.17pt" fo:margin-right="0pt" fo:margin-top="6pt" fo:margin-bottom="0pt" fo:line-height="160%"/>
    </style:style>
    <style:style style:family="paragraph" style:class="text" style:name="Paragraph-1037" style:parent-style-name="바탕글">
      <style:paragraph-properties fo:text-align="justify" fo:text-indent="-19.24pt" fo:margin-left="19.24pt" fo:margin-right="0pt" fo:margin-top="6pt" fo:margin-bottom="0pt" fo:line-height="160%"/>
    </style:style>
    <style:style style:family="text" style:name="p103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38" style:parent-style-name="바탕글">
      <style:paragraph-properties fo:text-align="justify" fo:text-indent="-29.02pt" fo:margin-left="29.02pt" fo:margin-right="0pt" fo:margin-top="6pt" fo:margin-bottom="0pt" fo:line-height="160%"/>
    </style:style>
    <style:style style:family="text" style:name="p103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3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3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040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04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1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04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04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4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4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43" style:parent-style-name="바탕글">
      <style:paragraph-properties fo:text-align="justify" fo:text-indent="-28.65pt" fo:margin-left="28.65pt" fo:margin-right="0pt" fo:margin-top="6pt" fo:margin-bottom="0pt" fo:line-height="160%"/>
    </style:style>
    <style:style style:family="text" style:name="p104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4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4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44" style:parent-style-name="바탕글">
      <style:paragraph-properties fo:text-align="justify" fo:text-indent="-28.65pt" fo:margin-left="28.65pt" fo:margin-right="0pt" fo:margin-top="6pt" fo:margin-bottom="0pt" fo:line-height="160%"/>
    </style:style>
    <style:style style:family="paragraph" style:class="text" style:name="Paragraph-1045" style:parent-style-name="바탕글">
      <style:paragraph-properties fo:text-align="justify" fo:text-indent="-18.52pt" fo:margin-left="18.52pt" fo:margin-right="0pt" fo:margin-top="6pt" fo:margin-bottom="0pt" fo:line-height="160%"/>
    </style:style>
    <style:style style:family="text" style:name="p104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4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4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4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46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047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047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47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8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049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049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0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05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05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52" style:parent-style-name="바탕글">
      <style:paragraph-properties fo:text-align="justify" fo:text-indent="-28.61pt" fo:margin-left="28.61pt" fo:margin-right="0pt" fo:margin-top="6pt" fo:margin-bottom="0pt" fo:line-height="160%"/>
    </style:style>
    <style:style style:family="text" style:name="p105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2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2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2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54" style:parent-style-name="바탕글">
      <style:paragraph-properties fo:text-align="justify" fo:text-indent="-28.61pt" fo:margin-left="28.61pt" fo:margin-right="0pt" fo:margin-top="6pt" fo:margin-bottom="0pt" fo:line-height="160%"/>
    </style:style>
    <style:style style:family="text" style:name="p105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55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056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05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57" style:parent-style-name="바탕글">
      <style:paragraph-properties fo:text-align="justify" fo:text-indent="-29.29pt" fo:margin-left="29.29pt" fo:margin-right="0pt" fo:margin-top="6pt" fo:margin-bottom="0pt" fo:line-height="160%"/>
    </style:style>
    <style:style style:family="text" style:name="p105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7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7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7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7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58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059" style:parent-style-name="바탕글">
      <style:paragraph-properties fo:text-align="justify" fo:text-indent="-18.21pt" fo:margin-left="18.21pt" fo:margin-right="0pt" fo:margin-top="6pt" fo:margin-bottom="0pt" fo:line-height="160%"/>
    </style:style>
    <style:style style:family="text" style:name="p105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9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9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9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9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9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59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61" style:parent-style-name="바탕글">
      <style:paragraph-properties fo:text-align="justify" fo:text-indent="-28.02pt" fo:margin-left="28.02pt" fo:margin-right="0pt" fo:margin-top="6pt" fo:margin-bottom="0pt" fo:line-height="160%"/>
    </style:style>
    <style:style style:family="text" style:name="p106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6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063" style:parent-style-name="바탕글">
      <style:paragraph-properties fo:text-align="justify" fo:text-indent="-18.6pt" fo:margin-left="18.6pt" fo:margin-right="0pt" fo:margin-top="6pt" fo:margin-bottom="0pt" fo:line-height="160%"/>
    </style:style>
    <style:style style:family="text" style:name="p106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1-7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1-8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3-2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65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106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66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067" style:parent-style-name="바탕글">
      <style:paragraph-properties fo:text-align="justify" fo:text-indent="-18.6pt" fo:margin-left="18.6pt" fo:margin-right="0pt" fo:margin-top="6pt" fo:margin-bottom="0pt" fo:line-height="160%"/>
    </style:style>
    <style:style style:family="text" style:name="p106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7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7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68" style:parent-style-name="바탕글">
      <style:paragraph-properties fo:text-align="justify" fo:text-indent="-28.1pt" fo:margin-left="28.1pt" fo:margin-right="0pt" fo:margin-top="6pt" fo:margin-bottom="0pt" fo:line-height="160%"/>
    </style:style>
    <style:style style:family="text" style:name="p106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6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6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7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8-8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69" style:parent-style-name="바탕글">
      <style:paragraph-properties fo:text-align="justify" fo:text-indent="-28pt" fo:margin-left="28pt" fo:margin-right="0pt" fo:margin-top="6pt" fo:margin-bottom="0pt" fo:line-height="160%"/>
    </style:style>
    <style:style style:family="text" style:name="p106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6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0" style:parent-style-name="바탕글">
      <style:paragraph-properties fo:text-align="justify" fo:text-indent="-28pt" fo:margin-left="28pt" fo:margin-right="0pt" fo:margin-top="6pt" fo:margin-bottom="0pt" fo:line-height="160%"/>
    </style:style>
    <style:style style:family="text" style:name="p107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1" style:parent-style-name="바탕글">
      <style:paragraph-properties fo:text-align="justify" fo:text-indent="-28pt" fo:margin-left="28pt" fo:margin-right="0pt" fo:margin-top="6pt" fo:margin-bottom="0pt" fo:line-height="160%"/>
    </style:style>
    <style:style style:family="text" style:name="p107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1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1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1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1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2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073" style:parent-style-name="바탕글">
      <style:paragraph-properties fo:text-align="justify" fo:text-indent="-18.6pt" fo:margin-left="18.6pt" fo:margin-right="0pt" fo:margin-top="6pt" fo:margin-bottom="0pt" fo:line-height="160%"/>
    </style:style>
    <style:style style:family="text" style:name="p107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4" style:parent-style-name="바탕글">
      <style:paragraph-properties fo:text-align="justify" fo:text-indent="-28.13pt" fo:margin-left="28.13pt" fo:margin-right="0pt" fo:margin-top="6pt" fo:margin-bottom="0pt" fo:line-height="160%"/>
    </style:style>
    <style:style style:family="text" style:name="p107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5" style:parent-style-name="바탕글">
      <style:paragraph-properties fo:text-align="justify" fo:text-indent="-18.6pt" fo:margin-left="18.6pt" fo:margin-right="0pt" fo:margin-top="6pt" fo:margin-bottom="0pt" fo:line-height="160%"/>
    </style:style>
    <style:style style:family="paragraph" style:class="text" style:name="Paragraph-1076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076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078" style:parent-style-name="바탕글">
      <style:paragraph-properties fo:text-align="justify" fo:text-indent="-20.15pt" fo:margin-left="20.15pt" fo:margin-right="0pt" fo:margin-top="6pt" fo:margin-bottom="0pt" fo:line-height="160%"/>
    </style:style>
    <style:style style:family="text" style:name="p107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7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080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08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1" style:parent-style-name="바탕글">
      <style:paragraph-properties fo:text-align="justify" fo:text-indent="-28.09pt" fo:margin-left="28.09pt" fo:margin-right="0pt" fo:margin-top="6pt" fo:margin-bottom="0pt" fo:line-height="160%"/>
    </style:style>
    <style:style style:family="text" style:name="p108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1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2" style:parent-style-name="바탕글">
      <style:paragraph-properties fo:text-align="justify" fo:text-indent="-29.09pt" fo:margin-left="29.09pt" fo:margin-right="0pt" fo:margin-top="6pt" fo:margin-bottom="0pt" fo:line-height="160%"/>
    </style:style>
    <style:style style:family="text" style:name="p108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3" style:parent-style-name="바탕글">
      <style:paragraph-properties fo:text-align="justify" fo:text-indent="-28.68pt" fo:margin-left="28.68pt" fo:margin-right="0pt" fo:margin-top="6pt" fo:margin-bottom="0pt" fo:line-height="160%"/>
    </style:style>
    <style:style style:family="text" style:name="p108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3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3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4" style:parent-style-name="바탕글">
      <style:paragraph-properties fo:text-align="justify" fo:text-indent="-28.15pt" fo:margin-left="28.15pt" fo:margin-right="0pt" fo:margin-top="6pt" fo:margin-bottom="0pt" fo:line-height="160%"/>
    </style:style>
    <style:style style:family="text" style:name="p108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4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5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086" style:parent-style-name="바탕글">
      <style:paragraph-properties fo:text-align="justify" fo:text-indent="-20.15pt" fo:margin-left="20.15pt" fo:margin-right="0pt" fo:margin-top="6pt" fo:margin-bottom="0pt" fo:line-height="160%"/>
    </style:style>
    <style:style style:family="text" style:name="p108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7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108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8" style:parent-style-name="바탕글">
      <style:paragraph-properties fo:text-align="justify" fo:text-indent="-28.77pt" fo:margin-left="28.77pt" fo:margin-right="0pt" fo:margin-top="6pt" fo:margin-bottom="0pt" fo:line-height="160%"/>
    </style:style>
    <style:style style:family="text" style:name="p108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8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8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9" style:parent-style-name="바탕글">
      <style:paragraph-properties fo:text-align="justify" fo:text-indent="-30.48pt" fo:margin-left="30.48pt" fo:margin-right="0pt" fo:margin-top="6pt" fo:margin-bottom="0pt" fo:line-height="160%"/>
    </style:style>
    <style:style style:family="text" style:name="p108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9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8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90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091" style:parent-style-name="바탕글">
      <style:paragraph-properties fo:text-align="justify" fo:text-indent="0pt" fo:margin-left="0pt" fo:margin-right="0pt" fo:margin-top="6pt" fo:margin-bottom="0pt" fo:line-height="160%" fo:break-before="page"/>
    </style:style>
    <style:style style:family="text" style:name="p1091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2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093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093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93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4" style:parent-style-name="바탕글">
      <style:paragraph-properties fo:text-align="justify" fo:text-indent="-18.65pt" fo:margin-left="18.65pt" fo:margin-right="0pt" fo:margin-top="6pt" fo:margin-bottom="0pt" fo:line-height="160%"/>
    </style:style>
    <style:style style:family="paragraph" style:class="text" style:name="Paragraph-1095" style:parent-style-name="바탕글">
      <style:paragraph-properties fo:text-align="justify" fo:text-indent="-18.65pt" fo:margin-left="18.65pt" fo:margin-right="0pt" fo:margin-top="6pt" fo:margin-bottom="0pt" fo:line-height="160%"/>
    </style:style>
    <style:style style:family="text" style:name="p109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96" style:parent-style-name="바탕글">
      <style:paragraph-properties fo:text-align="justify" fo:text-indent="-18.65pt" fo:margin-left="18.65pt" fo:margin-right="0pt" fo:margin-top="6pt" fo:margin-bottom="0pt" fo:line-height="160%"/>
    </style:style>
    <style:style style:family="paragraph" style:class="text" style:name="Paragraph-1097" style:parent-style-name="바탕글">
      <style:paragraph-properties fo:text-align="justify" fo:text-indent="-2.04pt" fo:margin-left="2.04pt" fo:margin-right="0pt" fo:margin-top="6pt" fo:margin-bottom="0pt" fo:line-height="160%"/>
    </style:style>
    <style:style style:family="text" style:name="p109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98" style:parent-style-name="바탕글">
      <style:paragraph-properties fo:text-align="justify" fo:text-indent="-2.04pt" fo:margin-left="2.04pt" fo:margin-right="0pt" fo:margin-top="6pt" fo:margin-bottom="0pt" fo:line-height="160%"/>
    </style:style>
    <style:style style:family="text" style:name="p109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8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8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8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8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8-2-2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098-3-1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098-3-2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098-3-3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098-4-1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098-4-2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098-4-3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098-5-1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098-6-1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098-6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99" style:parent-style-name="바탕글">
      <style:paragraph-properties fo:text-align="justify" fo:text-indent="-2.04pt" fo:margin-left="2.04pt" fo:margin-right="0pt" fo:margin-top="6pt" fo:margin-bottom="0pt" fo:line-height="160%"/>
    </style:style>
    <style:style style:family="text" style:name="p109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9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09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0" style:parent-style-name="바탕글">
      <style:paragraph-properties fo:text-align="justify" fo:text-indent="-2.04pt" fo:margin-left="2.04pt" fo:margin-right="0pt" fo:margin-top="6pt" fo:margin-bottom="0pt" fo:line-height="160%"/>
    </style:style>
    <style:style style:family="text" style:name="p110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0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1" style:parent-style-name="바탕글">
      <style:paragraph-properties fo:text-align="justify" fo:text-indent="-2.04pt" fo:margin-left="2.04pt" fo:margin-right="0pt" fo:margin-top="6pt" fo:margin-bottom="0pt" fo:line-height="160%"/>
    </style:style>
    <style:style style:family="text" style:name="p110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2" style:parent-style-name="바탕글">
      <style:paragraph-properties fo:text-align="justify" fo:text-indent="-2.04pt" fo:margin-left="2.04pt" fo:margin-right="0pt" fo:margin-top="6pt" fo:margin-bottom="0pt" fo:line-height="160%"/>
    </style:style>
    <style:style style:family="text" style:name="p110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2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3" style:parent-style-name="바탕글">
      <style:paragraph-properties fo:text-align="justify" fo:text-indent="-2.04pt" fo:margin-left="2.04pt" fo:margin-right="0pt" fo:margin-top="6pt" fo:margin-bottom="0pt" fo:line-height="160%"/>
    </style:style>
    <style:style style:family="text" style:name="p110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4" style:parent-style-name="바탕글">
      <style:paragraph-properties fo:text-align="justify" fo:text-indent="-2.04pt" fo:margin-left="2.04pt" fo:margin-right="0pt" fo:margin-top="6pt" fo:margin-bottom="0pt" fo:line-height="160%"/>
    </style:style>
    <style:style style:family="text" style:name="p110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5" style:parent-style-name="바탕글">
      <style:paragraph-properties fo:text-align="justify" fo:text-indent="-2.04pt" fo:margin-left="2.04pt" fo:margin-right="0pt" fo:margin-top="6pt" fo:margin-bottom="0pt" fo:line-height="160%"/>
    </style:style>
    <style:style style:family="text" style:name="p110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5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5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5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5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5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5-2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6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107" style:parent-style-name="바탕글">
      <style:paragraph-properties fo:text-align="justify" fo:text-indent="-18.65pt" fo:margin-left="18.65pt" fo:margin-right="0pt" fo:margin-top="6pt" fo:margin-bottom="0pt" fo:line-height="160%"/>
    </style:style>
    <style:style style:family="text" style:name="p110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8" style:parent-style-name="바탕글">
      <style:paragraph-properties fo:text-align="justify" fo:text-indent="-28.39pt" fo:margin-left="28.39pt" fo:margin-right="0pt" fo:margin-top="6pt" fo:margin-bottom="0pt" fo:line-height="160%"/>
    </style:style>
    <style:style style:family="text" style:name="p110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0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9" style:parent-style-name="바탕글">
      <style:paragraph-properties fo:text-align="justify" fo:text-indent="-18.65pt" fo:margin-left="18.65pt" fo:margin-right="0pt" fo:margin-top="6pt" fo:margin-bottom="0pt" fo:line-height="160%"/>
    </style:style>
    <style:style style:family="paragraph" style:class="text" style:name="Paragraph-11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111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1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2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1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3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1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11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1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16" style:parent-style-name="바탕글">
      <style:paragraph-properties fo:text-align="center" fo:text-indent="-10.5pt" fo:margin-left="10.5pt" fo:margin-right="0pt" fo:margin-top="0pt" fo:margin-bottom="0pt" fo:line-height="110%"/>
    </style:style>
    <style:style style:family="text" style:name="p111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1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18" style:parent-style-name="바탕글">
      <style:paragraph-properties fo:text-align="center" fo:text-indent="-10.5pt" fo:margin-left="10.5pt" fo:margin-right="0pt" fo:margin-top="0pt" fo:margin-bottom="0pt" fo:line-height="110%"/>
    </style:style>
    <style:style style:family="text" style:name="p111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1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20" style:parent-style-name="바탕글">
      <style:paragraph-properties fo:text-align="center" fo:text-indent="-10.5pt" fo:margin-left="10.5pt" fo:margin-right="0pt" fo:margin-top="0pt" fo:margin-bottom="0pt" fo:line-height="110%"/>
    </style:style>
    <style:style style:family="text" style:name="p112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2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22" style:parent-style-name="바탕글">
      <style:paragraph-properties fo:text-align="center" fo:text-indent="-10.5pt" fo:margin-left="10.5pt" fo:margin-right="0pt" fo:margin-top="0pt" fo:margin-bottom="0pt" fo:line-height="110%"/>
    </style:style>
    <style:style style:family="text" style:name="p112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2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2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25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2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2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27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2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28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2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2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3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3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3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3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3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3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3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3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3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34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34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3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3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13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38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3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39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3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4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41" style:parent-style-name="바탕글">
      <style:paragraph-properties fo:text-align="center" fo:text-indent="-9.51pt" fo:margin-left="9.51pt" fo:margin-right="0pt" fo:margin-top="0pt" fo:margin-bottom="0pt" fo:line-height="130%"/>
    </style:style>
    <style:style style:family="text" style:name="p114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42" style:parent-style-name="바탕글">
      <style:paragraph-properties fo:text-align="center" fo:text-indent="-9.51pt" fo:margin-left="9.51pt" fo:margin-right="0pt" fo:margin-top="0pt" fo:margin-bottom="0pt" fo:line-height="110%"/>
    </style:style>
    <style:style style:family="text" style:name="p114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43" style:parent-style-name="바탕글">
      <style:paragraph-properties fo:text-align="center" fo:text-indent="-18.08pt" fo:margin-left="18.08pt" fo:margin-right="0pt" fo:margin-top="0pt" fo:margin-bottom="0pt" fo:line-height="130%"/>
    </style:style>
    <style:style style:family="text" style:name="p114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44" style:parent-style-name="바탕글">
      <style:paragraph-properties fo:text-align="center" fo:text-indent="-9.51pt" fo:margin-left="9.51pt" fo:margin-right="0pt" fo:margin-top="0pt" fo:margin-bottom="0pt" fo:line-height="110%"/>
    </style:style>
    <style:style style:family="text" style:name="p114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45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6" style:parent-style-name="바탕글">
      <style:paragraph-properties fo:text-align="center" fo:text-indent="0pt" fo:margin-left="0pt" fo:margin-right="0pt" fo:margin-top="0pt" fo:margin-bottom="0pt" fo:line-height="110%"/>
    </style:style>
    <style:style style:family="text" style:name="p114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7" style:parent-style-name="바탕글">
      <style:paragraph-properties fo:text-align="justify" fo:text-indent="-18.65pt" fo:margin-left="18.65pt" fo:margin-right="0pt" fo:margin-top="6pt" fo:margin-bottom="0pt" fo:line-height="160%"/>
    </style:style>
    <style:style style:family="paragraph" style:class="text" style:name="Paragraph-1148" style:parent-style-name="바탕글">
      <style:paragraph-properties fo:text-align="justify" fo:text-indent="-18.65pt" fo:margin-left="18.65pt" fo:margin-right="0pt" fo:margin-top="6pt" fo:margin-bottom="0pt" fo:line-height="160%"/>
    </style:style>
    <style:style style:family="text" style:name="p114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4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4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4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49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text" style:name="p114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4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4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49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49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49-3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49-3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50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text" style:name="p115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0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0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0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51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paragraph" style:class="text" style:name="Paragraph-1152" style:parent-style-name="바탕글">
      <style:paragraph-properties fo:text-align="justify" fo:text-indent="-18.65pt" fo:margin-left="18.65pt" fo:margin-right="0pt" fo:margin-top="6pt" fo:margin-bottom="0pt" fo:line-height="160%"/>
    </style:style>
    <style:style style:family="text" style:name="p115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2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2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53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text" style:name="p115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3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3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54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paragraph" style:class="text" style:name="Paragraph-1155" style:parent-style-name="바탕글">
      <style:paragraph-properties fo:text-align="justify" fo:text-indent="-19.24pt" fo:margin-left="19.24pt" fo:margin-right="0pt" fo:margin-top="6pt" fo:margin-bottom="0pt" fo:line-height="160%"/>
    </style:style>
    <style:style style:family="text" style:name="p115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56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text" style:name="p115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5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57" style:parent-style-name="바탕글">
      <style:paragraph-properties fo:text-align="justify" fo:text-indent="-29.08pt" fo:margin-left="29.08pt" fo:margin-right="0pt" fo:margin-top="6pt" fo:margin-bottom="0pt" fo:line-height="160%"/>
    </style:style>
    <style:style style:family="paragraph" style:class="text" style:name="Paragraph-1158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158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58-1-2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5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160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160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1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16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16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6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164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16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65" style:parent-style-name="바탕글">
      <style:paragraph-properties fo:text-align="justify" fo:text-indent="-28.68pt" fo:margin-left="28.68pt" fo:margin-right="0pt" fo:margin-top="6pt" fo:margin-bottom="0pt" fo:line-height="160%"/>
    </style:style>
    <style:style style:family="text" style:name="p116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5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5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66" style:parent-style-name="바탕글">
      <style:paragraph-properties fo:text-align="justify" fo:text-indent="-28.02pt" fo:margin-left="28.02pt" fo:margin-right="0pt" fo:margin-top="6pt" fo:margin-bottom="0pt" fo:line-height="160%"/>
    </style:style>
    <style:style style:family="text" style:name="p116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6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6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6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67" style:parent-style-name="바탕글">
      <style:paragraph-properties fo:text-align="justify" fo:text-indent="-28.02pt" fo:margin-left="28.02pt" fo:margin-right="0pt" fo:margin-top="6pt" fo:margin-bottom="0pt" fo:line-height="160%"/>
    </style:style>
    <style:style style:family="paragraph" style:class="text" style:name="Paragraph-1168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16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69" style:parent-style-name="바탕글">
      <style:paragraph-properties fo:text-align="justify" fo:text-indent="-28.02pt" fo:margin-left="28.02pt" fo:margin-right="0pt" fo:margin-top="6pt" fo:margin-bottom="0pt" fo:line-height="160%"/>
    </style:style>
    <style:style style:family="text" style:name="p116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69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70" style:parent-style-name="바탕글">
      <style:paragraph-properties fo:text-align="justify" fo:text-indent="-28.37pt" fo:margin-left="28.37pt" fo:margin-right="0pt" fo:margin-top="6pt" fo:margin-bottom="0pt" fo:line-height="160%"/>
    </style:style>
    <style:style style:family="text" style:name="p117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7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7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7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71" style:parent-style-name="바탕글">
      <style:paragraph-properties fo:text-align="justify" fo:text-indent="-28.02pt" fo:margin-left="28.02pt" fo:margin-right="0pt" fo:margin-top="6pt" fo:margin-bottom="0pt" fo:line-height="160%"/>
    </style:style>
    <style:style style:family="paragraph" style:class="text" style:name="Paragraph-1172" style:parent-style-name="바탕글">
      <style:paragraph-properties fo:text-align="justify" fo:text-indent="-28.16pt" fo:margin-left="28.16pt" fo:margin-right="0pt" fo:margin-top="6pt" fo:margin-bottom="0pt" fo:line-height="160%"/>
    </style:style>
    <style:style style:family="paragraph" style:class="text" style:name="Paragraph-117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174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74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5" style:parent-style-name="바탕글">
      <style:paragraph-properties fo:text-align="center" fo:text-indent="-16.8pt" fo:margin-left="16.8pt" fo:margin-right="0pt" fo:margin-top="0pt" fo:margin-bottom="0pt" fo:line-height="160%"/>
    </style:style>
    <style:style style:family="text" style:name="p117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6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7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76-2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7" style:parent-style-name="바탕글">
      <style:paragraph-properties fo:text-align="justify" fo:text-indent="-28.02pt" fo:margin-left="28.02pt" fo:margin-right="0pt" fo:margin-top="6pt" fo:margin-bottom="0pt" fo:line-height="130%"/>
    </style:style>
    <style:style style:family="text" style:name="p1177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78" style:parent-style-name="바탕글">
      <style:paragraph-properties fo:text-align="justify" fo:text-indent="-17.96pt" fo:margin-left="17.96pt" fo:margin-right="0pt" fo:margin-top="6pt" fo:margin-bottom="0pt" fo:line-height="130%"/>
    </style:style>
    <style:style style:family="text" style:name="p1178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78-2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78-3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79" style:parent-style-name="바탕글">
      <style:paragraph-properties fo:text-align="justify" fo:text-indent="-18.46pt" fo:margin-left="18.46pt" fo:margin-right="0pt" fo:margin-top="6pt" fo:margin-bottom="0pt" fo:line-height="130%"/>
    </style:style>
    <style:style style:family="text" style:name="p1179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79-2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79-3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80" style:parent-style-name="바탕글">
      <style:paragraph-properties fo:text-align="justify" fo:text-indent="-16.82pt" fo:margin-left="16.82pt" fo:margin-right="0pt" fo:margin-top="6pt" fo:margin-bottom="0pt" fo:line-height="130%"/>
    </style:style>
    <style:style style:family="text" style:name="p1180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80-2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80-3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81" style:parent-style-name="바탕글">
      <style:paragraph-properties fo:text-align="justify" fo:text-indent="-17.96pt" fo:margin-left="17.96pt" fo:margin-right="0pt" fo:margin-top="6pt" fo:margin-bottom="0pt" fo:line-height="130%"/>
    </style:style>
    <style:style style:family="text" style:name="p1181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81-2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82" style:parent-style-name="바탕글">
      <style:paragraph-properties fo:text-align="justify" fo:text-indent="-20.7pt" fo:margin-left="20.7pt" fo:margin-right="0pt" fo:margin-top="6pt" fo:margin-bottom="0pt" fo:line-height="160%"/>
    </style:style>
    <style:style style:family="text" style:name="p1182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83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1183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183-2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4" style:parent-style-name="바탕글">
      <style:paragraph-properties fo:text-align="justify" fo:text-indent="-16.93pt" fo:margin-left="16.93pt" fo:margin-right="0pt" fo:margin-top="6pt" fo:margin-bottom="0pt" fo:line-height="130%"/>
    </style:style>
    <style:style style:family="text" style:name="p1184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84-2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85" style:parent-style-name="바탕글">
      <style:paragraph-properties fo:text-align="justify" fo:text-indent="-16.82pt" fo:margin-left="16.82pt" fo:margin-right="0pt" fo:margin-top="6pt" fo:margin-bottom="0pt" fo:line-height="130%"/>
    </style:style>
    <style:style style:family="text" style:name="p1185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85-2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85-3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86" style:parent-style-name="바탕글">
      <style:paragraph-properties fo:text-align="justify" fo:text-indent="-16.82pt" fo:margin-left="16.82pt" fo:margin-right="0pt" fo:margin-top="6pt" fo:margin-bottom="0pt" fo:line-height="130%"/>
    </style:style>
    <style:style style:family="text" style:name="p1186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86-2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87" style:parent-style-name="바탕글">
      <style:paragraph-properties fo:text-align="justify" fo:text-indent="-6pt" fo:margin-left="6pt" fo:margin-right="0pt" fo:margin-top="6pt" fo:margin-bottom="0pt" fo:line-height="130%"/>
    </style:style>
    <style:style style:family="text" style:name="p1187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87-2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88" style:parent-style-name="바탕글">
      <style:paragraph-properties fo:text-align="justify" fo:text-indent="-6pt" fo:margin-left="6pt" fo:margin-right="0pt" fo:margin-top="6pt" fo:margin-bottom="0pt" fo:line-height="130%"/>
    </style:style>
    <style:style style:family="text" style:name="p1188-1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text" style:name="p1188-2-1">
      <style:text-properties style:font-name="한컴바탕" style:font-name-asian="한컴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8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190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190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19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19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194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19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9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94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94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9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95" style:parent-style-name="바탕글">
      <style:paragraph-properties fo:text-align="justify" fo:text-indent="-29.53pt" fo:margin-left="29.53pt" fo:margin-right="0pt" fo:margin-top="6pt" fo:margin-bottom="0pt" fo:line-height="160%"/>
    </style:style>
    <style:style style:family="text" style:name="p119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9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19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96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19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9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198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1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9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0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01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0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0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03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0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0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0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05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05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05-1-4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05-1-5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0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07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07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07-1-4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07-1-5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0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08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0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1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10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1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1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1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13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1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15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216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21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1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1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16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16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1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16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16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1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218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21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9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220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22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0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21" style:parent-style-name="바탕글">
      <style:paragraph-properties fo:text-align="justify" fo:text-indent="-29.46pt" fo:margin-left="29.46pt" fo:margin-right="0pt" fo:margin-top="6pt" fo:margin-bottom="0pt" fo:line-height="160%"/>
    </style:style>
    <style:style style:family="text" style:name="p122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2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22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22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24" style:parent-style-name="바탕글">
      <style:paragraph-properties fo:text-align="justify" fo:text-indent="-29.4pt" fo:margin-left="29.4pt" fo:margin-right="0pt" fo:margin-top="6pt" fo:margin-bottom="0pt" fo:line-height="160%"/>
    </style:style>
    <style:style style:family="text" style:name="p122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4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4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4-4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26" style:parent-style-name="바탕글">
      <style:paragraph-properties fo:text-align="justify" fo:text-indent="-29.4pt" fo:margin-left="29.4pt" fo:margin-right="0pt" fo:margin-top="6pt" fo:margin-bottom="0pt" fo:line-height="160%"/>
    </style:style>
    <style:style style:family="text" style:name="p122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27" style:parent-style-name="바탕글">
      <style:paragraph-properties fo:text-align="justify" fo:text-indent="-29.4pt" fo:margin-left="29.4pt" fo:margin-right="0pt" fo:margin-top="6pt" fo:margin-bottom="0pt" fo:line-height="160%"/>
    </style:style>
    <style:style style:family="text" style:name="p122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7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29" style:parent-style-name="바탕글">
      <style:paragraph-properties fo:text-align="justify" fo:text-indent="-29.4pt" fo:margin-left="29.4pt" fo:margin-right="0pt" fo:margin-top="6pt" fo:margin-bottom="0pt" fo:line-height="160%"/>
    </style:style>
    <style:style style:family="text" style:name="p122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2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0" style:parent-style-name="바탕글">
      <style:paragraph-properties fo:text-align="justify" fo:text-indent="-29.4pt" fo:margin-left="29.4pt" fo:margin-right="0pt" fo:margin-top="6pt" fo:margin-bottom="0pt" fo:line-height="160%"/>
    </style:style>
    <style:style style:family="paragraph" style:class="text" style:name="Paragraph-123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23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1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2" style:parent-style-name="바탕글">
      <style:paragraph-properties fo:text-align="justify" fo:text-indent="-29.46pt" fo:margin-left="29.46pt" fo:margin-right="0pt" fo:margin-top="6pt" fo:margin-bottom="0pt" fo:line-height="160%"/>
    </style:style>
    <style:style style:family="text" style:name="p123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3" style:parent-style-name="바탕글">
      <style:paragraph-properties fo:text-align="justify" fo:text-indent="-28.72pt" fo:margin-left="28.72pt" fo:margin-right="0pt" fo:margin-top="6pt" fo:margin-bottom="0pt" fo:line-height="160%"/>
    </style:style>
    <style:style style:family="text" style:name="p123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4" style:parent-style-name="바탕글">
      <style:paragraph-properties fo:text-align="justify" fo:text-indent="-28.72pt" fo:margin-left="28.72pt" fo:margin-right="0pt" fo:margin-top="6pt" fo:margin-bottom="0pt" fo:line-height="160%"/>
    </style:style>
    <style:style style:family="text" style:name="p123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4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5" style:parent-style-name="바탕글">
      <style:paragraph-properties fo:text-align="justify" fo:text-indent="-28.72pt" fo:margin-left="28.72pt" fo:margin-right="0pt" fo:margin-top="6pt" fo:margin-bottom="0pt" fo:line-height="160%"/>
    </style:style>
    <style:style style:family="text" style:name="p123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6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23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23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7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8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123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8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38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9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paragraph" style:class="text" style:name="Paragraph-1240" style:parent-style-name="바탕글">
      <style:paragraph-properties fo:text-align="justify" fo:text-indent="-18.65pt" fo:margin-left="18.65pt" fo:margin-right="0pt" fo:margin-top="6pt" fo:margin-bottom="0pt" fo:line-height="160%"/>
    </style:style>
    <style:style style:family="text" style:name="p124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1" style:parent-style-name="바탕글">
      <style:paragraph-properties fo:text-align="justify" fo:text-indent="-28.9pt" fo:margin-left="28.9pt" fo:margin-right="0pt" fo:margin-top="6pt" fo:margin-bottom="0pt" fo:line-height="160%"/>
    </style:style>
    <style:style style:family="text" style:name="p124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24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24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4" style:parent-style-name="바탕글">
      <style:paragraph-properties fo:text-align="justify" fo:text-indent="-28.03pt" fo:margin-left="28.03pt" fo:margin-right="0pt" fo:margin-top="6pt" fo:margin-bottom="0pt" fo:line-height="160%"/>
    </style:style>
    <style:style style:family="text" style:name="p124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5" style:parent-style-name="바탕글">
      <style:paragraph-properties fo:text-align="justify" fo:text-indent="-28.16pt" fo:margin-left="28.16pt" fo:margin-right="0pt" fo:margin-top="6pt" fo:margin-bottom="0pt" fo:line-height="160%"/>
    </style:style>
    <style:style style:family="text" style:name="p124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5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6" style:parent-style-name="바탕글">
      <style:paragraph-properties fo:text-align="justify" fo:text-indent="-28.16pt" fo:margin-left="28.16pt" fo:margin-right="0pt" fo:margin-top="6pt" fo:margin-bottom="0pt" fo:line-height="160%"/>
    </style:style>
    <style:style style:family="text" style:name="p124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248" style:parent-style-name="바탕글">
      <style:paragraph-properties fo:text-align="justify" fo:text-indent="-18.52pt" fo:margin-left="18.52pt" fo:margin-right="0pt" fo:margin-top="6pt" fo:margin-bottom="0pt" fo:line-height="160%"/>
    </style:style>
    <style:style style:family="text" style:name="p124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48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250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25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50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50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50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51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252" style:parent-style-name="바탕글">
      <style:paragraph-properties fo:text-align="justify" fo:text-indent="-23.92pt" fo:margin-left="23.92pt" fo:margin-right="0pt" fo:margin-top="6pt" fo:margin-bottom="0pt" fo:line-height="160%"/>
    </style:style>
    <style:style style:family="text" style:name="p1252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52-1-2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52-2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254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25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54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5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55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256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256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7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258" style:parent-style-name="바탕글">
      <style:paragraph-properties fo:text-align="center" fo:text-indent="0pt" fo:margin-left="0pt" fo:margin-right="0pt" fo:margin-top="6pt" fo:margin-bottom="0pt" fo:line-height="160%"/>
    </style:style>
    <style:style style:family="paragraph" style:class="text" style:name="Paragraph-12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59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0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6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63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63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6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65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65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6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67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67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6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69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69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7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7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71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71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7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73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273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4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275" style:parent-style-name="바탕글">
      <style:paragraph-properties fo:text-align="center" fo:text-indent="0pt" fo:margin-left="0pt" fo:margin-right="0pt" fo:margin-top="6pt" fo:margin-bottom="0pt" fo:line-height="160%"/>
    </style:style>
    <style:style style:family="paragraph" style:class="text" style:name="Paragraph-127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7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7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7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7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80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80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82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82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84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84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86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86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88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288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8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290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291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291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29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29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9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9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29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94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295" style:parent-style-name="바탕글">
      <style:paragraph-properties fo:text-align="justify" fo:text-indent="0pt" fo:margin-left="0pt" fo:margin-right="0pt" fo:margin-top="6pt" fo:margin-bottom="0pt" fo:line-height="100%"/>
    </style:style>
    <style:style style:family="paragraph" style:class="text" style:name="Paragraph-12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9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96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96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296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7" style:parent-style-name="바탕글">
      <style:paragraph-properties fo:text-align="right" fo:text-indent="-18.46pt" fo:margin-left="18.46pt" fo:margin-right="0pt" fo:margin-top="6pt" fo:margin-bottom="0pt" fo:line-height="160%"/>
    </style:style>
    <style:style style:family="paragraph" style:class="text" style:name="Paragraph-12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9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9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0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0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0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0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0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0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0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0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0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0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1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1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1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1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1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1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1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1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1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1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2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2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2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2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2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2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2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2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2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3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3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3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3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3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3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3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3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3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3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3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4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4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4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4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4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4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4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4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4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4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5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5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5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5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5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5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5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5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5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6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6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6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6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6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65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36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6" style:parent-style-name="바탕글">
      <style:paragraph-properties fo:text-align="center" fo:text-indent="0pt" fo:margin-left="0pt" fo:margin-right="0pt" fo:margin-top="0pt" fo:margin-bottom="0pt" fo:line-height="100%"/>
    </style:style>
    <style:style style:family="text" style:name="p136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6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36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8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136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9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36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70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137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71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37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72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137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73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37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74" style:parent-style-name="xl65">
      <style:paragraph-properties fo:text-align="right" fo:text-indent="0pt" fo:margin-left="0pt" fo:margin-right="0pt" fo:margin-top="0pt" fo:margin-bottom="0pt" fo:line-height="100%"/>
    </style:style>
    <style:style style:family="text" style:name="p137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7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7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7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7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7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7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8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8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8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8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85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386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38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8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87" style:parent-style-name="바탕글">
      <style:paragraph-properties fo:text-align="justify" fo:text-indent="-30.02pt" fo:margin-left="30.02pt" fo:margin-right="0pt" fo:margin-top="6pt" fo:margin-bottom="0pt" fo:line-height="160%"/>
    </style:style>
    <style:style style:family="text" style:name="p138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87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87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87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88" style:parent-style-name="바탕글">
      <style:paragraph-properties fo:text-align="justify" fo:text-indent="-29.46pt" fo:margin-left="29.46pt" fo:margin-right="0pt" fo:margin-top="6pt" fo:margin-bottom="0pt" fo:line-height="160%"/>
    </style:style>
    <style:style style:family="text" style:name="p138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88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88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88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88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89" style:parent-style-name="바탕글">
      <style:paragraph-properties fo:text-align="justify" fo:text-indent="-29.03pt" fo:margin-left="29.03pt" fo:margin-right="0pt" fo:margin-top="6pt" fo:margin-bottom="0pt" fo:line-height="160%"/>
    </style:style>
    <style:style style:family="text" style:name="p138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8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89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89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0" style:parent-style-name="바탕글">
      <style:paragraph-properties fo:text-align="justify" fo:text-indent="-23.92pt" fo:margin-left="23.92pt" fo:margin-right="0pt" fo:margin-top="6pt" fo:margin-bottom="0pt" fo:line-height="160%" fo:break-before="page"/>
    </style:style>
    <style:style style:family="text" style:name="p1390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90-1-2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90-2-1">
      <style:text-properties style:font-name="함초롬바탕" style:font-name-asian="함초롬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392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39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9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39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3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394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394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5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396" style:parent-style-name="바탕글">
      <style:paragraph-properties fo:text-align="center" fo:text-indent="0pt" fo:margin-left="0pt" fo:margin-right="0pt" fo:margin-top="6pt" fo:margin-bottom="0pt" fo:line-height="160%"/>
    </style:style>
    <style:style style:family="paragraph" style:class="text" style:name="Paragraph-139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97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98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9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0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0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01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01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0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0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03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03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0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0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0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05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05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0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0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0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07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07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0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0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09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09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1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11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412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412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3" style:parent-style-name="바탕글">
      <style:paragraph-properties fo:text-align="justify" fo:text-indent="-28.37pt" fo:margin-left="28.37pt" fo:margin-right="0pt" fo:margin-top="6pt" fo:margin-bottom="0pt" fo:line-height="160%"/>
    </style:style>
    <style:style style:family="paragraph" style:class="text" style:name="Paragraph-1414" style:parent-style-name="바탕글">
      <style:paragraph-properties fo:text-align="center" fo:text-indent="0pt" fo:margin-left="0pt" fo:margin-right="0pt" fo:margin-top="6pt" fo:margin-bottom="0pt" fo:line-height="160%"/>
    </style:style>
    <style:style style:family="paragraph" style:class="text" style:name="Paragraph-141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1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1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1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1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1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1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19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19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21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21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23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23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25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25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27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427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42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430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430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432" style:parent-style-name="바탕글">
      <style:paragraph-properties fo:text-align="justify" fo:text-indent="-18.17pt" fo:margin-left="18.17pt" fo:margin-right="0pt" fo:margin-top="6pt" fo:margin-bottom="0pt" fo:line-height="160%"/>
    </style:style>
    <style:style style:family="text" style:name="p143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432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43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43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3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434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4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3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35-1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35-1-3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435-1-4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437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3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8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43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39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43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0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44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1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44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2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4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3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4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4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4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5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4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6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4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7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4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48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4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49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4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50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5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51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5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52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5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53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5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54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5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55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5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56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5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57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5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5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5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59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5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6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6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61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6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6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6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63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6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64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6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65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6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66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6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6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6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68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6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69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6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70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7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71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7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7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7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73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7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74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7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75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7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76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7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77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7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78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7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79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7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80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8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81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8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82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8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83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8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84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8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85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8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86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8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87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8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8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8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89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8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9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9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91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9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92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9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93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9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94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9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95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9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96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9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9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49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98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49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99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49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0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0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01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0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0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0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03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0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04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0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05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0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06" style:parent-style-name="xl66">
      <style:paragraph-properties fo:text-align="center" fo:text-indent="0pt" fo:margin-left="0pt" fo:margin-right="0pt" fo:margin-top="0pt" fo:margin-bottom="0pt" fo:line-height="100%"/>
    </style:style>
    <style:style style:family="text" style:name="p150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07" style:parent-style-name="xl68">
      <style:paragraph-properties fo:text-align="right" fo:text-indent="0pt" fo:margin-left="0pt" fo:margin-right="0pt" fo:margin-top="0pt" fo:margin-bottom="0pt" fo:line-height="100%"/>
    </style:style>
    <style:style style:family="text" style:name="p150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08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0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09" style:parent-style-name="xl68">
      <style:paragraph-properties fo:text-align="right" fo:text-indent="0pt" fo:margin-left="0pt" fo:margin-right="0pt" fo:margin-top="0pt" fo:margin-bottom="0pt" fo:line-height="100%"/>
    </style:style>
    <style:style style:family="text" style:name="p150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10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1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11" style:parent-style-name="xl68">
      <style:paragraph-properties fo:text-align="right" fo:text-indent="0pt" fo:margin-left="0pt" fo:margin-right="0pt" fo:margin-top="0pt" fo:margin-bottom="0pt" fo:line-height="100%"/>
    </style:style>
    <style:style style:family="text" style:name="p151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12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1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13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1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14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1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15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1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16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1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17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1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1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1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19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1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2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2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21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2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22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2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23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2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24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2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25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2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26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2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2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2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28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2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29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2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3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3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31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3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3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3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33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3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34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3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35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3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36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3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3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3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38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3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39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3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0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4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1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4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2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4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3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4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4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4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5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4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6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4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7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4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4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49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4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5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5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51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5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52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5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53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5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54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5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55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5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56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5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5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5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58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5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59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5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6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6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61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6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6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6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63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6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64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6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65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6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66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6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6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6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68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6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69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6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0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7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1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7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2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7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3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7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4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7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5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7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6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7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7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7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7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9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7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0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8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1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8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2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8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3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8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4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8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5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8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6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8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7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8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8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89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8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9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1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9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9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3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9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4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59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5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9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6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9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9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8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59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99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59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00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0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01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0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0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0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03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0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04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0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05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0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06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0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07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0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08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0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text" style:name="p1608-1-2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09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0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0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1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1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1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2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1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3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1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4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1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5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1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6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1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1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8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1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19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1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2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2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21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2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2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2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23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2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24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2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25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2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26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2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2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2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28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2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29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2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0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3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1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3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2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3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3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3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4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3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5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3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6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3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7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3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3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39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3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0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4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1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4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2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4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3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4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4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4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5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4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6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4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7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4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4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9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4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5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1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5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5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3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5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4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5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5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5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6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5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7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5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5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59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5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6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1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6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6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3" style:parent-style-name="xl68">
      <style:paragraph-properties fo:text-align="right" fo:text-indent="0pt" fo:margin-left="0pt" fo:margin-right="0pt" fo:margin-top="0pt" fo:margin-bottom="0pt" fo:line-height="100%"/>
    </style:style>
    <style:style style:family="text" style:name="p166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4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6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5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6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6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6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6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8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6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69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6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0" style:parent-style-name="xl68">
      <style:paragraph-properties fo:text-align="right" fo:text-indent="0pt" fo:margin-left="0pt" fo:margin-right="0pt" fo:margin-top="0pt" fo:margin-bottom="0pt" fo:line-height="100%"/>
    </style:style>
    <style:style style:family="text" style:name="p167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1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7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2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7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3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7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4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7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5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7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6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7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7" style:parent-style-name="xl68">
      <style:paragraph-properties fo:text-align="right" fo:text-indent="0pt" fo:margin-left="0pt" fo:margin-right="0pt" fo:margin-top="0pt" fo:margin-bottom="0pt" fo:line-height="100%"/>
    </style:style>
    <style:style style:family="text" style:name="p167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8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7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79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7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80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8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81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8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82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8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83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8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84" style:parent-style-name="xl68">
      <style:paragraph-properties fo:text-align="right" fo:text-indent="0pt" fo:margin-left="0pt" fo:margin-right="0pt" fo:margin-top="0pt" fo:margin-bottom="0pt" fo:line-height="100%"/>
    </style:style>
    <style:style style:family="text" style:name="p168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85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8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86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8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87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8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88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8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89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89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90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90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91" style:parent-style-name="xl68">
      <style:paragraph-properties fo:text-align="right" fo:text-indent="0pt" fo:margin-left="0pt" fo:margin-right="0pt" fo:margin-top="0pt" fo:margin-bottom="0pt" fo:line-height="100%"/>
    </style:style>
    <style:style style:family="text" style:name="p1691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92" style:parent-style-name="xl65">
      <style:paragraph-properties fo:text-align="center" fo:text-indent="0pt" fo:margin-left="0pt" fo:margin-right="0pt" fo:margin-top="0pt" fo:margin-bottom="0pt" fo:line-height="100%"/>
    </style:style>
    <style:style style:family="text" style:name="p1692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93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93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94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94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95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95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96" style:parent-style-name="xl67">
      <style:paragraph-properties fo:text-align="right" fo:text-indent="0pt" fo:margin-left="0pt" fo:margin-right="0pt" fo:margin-top="0pt" fo:margin-bottom="0pt" fo:line-height="100%"/>
    </style:style>
    <style:style style:family="text" style:name="p1696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97" style:parent-style-name="xl66">
      <style:paragraph-properties fo:text-align="right" fo:text-indent="0pt" fo:margin-left="0pt" fo:margin-right="0pt" fo:margin-top="0pt" fo:margin-bottom="0pt" fo:line-height="100%"/>
    </style:style>
    <style:style style:family="text" style:name="p1697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98" style:parent-style-name="xl68">
      <style:paragraph-properties fo:text-align="right" fo:text-indent="0pt" fo:margin-left="0pt" fo:margin-right="0pt" fo:margin-top="0pt" fo:margin-bottom="0pt" fo:line-height="100%"/>
    </style:style>
    <style:style style:family="text" style:name="p1698-1-1"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00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01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70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1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02" style:parent-style-name="바탕글">
      <style:paragraph-properties fo:text-align="justify" fo:text-indent="-30.02pt" fo:margin-left="30.02pt" fo:margin-right="0pt" fo:margin-top="6pt" fo:margin-bottom="0pt" fo:line-height="160%"/>
    </style:style>
    <style:style style:family="text" style:name="p170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2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2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2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2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03" style:parent-style-name="바탕글">
      <style:paragraph-properties fo:text-align="justify" fo:text-indent="-29.46pt" fo:margin-left="29.46pt" fo:margin-right="0pt" fo:margin-top="6pt" fo:margin-bottom="0pt" fo:line-height="160%"/>
    </style:style>
    <style:style style:family="text" style:name="p170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3-2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3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04" style:parent-style-name="바탕글">
      <style:paragraph-properties fo:text-align="justify" fo:text-indent="-29.46pt" fo:margin-left="29.46pt" fo:margin-right="0pt" fo:margin-top="6pt" fo:margin-bottom="0pt" fo:line-height="160%"/>
    </style:style>
    <style:style style:family="text" style:name="p170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4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05" style:parent-style-name="바탕글">
      <style:paragraph-properties fo:text-align="justify" fo:text-indent="-29.46pt" fo:margin-left="29.46pt" fo:margin-right="0pt" fo:margin-top="6pt" fo:margin-bottom="0pt" fo:line-height="160%"/>
    </style:style>
    <style:style style:family="text" style:name="p170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5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5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06" style:parent-style-name="바탕글">
      <style:paragraph-properties fo:text-align="justify" fo:text-indent="-29.03pt" fo:margin-left="29.03pt" fo:margin-right="0pt" fo:margin-top="6pt" fo:margin-bottom="0pt" fo:line-height="160%"/>
    </style:style>
    <style:style style:family="text" style:name="p170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0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07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08" style:parent-style-name="바탕글">
      <style:paragraph-properties fo:text-align="justify" fo:text-indent="0pt" fo:margin-left="0pt" fo:margin-right="0pt" fo:margin-top="6pt" fo:margin-bottom="0pt" fo:line-height="160%" fo:break-before="page"/>
    </style:style>
    <style:style style:family="text" style:name="p1708-1-1">
      <style:text-properties style:font-name="한컴바탕" style:font-name-asian="한컴바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10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11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71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12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13" style:parent-style-name="바탕글">
      <style:paragraph-properties fo:text-align="center" fo:text-indent="0pt" fo:margin-left="0pt" fo:margin-right="0pt" fo:margin-top="6pt" fo:margin-bottom="0pt" fo:line-height="160%"/>
    </style:style>
    <style:style style:family="text" style:name="p1713-1-1">
      <style:text-properties style:font-name="휴먼고딕" style:font-name-asian="휴먼고딕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1713-1-2">
      <style:text-properties style:font-name="휴먼고딕" style:font-name-asian="휴먼고딕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14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15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71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15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15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15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15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15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1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16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17" style:parent-style-name="바탕글">
      <style:paragraph-properties fo:text-align="right" fo:text-indent="0pt" fo:margin-left="0pt" fo:margin-right="0pt" fo:margin-top="6pt" fo:margin-bottom="0pt" fo:line-height="160%"/>
    </style:style>
    <style:style style:family="text" style:name="p171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18" style:parent-style-name="바탕글">
      <style:paragraph-properties fo:text-align="right" fo:text-indent="0pt" fo:margin-left="0pt" fo:margin-right="0pt" fo:margin-top="6pt" fo:margin-bottom="0pt" fo:line-height="160%"/>
    </style:style>
    <style:style style:family="text" style:name="p1718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1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20" style:parent-style-name="바탕글">
      <style:paragraph-properties fo:text-align="center" fo:text-indent="0pt" fo:margin-left="0pt" fo:margin-right="0pt" fo:margin-top="6pt" fo:margin-bottom="0pt" fo:line-height="160%"/>
    </style:style>
    <style:style style:family="text" style:name="p1720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21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22" style:parent-style-name="바탕글">
      <style:paragraph-properties fo:text-align="center" fo:text-indent="0pt" fo:margin-left="0pt" fo:margin-right="0pt" fo:margin-top="6pt" fo:margin-bottom="0pt" fo:line-height="160%"/>
    </style:style>
    <style:style style:family="text" style:name="p172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23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24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72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25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72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26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72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27" style:parent-style-name="바탕글">
      <style:paragraph-properties fo:text-align="justify" fo:text-indent="0pt" fo:margin-left="0pt" fo:margin-right="0pt" fo:margin-top="6pt" fo:margin-bottom="0pt" fo:line-height="160%"/>
    </style:style>
    <style:style style:family="text" style:name="p172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27-1-2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727-1-3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727-1-4">
      <style:text-properties style:font-name="한컴바탕" style:font-name-asian="한컴바탕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1728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29" style:parent-style-name="바탕글">
      <style:paragraph-properties fo:text-align="justify" fo:text-indent="0pt" fo:margin-left="0pt" fo:margin-right="0pt" fo:margin-top="6pt" fo:margin-bottom="0pt" fo:line-height="160%" fo:break-before="page"/>
    </style:style>
    <style:style style:family="text" style:name="p1729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729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729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30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31" style:parent-style-name="바탕글">
      <style:paragraph-properties fo:text-align="justify" fo:text-indent="-17.33pt" fo:margin-left="17.33pt" fo:margin-right="0pt" fo:margin-top="6pt" fo:margin-bottom="0pt" fo:line-height="160%"/>
    </style:style>
    <style:style style:family="text" style:name="p1731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731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32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33" style:parent-style-name="바탕글">
      <style:paragraph-properties fo:text-align="justify" fo:text-indent="-20.31pt" fo:margin-left="20.31pt" fo:margin-right="0pt" fo:margin-top="6pt" fo:margin-bottom="0pt" fo:line-height="160%"/>
    </style:style>
    <style:style style:family="text" style:name="p1733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3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3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3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3-1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3-1-6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3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3-2-2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/>
    </style:style>
    <style:style style:family="text" style:name="p1733-2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3-2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3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3-3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3-3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34" style:parent-style-name="바탕글">
      <style:paragraph-properties fo:text-align="justify" fo:text-indent="-28pt" fo:margin-left="28pt" fo:margin-right="0pt" fo:margin-top="6pt" fo:margin-bottom="0pt" fo:line-height="160%"/>
    </style:style>
    <style:style style:family="text" style:name="p1734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35" style:parent-style-name="바탕글">
      <style:paragraph-properties fo:text-align="justify" fo:text-indent="-28.02pt" fo:margin-left="28.02pt" fo:margin-right="0pt" fo:margin-top="6pt" fo:margin-bottom="0pt" fo:line-height="160%"/>
    </style:style>
    <style:style style:family="text" style:name="p1735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5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5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5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5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36" style:parent-style-name="바탕글">
      <style:paragraph-properties fo:text-align="justify" fo:text-indent="-28.48pt" fo:margin-left="28.48pt" fo:margin-right="0pt" fo:margin-top="6pt" fo:margin-bottom="0pt" fo:line-height="160%"/>
    </style:style>
    <style:style style:family="text" style:name="p1736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1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1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1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2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3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4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4-2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4-3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4-4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4-5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5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6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text" style:name="p1736-7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37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text" style:name="p1737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38" style:parent-style-name="바탕글">
      <style:paragraph-properties fo:text-align="justify" fo:text-indent="-17.38pt" fo:margin-left="17.38pt" fo:margin-right="0pt" fo:margin-top="6pt" fo:margin-bottom="0pt" fo:line-height="160%"/>
    </style:style>
    <style:style style:family="paragraph" style:class="text" style:name="Paragraph-173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40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741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42" style:parent-style-name="바탕글">
      <style:paragraph-properties fo:text-align="justify" fo:text-indent="0pt" fo:margin-left="0pt" fo:margin-right="0pt" fo:margin-top="6pt" fo:margin-bottom="0pt" fo:line-height="160%" fo:break-before="page"/>
    </style:style>
    <style:style style:family="text" style:name="p1742-1-1">
      <style:text-properties style:font-name="한컴바탕" style:font-name-asian="한컴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43" style:parent-style-name="바탕글">
      <style:paragraph-properties fo:text-align="justify" fo:text-indent="-18.46pt" fo:margin-left="18.46pt" fo:margin-right="0pt" fo:margin-top="6pt" fo:margin-bottom="0pt" fo:line-height="160%"/>
    </style:style>
    <style:style style:family="paragraph" style:class="text" style:name="Paragraph-1744" style:parent-style-name="바탕글">
      <style:paragraph-properties fo:text-align="center" fo:text-indent="0pt" fo:margin-left="0pt" fo:margin-right="0pt" fo:margin-top="6pt" fo:margin-bottom="0pt" fo:line-height="160%"/>
    </style:style>
    <style:style style:family="paragraph" style:class="text" style:name="Paragraph-174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45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4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46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4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4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4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49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749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749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5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50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5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51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751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751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5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52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5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53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753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753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5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54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5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55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755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755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56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5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57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757-1-2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text" style:name="p1757-1-3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5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58-1-1">
      <style:text-properties style:font-name="함초롬바탕" style:font-name-asian="함초롬바탕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759" style:parent-style-name="바탕글">
      <style:paragraph-properties fo:text-align="justify" fo:text-indent="0pt" fo:margin-left="0pt" fo:margin-right="0pt" fo:margin-top="6pt" fo:margin-bottom="0pt" fo:line-height="160%"/>
    </style:style>
    <style:style style:family="paragraph" style:class="text" style:name="Paragraph-1760" style:parent-style-name="바탕글">
      <style:paragraph-properties fo:text-align="justify" fo:text-indent="-18.46pt" fo:margin-left="18.46pt" fo:margin-right="0pt" fo:margin-top="6pt" fo:margin-bottom="0pt" fo:line-height="160%"/>
    </style:style>
    <style:style style:name="Table-1" style:family="table">
      <style:table-properties style:width="148mm" table:align="margins" fo:margin-left="1mm" fo:margin-right="1mm" fo:margin-top="1mm" fo:margin-bottom="1mm" table:border-model="collapsing"/>
    </style:style>
    <style:style style:name="Table-2" style:family="table">
      <style:table-properties style:width="148.01mm" table:align="margins" fo:margin-left="1mm" fo:margin-right="1mm" fo:margin-top="1mm" fo:margin-bottom="1mm" table:border-model="collapsing"/>
    </style:style>
    <style:style style:name="Table-3" style:family="table">
      <style:table-properties style:width="148.99mm" table:align="margins" fo:margin-left="0.5mm" fo:margin-right="0.5mm" fo:margin-top="0.5mm" fo:margin-bottom="0.5mm" table:border-model="collapsing"/>
    </style:style>
    <style:style style:name="Table-4" style:family="table">
      <style:table-properties style:width="149.09mm" table:align="margins" fo:margin-left="0.5mm" fo:margin-right="0.5mm" fo:margin-top="0.5mm" fo:margin-bottom="0.5mm" table:border-model="collapsing"/>
    </style:style>
    <style:style style:name="Table-5" style:family="table">
      <style:table-properties style:width="149.09mm" table:align="margins" fo:margin-left="0.5mm" fo:margin-right="0.5mm" fo:margin-top="0.5mm" fo:margin-bottom="0.5mm" table:border-model="collapsing"/>
    </style:style>
    <style:style style:name="Table-6" style:family="table">
      <style:table-properties style:width="149.09mm" table:align="margins" fo:margin-left="0.5mm" fo:margin-right="0.5mm" fo:margin-top="0.5mm" fo:margin-bottom="0.5mm" table:border-model="collapsing"/>
    </style:style>
    <style:style style:name="Table-7" style:family="table">
      <style:table-properties style:width="149.11mm" table:align="margins" fo:margin-left="0.5mm" fo:margin-right="0.5mm" fo:margin-top="0.5mm" fo:margin-bottom="0.5mm" table:border-model="collapsing"/>
    </style:style>
    <style:style style:name="Table-8" style:family="table">
      <style:table-properties style:width="149.4mm" table:align="margins" fo:margin-left="0mm" fo:margin-right="0mm" fo:margin-top="0mm" fo:margin-bottom="0mm" table:border-model="collapsing"/>
    </style:style>
    <style:style style:name="Table-9" style:family="table">
      <style:table-properties style:width="149.64mm" table:align="margins" fo:margin-left="0mm" fo:margin-right="0mm" fo:margin-top="0mm" fo:margin-bottom="0mm" table:border-model="collapsing"/>
    </style:style>
    <style:style style:name="Table-10" style:family="table">
      <style:table-properties style:width="148.01mm" table:align="margins" fo:margin-left="1mm" fo:margin-right="1mm" fo:margin-top="1mm" fo:margin-bottom="1mm" table:border-model="collapsing"/>
    </style:style>
    <style:style style:name="Table-11" style:family="table">
      <style:table-properties style:width="149.09mm" table:align="margins" fo:margin-left="0.5mm" fo:margin-right="0.5mm" fo:margin-top="0.5mm" fo:margin-bottom="0.5mm" table:border-model="collapsing"/>
    </style:style>
    <style:style style:name="Table-12" style:family="table">
      <style:table-properties style:width="149.4mm" table:align="margins" fo:margin-left="0mm" fo:margin-right="0mm" fo:margin-top="0mm" fo:margin-bottom="0mm" table:border-model="collapsing"/>
    </style:style>
    <style:style style:name="Table-13" style:family="table">
      <style:table-properties style:width="148.01mm" table:align="margins" fo:margin-left="1mm" fo:margin-right="1mm" fo:margin-top="1mm" fo:margin-bottom="1mm" table:border-model="collapsing"/>
    </style:style>
    <style:style style:name="Table-14" style:family="table">
      <style:table-properties style:width="148.72mm" table:align="margins" fo:margin-left="0.5mm" fo:margin-right="0.5mm" fo:margin-top="0.5mm" fo:margin-bottom="0.5mm" table:border-model="collapsing"/>
    </style:style>
    <style:style style:name="Table-15" style:family="table">
      <style:table-properties style:width="148.01mm" table:align="margins" fo:margin-left="1mm" fo:margin-right="1mm" fo:margin-top="1mm" fo:margin-bottom="1mm" table:border-model="collapsing"/>
    </style:style>
    <style:style style:name="Table-16" style:family="table">
      <style:table-properties style:width="147.44mm" table:align="margins" fo:margin-left="1mm" fo:margin-right="1mm" fo:margin-top="1mm" fo:margin-bottom="1mm" table:border-model="collapsing"/>
    </style:style>
    <style:style style:name="Table-17" style:family="table">
      <style:table-properties style:width="130.46mm" table:align="margins" fo:margin-left="1mm" fo:margin-right="1mm" fo:margin-top="1mm" fo:margin-bottom="1mm" table:border-model="collapsing"/>
    </style:style>
    <style:style style:name="Table-18" style:family="table">
      <style:table-properties style:width="130.46mm" table:align="margins" fo:margin-left="1mm" fo:margin-right="1mm" fo:margin-top="1mm" fo:margin-bottom="1mm" table:border-model="collapsing"/>
    </style:style>
    <style:style style:name="Table-19" style:family="table">
      <style:table-properties style:width="149.4mm" table:align="margins" fo:margin-left="0mm" fo:margin-right="0mm" fo:margin-top="0mm" fo:margin-bottom="0mm" table:border-model="collapsing"/>
    </style:style>
    <style:style style:name="Table-20" style:family="table">
      <style:table-properties style:width="130.46mm" table:align="margins" fo:margin-left="1mm" fo:margin-right="1mm" fo:margin-top="1mm" fo:margin-bottom="1mm" table:border-model="collapsing"/>
    </style:style>
    <style:style style:name="Table-21" style:family="table">
      <style:table-properties style:width="130.46mm" table:align="margins" fo:margin-left="1mm" fo:margin-right="1mm" fo:margin-top="1mm" fo:margin-bottom="1mm" table:border-model="collapsing"/>
    </style:style>
    <style:style style:name="Table-22" style:family="table">
      <style:table-properties style:width="148.83mm" table:align="margins" fo:margin-left="0mm" fo:margin-right="0mm" fo:margin-top="0mm" fo:margin-bottom="0mm" table:border-model="collapsing"/>
    </style:style>
    <style:style style:name="Table-23" style:family="table">
      <style:table-properties style:width="130.46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-1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-1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-2-3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-2-4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-2-5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-2-6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3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3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4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4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4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-1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-1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-2-3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-2-4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-2-5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-2-6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3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3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4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4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4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5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5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6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6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-6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3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3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3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3-1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3-1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3-1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3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3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3-2-3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3-2-4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3-2-5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3-2-6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3-2-7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4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4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4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4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4-1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4-1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4-1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4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4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4-2-3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4-2-4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4-2-5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4-2-6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4-2-7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4-2-8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4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3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3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3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4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4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4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4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5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5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5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6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6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6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6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7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7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7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4-7-7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5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5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5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5-2-3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5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6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6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6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6-1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6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6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6-2-3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6-2-4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6-2-5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6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3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4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4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5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7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7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7-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7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7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7-2-3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7-2-4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7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4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6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8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8-1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8-1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8-1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8-1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8-2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8-2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8-2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8-2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8-2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8-2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8-2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8-2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8-3-1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3-2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3-3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3-4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3-5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3-6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3-7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3-8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3-9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4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4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4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4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4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4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4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4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4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5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5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5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5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5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5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5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5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5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6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6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6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6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6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6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6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6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6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7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7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7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7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7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7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7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7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7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8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8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8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8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8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8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8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8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8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8-9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8-9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8-9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8-9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8-9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8-9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8-9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8-9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8-9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8-10-1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10-2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10-3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10-4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10-5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10-6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10-7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10-8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8-10-9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9-1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5mm double #000000" fo:background-color="#e5e5e5"/>
    </style:style>
    <style:style style:name="Table-9-1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5e5e5"/>
    </style:style>
    <style:style style:name="Table-9-1-3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 fo:background-color="#e5e5e5"/>
    </style:style>
    <style:style style:name="Table-9-1-4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 fo:background-color="#e5e5e5"/>
    </style:style>
    <style:style style:name="Table-9-2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5mm double #000000" fo:background-color="#e5e5e5"/>
    </style:style>
    <style:style style:name="Table-9-2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 fo:background-color="#e5e5e5"/>
    </style:style>
    <style:style style:name="Table-9-2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 fo:background-color="#e5e5e5"/>
    </style:style>
    <style:style style:name="Table-9-2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 fo:background-color="#e5e5e5"/>
    </style:style>
    <style:style style:name="Table-9-2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 fo:background-color="#e5e5e5"/>
    </style:style>
    <style:style style:name="Table-9-2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 fo:background-color="#e5e5e5"/>
    </style:style>
    <style:style style:name="Table-9-3-1" style:family="table-cell">
      <style:table-cell-properties fo:padding-left="0mm" fo:padding-right="0mm" fo:padding-top="0mm" fo:padding-bottom="0mm" fo:border-left="0.15mm solid #000000" fo:border-right="0.15mm solid #000000" fo:border-top="0.5mm double #000000" fo:border-bottom="0.15mm solid #000000"/>
    </style:style>
    <style:style style:name="Table-9-3-2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9-3-3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9-3-4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9-3-5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9-3-6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9-3-7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9-4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9-4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4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4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4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4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4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5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9-5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5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5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5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5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5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6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9-6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6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6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6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6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6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7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9-7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7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7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7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7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7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9-8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5mm double #000000"/>
    </style:style>
    <style:style style:name="Table-9-8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/>
    </style:style>
    <style:style style:name="Table-9-8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/>
    </style:style>
    <style:style style:name="Table-9-8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/>
    </style:style>
    <style:style style:name="Table-9-8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/>
    </style:style>
    <style:style style:name="Table-9-8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/>
    </style:style>
    <style:style style:name="Table-9-8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/>
    </style:style>
    <style:style style:name="Table-9-9-1" style:family="table-cell">
      <style:table-cell-properties fo:padding-left="0mm" fo:padding-right="0mm" fo:padding-top="0mm" fo:padding-bottom="0mm" fo:border-left="0.15mm solid #000000" fo:border-right="0.15mm solid #000000" fo:border-top="0.5mm double #000000" fo:border-bottom="0.15mm solid #000000"/>
    </style:style>
    <style:style style:name="Table-9-9-2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9-9-3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9-9-4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9-9-5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9-9-6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9-9-7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10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1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1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1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1-2-3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1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1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1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1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1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1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2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2-1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12-1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12-1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12-1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12-2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2-2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2-2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2-2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2-2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2-2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2-2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2-2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2-3-1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3-2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3-3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3-4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3-5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3-6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3-7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3-8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3-9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4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4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4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4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4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4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4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4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4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5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5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5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5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5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5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5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5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5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6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6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6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6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6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6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6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6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6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7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7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7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7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7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7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7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7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7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8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8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8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8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8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8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8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8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8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2-9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2-9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2-9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2-9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2-9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2-9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2-9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2-9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2-9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2-10-1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10-2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10-3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10-4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10-5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10-6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10-7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10-8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2-10-9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7mm double #000000" fo:background-color="#e5e5e5"/>
    </style:style>
    <style:style style:name="Table-14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7mm double #000000" fo:background-color="#e5e5e5"/>
    </style:style>
    <style:style style:name="Table-14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7mm double #000000" fo:background-color="#e5e5e5"/>
    </style:style>
    <style:style style:name="Table-14-2-1" style:family="table-cell">
      <style:table-cell-properties fo:padding-left="1.8mm" fo:padding-right="1.8mm" fo:padding-top="0.5mm" fo:padding-bottom="0.5mm" fo:border-left="0.12mm solid #000000" fo:border-right="0.12mm solid #000000" fo:border-top="0.7mm double #000000" fo:border-bottom="0.12mm solid #000000"/>
    </style:style>
    <style:style style:name="Table-14-2-2" style:family="table-cell">
      <style:table-cell-properties fo:padding-left="1.8mm" fo:padding-right="1.8mm" fo:padding-top="0.5mm" fo:padding-bottom="0.5mm" fo:border-left="0.12mm solid #000000" fo:border-right="0.12mm solid #000000" fo:border-top="0.7mm double #000000" fo:border-bottom="0.12mm solid #000000"/>
    </style:style>
    <style:style style:name="Table-14-2-3" style:family="table-cell">
      <style:table-cell-properties fo:padding-left="1.8mm" fo:padding-right="1.8mm" fo:padding-top="0.5mm" fo:padding-bottom="0.5mm" fo:border-left="0.12mm solid #000000" fo:border-right="0.12mm solid #000000" fo:border-top="0.7mm double #000000" fo:border-bottom="0.12mm solid #000000"/>
    </style:style>
    <style:style style:name="Table-14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8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8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8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9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1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1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10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1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1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1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7mm double #000000"/>
    </style:style>
    <style:style style:name="Table-14-1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1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4-1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7mm double #000000"/>
    </style:style>
    <style:style style:name="Table-14-1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7mm double #000000"/>
    </style:style>
    <style:style style:name="Table-14-14-1" style:family="table-cell">
      <style:table-cell-properties fo:padding-left="1.8mm" fo:padding-right="1.8mm" fo:padding-top="0.5mm" fo:padding-bottom="0.5mm" fo:border-left="0.12mm solid #000000" fo:border-right="0.12mm solid #000000" fo:border-top="0.7mm double #000000" fo:border-bottom="0.12mm solid #000000"/>
    </style:style>
    <style:style style:name="Table-14-14-2" style:family="table-cell">
      <style:table-cell-properties fo:padding-left="1.8mm" fo:padding-right="1.8mm" fo:padding-top="0.5mm" fo:padding-bottom="0.5mm" fo:border-left="0.12mm solid #000000" fo:border-right="0.12mm solid #000000" fo:border-top="0.7mm double #000000" fo:border-bottom="0.12mm solid #000000"/>
    </style:style>
    <style:style style:name="Table-15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5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5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5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5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5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6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6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6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6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6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6-2-3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6-2-4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6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6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6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6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6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6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6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7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7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7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7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7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7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7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7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7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7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7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7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7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7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8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8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18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8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18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8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8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8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8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8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8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8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8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8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9-1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9-1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19-1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19-1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19-1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 fo:background-color="#e5e5e5"/>
    </style:style>
    <style:style style:name="Table-19-2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9-2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9-2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9-2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9-2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9-2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9-2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9-2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 fo:background-color="#e5e5e5"/>
    </style:style>
    <style:style style:name="Table-19-3-1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3-2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3-3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3-4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3-5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3-6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3-7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3-8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3-9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4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4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4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4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4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4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4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4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4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5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5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5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5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5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5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5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5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5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6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6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6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6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6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6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6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6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6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7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7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7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7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7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7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7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7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7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8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8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8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8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8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8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8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8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8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12mm solid #000000"/>
    </style:style>
    <style:style style:name="Table-19-9-1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9-9-2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9-9-3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9-9-4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9-9-5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9-9-6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9-9-7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9-9-8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9-9-9" style:family="table-cell">
      <style:table-cell-properties fo:padding-left="0mm" fo:padding-right="0mm" fo:padding-top="0mm" fo:padding-bottom="0mm" fo:border-left="0.12mm solid #000000" fo:border-right="0.12mm solid #000000" fo:border-top="0.12mm solid #000000" fo:border-bottom="0.5mm double #000000"/>
    </style:style>
    <style:style style:name="Table-19-10-1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10-2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10-3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10-4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10-5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10-6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10-7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10-8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19-10-9" style:family="table-cell">
      <style:table-cell-properties fo:padding-left="0mm" fo:padding-right="0mm" fo:padding-top="0mm" fo:padding-bottom="0mm" fo:border-left="0.12mm solid #000000" fo:border-right="0.12mm solid #000000" fo:border-top="0.5mm double #000000" fo:border-bottom="0.12mm solid #000000"/>
    </style:style>
    <style:style style:name="Table-20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0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0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0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0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0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0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0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0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0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0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0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0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0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1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1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1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1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1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1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1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1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1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1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1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1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1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5mm double #000000" fo:background-color="#e5e5e5"/>
    </style:style>
    <style:style style:name="Table-22-1-2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5mm double #000000" fo:background-color="#e5e5e5"/>
    </style:style>
    <style:style style:name="Table-22-1-3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 fo:background-color="#e5e5e5"/>
    </style:style>
    <style:style style:name="Table-22-1-4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 fo:background-color="#e5e5e5"/>
    </style:style>
    <style:style style:name="Table-22-1-5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 fo:background-color="#e5e5e5"/>
    </style:style>
    <style:style style:name="Table-22-2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 fo:background-color="#e5e5e5"/>
    </style:style>
    <style:style style:name="Table-22-2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 fo:background-color="#e5e5e5"/>
    </style:style>
    <style:style style:name="Table-22-2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 fo:background-color="#e5e5e5"/>
    </style:style>
    <style:style style:name="Table-22-2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 fo:background-color="#e5e5e5"/>
    </style:style>
    <style:style style:name="Table-22-2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 fo:background-color="#e5e5e5"/>
    </style:style>
    <style:style style:name="Table-22-2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5mm double #000000" fo:background-color="#e5e5e5"/>
    </style:style>
    <style:style style:name="Table-22-3-1" style:family="table-cell">
      <style:table-cell-properties fo:padding-left="0mm" fo:padding-right="0mm" fo:padding-top="0mm" fo:padding-bottom="0mm" fo:border-left="0.15mm solid #000000" fo:border-right="0.15mm solid #000000" fo:border-top="0.5mm double #000000" fo:border-bottom="0.15mm solid #000000"/>
    </style:style>
    <style:style style:name="Table-22-3-2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22-3-3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22-3-4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22-3-5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22-3-6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22-3-7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22-3-8" style:family="table-cell">
      <style:table-cell-properties fo:padding-left="0mm" fo:padding-right="0mm" fo:padding-top="0mm" fo:padding-bottom="0mm" fo:border-left="0.15mm none #000000" fo:border-right="0.15mm solid #000000" fo:border-top="0.5mm double #000000" fo:border-bottom="0.15mm solid #000000"/>
    </style:style>
    <style:style style:name="Table-22-4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4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4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4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4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4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4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5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5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5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5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5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5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5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6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6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6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6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6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6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6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7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7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7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7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7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7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7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8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8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8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8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8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8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8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9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9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9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9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9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9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9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0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0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0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0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0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0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0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1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1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1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1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1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1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1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2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22-12-2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2-3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2-4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2-5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2-6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2-7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2-8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3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3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3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3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3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3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3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4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4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4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4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4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4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4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5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5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5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5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5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5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5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6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22-16-2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6-3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6-4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6-5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6-6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6-7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6-8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17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7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7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7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7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7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7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8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8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8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8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8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8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8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9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9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9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9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9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9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19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0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0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0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0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0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0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0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1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1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1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1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1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1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1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2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2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2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2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2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2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2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3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3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3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3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3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3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3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4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4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4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4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4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4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4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5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22-25-2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25-3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25-4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25-5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25-6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25-7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25-8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26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6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6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6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6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6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6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7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7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7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7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7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7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7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8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8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8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8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8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8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8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9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9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9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9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9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9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29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0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22-30-2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0-3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0-4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0-5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0-6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0-7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1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22-31-2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1-3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1-4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1-5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1-6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1-7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1-8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22-32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2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2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2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2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2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2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3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3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3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3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3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3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3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4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4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4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4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4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4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4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5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5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5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5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5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5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5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6-1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6-2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6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6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6-5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6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2-36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3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3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5mm double #000000" fo:background-color="#e5e5e5"/>
    </style:style>
    <style:style style:name="Table-23-2-1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3-2-2" style:family="table-cell">
      <style:table-cell-properties fo:padding-left="1.8mm" fo:padding-right="1.8mm" fo:padding-top="0.5mm" fo:padding-bottom="0.5mm" fo:border-left="0.12mm solid #000000" fo:border-right="0.12mm solid #000000" fo:border-top="0.5mm double #000000" fo:border-bottom="0.12mm solid #000000"/>
    </style:style>
    <style:style style:name="Table-23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3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3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3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3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3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3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3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3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3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바탕글"/>
      <text:p text:style-name="바탕글"/>
      <text:p text:style-name="바탕글"/>
      <text:p text:style-name="바탕글"/>
      <text:p text:style-name="바탕글"/>
      <text:p text:style-name="Paragraph-6"><text:span text:style-name="p6-1-1">보세판매장</text:span><text:span text:style-name="p6-1-2">[</text:span><text:span text:style-name="p6-1-3">면세점</text:span><text:span text:style-name="p6-1-4">] </text:span><text:span text:style-name="p6-1-5">시장지배적 추정사업자 </text:span><text:span text:style-name="p6-2-1">감점제도 적용기준 연구</text:span></text:p>
      <text:p text:style-name="바탕글"/>
      <text:p text:style-name="바탕글"/>
      <text:p text:style-name="바탕글"/>
      <text:p text:style-name="바탕글"/>
      <text:p text:style-name="Paragraph-11"><text:span text:style-name="p11-1-1">최종보고서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Paragraph-21"><text:span text:style-name="p21-1-1">2017. 4. </text:span></text:p>
      <text:p text:style-name="바탕글"/>
      <text:p text:style-name="바탕글"/>
      <text:p text:style-name="바탕글"/>
      <text:p text:style-name="바탕글"/>
      <text:p text:style-name="바탕글"/>
      <text:p text:style-name="Paragraph-27"/>
      <text:p text:style-name="바탕글"/>
      <text:p text:style-name="Paragraph-29"><text:span text:style-name="p29-1-1">제 출 문</text:span></text:p>
      <text:p text:style-name="바탕글"/>
      <text:p text:style-name="바탕글"/>
      <text:p text:style-name="바탕글"/>
      <text:p text:style-name="바탕글"/>
      <text:p text:style-name="Paragraph-34"><text:span text:style-name="p34-1-1">본 보고서를 </text:span><text:span text:style-name="p34-1-2">「</text:span><text:span text:style-name="p34-1-3">보세판매장</text:span><text:span text:style-name="p34-1-4">[</text:span><text:span text:style-name="p34-1-5">면세점</text:span><text:span text:style-name="p34-1-6">] </text:span><text:span text:style-name="p34-1-7">시장지배적 추정사업자 </text:span><text:span text:style-name="p34-2-1">감점제도 적용기준 연구</text:span><text:span text:style-name="p34-2-2">」 </text:span><text:span text:style-name="p34-2-3">의 최종보고서로 제출합니다.</text:span></text:p>
      <text:p text:style-name="바탕글"/>
      <text:p text:style-name="바탕글"/>
      <text:p text:style-name="바탕글"/>
      <text:p text:style-name="바탕글"/>
      <text:p text:style-name="Paragraph-39"><text:span text:style-name="p39-1-1">2017년 4월</text:span></text:p>
      <text:p text:style-name="Paragraph-40"/>
      <text:p text:style-name="Paragraph-41"/>
      <text:p text:style-name="Paragraph-42"/>
      <text:p text:style-name="Paragraph-43"/>
      <text:p text:style-name="Paragraph-44"><text:span text:style-name="p44-1-1">책임연구원 : 이  황 고려대학교 법학전문대학원 교수 </text:span></text:p>
      <text:p text:style-name="Paragraph-45"><text:span text:style-name="p45-1-1">연  구  원 : 김선형 고려대학교 법학전문대학원 겸임교수</text:span></text:p>
      <text:p text:style-name="Paragraph-46"><text:span text:style-name="p46-1-1">             최지필 고려대학교 </text:span><text:span text:style-name="p46-1-2">ICR</text:span><text:span text:style-name="p46-1-3">센터 연구원</text:span></text:p>
      <text:p text:style-name="Paragraph-47"><text:span text:style-name="p47-1-1">연구보조원 : 유현근 고려대학교 </text:span><text:span text:style-name="p47-1-2">ICR</text:span><text:span text:style-name="p47-1-3">센터 연구원</text:span></text:p>
      <text:p text:style-name="Paragraph-48"><text:span text:style-name="p48-1-1">             노희빈 고려대학교 </text:span><text:span text:style-name="p48-1-2">ICR</text:span><text:span text:style-name="p48-1-3">센터 연구원</text:span></text:p>
      <text:p text:style-name="Paragraph-49"><text:span text:style-name="p49-1-1">             홍지선 고려대학교 </text:span><text:span text:style-name="p49-1-2">ICR</text:span><text:span text:style-name="p49-1-3">센터 직원</text:span></text:p>
      <text:p text:style-name="바탕글"/>
      <text:p text:style-name="Paragraph-51"><text:span text:style-name="p51-1-1">- 목 차 -</text:span></text:p>
      <text:p text:style-name="바탕글"/>
      <text:p text:style-name="Paragraph-53"><text:span text:style-name="p53-1-1">&lt;제목 차례&gt;</text:span></text:p>
      <text:p text:style-name="Paragraph-54"/>
      <text:p text:style-name="Paragraph-55"><text:span text:style-name="p55-1-1">제1장 서론</text:span><text:span text:style-name="p55-1-3">1</text:span></text:p>
      <text:p text:style-name="Paragraph-56"><text:span text:style-name="p56-1-1"> Ⅰ. </text:span><text:span text:style-name="p56-1-2">연구의 목적</text:span><text:span text:style-name="p56-1-4">1</text:span></text:p>
      <text:p text:style-name="Paragraph-57"><text:span text:style-name="p57-1-1"> Ⅱ. </text:span><text:span text:style-name="p57-1-2">연구의 내용 및 범위</text:span><text:span text:style-name="p57-1-4">1</text:span></text:p>
      <text:p text:style-name="Paragraph-58"/>
      <text:p text:style-name="Paragraph-59"><text:span text:style-name="p59-1-1">제2장 면세점 현황</text:span><text:span text:style-name="p59-1-3">3</text:span></text:p>
      <text:p text:style-name="Paragraph-60"><text:span text:style-name="p60-1-1"> Ⅰ. </text:span><text:span text:style-name="p60-1-2">면세점 개요</text:span><text:span text:style-name="p60-1-4">3</text:span></text:p>
      <text:p text:style-name="Paragraph-61"><text:span text:style-name="p61-1-1"> Ⅱ. </text:span><text:span text:style-name="p61-1-2">시장현황</text:span><text:span text:style-name="p61-1-4">4</text:span></text:p>
      <text:p text:style-name="Paragraph-62"><text:span text:style-name="p62-1-1">  1. 세계 면세점 시장 현황</text:span><text:span text:style-name="p62-1-3">4</text:span></text:p>
      <text:p text:style-name="Paragraph-63"><text:span text:style-name="p63-1-1">  2. 국내 면세점 시장 현황</text:span><text:span text:style-name="p63-1-3">6</text:span></text:p>
      <text:p text:style-name="Paragraph-64"><text:span text:style-name="p64-1-1"> Ⅲ. </text:span><text:span text:style-name="p64-1-2">시장구조</text:span><text:span text:style-name="p64-1-4">7</text:span></text:p>
      <text:p text:style-name="Paragraph-65"/>
      <text:p text:style-name="Paragraph-66"><text:span text:style-name="p66-1-1">제3장 면세점 관련제도</text:span><text:span text:style-name="p66-1-3">10</text:span></text:p>
      <text:p text:style-name="Paragraph-67"><text:span text:style-name="p67-1-1"> Ⅰ. </text:span><text:span text:style-name="p67-1-2">보세구역 설영특허의 법적 성질</text:span><text:span text:style-name="p67-1-4">10</text:span></text:p>
      <text:p text:style-name="Paragraph-68"><text:span text:style-name="p68-1-1"> Ⅱ. </text:span><text:span text:style-name="p68-1-2">특허보세구역의 특례조항</text:span><text:span text:style-name="p68-1-4">11</text:span></text:p>
      <text:p text:style-name="Paragraph-69"><text:span text:style-name="p69-1-1"> Ⅲ. </text:span><text:span text:style-name="p69-1-2">시장지배적 추정사업자 감점제도</text:span><text:span text:style-name="p69-1-4">12</text:span></text:p>
      <text:p text:style-name="Paragraph-70"><text:span text:style-name="p70-1-1">  1. 개요</text:span><text:span text:style-name="p70-1-3">12</text:span></text:p>
      <text:p text:style-name="Paragraph-71"><text:span text:style-name="p71-1-1">  2. 문제점</text:span><text:span text:style-name="p71-1-3">13</text:span></text:p>
      <text:p text:style-name="Paragraph-72"><text:span text:style-name="p72-1-1">  3. 운용방향</text:span><text:span text:style-name="p72-1-3">16</text:span></text:p>
      <text:p text:style-name="Paragraph-73"/>
      <text:p text:style-name="Paragraph-74"><text:span text:style-name="p74-1-1">제4장 시장지배적 추정사업자 판단 기준</text:span><text:span text:style-name="p74-1-3">18</text:span></text:p>
      <text:p text:style-name="Paragraph-75"><text:span text:style-name="p75-1-1"> Ⅰ. </text:span><text:span text:style-name="p75-1-2">시장지배적 사업자 추정 제도</text:span><text:span text:style-name="p75-1-4">18</text:span></text:p>
      <text:p text:style-name="Paragraph-76"><text:span text:style-name="p76-1-1"> Ⅱ. </text:span><text:span text:style-name="p76-1-2">관련시장 획정</text:span><text:span text:style-name="p76-1-4">20</text:span></text:p>
      <text:p text:style-name="Paragraph-77"><text:span text:style-name="p77-1-1">  1. 개요</text:span><text:span text:style-name="p77-1-3">20</text:span></text:p>
      <text:p text:style-name="Paragraph-78"><text:span text:style-name="p78-1-1">   가. 시장획정 일반론</text:span><text:span text:style-name="p78-1-3">20</text:span></text:p>
      <text:p text:style-name="Paragraph-79"><text:span text:style-name="p79-1-1">   나. 수요대체성 중심의 관련시장 획정</text:span><text:span text:style-name="p79-1-3">21</text:span></text:p>
      <text:p text:style-name="Paragraph-80"><text:span text:style-name="p80-1-1">    (1) 시장획정의 기준과 방법</text:span><text:span text:style-name="p80-1-3">21</text:span></text:p>
      <text:p text:style-name="Paragraph-81"><text:span text:style-name="p81-1-1">    (2) 사례</text:span><text:span text:style-name="p81-1-3">24</text:span></text:p>
      <text:p text:style-name="Paragraph-82"><text:span text:style-name="p82-1-1">     (가) 대형할인점 기업결합</text:span><text:span text:style-name="p82-1-3">24</text:span></text:p>
      <text:p text:style-name="Paragraph-83"><text:span text:style-name="p83-1-1">     (나) 면세점 기업결합</text:span><text:span text:style-name="p83-1-3">25</text:span></text:p>
      <text:p text:style-name="Paragraph-84"><text:span text:style-name="p84-1-1">   다. 공급대체성 중심의 관련시장 획정</text:span><text:span text:style-name="p84-1-3">26</text:span></text:p>
      <text:p text:style-name="Paragraph-85"><text:span text:style-name="p85-1-1">   라. 입찰시장의 관련시장 획정</text:span><text:span text:style-name="p85-1-3">27</text:span></text:p>
      <text:p text:style-name="Paragraph-86"><text:span text:style-name="p86-1-1">  2. 면세점 특허시장에서 관련 상품시장 및 지역시장</text:span><text:span text:style-name="p86-1-3">27</text:span></text:p>
      <text:p text:style-name="Paragraph-87"><text:span text:style-name="p87-1-1">   가. 방법론</text:span><text:span text:style-name="p87-1-3">27</text:span></text:p>
      <text:p text:style-name="Paragraph-88"><text:span text:style-name="p88-1-1">   나. 제1안 : 입찰시장의 특성을 중시한 시장획정</text:span><text:span text:style-name="p88-1-3">28</text:span></text:p>
      <text:p text:style-name="Paragraph-89"><text:span text:style-name="p89-1-1">   다. 제2안(공정위 실무안) : 기업결합에서와 같은 시장획정</text:span><text:span text:style-name="p89-1-3">31</text:span></text:p>
      <text:p text:style-name="Paragraph-90"><text:span text:style-name="p90-1-1">  3. 소결</text:span><text:span text:style-name="p90-1-3">34</text:span></text:p>
      <text:p text:style-name="Paragraph-91"><text:span text:style-name="p91-1-1"> Ⅲ. </text:span><text:span text:style-name="p91-1-2">시장 점유율 산정 및 기업집단 계열회사</text:span><text:span text:style-name="p91-1-4">35</text:span></text:p>
      <text:p text:style-name="Paragraph-92"><text:span text:style-name="p92-1-1">  1. 사업자의 시장점유율(매출액) 산정</text:span><text:span text:style-name="p92-1-3">35</text:span></text:p>
      <text:p text:style-name="Paragraph-93"><text:span text:style-name="p93-1-1">  2. 계열회사에 대한 판단 기준</text:span><text:span text:style-name="p93-1-3">37</text:span></text:p>
      <text:p text:style-name="Paragraph-94"/>
      <text:p text:style-name="Paragraph-95"><text:span text:style-name="p95-1-1">제5장 시장지배적 추정사업자 감점기준의 설계</text:span><text:span text:style-name="p95-1-3">39</text:span></text:p>
      <text:p text:style-name="Paragraph-96"><text:span text:style-name="p96-1-1"> I. </text:span><text:span text:style-name="p96-1-2">개요 </text:span><text:span text:style-name="p96-1-4">39</text:span></text:p>
      <text:p text:style-name="Paragraph-97"><text:span text:style-name="p97-1-1"> Ⅱ. </text:span><text:span text:style-name="p97-1-2">감점기준의 개요와 점수 산정방법</text:span><text:span text:style-name="p97-1-4">41</text:span></text:p>
      <text:p text:style-name="Paragraph-98"><text:span text:style-name="p98-1-1">  1. 개요</text:span><text:span text:style-name="p98-1-3">41</text:span></text:p>
      <text:p text:style-name="Paragraph-99"><text:span text:style-name="p99-1-1">  2. 감점점수 산정방법 및 평가</text:span><text:span text:style-name="p99-1-3">43</text:span></text:p>
      <text:p text:style-name="Paragraph-100"><text:span text:style-name="p100-1-1">   가. 감점점수 산정방법</text:span><text:span text:style-name="p100-1-3">43</text:span></text:p>
      <text:p text:style-name="Paragraph-101"><text:span text:style-name="p101-1-1">   나. 평가</text:span><text:span text:style-name="p101-1-3">44</text:span></text:p>
      <text:p text:style-name="Paragraph-102"><text:span text:style-name="p102-1-1"> Ⅲ. </text:span><text:span text:style-name="p102-1-2">감점기준(안) - 시장획정 제1안(입찰시장의 특성을 중시한 시장획정)에 따를 </text:span><text:span text:style-name="p102-2-1">경우 </text:span><text:span text:style-name="p102-2-3">47</text:span></text:p>
      <text:p text:style-name="Paragraph-103"><text:span text:style-name="p103-1-1">  1. 구조적 경쟁 촉진안</text:span><text:span text:style-name="p103-1-3">47</text:span></text:p>
      <text:p text:style-name="Paragraph-104"><text:span text:style-name="p104-1-1">  2. 시장경쟁의 효과적 촉진안</text:span><text:span text:style-name="p104-1-3">48</text:span></text:p>
      <text:p text:style-name="Paragraph-105"><text:span text:style-name="p105-1-1"> Ⅳ. </text:span><text:span text:style-name="p105-1-2">감점기준(안) - 시장획정 제2안(공정위 실무안, 기업결합에서와 같은 </text:span><text:span text:style-name="p105-2-1">시장획정)에 따를 경우</text:span><text:span text:style-name="p105-2-3">50</text:span></text:p>
      <text:p text:style-name="Paragraph-106"><text:span text:style-name="p106-1-1">  1. 구조적 경쟁 촉진안</text:span><text:span text:style-name="p106-1-3">50</text:span></text:p>
      <text:p text:style-name="Paragraph-107"><text:span text:style-name="p107-1-1">  2. 시장경쟁의 효과적 촉진안</text:span><text:span text:style-name="p107-1-3">50</text:span></text:p>
      <text:p text:style-name="Paragraph-108"><text:span text:style-name="p108-1-1">  3. 감점대상 사업자 예측</text:span><text:span text:style-name="p108-1-3">51</text:span></text:p>
      <text:p text:style-name="Paragraph-109"/>
      <text:p text:style-name="Paragraph-110"><text:span text:style-name="p110-1-1">제6장 시장지배적 추정사업자 감점 기준 공고(안)</text:span><text:span text:style-name="p110-1-3">53</text:span></text:p>
      <text:p text:style-name="Paragraph-111"><text:span text:style-name="p111-1-1">  1. 시장지배적 사업자 추정 기준(관세법 시행령 제192조의3 제3항 단서 관련)</text:span><text:span text:style-name="p111-1-3">54</text:span></text:p>
      <text:p text:style-name="Paragraph-112"><text:span text:style-name="p112-1-1">  2. 시장지배적 추정 사업자 감점표</text:span><text:span text:style-name="p112-1-3">55</text:span></text:p>
      <text:p text:style-name="Paragraph-113"/>
      <text:p text:style-name="Paragraph-114"/>
      <text:p text:style-name="Paragraph-115"/>
      <text:p text:style-name="Paragraph-116"/>
      <text:p text:style-name="Paragraph-117"/>
      <text:p text:style-name="Paragraph-118"/>
      <text:p text:style-name="Paragraph-119"/>
      <text:p text:style-name="Paragraph-120"/>
      <text:p text:style-name="Paragraph-121"/>
      <text:p text:style-name="Paragraph-122"><text:span text:style-name="p122-1-1">&lt;표 차례&gt;</text:span></text:p>
      <text:p text:style-name="Paragraph-123"/>
      <text:p text:style-name="Paragraph-124"><text:span text:style-name="p124-1-1">[</text:span><text:span text:style-name="p124-1-2">표 1</text:span><text:span text:style-name="p124-1-3">] </text:span><text:span text:style-name="p124-1-4">세계 면세점 시장 성장 추이</text:span><text:span text:style-name="p124-1-6">5</text:span></text:p>
      <text:p text:style-name="Paragraph-125"><text:span text:style-name="p125-1-1">[</text:span><text:span text:style-name="p125-1-2">표 2</text:span><text:span text:style-name="p125-1-3">] </text:span><text:span text:style-name="p125-1-4">전세계 면세점 시장 국가별 시장점유율 순위</text:span><text:span text:style-name="p125-1-6">5</text:span></text:p>
      <text:p text:style-name="Paragraph-126"><text:span text:style-name="p126-1-1">[</text:span><text:span text:style-name="p126-1-2">표 3</text:span><text:span text:style-name="p126-1-3">] </text:span><text:span text:style-name="p126-1-4">국내 면세점 성장 추이 </text:span><text:span text:style-name="p126-1-6">6</text:span></text:p>
      <text:p text:style-name="Paragraph-127"><text:span text:style-name="p127-1-1">[</text:span><text:span text:style-name="p127-1-2">표 4</text:span><text:span text:style-name="p127-1-3">] </text:span><text:span text:style-name="p127-1-4">연도별 면세점 개수</text:span><text:span text:style-name="p127-1-6">6</text:span></text:p>
      <text:p text:style-name="Paragraph-128"><text:span text:style-name="p128-1-1">[</text:span><text:span text:style-name="p128-1-2">표 5</text:span><text:span text:style-name="p128-1-3">] </text:span><text:span text:style-name="p128-1-4">지역별 면세점 현황</text:span><text:span text:style-name="p128-1-6">7</text:span></text:p>
      <text:p text:style-name="Paragraph-129"><text:span text:style-name="p129-1-1">[</text:span><text:span text:style-name="p129-1-2">표 6</text:span><text:span text:style-name="p129-1-3">] </text:span><text:span text:style-name="p129-1-4">기업 구분별 면세점 특허 수 및 매출액 현황</text:span><text:span text:style-name="p129-1-6">8</text:span></text:p>
      <text:p text:style-name="Paragraph-130"><text:span text:style-name="p130-1-1">[</text:span><text:span text:style-name="p130-1-2">표 7</text:span><text:span text:style-name="p130-1-3">] </text:span><text:span text:style-name="p130-1-4">대기업 면세점 특허 현황</text:span><text:span text:style-name="p130-1-6">8</text:span></text:p>
      <text:p text:style-name="Paragraph-131"><text:span text:style-name="p131-1-1">[</text:span><text:span text:style-name="p131-1-2">표 8</text:span><text:span text:style-name="p131-1-3">] </text:span><text:span text:style-name="p131-1-4">최근 4년간 주요 면세점 사업자별 매출기준 시장점유율</text:span><text:span text:style-name="p131-1-6">9</text:span></text:p>
      <text:p text:style-name="Paragraph-132"><text:span text:style-name="p132-1-1">[</text:span><text:span text:style-name="p132-1-2">표 9</text:span><text:span text:style-name="p132-1-3">] </text:span><text:span text:style-name="p132-1-4">주요 지역별 매출액 및 점유율 현황</text:span><text:span text:style-name="p132-1-6">9</text:span></text:p>
      <text:p text:style-name="Paragraph-133"><text:span text:style-name="p133-1-1">[</text:span><text:span text:style-name="p133-1-2">표 10</text:span><text:span text:style-name="p133-1-3">] </text:span><text:span text:style-name="p133-1-4">지역별 면세점 현황</text:span><text:span text:style-name="p133-1-6">33</text:span></text:p>
      <text:p text:style-name="Paragraph-134"><text:span text:style-name="p134-1-1">[</text:span><text:span text:style-name="p134-1-2">표 11</text:span><text:span text:style-name="p134-1-3">] </text:span><text:span text:style-name="p134-1-4">최근 4년간 주요 면세점 사업자별 매출기준 시장점유율</text:span><text:span text:style-name="p134-1-6">33</text:span></text:p>
      <text:p text:style-name="Paragraph-135"><text:span text:style-name="p135-1-1">[</text:span><text:span text:style-name="p135-1-2">표 12</text:span><text:span text:style-name="p135-1-3">] </text:span><text:span text:style-name="p135-1-4">최근 4년간 주요 면세점 사업자별 매출기준 시장점유율</text:span><text:span text:style-name="p135-1-6">49</text:span></text:p>
      <text:p text:style-name="Paragraph-136"><text:span text:style-name="p136-1-1">[</text:span><text:span text:style-name="p136-1-2">표 13</text:span><text:span text:style-name="p136-1-3">] </text:span><text:span text:style-name="p136-1-4">최근 3년간 주요 지역별 면세점 사업자별 매출기준 시장점유율 현황</text:span><text:span text:style-name="p136-1-6">51</text:span></text:p>
      <text:p text:style-name="Paragraph-137"/>
      <text:p text:style-name="바탕글"/>
      <text:p text:style-name="바탕글"/>
      <text:p text:style-name="바탕글"/>
      <text:p text:style-name="바탕글"/>
      <text:p text:style-name="바탕글"/>
      <text:p text:style-name="Paragraph-143"><text:span text:style-name="p143-1-2">제1장 서론</text:span></text:p>
      <text:p text:style-name="Paragraph-144"/>
      <text:p text:style-name="Paragraph-145"><text:span text:style-name="p145-1-2">Ⅰ. </text:span><text:span text:style-name="p145-1-3">연구의 목적</text:span></text:p>
      <text:p text:style-name="Paragraph-146"/>
      <text:p text:style-name="Paragraph-147"><text:span text:style-name="p147-1-1">□ </text:span><text:span text:style-name="p147-1-2">국내 면세점 시장은 급격히 성장해 왔으나 소수의 대기업을 중심으로 독</text:span><text:span text:style-name="p147-2-1">과점적 시장구조가 형성되어 시장경쟁을 통한 산업발전 차원에서 한계를 </text:span><text:span text:style-name="p147-3-1">노출하고 있음</text:span></text:p>
      <text:p text:style-name="Paragraph-148"><text:span text:style-name="p148-1-1">  - 글로벌 면세점 기업들에 비해 해외시장진출도 제한적으로 면세점 매출 </text:span><text:span text:style-name="p148-2-1">대부분은 국내시장에 한정되어 있음</text:span></text:p>
      <text:p text:style-name="Paragraph-149"/>
      <text:p text:style-name="Paragraph-150"><text:span text:style-name="p150-1-1">□ </text:span><text:span text:style-name="p150-1-2">정부는 면세점 시장구조를 개선하기 위하여 중소</text:span><text:span text:style-name="p150-1-3">·</text:span><text:span text:style-name="p150-1-4">중견기업 참여를 확대하</text:span><text:span text:style-name="p150-2-1">고 경쟁을 촉진하기 위한 정책들을 집행해왔음</text:span></text:p>
      <text:p text:style-name="Paragraph-151"><text:span text:style-name="p151-1-1">  - 최근 핵심 수단의 하나로 시장지배적 추정사업자 감점제도를 도입 시행</text:span><text:span text:style-name="p151-2-1">하기로 함</text:span></text:p>
      <text:p text:style-name="Paragraph-152"/>
      <text:p text:style-name="Paragraph-153"><text:span text:style-name="p153-1-1">□ </text:span><text:span text:style-name="p153-1-2">이 보고서는 시장지배적 추정사업자 감점제도를 시행하기 위하여 구체적</text:span><text:span text:style-name="p153-2-1">인 판단 및 평가기준을 마련하기 위한 것임</text:span></text:p>
      <text:p text:style-name="Paragraph-154"><text:span text:style-name="p154-1-1">  - 현재의 시장상황 및 정책적 배경에서 시장지배적 추정사업자 감점제도</text:span><text:span text:style-name="p154-2-1">가 공정하고 합리적으로 운영됨으로써 면세점 시장에서의 경쟁을 촉진</text:span><text:span text:style-name="p154-3-1">하고 시장질서를 확립하는데 기여하도록 하기 위함</text:span></text:p>
      <text:p text:style-name="Paragraph-155"/>
      <text:p text:style-name="Paragraph-156"><text:span text:style-name="p156-1-2">Ⅱ. </text:span><text:span text:style-name="p156-1-3">연구의 내용 및 범위</text:span></text:p>
      <text:p text:style-name="Paragraph-157"/>
      <text:p text:style-name="Paragraph-158"><text:span text:style-name="p158-1-1">□ </text:span><text:span text:style-name="p158-1-2">관세법 시행령 일부개정령안(기획재정부 공고 제2016-221호, 2016년 </text:span><text:span text:style-name="p158-2-1">12월 29일 입법예고)의 시행을 전제로 시장지배적 추정사업자 감점제도</text:span><text:span text:style-name="p158-3-1">의 구체적 판단 및 평가기준을 마련함</text:span></text:p>
      <text:p text:style-name="Paragraph-159"><text:span text:style-name="p159-1-1">  - 시장지배적 추정사업자 감점제도 도입 타당성 및 적절성에 대한 분석은 </text:span><text:span text:style-name="p159-2-1">연구의 범위를 벗어나므로 제외함</text:span></text:p>
      <text:p text:style-name="Paragraph-160"/>
      <text:p text:style-name="Paragraph-161"><text:span text:style-name="p161-1-1">□ </text:span><text:span text:style-name="p161-1-2">면세점 시장구조 개선과 관련한 제도 현황 및 검토</text:span></text:p>
      <text:p text:style-name="Paragraph-162"/>
      <text:p text:style-name="Paragraph-163"><text:span text:style-name="p163-1-1">□ </text:span><text:span text:style-name="p163-1-2">시장지배적 추정사업자 해당 여부를 판단하기 위한 기준 마련 </text:span></text:p>
      <text:p text:style-name="Paragraph-164"><text:span text:style-name="p164-1-1">  - 공정거래법상 시장지배적 사업자 추정 시 고려되는 관련시장 획정, 매</text:span><text:span text:style-name="p164-2-1">출액 기준, 사업자 범위 등을 면세점 시장에 적용하여 분석</text:span></text:p>
      <text:p text:style-name="Paragraph-165"/>
      <text:p text:style-name="Paragraph-166"><text:span text:style-name="p166-1-1">□ </text:span><text:span text:style-name="p166-1-2">시장지배적 추정사업자 감점제도 적용범위 분석</text:span></text:p>
      <text:p text:style-name="Paragraph-167"><text:span text:style-name="p167-1-1">  - 감점제도 운용 시 각 개별 시장의 성숙도, 경쟁사업자의 존재 및 시장 </text:span><text:span text:style-name="p167-2-1">규모 여부를 고려한 적용 범위 산출</text:span></text:p>
      <text:p text:style-name="Paragraph-168"/>
      <text:p text:style-name="Paragraph-169"><text:span text:style-name="p169-1-1">□ </text:span><text:span text:style-name="p169-1-2">시장지배적 추정사업자 감점기준 마련 </text:span></text:p>
      <text:p text:style-name="Paragraph-170"><text:span text:style-name="p170-1-1">  - 감점제도의 목적 및 취지를 고려하여 제도의 실효성을 확보 할 수 있는 </text:span><text:span text:style-name="p170-2-1">적정기준 마련</text:span></text:p>
      <text:p text:style-name="Paragraph-171"/>
      <text:p text:style-name="Paragraph-172"><text:span text:style-name="p172-1-1">□ </text:span><text:span text:style-name="p172-1-2">시장지배적 추정사업자 감점제도 적용기준(안) 마련</text:span></text:p>
      <text:p text:style-name="Paragraph-173"/>
      <text:p text:style-name="Paragraph-174"><text:span text:style-name="p174-1-2">제2장 면세점 현황</text:span></text:p>
      <text:p text:style-name="Paragraph-175"/>
      <text:p text:style-name="Paragraph-176"><text:span text:style-name="p176-1-2">Ⅰ. </text:span><text:span text:style-name="p176-1-3">면세점 개요</text:span></text:p>
      <text:p text:style-name="Paragraph-177"/>
      <text:p text:style-name="Paragraph-178"><text:span text:style-name="p178-1-1">□ </text:span><text:span text:style-name="p178-1-2">보세판매장(이하, </text:span><text:span text:style-name="p178-1-3">‘</text:span><text:span text:style-name="p178-1-4">면세점</text:span><text:span text:style-name="p178-1-5">’</text:span><text:span text:style-name="p178-1-6">이라 함)</text:span><text:note text:id="FootNote-1" text:note-class="footnote"><text:note-citation>1</text:note-citation><text:note-body><text:p text:style-name="각주"><text:span> 관세법 제154조에서는 보세구역을 지정보세구역</text:span><text:span>·</text:span><text:span>특허보세구역 및 종합보세구역으로 구분하고, 다시 </text:span><text:span>특허보세구역은 보세창고</text:span><text:span>·</text:span><text:span>보세공장</text:span><text:span>·</text:span><text:span>보세전시장</text:span><text:span>·</text:span><text:span>보세건설장 및 보세판매장으로 구분하고 있음. 여기서 </text:span><text:span>보세판매장을 통상 </text:span><text:span>‘</text:span><text:span>면세점</text:span><text:span>’</text:span><text:span>으로 지칭하고 있음. </text:span></text:p></text:note-body></text:note><text:span text:style-name="p178-1-8">이란 외국인 입국자나 내국인 해외여</text:span><text:span text:style-name="p178-2-1">행자들에게 관광 또는 쇼핑편의를 제공하기 위해 외국으로 반출하거나 </text:span><text:span text:style-name="p178-3-1">해외에서 소비할 것을 조건으로 수입상품에 부과되는 관세와 기타 내국</text:span><text:span text:style-name="p178-4-1">세를 면제하여 판매하도록 일정한 지역을 지정하여 세관장이 특허를 해 </text:span><text:span text:style-name="p178-5-1">준 사업장을 말함</text:span></text:p>
      <text:p text:style-name="Paragraph-180"><text:span text:style-name="p180-1-1">  - 면세점의 종류로는 외교관면세점, 출국장면세점, 시내면세점, 지정면세</text:span><text:span text:style-name="p180-2-1">점, 사후면세점이 있음</text:span></text:p>
      <text:p text:style-name="Paragraph-181"/>
      <text:p text:style-name="Paragraph-182"><text:span text:style-name="p182-1-1">□ </text:span><text:span text:style-name="p182-1-2">면세점은 특허산업으로 분류되어 국가가 시장규모에 따라 면세점 수를 </text:span><text:span text:style-name="p182-2-1">특별히 제한하여 특허를 내주고 있음</text:span></text:p>
      <text:p text:style-name="Paragraph-183"><text:span text:style-name="p183-1-1">  - 면세점은 법적 측면에서 특허라는 재량적 행정처분에 의해 정부가 민간</text:span><text:span text:style-name="p183-2-1">사업자에 대해 독점적 지위와 초과이윤을 보장해주는 특혜적 성격을 가</text:span><text:span text:style-name="p183-3-1">지고 있다는 것이 중론임</text:span><text:note text:id="FootNote-2" text:note-class="footnote"><text:note-citation>2</text:note-citation><text:note-body><text:p text:style-name="각주"><text:span> 이수진, </text:span><text:span>“</text:span><text:span>면세점 특허제도의 문제점 및 개선방안</text:span><text:span>”, </text:span><text:span>이슈와 논점 제1067호, 국회입법조사처, 2015, 1</text:span><text:span>면.</text:span></text:p></text:note-body></text:note><text:span text:style-name="p183-3-3"> </text:span></text:p>
      <text:p text:style-name="Paragraph-185"><text:span text:style-name="p185-1-1">  - 따라서 면세점 산업은 정부의 여러 정책적 목적에 대한 고려와 공익성</text:span><text:span text:style-name="p185-1-2">·</text:span><text:span text:style-name="p185-2-1">공공성을 담보하기 위한 정책적인 수단이 필요한 분야로 평가됨</text:span></text:p>
      <text:p text:style-name="Paragraph-186"><text:span text:style-name="p186-1-1">  - 그 결과 면세점은 일반적인 소매 및 유통업에 비해 정부의 무역정책, </text:span><text:span text:style-name="p186-2-1">외환관리 정책, 관광산업 육성정책 등에 따라 엄격한 관리 및 규제를 </text:span><text:span text:style-name="p186-3-1">받고 있음</text:span></text:p>
      <text:p text:style-name="Paragraph-187"/>
      <text:p text:style-name="Paragraph-188"><text:span text:style-name="p188-1-1">□ </text:span><text:span text:style-name="p188-1-2">세계 면세점 시장은 경기변동이나 금융시장의 변화 등 다양한 정세변화</text:span><text:span text:style-name="p188-2-1">에도 불구하고 소득증가에 따른 여행객 증가, 각국의 관광산업에 대한 투</text:span><text:span text:style-name="p188-3-1">자촉진, 인프라 확대 등으로 인해 지속적으로 성장하고 있음</text:span></text:p>
      <text:p text:style-name="Paragraph-189"><text:span text:style-name="p189-1-1">  - 특히 중국 등 아시아 지역 신흥국의 여행수요 증가 및 공항 등 관련 인</text:span><text:span text:style-name="p189-2-1">프라 투자 확대로 인해 아시아</text:span><text:span text:style-name="p189-2-2">·</text:span><text:span text:style-name="p189-2-3">태평양 지역 중심으로 성장하는 추세임</text:span></text:p>
      <text:p text:style-name="Paragraph-190"/>
      <text:p text:style-name="Paragraph-191"><text:span text:style-name="p191-1-1">□ </text:span><text:span text:style-name="p191-1-2">우리나라 면세점 시장 또한 중국인 관광객 수요 증가에 따라 최근 10년</text:span><text:span text:style-name="p191-2-1">간 연평균 15.1%씩 성장하고 있으며, 2016년에는 전체 매출액이 12조를 </text:span><text:span text:style-name="p191-3-1">넘어섰음</text:span></text:p>
      <text:p text:style-name="Paragraph-192"/>
      <text:p text:style-name="Paragraph-193"><text:span text:style-name="p193-1-1">□ </text:span><text:span text:style-name="p193-1-2">결국 세계적인 면세점 산업 성장 추세에 따라 우리 면세점 역시 글로벌 </text:span><text:span text:style-name="p193-2-1">마켓을 염두에 두고 시장구조와 해외시장 진출을 고려해야 할 것으로 평</text:span><text:span text:style-name="p193-3-1">가됨</text:span></text:p>
      <text:p text:style-name="Paragraph-194"><text:span text:style-name="p194-1-1">  - 이를 위해서는 국내 면세점 시장에서 활발한 경쟁을 통해 소비자 후생</text:span><text:span text:style-name="p194-2-1">을 증대시킴과 동시에 세계적인 경쟁력을 쌓아가도록 유도하는 것이 바</text:span><text:span text:style-name="p194-3-1">람직함</text:span></text:p>
      <text:p text:style-name="Paragraph-195"><text:span text:style-name="p195-1-1">  - 이 보고서는 그러한 관점에서 면세점 시장에서의 독과점적 구조를 완화</text:span><text:span text:style-name="p195-2-1">하고 치열한 경쟁을 유도할 수 있도록 시장지배적 추정사업자 감점제도</text:span><text:span text:style-name="p195-3-1">를 운용하기 위한 방안을 마련하고자 하는 것임</text:span></text:p>
      <text:p text:style-name="Paragraph-196"/>
      <text:p text:style-name="Paragraph-197"><text:span text:style-name="p197-1-2">Ⅱ. </text:span><text:span text:style-name="p197-1-3">시장현황</text:span></text:p>
      <text:p text:style-name="Paragraph-198"/>
      <text:p text:style-name="Paragraph-199"><text:span text:style-name="p199-1-2">1. 세계 면세점 시장 현황</text:span></text:p>
      <text:p text:style-name="Paragraph-200"/>
      <text:p text:style-name="Paragraph-201"><text:span text:style-name="p201-1-1">□ 2015</text:span><text:span text:style-name="p201-1-2">년 기준으로 세계 면세점 시장은 약 620억 달러 규모에 이르며, 특</text:span><text:span text:style-name="p201-2-1">히 2011년 이후로 꾸준한 증가세를 보이고 있음</text:span></text:p>
      <text:p text:style-name="Paragraph-202"/>
      <text:p text:style-name="Paragraph-203"><text:span text:style-name="p203-1-1">□ 2011</text:span><text:span text:style-name="p203-1-2">년 이후 </text:span><text:span text:style-name="p203-1-3">EU, </text:span><text:span text:style-name="p203-1-4">미주, 중동 및 아프리카 지역의 매출규모는 거의 큰 변</text:span><text:span text:style-name="p203-2-1">화가 없는 것으로 나타난 반면, 아시아/태평양 지역의 매출규모는 큰 폭</text:span><text:span text:style-name="p203-3-1">으로 상승하고 있는 것으로 나타남</text:span></text:p>
      <text:p text:style-name="Paragraph-204"><text:span text:style-name="p204-1-1">  - 아시아/태평양 지역은 전체 면세점 매출액 중에서 약 40%의 비율을 차</text:span><text:span text:style-name="p204-2-1">지하고 있으며, 다른 지역들에 비해 주로 아시아/태평양 지역의 매출 비</text:span><text:span text:style-name="p204-3-1">중이 증가하고 있음</text:span></text:p>
      <text:p text:style-name="바탕글"/>
      <text:p text:style-name="Paragraph-206"/>
      <table:table table:style-name="Table-1">
        <table:table-column table:number-columns-repeated="6"/>
        <table:table-row>
          <table:table-cell table:style-name="Table-1-1-1" table:number-columns-spanned="1" table:number-rows-spanned="1">
            <text:p text:style-name="Paragraph-209"><text:span text:style-name="p209-1-1">구분</text:span></text:p>
          </table:table-cell>
          <table:table-cell table:style-name="Table-1-1-2" table:number-columns-spanned="1" table:number-rows-spanned="1">
            <text:p text:style-name="Paragraph-210"><text:span text:style-name="p210-1-1">2011</text:span></text:p>
          </table:table-cell>
          <table:table-cell table:style-name="Table-1-1-3" table:number-columns-spanned="1" table:number-rows-spanned="1">
            <text:p text:style-name="Paragraph-211"><text:span text:style-name="p211-1-1">2012</text:span></text:p>
          </table:table-cell>
          <table:table-cell table:style-name="Table-1-1-4" table:number-columns-spanned="1" table:number-rows-spanned="1">
            <text:p text:style-name="Paragraph-212"><text:span text:style-name="p212-1-1">2013</text:span></text:p>
          </table:table-cell>
          <table:table-cell table:style-name="Table-1-1-5" table:number-columns-spanned="1" table:number-rows-spanned="1">
            <text:p text:style-name="Paragraph-213"><text:span text:style-name="p213-1-1">2014</text:span></text:p>
          </table:table-cell>
          <table:table-cell table:style-name="Table-1-1-6" table:number-columns-spanned="1" table:number-rows-spanned="1">
            <text:p text:style-name="Paragraph-214"><text:span text:style-name="p214-1-1">2015</text:span></text:p>
          </table:table-cell>
        </table:table-row>
        <table:table-row>
          <table:table-cell table:style-name="Table-1-2-1" table:number-columns-spanned="1" table:number-rows-spanned="1">
            <text:p text:style-name="Paragraph-215"><text:span text:style-name="p215-1-1">EU</text:span></text:p>
          </table:table-cell>
          <table:table-cell table:style-name="Table-1-2-2" table:number-columns-spanned="1" table:number-rows-spanned="1">
            <text:p text:style-name="Paragraph-216"><text:span text:style-name="p216-1-1">18,910</text:span></text:p>
          </table:table-cell>
          <table:table-cell table:style-name="Table-1-2-3" table:number-columns-spanned="1" table:number-rows-spanned="1">
            <text:p text:style-name="Paragraph-217"><text:span text:style-name="p217-1-1">19,272</text:span></text:p>
          </table:table-cell>
          <table:table-cell table:style-name="Table-1-2-4" table:number-columns-spanned="1" table:number-rows-spanned="1">
            <text:p text:style-name="Paragraph-218"><text:span text:style-name="p218-1-1">20,224</text:span></text:p>
          </table:table-cell>
          <table:table-cell table:style-name="Table-1-2-5" table:number-columns-spanned="1" table:number-rows-spanned="1">
            <text:p text:style-name="Paragraph-219"><text:span text:style-name="p219-1-1">20,582</text:span></text:p>
          </table:table-cell>
          <table:table-cell table:style-name="Table-1-2-6" table:number-columns-spanned="1" table:number-rows-spanned="1">
            <text:p text:style-name="Paragraph-220"><text:span text:style-name="p220-1-1">18,857</text:span></text:p>
          </table:table-cell>
        </table:table-row>
        <table:table-row>
          <table:table-cell table:style-name="Table-1-3-1" table:number-columns-spanned="1" table:number-rows-spanned="1">
            <text:p text:style-name="Paragraph-221"><text:span text:style-name="p221-1-1">AMERICA</text:span></text:p>
          </table:table-cell>
          <table:table-cell table:style-name="Table-1-3-2" table:number-columns-spanned="1" table:number-rows-spanned="1">
            <text:p text:style-name="Paragraph-222"><text:span text:style-name="p222-1-1">10,281</text:span></text:p>
          </table:table-cell>
          <table:table-cell table:style-name="Table-1-3-3" table:number-columns-spanned="1" table:number-rows-spanned="1">
            <text:p text:style-name="Paragraph-223"><text:span text:style-name="p223-1-1">10,856</text:span></text:p>
          </table:table-cell>
          <table:table-cell table:style-name="Table-1-3-4" table:number-columns-spanned="1" table:number-rows-spanned="1">
            <text:p text:style-name="Paragraph-224"><text:span text:style-name="p224-1-1">11,163</text:span></text:p>
          </table:table-cell>
          <table:table-cell table:style-name="Table-1-3-5" table:number-columns-spanned="1" table:number-rows-spanned="1">
            <text:p text:style-name="Paragraph-225"><text:span text:style-name="p225-1-1">11,725</text:span></text:p>
          </table:table-cell>
          <table:table-cell table:style-name="Table-1-3-6" table:number-columns-spanned="1" table:number-rows-spanned="1">
            <text:p text:style-name="Paragraph-226"><text:span text:style-name="p226-1-1">11,276</text:span></text:p>
          </table:table-cell>
        </table:table-row>
        <table:table-row>
          <table:table-cell table:style-name="Table-1-4-1" table:number-columns-spanned="1" table:number-rows-spanned="1">
            <text:p text:style-name="Paragraph-227"><text:span text:style-name="p227-1-1">Middle East</text:span></text:p>
            <text:p text:style-name="Paragraph-228"><text:span text:style-name="p228-1-1"> &amp; AFRICA</text:span></text:p>
          </table:table-cell>
          <table:table-cell table:style-name="Table-1-4-2" table:number-columns-spanned="1" table:number-rows-spanned="1">
            <text:p text:style-name="Paragraph-229"><text:span text:style-name="p229-1-1">5,143</text:span></text:p>
          </table:table-cell>
          <table:table-cell table:style-name="Table-1-4-3" table:number-columns-spanned="1" table:number-rows-spanned="1">
            <text:p text:style-name="Paragraph-230"><text:span text:style-name="p230-1-1">5,770</text:span></text:p>
          </table:table-cell>
          <table:table-cell table:style-name="Table-1-4-4" table:number-columns-spanned="1" table:number-rows-spanned="1">
            <text:p text:style-name="Paragraph-231"><text:span text:style-name="p231-1-1">6,381</text:span></text:p>
          </table:table-cell>
          <table:table-cell table:style-name="Table-1-4-5" table:number-columns-spanned="1" table:number-rows-spanned="1">
            <text:p text:style-name="Paragraph-232"><text:span text:style-name="p232-1-1">6,716</text:span></text:p>
          </table:table-cell>
          <table:table-cell table:style-name="Table-1-4-6" table:number-columns-spanned="1" table:number-rows-spanned="1">
            <text:p text:style-name="Paragraph-233"><text:span text:style-name="p233-1-1">6,572</text:span></text:p>
          </table:table-cell>
        </table:table-row>
        <table:table-row>
          <table:table-cell table:style-name="Table-1-5-1" table:number-columns-spanned="1" table:number-rows-spanned="1">
            <text:p text:style-name="Paragraph-234"><text:span text:style-name="p234-1-1">ASIA PACIFIC</text:span></text:p>
          </table:table-cell>
          <table:table-cell table:style-name="Table-1-5-2" table:number-columns-spanned="1" table:number-rows-spanned="1">
            <text:p text:style-name="Paragraph-235"><text:span text:style-name="p235-1-1">16,666</text:span></text:p>
          </table:table-cell>
          <table:table-cell table:style-name="Table-1-5-3" table:number-columns-spanned="1" table:number-rows-spanned="1">
            <text:p text:style-name="Paragraph-236"><text:span text:style-name="p236-1-1">19,902</text:span></text:p>
          </table:table-cell>
          <table:table-cell table:style-name="Table-1-5-4" table:number-columns-spanned="1" table:number-rows-spanned="1">
            <text:p text:style-name="Paragraph-237"><text:span text:style-name="p237-1-1">22,318</text:span></text:p>
          </table:table-cell>
          <table:table-cell table:style-name="Table-1-5-5" table:number-columns-spanned="1" table:number-rows-spanned="1">
            <text:p text:style-name="Paragraph-238"><text:span text:style-name="p238-1-1">24,729</text:span></text:p>
          </table:table-cell>
          <table:table-cell table:style-name="Table-1-5-6" table:number-columns-spanned="1" table:number-rows-spanned="1">
            <text:p text:style-name="Paragraph-239"><text:span text:style-name="p239-1-1">25,294</text:span></text:p>
          </table:table-cell>
        </table:table-row>
        <table:table-row>
          <table:table-cell table:style-name="Table-1-6-1" table:number-columns-spanned="1" table:number-rows-spanned="1">
            <text:p text:style-name="Paragraph-240"><text:span text:style-name="p240-1-1">합계</text:span></text:p>
          </table:table-cell>
          <table:table-cell table:style-name="Table-1-6-2" table:number-columns-spanned="1" table:number-rows-spanned="1">
            <text:p text:style-name="Paragraph-241"/>
          </table:table-cell>
          <table:table-cell table:style-name="Table-1-6-3" table:number-columns-spanned="1" table:number-rows-spanned="1">
            <text:p text:style-name="Paragraph-242"/>
          </table:table-cell>
          <table:table-cell table:style-name="Table-1-6-4" table:number-columns-spanned="1" table:number-rows-spanned="1">
            <text:p text:style-name="Paragraph-243"/>
          </table:table-cell>
          <table:table-cell table:style-name="Table-1-6-5" table:number-columns-spanned="1" table:number-rows-spanned="1">
            <text:p text:style-name="Paragraph-244"/>
          </table:table-cell>
          <table:table-cell table:style-name="Table-1-6-6" table:number-columns-spanned="1" table:number-rows-spanned="1">
            <text:p text:style-name="Paragraph-245"/>
          </table:table-cell>
        </table:table-row>
      </table:table>
      <text:p text:style-name="바탕글"><text:span>출처: </text:span><text:span>DFWC(Duty Free World Council)</text:span></text:p>
      <text:p text:style-name="Paragraph-247"/>
      <text:p text:style-name="Paragraph-248"><text:span text:style-name="p248-1-1">□ </text:span><text:span text:style-name="p248-1-2">국가별 점유율</text:span></text:p>
      <text:p text:style-name="Paragraph-249"><text:span text:style-name="p249-1-1">  - 우리나라가 전세계 면세점 시장 점유율 14.4%로 1위를 차지하고, 2위</text:span><text:span text:style-name="p249-2-1">는 중국 7.3%, 3위는 미국 6.2%로 나타남</text:span></text:p>
      <text:p text:style-name="Paragraph-250"/>
      <text:p text:style-name="Paragraph-251"/>
      <table:table table:style-name="Table-2">
        <table:table-column table:number-columns-repeated="6"/>
        <table:table-row>
          <table:table-cell table:style-name="Table-2-1-1" table:number-columns-spanned="1" table:number-rows-spanned="1">
            <text:p text:style-name="Paragraph-254"><text:span text:style-name="p254-1-1">순위</text:span></text:p>
          </table:table-cell>
          <table:table-cell table:style-name="Table-2-1-2" table:number-columns-spanned="1" table:number-rows-spanned="1">
            <text:p text:style-name="Paragraph-255"><text:span text:style-name="p255-1-1">국가</text:span></text:p>
          </table:table-cell>
          <table:table-cell table:style-name="Table-2-1-3" table:number-columns-spanned="1" table:number-rows-spanned="1">
            <text:p text:style-name="Paragraph-256"><text:span text:style-name="p256-1-1">점유율</text:span></text:p>
          </table:table-cell>
          <table:table-cell table:style-name="Table-2-1-4" table:number-columns-spanned="1" table:number-rows-spanned="1">
            <text:p text:style-name="Paragraph-257"><text:span text:style-name="p257-1-1">순위</text:span></text:p>
          </table:table-cell>
          <table:table-cell table:style-name="Table-2-1-5" table:number-columns-spanned="1" table:number-rows-spanned="1">
            <text:p text:style-name="Paragraph-258"><text:span text:style-name="p258-1-1">국가</text:span></text:p>
          </table:table-cell>
          <table:table-cell table:style-name="Table-2-1-6" table:number-columns-spanned="1" table:number-rows-spanned="1">
            <text:p text:style-name="Paragraph-259"><text:span text:style-name="p259-1-1">점유율</text:span></text:p>
          </table:table-cell>
        </table:table-row>
        <table:table-row>
          <table:table-cell table:style-name="Table-2-2-1" table:number-columns-spanned="1" table:number-rows-spanned="1">
            <text:p text:style-name="Paragraph-260"><text:span text:style-name="p260-1-1">1</text:span></text:p>
          </table:table-cell>
          <table:table-cell table:style-name="Table-2-2-2" table:number-columns-spanned="1" table:number-rows-spanned="1">
            <text:p text:style-name="Paragraph-261"><text:span text:style-name="p261-1-1">대한민국</text:span></text:p>
          </table:table-cell>
          <table:table-cell table:style-name="Table-2-2-3" table:number-columns-spanned="1" table:number-rows-spanned="1">
            <text:p text:style-name="Paragraph-262"><text:span text:style-name="p262-1-1">14.4%</text:span></text:p>
          </table:table-cell>
          <table:table-cell table:style-name="Table-2-2-4" table:number-columns-spanned="1" table:number-rows-spanned="1">
            <text:p text:style-name="Paragraph-263"><text:span text:style-name="p263-1-1">6</text:span></text:p>
          </table:table-cell>
          <table:table-cell table:style-name="Table-2-2-5" table:number-columns-spanned="1" table:number-rows-spanned="1">
            <text:p text:style-name="Paragraph-264"><text:span text:style-name="p264-1-1">UAE</text:span></text:p>
          </table:table-cell>
          <table:table-cell table:style-name="Table-2-2-6" table:number-columns-spanned="1" table:number-rows-spanned="1">
            <text:p text:style-name="Paragraph-265"><text:span text:style-name="p265-1-1">4.5%</text:span></text:p>
          </table:table-cell>
        </table:table-row>
        <table:table-row>
          <table:table-cell table:style-name="Table-2-3-1" table:number-columns-spanned="1" table:number-rows-spanned="1">
            <text:p text:style-name="Paragraph-266"><text:span text:style-name="p266-1-1">2</text:span></text:p>
          </table:table-cell>
          <table:table-cell table:style-name="Table-2-3-2" table:number-columns-spanned="1" table:number-rows-spanned="1">
            <text:p text:style-name="Paragraph-267"><text:span text:style-name="p267-1-1">중국</text:span></text:p>
          </table:table-cell>
          <table:table-cell table:style-name="Table-2-3-3" table:number-columns-spanned="1" table:number-rows-spanned="1">
            <text:p text:style-name="Paragraph-268"><text:span text:style-name="p268-1-1">7.3%</text:span></text:p>
          </table:table-cell>
          <table:table-cell table:style-name="Table-2-3-4" table:number-columns-spanned="1" table:number-rows-spanned="1">
            <text:p text:style-name="Paragraph-269"><text:span text:style-name="p269-1-1">7</text:span></text:p>
          </table:table-cell>
          <table:table-cell table:style-name="Table-2-3-5" table:number-columns-spanned="1" table:number-rows-spanned="1">
            <text:p text:style-name="Paragraph-270"><text:span text:style-name="p270-1-1">홍콩</text:span></text:p>
          </table:table-cell>
          <table:table-cell table:style-name="Table-2-3-6" table:number-columns-spanned="1" table:number-rows-spanned="1">
            <text:p text:style-name="Paragraph-271"><text:span text:style-name="p271-1-1">3.7%</text:span></text:p>
          </table:table-cell>
        </table:table-row>
        <table:table-row>
          <table:table-cell table:style-name="Table-2-4-1" table:number-columns-spanned="1" table:number-rows-spanned="1">
            <text:p text:style-name="Paragraph-272"><text:span text:style-name="p272-1-1">3</text:span></text:p>
          </table:table-cell>
          <table:table-cell table:style-name="Table-2-4-2" table:number-columns-spanned="1" table:number-rows-spanned="1">
            <text:p text:style-name="Paragraph-273"><text:span text:style-name="p273-1-1">미국</text:span></text:p>
          </table:table-cell>
          <table:table-cell table:style-name="Table-2-4-3" table:number-columns-spanned="1" table:number-rows-spanned="1">
            <text:p text:style-name="Paragraph-274"><text:span text:style-name="p274-1-1">6.2%</text:span></text:p>
          </table:table-cell>
          <table:table-cell table:style-name="Table-2-4-4" table:number-columns-spanned="1" table:number-rows-spanned="1">
            <text:p text:style-name="Paragraph-275"><text:span text:style-name="p275-1-1">8</text:span></text:p>
          </table:table-cell>
          <table:table-cell table:style-name="Table-2-4-5" table:number-columns-spanned="1" table:number-rows-spanned="1">
            <text:p text:style-name="Paragraph-276"><text:span text:style-name="p276-1-1">태국</text:span></text:p>
          </table:table-cell>
          <table:table-cell table:style-name="Table-2-4-6" table:number-columns-spanned="1" table:number-rows-spanned="1">
            <text:p text:style-name="Paragraph-277"><text:span text:style-name="p277-1-1">3.1%</text:span></text:p>
          </table:table-cell>
        </table:table-row>
        <table:table-row>
          <table:table-cell table:style-name="Table-2-5-1" table:number-columns-spanned="1" table:number-rows-spanned="1">
            <text:p text:style-name="Paragraph-278"><text:span text:style-name="p278-1-1">4</text:span></text:p>
          </table:table-cell>
          <table:table-cell table:style-name="Table-2-5-2" table:number-columns-spanned="1" table:number-rows-spanned="1">
            <text:p text:style-name="Paragraph-279"><text:span text:style-name="p279-1-1">영국</text:span></text:p>
          </table:table-cell>
          <table:table-cell table:style-name="Table-2-5-3" table:number-columns-spanned="1" table:number-rows-spanned="1">
            <text:p text:style-name="Paragraph-280"><text:span text:style-name="p280-1-1">5.5%</text:span></text:p>
          </table:table-cell>
          <table:table-cell table:style-name="Table-2-5-4" table:number-columns-spanned="1" table:number-rows-spanned="1">
            <text:p text:style-name="Paragraph-281"><text:span text:style-name="p281-1-1">9</text:span></text:p>
          </table:table-cell>
          <table:table-cell table:style-name="Table-2-5-5" table:number-columns-spanned="1" table:number-rows-spanned="1">
            <text:p text:style-name="Paragraph-282"><text:span text:style-name="p282-1-1">싱가폴</text:span></text:p>
          </table:table-cell>
          <table:table-cell table:style-name="Table-2-5-6" table:number-columns-spanned="1" table:number-rows-spanned="1">
            <text:p text:style-name="Paragraph-283"><text:span text:style-name="p283-1-1">2.9%</text:span></text:p>
          </table:table-cell>
        </table:table-row>
        <table:table-row>
          <table:table-cell table:style-name="Table-2-6-1" table:number-columns-spanned="1" table:number-rows-spanned="1">
            <text:p text:style-name="Paragraph-284"><text:span text:style-name="p284-1-1">5</text:span></text:p>
          </table:table-cell>
          <table:table-cell table:style-name="Table-2-6-2" table:number-columns-spanned="1" table:number-rows-spanned="1">
            <text:p text:style-name="Paragraph-285"><text:span text:style-name="p285-1-1">독일</text:span></text:p>
          </table:table-cell>
          <table:table-cell table:style-name="Table-2-6-3" table:number-columns-spanned="1" table:number-rows-spanned="1">
            <text:p text:style-name="Paragraph-286"><text:span text:style-name="p286-1-1">4.6%</text:span></text:p>
          </table:table-cell>
          <table:table-cell table:style-name="Table-2-6-4" table:number-columns-spanned="1" table:number-rows-spanned="1">
            <text:p text:style-name="Paragraph-287"><text:span text:style-name="p287-1-1">10</text:span></text:p>
          </table:table-cell>
          <table:table-cell table:style-name="Table-2-6-5" table:number-columns-spanned="1" table:number-rows-spanned="1">
            <text:p text:style-name="Paragraph-288"><text:span text:style-name="p288-1-1">일본</text:span></text:p>
          </table:table-cell>
          <table:table-cell table:style-name="Table-2-6-6" table:number-columns-spanned="1" table:number-rows-spanned="1">
            <text:p text:style-name="Paragraph-289"><text:span text:style-name="p289-1-1">2.8%</text:span></text:p>
          </table:table-cell>
        </table:table-row>
      </table:table>
      <text:p text:style-name="바탕글"><text:span>출처: </text:span><text:span>Generation Research, 2015</text:span></text:p>
      <text:p text:style-name="Paragraph-291"/>
      <text:p text:style-name="Paragraph-292"/>
      <text:p text:style-name="Paragraph-293"/>
      <text:p text:style-name="Paragraph-294"><text:span text:style-name="p294-1-2">2. 국내 면세점 시장 현황</text:span></text:p>
      <text:p text:style-name="Paragraph-295"/>
      <text:p text:style-name="Paragraph-296"><text:span text:style-name="p296-1-1">□ 2016</text:span><text:span text:style-name="p296-1-2">년 기준 우리나라의 면세점 시장의 총 매출액은 12.2조원이며, 매년 </text:span><text:span text:style-name="p296-2-1">높은 성장세를 보이고 있음</text:span></text:p>
      <text:p text:style-name="Paragraph-297"><text:span text:style-name="p297-1-1">  - 국내 면세점 시장은 연평균 15%씩 성장하였으며, 메르스 여파로 관광</text:span><text:span text:style-name="p297-2-1">객이 감소한 2015년에도 11%의 높은 성장세를 유지하였음</text:span></text:p>
      <text:p text:style-name="Paragraph-298"/>
      <text:p text:style-name="Paragraph-299"/>
      <table:table table:style-name="Table-3">
        <table:table-column table:number-columns-repeated="7"/>
        <table:table-row>
          <table:table-cell table:style-name="Table-3-1-1" table:number-columns-spanned="1" table:number-rows-spanned="1">
            <text:p text:style-name="Paragraph-302"><text:span text:style-name="p302-1-1">연도</text:span></text:p>
          </table:table-cell>
          <table:table-cell table:style-name="Table-3-1-2" table:number-columns-spanned="1" table:number-rows-spanned="1">
            <text:p text:style-name="Paragraph-303"><text:span text:style-name="p303-1-1">2011</text:span></text:p>
          </table:table-cell>
          <table:table-cell table:style-name="Table-3-1-3" table:number-columns-spanned="1" table:number-rows-spanned="1">
            <text:p text:style-name="Paragraph-304"><text:span text:style-name="p304-1-1">2012</text:span></text:p>
          </table:table-cell>
          <table:table-cell table:style-name="Table-3-1-4" table:number-columns-spanned="1" table:number-rows-spanned="1">
            <text:p text:style-name="Paragraph-305"><text:span text:style-name="p305-1-1">2013</text:span></text:p>
          </table:table-cell>
          <table:table-cell table:style-name="Table-3-1-5" table:number-columns-spanned="1" table:number-rows-spanned="1">
            <text:p text:style-name="Paragraph-306"><text:span text:style-name="p306-1-1">2014</text:span></text:p>
          </table:table-cell>
          <table:table-cell table:style-name="Table-3-1-6" table:number-columns-spanned="1" table:number-rows-spanned="1">
            <text:p text:style-name="Paragraph-307"><text:span text:style-name="p307-1-1">2015</text:span></text:p>
          </table:table-cell>
          <table:table-cell table:style-name="Table-3-1-7" table:number-columns-spanned="1" table:number-rows-spanned="1">
            <text:p text:style-name="Paragraph-308"><text:span text:style-name="p308-1-1">2016</text:span></text:p>
          </table:table-cell>
        </table:table-row>
        <table:table-row>
          <table:table-cell table:style-name="Table-3-2-1" table:number-columns-spanned="1" table:number-rows-spanned="1">
            <text:p text:style-name="Paragraph-309"><text:span text:style-name="p309-1-1">매출액</text:span></text:p>
          </table:table-cell>
          <table:table-cell table:style-name="Table-3-2-2" table:number-columns-spanned="1" table:number-rows-spanned="1">
            <text:p text:style-name="Paragraph-310"><text:span>53,716</text:span></text:p>
          </table:table-cell>
          <table:table-cell table:style-name="Table-3-2-3" table:number-columns-spanned="1" table:number-rows-spanned="1">
            <text:p text:style-name="Paragraph-311"><text:span>63,292</text:span></text:p>
          </table:table-cell>
          <table:table-cell table:style-name="Table-3-2-4" table:number-columns-spanned="1" table:number-rows-spanned="1">
            <text:p text:style-name="Paragraph-312"><text:span>68,326</text:span></text:p>
          </table:table-cell>
          <table:table-cell table:style-name="Table-3-2-5" table:number-columns-spanned="1" table:number-rows-spanned="1">
            <text:p text:style-name="Paragraph-313"><text:span>83,077</text:span></text:p>
          </table:table-cell>
          <table:table-cell table:style-name="Table-3-2-6" table:number-columns-spanned="1" table:number-rows-spanned="1">
            <text:p text:style-name="Paragraph-314"><text:span>91,984</text:span></text:p>
          </table:table-cell>
          <table:table-cell table:style-name="Table-3-2-7" table:number-columns-spanned="1" table:number-rows-spanned="1">
            <text:p text:style-name="Paragraph-315"><text:span>122,757</text:span></text:p>
          </table:table-cell>
        </table:table-row>
      </table:table>
      <text:p text:style-name="바탕글"><text:span>자료 : 관세청</text:span></text:p>
      <text:p text:style-name="Paragraph-317"/>
      <text:p text:style-name="Paragraph-318"><text:span text:style-name="p318-1-1">□ </text:span><text:span text:style-name="p318-1-2">면세점 점포수</text:span></text:p>
      <text:p text:style-name="Paragraph-319"><text:span text:style-name="p319-1-1">  - 1999년 20개 이후로 꾸준히 증가하여 2017년 1월 기준 51개의 면세점</text:span><text:span text:style-name="p319-2-1">이 운영되고 있음</text:span></text:p>
      <text:p text:style-name="Paragraph-320"><text:span text:style-name="p320-1-1">  - 유형별로 보면 출국장면세점 22개, 시내면세점 24개, 제주지정면세점 4</text:span><text:span text:style-name="p320-2-1">개, 외교관 1개 등 51개임</text:span></text:p>
      <text:p text:style-name="Paragraph-321"/>
      <text:p text:style-name="Paragraph-322"/>
      <table:table table:style-name="Table-4">
        <table:table-column table:number-columns-repeated="8"/>
        <table:table-row>
          <table:table-cell table:style-name="Table-4-1-1" table:number-columns-spanned="2" table:number-rows-spanned="1">
            <text:p text:style-name="Paragraph-325"/>
          </table:table-cell>
          <table:table-cell table:style-name="Table-4-1-2" table:number-columns-spanned="1" table:number-rows-spanned="1">
            <text:p text:style-name="Paragraph-326"><text:span text:style-name="p326-1-1">1999</text:span></text:p>
          </table:table-cell>
          <table:table-cell table:style-name="Table-4-1-3" table:number-columns-spanned="1" table:number-rows-spanned="1">
            <text:p text:style-name="Paragraph-327"><text:span text:style-name="p327-1-1">2009</text:span></text:p>
          </table:table-cell>
          <table:table-cell table:style-name="Table-4-1-4" table:number-columns-spanned="1" table:number-rows-spanned="1">
            <text:p text:style-name="Paragraph-328"><text:span text:style-name="p328-1-1">2011</text:span></text:p>
          </table:table-cell>
          <table:table-cell table:style-name="Table-4-1-5" table:number-columns-spanned="1" table:number-rows-spanned="1">
            <text:p text:style-name="Paragraph-329"><text:span text:style-name="p329-1-1">2013</text:span></text:p>
          </table:table-cell>
          <table:table-cell table:style-name="Table-4-1-6" table:number-columns-spanned="1" table:number-rows-spanned="1">
            <text:p text:style-name="Paragraph-330"><text:span text:style-name="p330-1-1">2016</text:span></text:p>
          </table:table-cell>
          <table:table-cell table:style-name="Table-4-1-7" table:number-columns-spanned="1" table:number-rows-spanned="1">
            <text:p text:style-name="Paragraph-331"><text:span text:style-name="p331-1-1">2017.1</text:span></text:p>
          </table:table-cell>
        </table:table-row>
        <table:table-row>
          <table:table-cell table:style-name="Table-4-2-1" table:number-columns-spanned="1" table:number-rows-spanned="4">
            <text:p text:style-name="Paragraph-332"><text:span text:style-name="p332-1-1">보</text:span><text:span text:style-name="p332-2-1">세</text:span><text:span text:style-name="p332-3-1">판</text:span><text:span text:style-name="p332-4-1">매</text:span><text:span text:style-name="p332-5-1">장</text:span></text:p>
          </table:table-cell>
          <table:table-cell table:style-name="Table-4-2-2" table:number-columns-spanned="1" table:number-rows-spanned="1">
            <text:p text:style-name="Paragraph-333"><text:span text:style-name="p333-1-1">외교관</text:span></text:p>
          </table:table-cell>
          <table:table-cell table:style-name="Table-4-2-3" table:number-columns-spanned="1" table:number-rows-spanned="1">
            <text:p text:style-name="Paragraph-334"><text:span text:style-name="p334-1-1">1</text:span></text:p>
          </table:table-cell>
          <table:table-cell table:style-name="Table-4-2-4" table:number-columns-spanned="1" table:number-rows-spanned="1">
            <text:p text:style-name="Paragraph-335"><text:span text:style-name="p335-1-1">1</text:span></text:p>
          </table:table-cell>
          <table:table-cell table:style-name="Table-4-2-5" table:number-columns-spanned="1" table:number-rows-spanned="1">
            <text:p text:style-name="Paragraph-336"><text:span text:style-name="p336-1-1">1</text:span></text:p>
          </table:table-cell>
          <table:table-cell table:style-name="Table-4-2-6" table:number-columns-spanned="1" table:number-rows-spanned="1">
            <text:p text:style-name="Paragraph-337"><text:span text:style-name="p337-1-1">1</text:span></text:p>
          </table:table-cell>
          <table:table-cell table:style-name="Table-4-2-7" table:number-columns-spanned="1" table:number-rows-spanned="1">
            <text:p text:style-name="Paragraph-338"><text:span text:style-name="p338-1-1">1</text:span></text:p>
          </table:table-cell>
          <table:table-cell table:style-name="Table-4-2-8" table:number-columns-spanned="1" table:number-rows-spanned="1">
            <text:p text:style-name="Paragraph-339"><text:span text:style-name="p339-1-1">1</text:span></text:p>
          </table:table-cell>
        </table:table-row>
        <table:table-row>
          <table:table-cell table:style-name="Table-4-3-1" table:number-columns-spanned="1" table:number-rows-spanned="1">
            <text:p text:style-name="Paragraph-340"><text:span text:style-name="p340-1-1">출국장</text:span></text:p>
          </table:table-cell>
          <table:table-cell table:style-name="Table-4-3-2" table:number-columns-spanned="1" table:number-rows-spanned="1">
            <text:p text:style-name="Paragraph-341"><text:span text:style-name="p341-1-1">8</text:span></text:p>
          </table:table-cell>
          <table:table-cell table:style-name="Table-4-3-3" table:number-columns-spanned="1" table:number-rows-spanned="1">
            <text:p text:style-name="Paragraph-342"><text:span text:style-name="p342-1-1">15</text:span></text:p>
          </table:table-cell>
          <table:table-cell table:style-name="Table-4-3-4" table:number-columns-spanned="1" table:number-rows-spanned="1">
            <text:p text:style-name="Paragraph-343"><text:span text:style-name="p343-1-1">17</text:span></text:p>
          </table:table-cell>
          <table:table-cell table:style-name="Table-4-3-5" table:number-columns-spanned="1" table:number-rows-spanned="1">
            <text:p text:style-name="Paragraph-344"><text:span text:style-name="p344-1-1">17</text:span></text:p>
          </table:table-cell>
          <table:table-cell table:style-name="Table-4-3-6" table:number-columns-spanned="1" table:number-rows-spanned="1">
            <text:p text:style-name="Paragraph-345"><text:span text:style-name="p345-1-1">22</text:span></text:p>
          </table:table-cell>
          <table:table-cell table:style-name="Table-4-3-7" table:number-columns-spanned="1" table:number-rows-spanned="1">
            <text:p text:style-name="Paragraph-346"><text:span text:style-name="p346-1-1">22</text:span></text:p>
          </table:table-cell>
        </table:table-row>
        <table:table-row>
          <table:table-cell table:style-name="Table-4-4-1" table:number-columns-spanned="1" table:number-rows-spanned="1">
            <text:p text:style-name="Paragraph-347"><text:span text:style-name="p347-1-1">시내</text:span></text:p>
          </table:table-cell>
          <table:table-cell table:style-name="Table-4-4-2" table:number-columns-spanned="1" table:number-rows-spanned="1">
            <text:p text:style-name="Paragraph-348"><text:span text:style-name="p348-1-1">11</text:span></text:p>
          </table:table-cell>
          <table:table-cell table:style-name="Table-4-4-3" table:number-columns-spanned="1" table:number-rows-spanned="1">
            <text:p text:style-name="Paragraph-349"><text:span text:style-name="p349-1-1">10</text:span></text:p>
          </table:table-cell>
          <table:table-cell table:style-name="Table-4-4-4" table:number-columns-spanned="1" table:number-rows-spanned="1">
            <text:p text:style-name="Paragraph-350"><text:span text:style-name="p350-1-1">10</text:span></text:p>
          </table:table-cell>
          <table:table-cell table:style-name="Table-4-4-5" table:number-columns-spanned="1" table:number-rows-spanned="1">
            <text:p text:style-name="Paragraph-351"><text:span text:style-name="p351-1-1">17</text:span></text:p>
          </table:table-cell>
          <table:table-cell table:style-name="Table-4-4-6" table:number-columns-spanned="1" table:number-rows-spanned="1">
            <text:p text:style-name="Paragraph-352"><text:span text:style-name="p352-1-1">22</text:span></text:p>
          </table:table-cell>
          <table:table-cell table:style-name="Table-4-4-7" table:number-columns-spanned="1" table:number-rows-spanned="1">
            <text:p text:style-name="Paragraph-353"><text:span text:style-name="p353-1-1">24</text:span></text:p>
          </table:table-cell>
        </table:table-row>
        <table:table-row>
          <table:table-cell table:style-name="Table-4-5-1" table:number-columns-spanned="1" table:number-rows-spanned="1">
            <text:p text:style-name="Paragraph-354"><text:span text:style-name="p354-1-1">소계</text:span></text:p>
          </table:table-cell>
          <table:table-cell table:style-name="Table-4-5-2" table:number-columns-spanned="1" table:number-rows-spanned="1">
            <text:p text:style-name="Paragraph-355"><text:span text:style-name="p355-1-1">20</text:span></text:p>
          </table:table-cell>
          <table:table-cell table:style-name="Table-4-5-3" table:number-columns-spanned="1" table:number-rows-spanned="1">
            <text:p text:style-name="Paragraph-356"><text:span text:style-name="p356-1-1">26</text:span></text:p>
          </table:table-cell>
          <table:table-cell table:style-name="Table-4-5-4" table:number-columns-spanned="1" table:number-rows-spanned="1">
            <text:p text:style-name="Paragraph-357"><text:span text:style-name="p357-1-1">28</text:span></text:p>
          </table:table-cell>
          <table:table-cell table:style-name="Table-4-5-5" table:number-columns-spanned="1" table:number-rows-spanned="1">
            <text:p text:style-name="Paragraph-358"><text:span text:style-name="p358-1-1">35</text:span></text:p>
          </table:table-cell>
          <table:table-cell table:style-name="Table-4-5-6" table:number-columns-spanned="1" table:number-rows-spanned="1">
            <text:p text:style-name="Paragraph-359"><text:span text:style-name="p359-1-1">45</text:span></text:p>
          </table:table-cell>
          <table:table-cell table:style-name="Table-4-5-7" table:number-columns-spanned="1" table:number-rows-spanned="1">
            <text:p text:style-name="Paragraph-360"><text:span text:style-name="p360-1-1">47</text:span></text:p>
          </table:table-cell>
        </table:table-row>
        <table:table-row>
          <table:table-cell table:style-name="Table-4-6-1" table:number-columns-spanned="2" table:number-rows-spanned="1">
            <text:p text:style-name="Paragraph-361"><text:span text:style-name="p361-1-1">지정면세점</text:span></text:p>
          </table:table-cell>
          <table:table-cell table:style-name="Table-4-6-2" table:number-columns-spanned="1" table:number-rows-spanned="1">
            <text:p text:style-name="Paragraph-362"><text:span text:style-name="p362-1-1">-</text:span></text:p>
          </table:table-cell>
          <table:table-cell table:style-name="Table-4-6-3" table:number-columns-spanned="1" table:number-rows-spanned="1">
            <text:p text:style-name="Paragraph-363"><text:span text:style-name="p363-1-1">4</text:span></text:p>
          </table:table-cell>
          <table:table-cell table:style-name="Table-4-6-4" table:number-columns-spanned="1" table:number-rows-spanned="1">
            <text:p text:style-name="Paragraph-364"><text:span text:style-name="p364-1-1">4</text:span></text:p>
          </table:table-cell>
          <table:table-cell table:style-name="Table-4-6-5" table:number-columns-spanned="1" table:number-rows-spanned="1">
            <text:p text:style-name="Paragraph-365"><text:span text:style-name="p365-1-1">5</text:span></text:p>
          </table:table-cell>
          <table:table-cell table:style-name="Table-4-6-6" table:number-columns-spanned="1" table:number-rows-spanned="1">
            <text:p text:style-name="Paragraph-366"><text:span text:style-name="p366-1-1">4</text:span></text:p>
          </table:table-cell>
          <table:table-cell table:style-name="Table-4-6-7" table:number-columns-spanned="1" table:number-rows-spanned="1">
            <text:p text:style-name="Paragraph-367"><text:span text:style-name="p367-1-1">4</text:span></text:p>
          </table:table-cell>
        </table:table-row>
        <table:table-row>
          <table:table-cell table:style-name="Table-4-7-1" table:number-columns-spanned="2" table:number-rows-spanned="1">
            <text:p text:style-name="Paragraph-368"><text:span text:style-name="p368-1-1">합계</text:span></text:p>
          </table:table-cell>
          <table:table-cell table:style-name="Table-4-7-2" table:number-columns-spanned="1" table:number-rows-spanned="1">
            <text:p text:style-name="Paragraph-369"><text:span text:style-name="p369-1-1">20</text:span></text:p>
          </table:table-cell>
          <table:table-cell table:style-name="Table-4-7-3" table:number-columns-spanned="1" table:number-rows-spanned="1">
            <text:p text:style-name="Paragraph-370"><text:span text:style-name="p370-1-1">30</text:span></text:p>
          </table:table-cell>
          <table:table-cell table:style-name="Table-4-7-4" table:number-columns-spanned="1" table:number-rows-spanned="1">
            <text:p text:style-name="Paragraph-371"><text:span text:style-name="p371-1-1">32</text:span></text:p>
          </table:table-cell>
          <table:table-cell table:style-name="Table-4-7-5" table:number-columns-spanned="1" table:number-rows-spanned="1">
            <text:p text:style-name="Paragraph-372"><text:span text:style-name="p372-1-1">40</text:span></text:p>
          </table:table-cell>
          <table:table-cell table:style-name="Table-4-7-6" table:number-columns-spanned="1" table:number-rows-spanned="1">
            <text:p text:style-name="Paragraph-373"><text:span text:style-name="p373-1-1">49</text:span></text:p>
          </table:table-cell>
          <table:table-cell table:style-name="Table-4-7-7" table:number-columns-spanned="1" table:number-rows-spanned="1">
            <text:p text:style-name="Paragraph-374"><text:span text:style-name="p374-1-1">51</text:span></text:p>
          </table:table-cell>
        </table:table-row>
      </table:table>
      <text:p text:style-name="바탕글"><text:span>자료 : 관세청</text:span></text:p>
      <text:p text:style-name="Paragraph-376"/>
      <text:p text:style-name="Paragraph-377"><text:span text:style-name="p377-1-1">□ </text:span><text:span text:style-name="p377-1-2">지역별 면세점 분포 현황</text:span></text:p>
      <text:p text:style-name="Paragraph-378"><text:span text:style-name="p378-1-1">  - 인천지역(공항 7개, 항만 2개, 시내 1개)과 서울(시내 10개)지역에 가</text:span><text:span text:style-name="p378-2-1">장 많은 면세점이 운영 중</text:span></text:p>
      <text:p text:style-name="Paragraph-379"><text:span text:style-name="p379-1-1">  - 제주는 8개, 부산</text:span><text:span text:style-name="p379-1-2">‧</text:span><text:span text:style-name="p379-1-3">청주는 3개, 대구</text:span><text:span text:style-name="p379-1-4">‧</text:span><text:span text:style-name="p379-1-5">김해</text:span><text:span text:style-name="p379-1-6">‧</text:span><text:span text:style-name="p379-1-7">김포는 2개의 면세점이 운영 중</text:span><text:span text:style-name="p379-2-1">이며, 무안</text:span><text:span text:style-name="p379-2-2">‧</text:span><text:span text:style-name="p379-2-3">양양</text:span><text:span text:style-name="p379-2-4">‧</text:span><text:span text:style-name="p379-2-5">평택</text:span><text:span text:style-name="p379-2-6">‧</text:span><text:span text:style-name="p379-2-7">군산</text:span><text:span text:style-name="p379-2-8">‧</text:span><text:span text:style-name="p379-2-9">울산</text:span><text:span text:style-name="p379-2-10">‧</text:span><text:span text:style-name="p379-2-11">창원</text:span><text:span text:style-name="p379-2-12">‧</text:span><text:span text:style-name="p379-2-13">대전</text:span><text:span text:style-name="p379-2-14">‧</text:span><text:span text:style-name="p379-2-15">수원</text:span><text:span text:style-name="p379-2-16">․</text:span><text:span text:style-name="p379-2-17">강원 등에 각 1개의 면세점</text:span><text:span text:style-name="p379-3-1">이 운영 중</text:span></text:p>
      <text:p text:style-name="Paragraph-380"/>
      <table:table table:style-name="Table-5">
        <table:table-column table:number-columns-repeated="3"/>
        <table:table-row>
          <table:table-cell table:style-name="Table-5-1-1" table:number-columns-spanned="2" table:number-rows-spanned="1">
            <text:p text:style-name="Paragraph-383"><text:span text:style-name="p383-1-1">구분</text:span></text:p>
          </table:table-cell>
          <table:table-cell table:style-name="Table-5-1-2" table:number-columns-spanned="1" table:number-rows-spanned="1">
            <text:p text:style-name="Paragraph-384"><text:span text:style-name="p384-1-1">운영현황</text:span></text:p>
          </table:table-cell>
        </table:table-row>
        <table:table-row>
          <table:table-cell table:style-name="Table-5-2-1" table:number-columns-spanned="1" table:number-rows-spanned="3">
            <text:p text:style-name="Paragraph-385"><text:span text:style-name="p385-1-1">보세</text:span></text:p>
            <text:p text:style-name="Paragraph-386"><text:span text:style-name="p386-1-1">판매장</text:span></text:p>
            <text:p text:style-name="Paragraph-387"><text:span text:style-name="p387-1-1">(47)</text:span></text:p>
          </table:table-cell>
          <table:table-cell table:style-name="Table-5-2-2" table:number-columns-spanned="1" table:number-rows-spanned="1">
            <text:p text:style-name="Paragraph-388"><text:span text:style-name="p388-1-1">외교관(1)</text:span></text:p>
          </table:table-cell>
          <table:table-cell table:style-name="Table-5-2-3" table:number-columns-spanned="1" table:number-rows-spanned="1">
            <text:p text:style-name="바탕글"><text:span text:style-name="p389-1-1">서울(1)</text:span></text:p>
          </table:table-cell>
        </table:table-row>
        <table:table-row>
          <table:table-cell table:style-name="Table-5-3-1" table:number-columns-spanned="1" table:number-rows-spanned="1">
            <text:p text:style-name="Paragraph-390"><text:span text:style-name="p390-1-1">출국장(22)</text:span></text:p>
          </table:table-cell>
          <table:table-cell table:style-name="Table-5-3-2" table:number-columns-spanned="1" table:number-rows-spanned="1">
            <text:p text:style-name="Paragraph-391"><text:span text:style-name="p391-1-1">공항(17): 인천공항(7), 대구(1), 김해(2), 제주(1), 청주(2), </text:span><text:span text:style-name="p391-2-1">김포(2), 무안(1), 양양(1)</text:span></text:p>
            <text:p text:style-name="바탕글"><text:span text:style-name="p392-1-1">항만(5): 인천(2), 부산(1), 평택(1), 군산(1)</text:span></text:p>
          </table:table-cell>
        </table:table-row>
        <table:table-row>
          <table:table-cell table:style-name="Table-5-4-1" table:number-columns-spanned="1" table:number-rows-spanned="1">
            <text:p text:style-name="Paragraph-393"><text:span text:style-name="p393-1-1">시내(24)</text:span></text:p>
          </table:table-cell>
          <table:table-cell table:style-name="Table-5-4-2" table:number-columns-spanned="1" table:number-rows-spanned="1">
            <text:p text:style-name="바탕글"><text:span text:style-name="p394-1-1">서울(10), 제주(3), 부산(2), 울산(1), 창원(1), 대전(1), 대구</text:span><text:span text:style-name="p394-2-1">(1), 수원(1), 청주(1), 인천(1), 천안(1), 강원(1)</text:span></text:p>
          </table:table-cell>
        </table:table-row>
        <table:table-row>
          <table:table-cell table:style-name="Table-5-5-1" table:number-columns-spanned="2" table:number-rows-spanned="1">
            <text:p text:style-name="Paragraph-395"><text:span text:style-name="p395-1-1">제주지정면세점(4)</text:span></text:p>
          </table:table-cell>
          <table:table-cell table:style-name="Table-5-5-2" table:number-columns-spanned="1" table:number-rows-spanned="1">
            <text:p text:style-name="바탕글"><text:span text:style-name="p396-1-1">공항: 제주국제도시개발센터(</text:span><text:span text:style-name="p396-1-2">JDC) </text:span><text:span text:style-name="p396-1-3">제주공항점</text:span></text:p>
            <text:p text:style-name="바탕글"><text:span text:style-name="p397-1-1">항만: 제주국제도시개발센터(</text:span><text:span text:style-name="p397-1-2">JDC) </text:span><text:span text:style-name="p397-1-3">제주항 1호, 2호</text:span></text:p>
            <text:p text:style-name="바탕글"><text:span text:style-name="p398-1-1">시내: 제주관광공사(</text:span><text:span text:style-name="p398-1-2">JTO)</text:span></text:p>
          </table:table-cell>
        </table:table-row>
      </table:table>
      <text:p text:style-name="바탕글"><text:span>자료 : 관세청</text:span></text:p>
      <text:p text:style-name="Paragraph-400"/>
      <text:p text:style-name="Paragraph-401"><text:span text:style-name="p401-1-2">Ⅲ. </text:span><text:span text:style-name="p401-1-3">시장구조</text:span></text:p>
      <text:p text:style-name="Paragraph-402"/>
      <text:p text:style-name="Paragraph-403"><text:span text:style-name="p403-1-1">□ </text:span><text:span text:style-name="p403-1-2">기업구분별 현황</text:span></text:p>
      <text:p text:style-name="Paragraph-404"><text:span text:style-name="p404-1-1">  - 2016년 기준 대기업은 특허 수 기준 40.7%, 매출액 기준 87.8% 차지</text:span></text:p>
      <text:p text:style-name="Paragraph-405"><text:span text:style-name="p405-1-1">  - 이에 반해 중소</text:span><text:span text:style-name="p405-1-2">·</text:span><text:span text:style-name="p405-1-3">중견기업은 특허 수 기준 51.9%, 매출액 기준으로는 </text:span><text:span text:style-name="p405-2-1">7.8%를 차지</text:span></text:p>
      <text:p text:style-name="Paragraph-406"/>
      <text:p text:style-name="Paragraph-407"/>
      <table:table table:style-name="Table-6">
        <table:table-column table:number-columns-repeated="5"/>
        <table:table-row>
          <table:table-cell table:style-name="Table-6-1-1" table:number-columns-spanned="1" table:number-rows-spanned="1">
            <text:p text:style-name="Paragraph-410"><text:span text:style-name="p410-1-1">구분</text:span></text:p>
          </table:table-cell>
          <table:table-cell table:style-name="Table-6-1-2" table:number-columns-spanned="1" table:number-rows-spanned="1">
            <text:p text:style-name="Paragraph-411"><text:span text:style-name="p411-1-1">특허수</text:span></text:p>
          </table:table-cell>
          <table:table-cell table:style-name="Table-6-1-3" table:number-columns-spanned="1" table:number-rows-spanned="1">
            <text:p text:style-name="Paragraph-412"><text:span text:style-name="p412-1-1">비율</text:span></text:p>
          </table:table-cell>
          <table:table-cell table:style-name="Table-6-1-4" table:number-columns-spanned="1" table:number-rows-spanned="1">
            <text:p text:style-name="Paragraph-413"><text:span text:style-name="p413-1-1">매출액</text:span></text:p>
          </table:table-cell>
          <table:table-cell table:style-name="Table-6-1-5" table:number-columns-spanned="1" table:number-rows-spanned="1">
            <text:p text:style-name="Paragraph-414"><text:span text:style-name="p414-1-1">비율</text:span></text:p>
          </table:table-cell>
        </table:table-row>
        <table:table-row>
          <table:table-cell table:style-name="Table-6-2-1" table:number-columns-spanned="1" table:number-rows-spanned="1">
            <text:p text:style-name="Paragraph-415"><text:span text:style-name="p415-1-1">대기업</text:span></text:p>
          </table:table-cell>
          <table:table-cell table:style-name="Table-6-2-2" table:number-columns-spanned="1" table:number-rows-spanned="1">
            <text:p text:style-name="Paragraph-416"><text:span text:style-name="p416-1-1">22</text:span></text:p>
          </table:table-cell>
          <table:table-cell table:style-name="Table-6-2-3" table:number-columns-spanned="1" table:number-rows-spanned="1">
            <text:p text:style-name="Paragraph-417"><text:span text:style-name="p417-1-1">40.7</text:span></text:p>
          </table:table-cell>
          <table:table-cell table:style-name="Table-6-2-4" table:number-columns-spanned="1" table:number-rows-spanned="1">
            <text:p text:style-name="Paragraph-418"><text:span text:style-name="p418-1-1"> 107,801</text:span></text:p>
          </table:table-cell>
          <table:table-cell table:style-name="Table-6-2-5" table:number-columns-spanned="1" table:number-rows-spanned="1">
            <text:p text:style-name="Paragraph-419"><text:span text:style-name="p419-1-1">87.8</text:span></text:p>
          </table:table-cell>
        </table:table-row>
        <table:table-row>
          <table:table-cell table:style-name="Table-6-3-1" table:number-columns-spanned="1" table:number-rows-spanned="1">
            <text:p text:style-name="Paragraph-420"><text:span text:style-name="p420-1-1">중소</text:span><text:span text:style-name="p420-1-2">‧</text:span><text:span text:style-name="p420-1-3">중견</text:span></text:p>
          </table:table-cell>
          <table:table-cell table:style-name="Table-6-3-2" table:number-columns-spanned="1" table:number-rows-spanned="1">
            <text:p text:style-name="Paragraph-421"><text:span text:style-name="p421-1-1">28</text:span></text:p>
          </table:table-cell>
          <table:table-cell table:style-name="Table-6-3-3" table:number-columns-spanned="1" table:number-rows-spanned="1">
            <text:p text:style-name="Paragraph-422"><text:span text:style-name="p422-1-1">51.9</text:span></text:p>
          </table:table-cell>
          <table:table-cell table:style-name="Table-6-3-4" table:number-columns-spanned="1" table:number-rows-spanned="1">
            <text:p text:style-name="Paragraph-423"><text:span text:style-name="p423-1-1"> 9,529</text:span></text:p>
          </table:table-cell>
          <table:table-cell table:style-name="Table-6-3-5" table:number-columns-spanned="1" table:number-rows-spanned="1">
            <text:p text:style-name="Paragraph-424"><text:span text:style-name="p424-1-1">7.8</text:span></text:p>
          </table:table-cell>
        </table:table-row>
        <table:table-row>
          <table:table-cell table:style-name="Table-6-4-1" table:number-columns-spanned="1" table:number-rows-spanned="1">
            <text:p text:style-name="Paragraph-425"><text:span text:style-name="p425-1-1">공기업</text:span></text:p>
          </table:table-cell>
          <table:table-cell table:style-name="Table-6-4-2" table:number-columns-spanned="1" table:number-rows-spanned="1">
            <text:p text:style-name="Paragraph-426"><text:span text:style-name="p426-1-1">4</text:span></text:p>
          </table:table-cell>
          <table:table-cell table:style-name="Table-6-4-3" table:number-columns-spanned="1" table:number-rows-spanned="1">
            <text:p text:style-name="Paragraph-427"><text:span text:style-name="p427-1-1">7.4</text:span></text:p>
          </table:table-cell>
          <table:table-cell table:style-name="Table-6-4-4" table:number-columns-spanned="1" table:number-rows-spanned="1">
            <text:p text:style-name="Paragraph-428"><text:span text:style-name="p428-1-1"> 5,427</text:span></text:p>
          </table:table-cell>
          <table:table-cell table:style-name="Table-6-4-5" table:number-columns-spanned="1" table:number-rows-spanned="1">
            <text:p text:style-name="Paragraph-429"><text:span text:style-name="p429-1-1">4.4</text:span></text:p>
          </table:table-cell>
        </table:table-row>
        <table:table-row>
          <table:table-cell table:style-name="Table-6-5-1" table:number-columns-spanned="1" table:number-rows-spanned="1">
            <text:p text:style-name="Paragraph-430"><text:span text:style-name="p430-1-1">합계</text:span></text:p>
          </table:table-cell>
          <table:table-cell table:style-name="Table-6-5-2" table:number-columns-spanned="1" table:number-rows-spanned="1">
            <text:p text:style-name="Paragraph-431"><text:span text:style-name="p431-1-1">54</text:span></text:p>
          </table:table-cell>
          <table:table-cell table:style-name="Table-6-5-3" table:number-columns-spanned="1" table:number-rows-spanned="1">
            <text:p text:style-name="Paragraph-432"><text:span text:style-name="p432-1-1">100</text:span></text:p>
          </table:table-cell>
          <table:table-cell table:style-name="Table-6-5-4" table:number-columns-spanned="1" table:number-rows-spanned="1">
            <text:p text:style-name="Paragraph-433"><text:span text:style-name="p433-1-1"> 122,757</text:span></text:p>
          </table:table-cell>
          <table:table-cell table:style-name="Table-6-5-5" table:number-columns-spanned="1" table:number-rows-spanned="1">
            <text:p text:style-name="Paragraph-434"><text:span text:style-name="p434-1-1">100</text:span></text:p>
          </table:table-cell>
        </table:table-row>
      </table:table>
      <text:p text:style-name="바탕글"><text:span>자료 : 관세청</text:span></text:p>
      <text:p text:style-name="Paragraph-436"/>
      <text:p text:style-name="Paragraph-437"><text:span text:style-name="p437-1-1">□ </text:span><text:span text:style-name="p437-1-2">대기업 특허 현황</text:span></text:p>
      <text:p text:style-name="Paragraph-438"><text:span text:style-name="p438-1-1">  - 총 19개 면세점 중에서 출국장 9개, 시내 10개로 구성</text:span></text:p>
      <text:p text:style-name="Paragraph-439"><text:span text:style-name="p439-1-1">  - 롯데는 공항 3개, 시내 5개 등 총 8개이며, 신라는 공항 2개, 시내 3개 </text:span><text:span text:style-name="p439-2-1">등 5개의 면세점을 운영 중</text:span></text:p>
      <text:p text:style-name="Paragraph-440"/>
      <text:p text:style-name="Paragraph-441"/>
      <table:table table:style-name="Table-7">
        <table:table-column table:number-columns-repeated="4"/>
        <table:table-row>
          <table:table-cell table:style-name="Table-7-1-1" table:number-columns-spanned="1" table:number-rows-spanned="1">
            <text:p text:style-name="Paragraph-444"><text:span text:style-name="p444-1-1">운영 업체명</text:span></text:p>
          </table:table-cell>
          <table:table-cell table:style-name="Table-7-1-2" table:number-columns-spanned="1" table:number-rows-spanned="1">
            <text:p text:style-name="Paragraph-445"><text:span text:style-name="p445-1-1">출국장</text:span></text:p>
          </table:table-cell>
          <table:table-cell table:style-name="Table-7-1-3" table:number-columns-spanned="1" table:number-rows-spanned="1">
            <text:p text:style-name="Paragraph-446"><text:span text:style-name="p446-1-1">시내</text:span></text:p>
          </table:table-cell>
          <table:table-cell table:style-name="Table-7-1-4" table:number-columns-spanned="1" table:number-rows-spanned="1">
            <text:p text:style-name="Paragraph-447"><text:span text:style-name="p447-1-1">합계</text:span></text:p>
          </table:table-cell>
        </table:table-row>
        <table:table-row>
          <table:table-cell table:style-name="Table-7-2-1" table:number-columns-spanned="1" table:number-rows-spanned="1">
            <text:p text:style-name="Paragraph-448"><text:span text:style-name="p448-1-1">롯데</text:span></text:p>
          </table:table-cell>
          <table:table-cell table:style-name="Table-7-2-2" table:number-columns-spanned="1" table:number-rows-spanned="1">
            <text:p text:style-name="Paragraph-449"><text:span text:style-name="p449-1-1">3(인천, 김포, 김해)</text:span></text:p>
          </table:table-cell>
          <table:table-cell table:style-name="Table-7-2-3" table:number-columns-spanned="1" table:number-rows-spanned="1">
            <text:p text:style-name="Paragraph-450"><text:span text:style-name="p450-1-1">5(서울3, 부산, 제주)</text:span></text:p>
          </table:table-cell>
          <table:table-cell table:style-name="Table-7-2-4" table:number-columns-spanned="1" table:number-rows-spanned="1">
            <text:p text:style-name="Paragraph-451"><text:span text:style-name="p451-1-1">8</text:span></text:p>
          </table:table-cell>
        </table:table-row>
        <table:table-row>
          <table:table-cell table:style-name="Table-7-3-1" table:number-columns-spanned="1" table:number-rows-spanned="1">
            <text:p text:style-name="Paragraph-452"><text:span text:style-name="p452-1-1">신라</text:span></text:p>
          </table:table-cell>
          <table:table-cell table:style-name="Table-7-3-2" table:number-columns-spanned="1" table:number-rows-spanned="1">
            <text:p text:style-name="Paragraph-453"><text:span text:style-name="p453-1-1">2(인천, 김포)</text:span></text:p>
          </table:table-cell>
          <table:table-cell table:style-name="Table-7-3-3" table:number-columns-spanned="1" table:number-rows-spanned="1">
            <text:p text:style-name="Paragraph-454"><text:span text:style-name="p454-1-1">3(서울2, 제주)</text:span></text:p>
          </table:table-cell>
          <table:table-cell table:style-name="Table-7-3-4" table:number-columns-spanned="1" table:number-rows-spanned="1">
            <text:p text:style-name="Paragraph-455"><text:span text:style-name="p455-1-1">5</text:span></text:p>
          </table:table-cell>
        </table:table-row>
        <table:table-row>
          <table:table-cell table:style-name="Table-7-4-1" table:number-columns-spanned="1" table:number-rows-spanned="1">
            <text:p text:style-name="Paragraph-456"><text:span text:style-name="p456-1-1">신세계</text:span></text:p>
          </table:table-cell>
          <table:table-cell table:style-name="Table-7-4-2" table:number-columns-spanned="1" table:number-rows-spanned="1">
            <text:p text:style-name="Paragraph-457"><text:span text:style-name="p457-1-1">1(인천)</text:span></text:p>
          </table:table-cell>
          <table:table-cell table:style-name="Table-7-4-3" table:number-columns-spanned="1" table:number-rows-spanned="1">
            <text:p text:style-name="Paragraph-458"><text:span text:style-name="p458-1-1">2(서울, 부산)</text:span></text:p>
          </table:table-cell>
          <table:table-cell table:style-name="Table-7-4-4" table:number-columns-spanned="1" table:number-rows-spanned="1">
            <text:p text:style-name="Paragraph-459"><text:span text:style-name="p459-1-1">3</text:span></text:p>
          </table:table-cell>
        </table:table-row>
        <table:table-row>
          <table:table-cell table:style-name="Table-7-5-1" table:number-columns-spanned="1" table:number-rows-spanned="1">
            <text:p text:style-name="Paragraph-460"><text:span text:style-name="p460-1-1">한화</text:span></text:p>
          </table:table-cell>
          <table:table-cell table:style-name="Table-7-5-2" table:number-columns-spanned="1" table:number-rows-spanned="1">
            <text:p text:style-name="Paragraph-461"><text:span text:style-name="p461-1-1">2(서울, 제주)</text:span></text:p>
          </table:table-cell>
          <table:table-cell table:style-name="Table-7-5-3" table:number-columns-spanned="1" table:number-rows-spanned="1">
            <text:p text:style-name="Paragraph-462"><text:span text:style-name="p462-1-1">-</text:span></text:p>
          </table:table-cell>
          <table:table-cell table:style-name="Table-7-5-4" table:number-columns-spanned="1" table:number-rows-spanned="1">
            <text:p text:style-name="Paragraph-463"><text:span text:style-name="p463-1-1">2</text:span></text:p>
          </table:table-cell>
        </table:table-row>
        <table:table-row>
          <table:table-cell table:style-name="Table-7-6-1" table:number-columns-spanned="1" table:number-rows-spanned="1">
            <text:p text:style-name="Paragraph-464"><text:span text:style-name="p464-1-1">두산</text:span></text:p>
          </table:table-cell>
          <table:table-cell table:style-name="Table-7-6-2" table:number-columns-spanned="1" table:number-rows-spanned="1">
            <text:p text:style-name="Paragraph-465"><text:span text:style-name="p465-1-1">1(서울)</text:span></text:p>
          </table:table-cell>
          <table:table-cell table:style-name="Table-7-6-3" table:number-columns-spanned="1" table:number-rows-spanned="1">
            <text:p text:style-name="Paragraph-466"><text:span text:style-name="p466-1-1">-</text:span></text:p>
          </table:table-cell>
          <table:table-cell table:style-name="Table-7-6-4" table:number-columns-spanned="1" table:number-rows-spanned="1">
            <text:p text:style-name="Paragraph-467"><text:span text:style-name="p467-1-1">1</text:span></text:p>
          </table:table-cell>
        </table:table-row>
      </table:table>
      <text:p text:style-name="바탕글"><text:span>자료 : 관세청</text:span></text:p>
      <text:p text:style-name="Paragraph-469"/>
      <text:p text:style-name="Paragraph-470"><text:span text:style-name="p470-1-1">□ </text:span><text:span text:style-name="p470-1-2">면세점 운영 사업자별 매출액</text:span></text:p>
      <text:p text:style-name="Paragraph-471"><text:span text:style-name="p471-1-1">  - 2016년 기준 롯데가 5조9천억 원으로 전체 시장의 48.7%를, 신라는 3</text:span><text:span text:style-name="p471-2-1">조4천억 원으로 전체 시장의 27.7%를, 신세계는 9천억 원으로 전체 시</text:span><text:span text:style-name="p471-3-1">장의 7.8%를 점유함</text:span></text:p>
      <text:p text:style-name="Paragraph-472"><text:span text:style-name="p472-1-1">  - 현재 상위 3개 사업자라도 매출액 및 점유율에 있어 사업자 간 격차가 </text:span><text:span text:style-name="p472-2-1">큰 특징을 보임</text:span></text:p>
      <text:p text:style-name="Paragraph-473"/>
      <text:p text:style-name="Paragraph-474"/>
      <table:table table:style-name="Table-8">
        <table:table-column table:number-columns-repeated="9"/>
        <table:table-row>
          <table:table-cell table:style-name="Table-8-1-1" table:number-columns-spanned="1" table:number-rows-spanned="2">
            <text:p text:style-name="Paragraph-477"><text:span text:style-name="p477-1-1">구분</text:span></text:p>
          </table:table-cell>
          <table:table-cell table:style-name="Table-8-1-2" table:number-columns-spanned="2" table:number-rows-spanned="1">
            <text:p text:style-name="Paragraph-478"><text:span text:style-name="p478-1-1"> 2013년 </text:span></text:p>
          </table:table-cell>
          <table:table-cell table:style-name="Table-8-1-3" table:number-columns-spanned="2" table:number-rows-spanned="1">
            <text:p text:style-name="Paragraph-479"><text:span text:style-name="p479-1-1"> 2014년 </text:span></text:p>
          </table:table-cell>
          <table:table-cell table:style-name="Table-8-1-4" table:number-columns-spanned="2" table:number-rows-spanned="1">
            <text:p text:style-name="Paragraph-480"><text:span text:style-name="p480-1-1"> 2015년 </text:span></text:p>
          </table:table-cell>
          <table:table-cell table:style-name="Table-8-1-5" table:number-columns-spanned="2" table:number-rows-spanned="1">
            <text:p text:style-name="Paragraph-481"><text:span text:style-name="p481-1-1"> 2016년 </text:span></text:p>
          </table:table-cell>
        </table:table-row>
        <table:table-row>
          <table:table-cell table:style-name="Table-8-2-1" table:number-columns-spanned="1" table:number-rows-spanned="1">
            <text:p text:style-name="Paragraph-482"><text:span text:style-name="p482-1-1">매출액</text:span></text:p>
          </table:table-cell>
          <table:table-cell table:style-name="Table-8-2-2" table:number-columns-spanned="1" table:number-rows-spanned="1">
            <text:p text:style-name="Paragraph-483"><text:span text:style-name="p483-1-1">점유율</text:span></text:p>
          </table:table-cell>
          <table:table-cell table:style-name="Table-8-2-3" table:number-columns-spanned="1" table:number-rows-spanned="1">
            <text:p text:style-name="Paragraph-484"><text:span text:style-name="p484-1-1">매출액</text:span></text:p>
          </table:table-cell>
          <table:table-cell table:style-name="Table-8-2-4" table:number-columns-spanned="1" table:number-rows-spanned="1">
            <text:p text:style-name="Paragraph-485"><text:span text:style-name="p485-1-1">점유율</text:span></text:p>
          </table:table-cell>
          <table:table-cell table:style-name="Table-8-2-5" table:number-columns-spanned="1" table:number-rows-spanned="1">
            <text:p text:style-name="Paragraph-486"><text:span text:style-name="p486-1-1">매출액</text:span></text:p>
          </table:table-cell>
          <table:table-cell table:style-name="Table-8-2-6" table:number-columns-spanned="1" table:number-rows-spanned="1">
            <text:p text:style-name="Paragraph-487"><text:span text:style-name="p487-1-1">점유율</text:span></text:p>
          </table:table-cell>
          <table:table-cell table:style-name="Table-8-2-7" table:number-columns-spanned="1" table:number-rows-spanned="1">
            <text:p text:style-name="Paragraph-488"><text:span text:style-name="p488-1-1">매출액</text:span></text:p>
          </table:table-cell>
          <table:table-cell table:style-name="Table-8-2-8" table:number-columns-spanned="1" table:number-rows-spanned="1">
            <text:p text:style-name="Paragraph-489"><text:span text:style-name="p489-1-1">점유율</text:span></text:p>
          </table:table-cell>
        </table:table-row>
        <table:table-row>
          <table:table-cell table:style-name="Table-8-3-1" table:number-columns-spanned="1" table:number-rows-spanned="1">
            <text:p text:style-name="Paragraph-490"><text:span text:style-name="p490-1-1">롯데</text:span></text:p>
          </table:table-cell>
          <table:table-cell table:style-name="Table-8-3-2" table:number-columns-spanned="1" table:number-rows-spanned="1">
            <text:p text:style-name="Paragraph-491"><text:span>35,759 </text:span></text:p>
          </table:table-cell>
          <table:table-cell table:style-name="Table-8-3-3" table:number-columns-spanned="1" table:number-rows-spanned="1">
            <text:p text:style-name="Paragraph-492"><text:span>52.3</text:span></text:p>
          </table:table-cell>
          <table:table-cell table:style-name="Table-8-3-4" table:number-columns-spanned="1" table:number-rows-spanned="1">
            <text:p text:style-name="Paragraph-493"><text:span>42,172 </text:span></text:p>
          </table:table-cell>
          <table:table-cell table:style-name="Table-8-3-5" table:number-columns-spanned="1" table:number-rows-spanned="1">
            <text:p text:style-name="Paragraph-494"><text:span>50.8</text:span></text:p>
          </table:table-cell>
          <table:table-cell table:style-name="Table-8-3-6" table:number-columns-spanned="1" table:number-rows-spanned="1">
            <text:p text:style-name="Paragraph-495"><text:span>47,392 </text:span></text:p>
          </table:table-cell>
          <table:table-cell table:style-name="Table-8-3-7" table:number-columns-spanned="1" table:number-rows-spanned="1">
            <text:p text:style-name="Paragraph-496"><text:span>51.5</text:span></text:p>
          </table:table-cell>
          <table:table-cell table:style-name="Table-8-3-8" table:number-columns-spanned="1" table:number-rows-spanned="1">
            <text:p text:style-name="Paragraph-497"><text:span>59,728 </text:span></text:p>
          </table:table-cell>
          <table:table-cell table:style-name="Table-8-3-9" table:number-columns-spanned="1" table:number-rows-spanned="1">
            <text:p text:style-name="Paragraph-498"><text:span>48.7</text:span></text:p>
          </table:table-cell>
        </table:table-row>
        <table:table-row>
          <table:table-cell table:style-name="Table-8-4-1" table:number-columns-spanned="1" table:number-rows-spanned="1">
            <text:p text:style-name="Paragraph-499"><text:span text:style-name="p499-1-1">신라</text:span></text:p>
          </table:table-cell>
          <table:table-cell table:style-name="Table-8-4-2" table:number-columns-spanned="1" table:number-rows-spanned="1">
            <text:p text:style-name="Paragraph-500"><text:span>20,904 </text:span></text:p>
          </table:table-cell>
          <table:table-cell table:style-name="Table-8-4-3" table:number-columns-spanned="1" table:number-rows-spanned="1">
            <text:p text:style-name="Paragraph-501"><text:span>30.6</text:span></text:p>
          </table:table-cell>
          <table:table-cell table:style-name="Table-8-4-4" table:number-columns-spanned="1" table:number-rows-spanned="1">
            <text:p text:style-name="Paragraph-502"><text:span>25,376 </text:span></text:p>
          </table:table-cell>
          <table:table-cell table:style-name="Table-8-4-5" table:number-columns-spanned="1" table:number-rows-spanned="1">
            <text:p text:style-name="Paragraph-503"><text:span>30.5</text:span></text:p>
          </table:table-cell>
          <table:table-cell table:style-name="Table-8-4-6" table:number-columns-spanned="1" table:number-rows-spanned="1">
            <text:p text:style-name="Paragraph-504"><text:span>25,899 </text:span></text:p>
          </table:table-cell>
          <table:table-cell table:style-name="Table-8-4-7" table:number-columns-spanned="1" table:number-rows-spanned="1">
            <text:p text:style-name="Paragraph-505"><text:span>28.2</text:span></text:p>
          </table:table-cell>
          <table:table-cell table:style-name="Table-8-4-8" table:number-columns-spanned="1" table:number-rows-spanned="1">
            <text:p text:style-name="Paragraph-506"><text:span>34,053 </text:span></text:p>
          </table:table-cell>
          <table:table-cell table:style-name="Table-8-4-9" table:number-columns-spanned="1" table:number-rows-spanned="1">
            <text:p text:style-name="Paragraph-507"><text:span>27.7</text:span></text:p>
          </table:table-cell>
        </table:table-row>
        <table:table-row>
          <table:table-cell table:style-name="Table-8-5-1" table:number-columns-spanned="1" table:number-rows-spanned="1">
            <text:p text:style-name="Paragraph-508"><text:span text:style-name="p508-1-1">신세계</text:span></text:p>
          </table:table-cell>
          <table:table-cell table:style-name="Table-8-5-2" table:number-columns-spanned="1" table:number-rows-spanned="1">
            <text:p text:style-name="Paragraph-509"><text:span>1,593 </text:span></text:p>
          </table:table-cell>
          <table:table-cell table:style-name="Table-8-5-3" table:number-columns-spanned="1" table:number-rows-spanned="1">
            <text:p text:style-name="Paragraph-510"><text:span>2.3</text:span></text:p>
          </table:table-cell>
          <table:table-cell table:style-name="Table-8-5-4" table:number-columns-spanned="1" table:number-rows-spanned="1">
            <text:p text:style-name="Paragraph-511"><text:span>2,602 </text:span></text:p>
          </table:table-cell>
          <table:table-cell table:style-name="Table-8-5-5" table:number-columns-spanned="1" table:number-rows-spanned="1">
            <text:p text:style-name="Paragraph-512"><text:span>3.1</text:span></text:p>
          </table:table-cell>
          <table:table-cell table:style-name="Table-8-5-6" table:number-columns-spanned="1" table:number-rows-spanned="1">
            <text:p text:style-name="Paragraph-513"><text:span>3,511 </text:span></text:p>
          </table:table-cell>
          <table:table-cell table:style-name="Table-8-5-7" table:number-columns-spanned="1" table:number-rows-spanned="1">
            <text:p text:style-name="Paragraph-514"><text:span>3.8</text:span></text:p>
          </table:table-cell>
          <table:table-cell table:style-name="Table-8-5-8" table:number-columns-spanned="1" table:number-rows-spanned="1">
            <text:p text:style-name="Paragraph-515"><text:span>9,608 </text:span></text:p>
          </table:table-cell>
          <table:table-cell table:style-name="Table-8-5-9" table:number-columns-spanned="1" table:number-rows-spanned="1">
            <text:p text:style-name="Paragraph-516"><text:span>7.8</text:span></text:p>
          </table:table-cell>
        </table:table-row>
        <table:table-row>
          <table:table-cell table:style-name="Table-8-6-1" table:number-columns-spanned="1" table:number-rows-spanned="1">
            <text:p text:style-name="Paragraph-517"><text:span text:style-name="p517-1-1">JDC</text:span></text:p>
          </table:table-cell>
          <table:table-cell table:style-name="Table-8-6-2" table:number-columns-spanned="1" table:number-rows-spanned="1">
            <text:p text:style-name="Paragraph-518"><text:span>3,450 </text:span></text:p>
          </table:table-cell>
          <table:table-cell table:style-name="Table-8-6-3" table:number-columns-spanned="1" table:number-rows-spanned="1">
            <text:p text:style-name="Paragraph-519"><text:span>5.0</text:span></text:p>
          </table:table-cell>
          <table:table-cell table:style-name="Table-8-6-4" table:number-columns-spanned="1" table:number-rows-spanned="1">
            <text:p text:style-name="Paragraph-520"><text:span>3,666 </text:span></text:p>
          </table:table-cell>
          <table:table-cell table:style-name="Table-8-6-5" table:number-columns-spanned="1" table:number-rows-spanned="1">
            <text:p text:style-name="Paragraph-521"><text:span>4.4</text:span></text:p>
          </table:table-cell>
          <table:table-cell table:style-name="Table-8-6-6" table:number-columns-spanned="1" table:number-rows-spanned="1">
            <text:p text:style-name="Paragraph-522"><text:span>4,882 </text:span></text:p>
          </table:table-cell>
          <table:table-cell table:style-name="Table-8-6-7" table:number-columns-spanned="1" table:number-rows-spanned="1">
            <text:p text:style-name="Paragraph-523"><text:span>5.3</text:span></text:p>
          </table:table-cell>
          <table:table-cell table:style-name="Table-8-6-8" table:number-columns-spanned="1" table:number-rows-spanned="1">
            <text:p text:style-name="Paragraph-524"><text:span>5,408 </text:span></text:p>
          </table:table-cell>
          <table:table-cell table:style-name="Table-8-6-9" table:number-columns-spanned="1" table:number-rows-spanned="1">
            <text:p text:style-name="Paragraph-525"><text:span>4.4</text:span></text:p>
          </table:table-cell>
        </table:table-row>
        <table:table-row>
          <table:table-cell table:style-name="Table-8-7-1" table:number-columns-spanned="1" table:number-rows-spanned="1">
            <text:p text:style-name="Paragraph-526"><text:span text:style-name="p526-1-1">동화</text:span></text:p>
          </table:table-cell>
          <table:table-cell table:style-name="Table-8-7-2" table:number-columns-spanned="1" table:number-rows-spanned="1">
            <text:p text:style-name="Paragraph-527"><text:span>2,090 </text:span></text:p>
          </table:table-cell>
          <table:table-cell table:style-name="Table-8-7-3" table:number-columns-spanned="1" table:number-rows-spanned="1">
            <text:p text:style-name="Paragraph-528"><text:span>3.1</text:span></text:p>
          </table:table-cell>
          <table:table-cell table:style-name="Table-8-7-4" table:number-columns-spanned="1" table:number-rows-spanned="1">
            <text:p text:style-name="Paragraph-529"><text:span>2,926 </text:span></text:p>
          </table:table-cell>
          <table:table-cell table:style-name="Table-8-7-5" table:number-columns-spanned="1" table:number-rows-spanned="1">
            <text:p text:style-name="Paragraph-530"><text:span>3.5</text:span></text:p>
          </table:table-cell>
          <table:table-cell table:style-name="Table-8-7-6" table:number-columns-spanned="1" table:number-rows-spanned="1">
            <text:p text:style-name="Paragraph-531"><text:span>3,200 </text:span></text:p>
          </table:table-cell>
          <table:table-cell table:style-name="Table-8-7-7" table:number-columns-spanned="1" table:number-rows-spanned="1">
            <text:p text:style-name="Paragraph-532"><text:span>3.5</text:span></text:p>
          </table:table-cell>
          <table:table-cell table:style-name="Table-8-7-8" table:number-columns-spanned="1" table:number-rows-spanned="1">
            <text:p text:style-name="Paragraph-533"><text:span>3,556 </text:span></text:p>
          </table:table-cell>
          <table:table-cell table:style-name="Table-8-7-9" table:number-columns-spanned="1" table:number-rows-spanned="1">
            <text:p text:style-name="Paragraph-534"><text:span>2.9</text:span></text:p>
          </table:table-cell>
        </table:table-row>
        <table:table-row>
          <table:table-cell table:style-name="Table-8-8-1" table:number-columns-spanned="1" table:number-rows-spanned="1">
            <text:p text:style-name="Paragraph-535"><text:span text:style-name="p535-1-1">SK</text:span></text:p>
          </table:table-cell>
          <table:table-cell table:style-name="Table-8-8-2" table:number-columns-spanned="1" table:number-rows-spanned="1">
            <text:p text:style-name="Paragraph-536"><text:span>1,958 </text:span></text:p>
          </table:table-cell>
          <table:table-cell table:style-name="Table-8-8-3" table:number-columns-spanned="1" table:number-rows-spanned="1">
            <text:p text:style-name="Paragraph-537"><text:span>2.9</text:span></text:p>
          </table:table-cell>
          <table:table-cell table:style-name="Table-8-8-4" table:number-columns-spanned="1" table:number-rows-spanned="1">
            <text:p text:style-name="Paragraph-538"><text:span>2,747 </text:span></text:p>
          </table:table-cell>
          <table:table-cell table:style-name="Table-8-8-5" table:number-columns-spanned="1" table:number-rows-spanned="1">
            <text:p text:style-name="Paragraph-539"><text:span>3.3</text:span></text:p>
          </table:table-cell>
          <table:table-cell table:style-name="Table-8-8-6" table:number-columns-spanned="1" table:number-rows-spanned="1">
            <text:p text:style-name="Paragraph-540"><text:span>2,874 </text:span></text:p>
          </table:table-cell>
          <table:table-cell table:style-name="Table-8-8-7" table:number-columns-spanned="1" table:number-rows-spanned="1">
            <text:p text:style-name="Paragraph-541"><text:span>3.1</text:span></text:p>
          </table:table-cell>
          <table:table-cell table:style-name="Table-8-8-8" table:number-columns-spanned="1" table:number-rows-spanned="1">
            <text:p text:style-name="Paragraph-542"><text:span>354 </text:span></text:p>
          </table:table-cell>
          <table:table-cell table:style-name="Table-8-8-9" table:number-columns-spanned="1" table:number-rows-spanned="1">
            <text:p text:style-name="Paragraph-543"><text:span>0.3</text:span></text:p>
          </table:table-cell>
        </table:table-row>
        <table:table-row>
          <table:table-cell table:style-name="Table-8-9-1" table:number-columns-spanned="1" table:number-rows-spanned="1">
            <text:p text:style-name="Paragraph-544"><text:span text:style-name="p544-1-1">기타</text:span></text:p>
            <text:p text:style-name="Paragraph-545"><text:span text:style-name="p545-1-1">(23개사)</text:span></text:p>
          </table:table-cell>
          <table:table-cell table:style-name="Table-8-9-2" table:number-columns-spanned="1" table:number-rows-spanned="1">
            <text:p text:style-name="Paragraph-546"><text:span text:style-name="p546-1-1">2,573</text:span></text:p>
          </table:table-cell>
          <table:table-cell table:style-name="Table-8-9-3" table:number-columns-spanned="1" table:number-rows-spanned="1">
            <text:p text:style-name="Paragraph-547"><text:span text:style-name="p547-1-1">3.8</text:span></text:p>
          </table:table-cell>
          <table:table-cell table:style-name="Table-8-9-4" table:number-columns-spanned="1" table:number-rows-spanned="1">
            <text:p text:style-name="Paragraph-548"><text:span text:style-name="p548-1-1">3,591</text:span></text:p>
          </table:table-cell>
          <table:table-cell table:style-name="Table-8-9-5" table:number-columns-spanned="1" table:number-rows-spanned="1">
            <text:p text:style-name="Paragraph-549"><text:span text:style-name="p549-1-1">4.4</text:span></text:p>
          </table:table-cell>
          <table:table-cell table:style-name="Table-8-9-6" table:number-columns-spanned="1" table:number-rows-spanned="1">
            <text:p text:style-name="Paragraph-550"><text:span text:style-name="p550-1-1">4,228</text:span></text:p>
          </table:table-cell>
          <table:table-cell table:style-name="Table-8-9-7" table:number-columns-spanned="1" table:number-rows-spanned="1">
            <text:p text:style-name="Paragraph-551"><text:span text:style-name="p551-1-1">4.6</text:span></text:p>
          </table:table-cell>
          <table:table-cell table:style-name="Table-8-9-8" table:number-columns-spanned="1" table:number-rows-spanned="1">
            <text:p text:style-name="Paragraph-552"><text:span text:style-name="p552-1-1">10,050</text:span></text:p>
          </table:table-cell>
          <table:table-cell table:style-name="Table-8-9-9" table:number-columns-spanned="1" table:number-rows-spanned="1">
            <text:p text:style-name="Paragraph-553"><text:span text:style-name="p553-1-1">8.2</text:span></text:p>
          </table:table-cell>
        </table:table-row>
        <table:table-row>
          <table:table-cell table:style-name="Table-8-10-1" table:number-columns-spanned="1" table:number-rows-spanned="1">
            <text:p text:style-name="Paragraph-554"><text:span text:style-name="p554-1-1">합계</text:span></text:p>
          </table:table-cell>
          <table:table-cell table:style-name="Table-8-10-2" table:number-columns-spanned="1" table:number-rows-spanned="1">
            <text:p text:style-name="Paragraph-555"/>
          </table:table-cell>
          <table:table-cell table:style-name="Table-8-10-3" table:number-columns-spanned="1" table:number-rows-spanned="1">
            <text:p text:style-name="Paragraph-556"/>
          </table:table-cell>
          <table:table-cell table:style-name="Table-8-10-4" table:number-columns-spanned="1" table:number-rows-spanned="1">
            <text:p text:style-name="Paragraph-557"/>
          </table:table-cell>
          <table:table-cell table:style-name="Table-8-10-5" table:number-columns-spanned="1" table:number-rows-spanned="1">
            <text:p text:style-name="Paragraph-558"/>
          </table:table-cell>
          <table:table-cell table:style-name="Table-8-10-6" table:number-columns-spanned="1" table:number-rows-spanned="1">
            <text:p text:style-name="Paragraph-559"/>
          </table:table-cell>
          <table:table-cell table:style-name="Table-8-10-7" table:number-columns-spanned="1" table:number-rows-spanned="1">
            <text:p text:style-name="Paragraph-560"/>
          </table:table-cell>
          <table:table-cell table:style-name="Table-8-10-8" table:number-columns-spanned="1" table:number-rows-spanned="1">
            <text:p text:style-name="Paragraph-561"/>
          </table:table-cell>
          <table:table-cell table:style-name="Table-8-10-9" table:number-columns-spanned="1" table:number-rows-spanned="1">
            <text:p text:style-name="Paragraph-562"/>
          </table:table-cell>
        </table:table-row>
      </table:table>
      <text:p text:style-name="바탕글"><text:span>자료 : 관세청</text:span></text:p>
      <text:p text:style-name="Paragraph-564"/>
      <text:p text:style-name="Paragraph-565"><text:span text:style-name="p565-1-1">□ </text:span><text:span text:style-name="p565-1-2">지역별 매출액 및 점유율 현황</text:span></text:p>
      <text:p text:style-name="Paragraph-566"><text:span text:style-name="p566-1-1">  - 2016년 기준 국내 면세점 전체 매출액의 절반 이상이 서울지역 58.3%</text:span><text:span text:style-name="p566-2-1">에 집중되어 있으며, 인천공항 18.7%, 제주지역 13.7% 순으로 나타남</text:span></text:p>
      <text:p text:style-name="Paragraph-567"/>
      <text:p text:style-name="Paragraph-568"/>
      <table:table table:style-name="Table-9">
        <table:table-column table:number-columns-repeated="7"/>
        <table:table-row>
          <table:table-cell table:style-name="Table-9-1-1" table:number-columns-spanned="1" table:number-rows-spanned="2">
            <text:p text:style-name="Paragraph-571"><text:span text:style-name="p571-1-1">지역</text:span></text:p>
          </table:table-cell>
          <table:table-cell table:style-name="Table-9-1-2" table:number-columns-spanned="2" table:number-rows-spanned="1">
            <text:p text:style-name="Paragraph-572"><text:span text:style-name="p572-1-1">2014</text:span></text:p>
          </table:table-cell>
          <table:table-cell table:style-name="Table-9-1-3" table:number-columns-spanned="2" table:number-rows-spanned="1">
            <text:p text:style-name="Paragraph-573"><text:span text:style-name="p573-1-1">2015</text:span></text:p>
          </table:table-cell>
          <table:table-cell table:style-name="Table-9-1-4" table:number-columns-spanned="2" table:number-rows-spanned="1">
            <text:p text:style-name="Paragraph-574"><text:span text:style-name="p574-1-1">2016</text:span></text:p>
          </table:table-cell>
        </table:table-row>
        <table:table-row>
          <table:table-cell table:style-name="Table-9-2-1" table:number-columns-spanned="1" table:number-rows-spanned="1">
            <text:p text:style-name="Paragraph-575"><text:span text:style-name="p575-1-1">매출액</text:span></text:p>
          </table:table-cell>
          <table:table-cell table:style-name="Table-9-2-2" table:number-columns-spanned="1" table:number-rows-spanned="1">
            <text:p text:style-name="Paragraph-576"><text:span text:style-name="p576-1-1">점유율</text:span></text:p>
          </table:table-cell>
          <table:table-cell table:style-name="Table-9-2-3" table:number-columns-spanned="1" table:number-rows-spanned="1">
            <text:p text:style-name="Paragraph-577"><text:span text:style-name="p577-1-1">매출액</text:span></text:p>
          </table:table-cell>
          <table:table-cell table:style-name="Table-9-2-4" table:number-columns-spanned="1" table:number-rows-spanned="1">
            <text:p text:style-name="Paragraph-578"><text:span text:style-name="p578-1-1">점유율</text:span></text:p>
          </table:table-cell>
          <table:table-cell table:style-name="Table-9-2-5" table:number-columns-spanned="1" table:number-rows-spanned="1">
            <text:p text:style-name="Paragraph-579"><text:span text:style-name="p579-1-1">매출액</text:span></text:p>
          </table:table-cell>
          <table:table-cell table:style-name="Table-9-2-6" table:number-columns-spanned="1" table:number-rows-spanned="1">
            <text:p text:style-name="Paragraph-580"><text:span text:style-name="p580-1-1">점유율</text:span></text:p>
          </table:table-cell>
        </table:table-row>
        <table:table-row>
          <table:table-cell table:style-name="Table-9-3-1" table:number-columns-spanned="1" table:number-rows-spanned="1">
            <text:p text:style-name="Paragraph-581"><text:span text:style-name="p581-1-1">서울(시내)</text:span></text:p>
          </table:table-cell>
          <table:table-cell table:style-name="Table-9-3-2" table:number-columns-spanned="1" table:number-rows-spanned="1">
            <text:p text:style-name="Paragraph-582"><text:span text:style-name="p582-1-1">43,509</text:span></text:p>
          </table:table-cell>
          <table:table-cell table:style-name="Table-9-3-3" table:number-columns-spanned="1" table:number-rows-spanned="1">
            <text:p text:style-name="Paragraph-583"><text:span text:style-name="p583-1-1">52.4 </text:span></text:p>
          </table:table-cell>
          <table:table-cell table:style-name="Table-9-3-4" table:number-columns-spanned="1" table:number-rows-spanned="1">
            <text:p text:style-name="Paragraph-584"><text:span text:style-name="p584-1-1">50,344 </text:span></text:p>
          </table:table-cell>
          <table:table-cell table:style-name="Table-9-3-5" table:number-columns-spanned="1" table:number-rows-spanned="1">
            <text:p text:style-name="Paragraph-585"><text:span text:style-name="p585-1-1">54.7 </text:span></text:p>
          </table:table-cell>
          <table:table-cell table:style-name="Table-9-3-6" table:number-columns-spanned="1" table:number-rows-spanned="1">
            <text:p text:style-name="Paragraph-586"><text:span text:style-name="p586-1-1">71,616 </text:span></text:p>
          </table:table-cell>
          <table:table-cell table:style-name="Table-9-3-7" table:number-columns-spanned="1" table:number-rows-spanned="1">
            <text:p text:style-name="Paragraph-587"><text:span text:style-name="p587-1-1">58.3 </text:span></text:p>
          </table:table-cell>
        </table:table-row>
        <table:table-row>
          <table:table-cell table:style-name="Table-9-4-1" table:number-columns-spanned="1" table:number-rows-spanned="1">
            <text:p text:style-name="Paragraph-588"><text:span text:style-name="p588-1-1">김포공항</text:span></text:p>
          </table:table-cell>
          <table:table-cell table:style-name="Table-9-4-2" table:number-columns-spanned="1" table:number-rows-spanned="1">
            <text:p text:style-name="Paragraph-589"><text:span text:style-name="p589-1-1">1,456</text:span></text:p>
          </table:table-cell>
          <table:table-cell table:style-name="Table-9-4-3" table:number-columns-spanned="1" table:number-rows-spanned="1">
            <text:p text:style-name="Paragraph-590"><text:span text:style-name="p590-1-1">1.8 </text:span></text:p>
          </table:table-cell>
          <table:table-cell table:style-name="Table-9-4-4" table:number-columns-spanned="1" table:number-rows-spanned="1">
            <text:p text:style-name="Paragraph-591"><text:span text:style-name="p591-1-1">1,595 </text:span></text:p>
          </table:table-cell>
          <table:table-cell table:style-name="Table-9-4-5" table:number-columns-spanned="1" table:number-rows-spanned="1">
            <text:p text:style-name="Paragraph-592"><text:span text:style-name="p592-1-1">1.7 </text:span></text:p>
          </table:table-cell>
          <table:table-cell table:style-name="Table-9-4-6" table:number-columns-spanned="1" table:number-rows-spanned="1">
            <text:p text:style-name="Paragraph-593"><text:span text:style-name="p593-1-1">1,394 </text:span></text:p>
          </table:table-cell>
          <table:table-cell table:style-name="Table-9-4-7" table:number-columns-spanned="1" table:number-rows-spanned="1">
            <text:p text:style-name="Paragraph-594"><text:span text:style-name="p594-1-1">1.1 </text:span></text:p>
          </table:table-cell>
        </table:table-row>
        <table:table-row>
          <table:table-cell table:style-name="Table-9-5-1" table:number-columns-spanned="1" table:number-rows-spanned="1">
            <text:p text:style-name="Paragraph-595"><text:span text:style-name="p595-1-1">인천공항</text:span></text:p>
          </table:table-cell>
          <table:table-cell table:style-name="Table-9-5-2" table:number-columns-spanned="1" table:number-rows-spanned="1">
            <text:p text:style-name="Paragraph-596"><text:span text:style-name="p596-1-1">20,935</text:span></text:p>
          </table:table-cell>
          <table:table-cell table:style-name="Table-9-5-3" table:number-columns-spanned="1" table:number-rows-spanned="1">
            <text:p text:style-name="Paragraph-597"><text:span text:style-name="p597-1-1">25.2 </text:span></text:p>
          </table:table-cell>
          <table:table-cell table:style-name="Table-9-5-4" table:number-columns-spanned="1" table:number-rows-spanned="1">
            <text:p text:style-name="Paragraph-598"><text:span text:style-name="p598-1-1">19,990 </text:span></text:p>
          </table:table-cell>
          <table:table-cell table:style-name="Table-9-5-5" table:number-columns-spanned="1" table:number-rows-spanned="1">
            <text:p text:style-name="Paragraph-599"><text:span text:style-name="p599-1-1">21.7 </text:span></text:p>
          </table:table-cell>
          <table:table-cell table:style-name="Table-9-5-6" table:number-columns-spanned="1" table:number-rows-spanned="1">
            <text:p text:style-name="Paragraph-600"><text:span text:style-name="p600-1-1">22,938 </text:span></text:p>
          </table:table-cell>
          <table:table-cell table:style-name="Table-9-5-7" table:number-columns-spanned="1" table:number-rows-spanned="1">
            <text:p text:style-name="Paragraph-601"><text:span text:style-name="p601-1-1">18.7 </text:span></text:p>
          </table:table-cell>
        </table:table-row>
        <table:table-row>
          <table:table-cell table:style-name="Table-9-6-1" table:number-columns-spanned="1" table:number-rows-spanned="1">
            <text:p text:style-name="Paragraph-602"><text:span text:style-name="p602-1-1">부산</text:span><text:span text:style-name="p602-1-2">‧</text:span><text:span text:style-name="p602-1-3">경남(시내, 공항)</text:span></text:p>
          </table:table-cell>
          <table:table-cell table:style-name="Table-9-6-2" table:number-columns-spanned="1" table:number-rows-spanned="1">
            <text:p text:style-name="Paragraph-603"><text:span text:style-name="p603-1-1">5,716</text:span></text:p>
          </table:table-cell>
          <table:table-cell table:style-name="Table-9-6-3" table:number-columns-spanned="1" table:number-rows-spanned="1">
            <text:p text:style-name="Paragraph-604"><text:span text:style-name="p604-1-1">6.9 </text:span></text:p>
          </table:table-cell>
          <table:table-cell table:style-name="Table-9-6-4" table:number-columns-spanned="1" table:number-rows-spanned="1">
            <text:p text:style-name="Paragraph-605"><text:span text:style-name="p605-1-1">6,695 </text:span></text:p>
          </table:table-cell>
          <table:table-cell table:style-name="Table-9-6-5" table:number-columns-spanned="1" table:number-rows-spanned="1">
            <text:p text:style-name="Paragraph-606"><text:span text:style-name="p606-1-1">7.3 </text:span></text:p>
          </table:table-cell>
          <table:table-cell table:style-name="Table-9-6-6" table:number-columns-spanned="1" table:number-rows-spanned="1">
            <text:p text:style-name="Paragraph-607"><text:span text:style-name="p607-1-1">8,802 </text:span></text:p>
          </table:table-cell>
          <table:table-cell table:style-name="Table-9-6-7" table:number-columns-spanned="1" table:number-rows-spanned="1">
            <text:p text:style-name="Paragraph-608"><text:span text:style-name="p608-1-1">7.2 </text:span></text:p>
          </table:table-cell>
        </table:table-row>
        <table:table-row>
          <table:table-cell table:style-name="Table-9-7-1" table:number-columns-spanned="1" table:number-rows-spanned="1">
            <text:p text:style-name="Paragraph-609"><text:span text:style-name="p609-1-1">제주(시내, 공항)</text:span></text:p>
          </table:table-cell>
          <table:table-cell table:style-name="Table-9-7-2" table:number-columns-spanned="1" table:number-rows-spanned="1">
            <text:p text:style-name="Paragraph-610"><text:span text:style-name="p610-1-1">10,695</text:span></text:p>
          </table:table-cell>
          <table:table-cell table:style-name="Table-9-7-3" table:number-columns-spanned="1" table:number-rows-spanned="1">
            <text:p text:style-name="Paragraph-611"><text:span text:style-name="p611-1-1">12.9 </text:span></text:p>
          </table:table-cell>
          <table:table-cell table:style-name="Table-9-7-4" table:number-columns-spanned="1" table:number-rows-spanned="1">
            <text:p text:style-name="Paragraph-612"><text:span text:style-name="p612-1-1">12,342 </text:span></text:p>
          </table:table-cell>
          <table:table-cell table:style-name="Table-9-7-5" table:number-columns-spanned="1" table:number-rows-spanned="1">
            <text:p text:style-name="Paragraph-613"><text:span text:style-name="p613-1-1">13.4 </text:span></text:p>
          </table:table-cell>
          <table:table-cell table:style-name="Table-9-7-6" table:number-columns-spanned="1" table:number-rows-spanned="1">
            <text:p text:style-name="Paragraph-614"><text:span text:style-name="p614-1-1">16,817 </text:span></text:p>
          </table:table-cell>
          <table:table-cell table:style-name="Table-9-7-7" table:number-columns-spanned="1" table:number-rows-spanned="1">
            <text:p text:style-name="Paragraph-615"><text:span text:style-name="p615-1-1">13.7 </text:span></text:p>
          </table:table-cell>
        </table:table-row>
        <table:table-row>
          <table:table-cell table:style-name="Table-9-8-1" table:number-columns-spanned="1" table:number-rows-spanned="1">
            <text:p text:style-name="Paragraph-616"><text:span text:style-name="p616-1-1">기타지역</text:span></text:p>
          </table:table-cell>
          <table:table-cell table:style-name="Table-9-8-2" table:number-columns-spanned="1" table:number-rows-spanned="1">
            <text:p text:style-name="Paragraph-617"><text:span text:style-name="p617-1-1">769 </text:span></text:p>
          </table:table-cell>
          <table:table-cell table:style-name="Table-9-8-3" table:number-columns-spanned="1" table:number-rows-spanned="1">
            <text:p text:style-name="Paragraph-618"><text:span text:style-name="p618-1-1">0.9 </text:span></text:p>
          </table:table-cell>
          <table:table-cell table:style-name="Table-9-8-4" table:number-columns-spanned="1" table:number-rows-spanned="1">
            <text:p text:style-name="Paragraph-619"><text:span text:style-name="p619-1-1">1,020 </text:span></text:p>
          </table:table-cell>
          <table:table-cell table:style-name="Table-9-8-5" table:number-columns-spanned="1" table:number-rows-spanned="1">
            <text:p text:style-name="Paragraph-620"><text:span text:style-name="p620-1-1">1.1 </text:span></text:p>
          </table:table-cell>
          <table:table-cell table:style-name="Table-9-8-6" table:number-columns-spanned="1" table:number-rows-spanned="1">
            <text:p text:style-name="Paragraph-621"><text:span text:style-name="p621-1-1">1,190 </text:span></text:p>
          </table:table-cell>
          <table:table-cell table:style-name="Table-9-8-7" table:number-columns-spanned="1" table:number-rows-spanned="1">
            <text:p text:style-name="Paragraph-622"><text:span text:style-name="p622-1-1">1.0 </text:span></text:p>
          </table:table-cell>
        </table:table-row>
        <table:table-row>
          <table:table-cell table:style-name="Table-9-9-1" table:number-columns-spanned="1" table:number-rows-spanned="1">
            <text:p text:style-name="Paragraph-623"><text:span text:style-name="p623-1-1">합계</text:span></text:p>
          </table:table-cell>
          <table:table-cell table:style-name="Table-9-9-2" table:number-columns-spanned="1" table:number-rows-spanned="1">
            <text:p text:style-name="Paragraph-624"><text:span text:style-name="p624-1-1">83,080 </text:span></text:p>
          </table:table-cell>
          <table:table-cell table:style-name="Table-9-9-3" table:number-columns-spanned="1" table:number-rows-spanned="1">
            <text:p text:style-name="Paragraph-625"><text:span text:style-name="p625-1-1">100</text:span></text:p>
          </table:table-cell>
          <table:table-cell table:style-name="Table-9-9-4" table:number-columns-spanned="1" table:number-rows-spanned="1">
            <text:p text:style-name="Paragraph-626"><text:span text:style-name="p626-1-1">91,986 </text:span></text:p>
          </table:table-cell>
          <table:table-cell table:style-name="Table-9-9-5" table:number-columns-spanned="1" table:number-rows-spanned="1">
            <text:p text:style-name="Paragraph-627"><text:span text:style-name="p627-1-1">100</text:span></text:p>
          </table:table-cell>
          <table:table-cell table:style-name="Table-9-9-6" table:number-columns-spanned="1" table:number-rows-spanned="1">
            <text:p text:style-name="Paragraph-628"><text:span text:style-name="p628-1-1">122,757 </text:span></text:p>
          </table:table-cell>
          <table:table-cell table:style-name="Table-9-9-7" table:number-columns-spanned="1" table:number-rows-spanned="1">
            <text:p text:style-name="Paragraph-629"><text:span text:style-name="p629-1-1">100</text:span></text:p>
          </table:table-cell>
        </table:table-row>
      </table:table>
      <text:p text:style-name="바탕글"><text:span>자료 : 관세청</text:span></text:p>
      <text:p text:style-name="Paragraph-631"><text:span text:style-name="p631-1-2">제3장 면세점 관련제도</text:span></text:p>
      <text:p text:style-name="Paragraph-632"/>
      <text:p text:style-name="Paragraph-633"><text:span text:style-name="p633-1-2">Ⅰ. </text:span><text:span text:style-name="p633-1-3">보세구역 설영특허의 법적 성질</text:span></text:p>
      <text:p text:style-name="Paragraph-634"/>
      <text:p text:style-name="Paragraph-635"><text:span text:style-name="p635-1-1">□ </text:span><text:span text:style-name="p635-1-2">관세법 제174조는 특허보세구역의 설치</text:span><text:span text:style-name="p635-1-3">·</text:span><text:span text:style-name="p635-1-4">운영에 관한 특허에 관해 규정하</text:span><text:span text:style-name="p635-2-1">고 있음</text:span></text:p>
      <text:p text:style-name="Paragraph-636"><text:span text:style-name="p636-1-1">  - 특허보세구역을 설치</text:span><text:span text:style-name="p636-1-2">·</text:span><text:span text:style-name="p636-1-3">운영하려는 자는 세관장의 특허를 받도록 하고, </text:span><text:span text:style-name="p636-2-1">기존의 특허를 갱신하려는 경우에도 특허를 받도록 함</text:span></text:p>
      <text:p text:style-name="Paragraph-637"><text:span text:style-name="p637-1-1">  - 특허보세구역의 설치</text:span><text:span text:style-name="p637-1-2">·</text:span><text:span text:style-name="p637-1-3">운영에 관한 특허를 받으려는 자, 특허보세구역을 </text:span><text:span text:style-name="p637-2-1">설치</text:span><text:span text:style-name="p637-2-2">·</text:span><text:span text:style-name="p637-2-3">운영하는 자, 이미 받은 특허를 갱신하려는 자는 기획재정부령으</text:span><text:span text:style-name="p637-3-1">로 정하는 바에 따라 수수료를 납부하도록 함 </text:span></text:p>
      <text:p text:style-name="Paragraph-638"/>
      <text:p text:style-name="Paragraph-639"><text:span text:style-name="p639-1-1">□ </text:span><text:span text:style-name="p639-1-2">보세구역의 설영특허는 넓게는 행정청이 특정인에 대하여 새로운 권리</text:span><text:span text:style-name="p639-1-3">·</text:span><text:span text:style-name="p639-1-4">능</text:span><text:span text:style-name="p639-2-1">력 또는 포괄적인 법률관계를 설정하는 행정행위로서 설권행위에 해당하</text:span><text:span text:style-name="p639-3-1">며, 좁게는 행정청이 특정인에게 특정한 권리를 설정하는 행위로서 권리</text:span><text:span text:style-name="p639-4-1">설정행위에 해당함</text:span></text:p>
      <text:p text:style-name="Paragraph-640"/>
      <text:p text:style-name="Paragraph-641"><text:span text:style-name="p641-1-1">□ </text:span><text:span text:style-name="p641-1-2">판례는 관세법상 소정의 보세구역의 설영특허는 보세구역의 설치, 경영에 </text:span><text:span text:style-name="p641-2-1">관한 권리를 설정하는 이른바 공기업의 특허로서 그 특허의 부여여부는 </text:span><text:span text:style-name="p641-3-1">행정청의 자유재량에 속하며, 특허기간이 만료된 때에 특허는 당연히 실</text:span><text:span text:style-name="p641-4-1">효되는 것이어서 특허기간의 갱신은 실질적으로 권리의 설정과 같으므로 </text:span><text:span text:style-name="p641-5-1">그 갱신여부도 특허관청의 자유재량에 속한다고 보고 있음</text:span><text:note text:id="FootNote-3" text:note-class="footnote"><text:note-citation>3</text:note-citation><text:note-body><text:p text:style-name="각주"><text:span> 대법원 1989. 5. 9. 선고 88누4188 판결.</text:span></text:p></text:note-body></text:note></text:p>
      <text:p text:style-name="Paragraph-643"><text:span text:style-name="p643-1-1">  - 관할관청이 그 면허를 위하여 필요한 기준을 정하는 것은 물론 정한 기</text:span><text:span text:style-name="p643-2-1">준을 변경하는 것 역시 행정청의 재량에 속한다고 보며, 다만 이 경우</text:span><text:span text:style-name="p643-3-1">에는 객관적으로 합리적이고 타당성이 있어야 한다고 함</text:span><text:note text:id="FootNote-4" text:note-class="footnote"><text:note-citation>4</text:note-citation><text:note-body><text:p text:style-name="각주"><text:span> 대법원 1992. 4. 28. 선고 91누13526 판결. </text:span></text:p></text:note-body></text:note><text:span text:style-name="p643-3-3">  </text:span></text:p>
      <text:p text:style-name="Paragraph-645"/>
      <text:p text:style-name="Paragraph-646"/>
      <text:p text:style-name="Paragraph-647"><text:span text:style-name="p647-1-2">Ⅱ. </text:span><text:span text:style-name="p647-1-3">특허보세구역의 특례조항</text:span></text:p>
      <text:p text:style-name="Paragraph-648"/>
      <text:p text:style-name="Paragraph-649"><text:span text:style-name="p649-1-1">□ </text:span><text:span text:style-name="p649-1-2">관세법에서는 제176조의2 특허보세구역 특례 규정을 통해 일정비율 이상 </text:span><text:span text:style-name="p649-2-1">중소</text:span><text:span text:style-name="p649-2-2">·</text:span><text:span text:style-name="p649-2-3">중견기업에 면세점 특허를 부여하고 있음</text:span></text:p>
      <text:p text:style-name="Paragraph-650"><text:span text:style-name="p650-1-1">  - 동 규정은 면세점 시장구조와 관련하여 중소</text:span><text:span text:style-name="p650-1-2">·</text:span><text:span text:style-name="p650-1-3">중견기업의 면세점 참여가 </text:span><text:span text:style-name="p650-2-1">실질적으로 확대될 수 있도록 중소ㆍ중견기업에 대하여 30% 이상 보</text:span><text:span text:style-name="p650-3-1">세판매장 특허를 부여하고(2017. 12. 31.까지는 보세판매장 총 특허 수</text:span><text:span text:style-name="p650-4-1">의 20% 이상), 상호출자제한기업집단에 속하는 기업에 대해서는 보세</text:span><text:span text:style-name="p650-5-1">판매장 특허를 60% 미만으로 제한함</text:span></text:p>
      <text:p text:style-name="Paragraph-651"><text:span text:style-name="p651-1-1">  - 매출액 또는 자산총액 규모가 큰 기업 또는 그 자회사가 중견기업의 형</text:span><text:span text:style-name="p651-2-1">태로 우회하여 보세판매장에 진출하게 되는 문제를 해소하고 중소</text:span><text:span text:style-name="p651-2-2">·</text:span><text:span text:style-name="p651-2-3">중견</text:span><text:span text:style-name="p651-3-1">기업의 면세점 참여확대 취지를 실질적으로 살릴 수 있도록 중견기업의 </text:span><text:span text:style-name="p651-4-1">매출액, 자산총액 및 지분 소유 등에 대한 기준을 정하고 있음</text:span><text:note text:id="FootNote-5" text:note-class="footnote"><text:note-citation>5</text:note-citation><text:note-body><text:p text:style-name="각주"><text:span> 기획재정위원회, 관세법 일부개정법률안</text:span><text:span>[</text:span><text:span>나성린 의원 등 12인</text:span><text:span>] </text:span><text:span>검토보고서, 2013.12, 3면. </text:span></text:p></text:note-body></text:note></text:p>
      <text:p text:style-name="Paragraph-653"><text:span text:style-name="p653-1-1">  - 구체적으로 관세법 시행령 제192조2에서는 특례규정의 적용을 받는 중</text:span><text:span text:style-name="p653-2-1">견기업의 범위를 특허신청 공고일 직전 3개 사업연도의 매출액의 평균</text:span><text:span text:style-name="p653-3-1">금액이 5천억원 미만인 기업, 자산총액이 1조원 미만인 기업, 자산총액</text:span><text:span text:style-name="p653-4-1">이 1조원 이상인 법인(외국법인 포함)이 주식 또는 출자지분의 100분</text:span><text:span text:style-name="p653-5-1">의 30 이상을 직접적 또는 간접적으로 소유하고 있는 최다출자자인 기</text:span><text:span text:style-name="p653-6-1">업이 아닐 것으로 정함</text:span></text:p>
      <text:p text:style-name="Paragraph-654"/>
      <text:p text:style-name="Paragraph-655"><text:span text:style-name="p655-1-1">□ </text:span><text:span text:style-name="p655-1-2">관세법 제176조의2에서는 면세점 특허기간을 5년 이내로 정하고 있으나, </text:span><text:span text:style-name="p655-2-1">중소</text:span><text:span text:style-name="p655-2-2">·</text:span><text:span text:style-name="p655-2-3">중견기업에 대해서는 특허를 갱신할 수 있도록 규정함</text:span></text:p>
      <text:p text:style-name="Paragraph-656"><text:span text:style-name="p656-1-1">  - 관세법에서는 기존 면세점의 특허 만료 시 신규 특허절차를 거치도록 </text:span><text:span text:style-name="p656-2-1">하고 있으나, 중소기업 및 중견기업의 경우 대기업에 비하여 제반 여건</text:span><text:span text:style-name="p656-3-1">이 열악하여 공정한 경쟁이 어려운 점 등을 고려하여 중소기업 및 중</text:span><text:span text:style-name="p656-4-1">견기업이 특허를 받아 운영하는 면세점에 대해서는 특허의 갱신을 허</text:span><text:span text:style-name="p656-5-1">용하고, 해당 특허의 갱신 시에는 신규 특허절차를 거치지 아니하도록 </text:span><text:span text:style-name="p656-6-1">하고 있음</text:span></text:p>
      <text:p text:style-name="Paragraph-657"><text:span text:style-name="p657-1-1">  - 즉, 면세점 사업은 초기 시설비용이 막대하게 소모되므로 상대적으로 </text:span><text:span text:style-name="p657-2-1">자금력이 부족한 중소</text:span><text:span text:style-name="p657-2-2">·</text:span><text:span text:style-name="p657-2-3">중견기업은 일정한 운영기간이 보장되지 않는 한 </text:span><text:span text:style-name="p657-3-1">시장에 진입하기 어려움에 따라 예외적으로 특허 갱신을 허용할 필요</text:span><text:span text:style-name="p657-4-1">성이 있다는 것임</text:span><text:note text:id="FootNote-6" text:note-class="footnote"><text:note-citation>6</text:note-citation><text:note-body><text:p text:style-name="각주"><text:span> 기획재정위원회, 관세법 일부개정법률안</text:span><text:span>[</text:span><text:span>정부제출</text:span><text:span>] </text:span><text:span>검토보고, 2014.12, 30면. </text:span></text:p></text:note-body></text:note><text:span text:style-name="p657-4-3"> </text:span></text:p>
      <text:p text:style-name="Paragraph-659"/>
      <text:p text:style-name="Paragraph-660"><text:span text:style-name="p660-1-1">□ </text:span><text:span text:style-name="p660-1-2">현재 관세법상 5년의 면세점 특허기간은 2013년 관세법 개정을 통해 특</text:span><text:span text:style-name="p660-2-1">허기간을 10년에서 5년으로 단축한 결과이며, 이는 특허 만료 시 면세점 </text:span><text:span text:style-name="p660-3-1">사업을 희망하는 다른 사업자와 특허권을 놓고 경쟁이 발생하도록 하여 </text:span><text:span text:style-name="p660-4-1">면세점 시장에서의 경쟁구도를 촉진하기 위한 것임. </text:span></text:p>
      <text:p text:style-name="Paragraph-661"><text:span text:style-name="p661-1-1">  - 그러나, 5년의 특허기간 제한은 투자위축과 매장구성 등 면세산업의 경</text:span><text:span text:style-name="p661-2-1">쟁력을 저하시키고 특허종료로 인한 근로자 해고와 같은 구조적 고용불</text:span><text:span text:style-name="p661-3-1">안을 발생시킬 뿐 아니라 매몰비용이 과다하다는 점 등의 문제가 근래 </text:span><text:span text:style-name="p661-4-1">제기되고 있음</text:span><text:note text:id="FootNote-7" text:note-class="footnote"><text:note-citation>7</text:note-citation><text:note-body><text:p text:style-name="각주"><text:span> 보세판매장(면세점)제도 개선방안, 경제관계장관회의 16-5, 2016.03, 4면. </text:span></text:p></text:note-body></text:note><text:span text:style-name="p661-4-3"> </text:span></text:p>
      <text:p text:style-name="Paragraph-663"/>
      <text:p text:style-name="Paragraph-664"><text:span text:style-name="p664-1-1">□ </text:span><text:span text:style-name="p664-1-2">최근 이러한 구조적 고용불안을 해소하여 일자리를 창출하고 안정적인 </text:span><text:span text:style-name="p664-2-1">경영 환경 조성을 통한 투자 확대로 사업자의 경쟁력을 제고할 필요가 </text:span><text:span text:style-name="p664-3-1">있다는 시각에서, 면세점 특허기간 연장 및 특허갱신 허용에 대한 논의</text:span><text:span text:style-name="p664-4-1">가 이루어지고 있음</text:span></text:p>
      <text:p text:style-name="Paragraph-665"/>
      <text:p text:style-name="Paragraph-666"><text:span text:style-name="p666-1-2">Ⅲ. </text:span><text:span text:style-name="p666-1-3">시장지배적 추정사업자 감점제도</text:span></text:p>
      <text:p text:style-name="Paragraph-667"/>
      <text:p text:style-name="Paragraph-668"><text:span text:style-name="p668-1-2">1. 개요</text:span></text:p>
      <text:p text:style-name="Paragraph-669"/>
      <text:p text:style-name="Paragraph-670"><text:span text:style-name="p670-1-1">□ </text:span><text:span text:style-name="p670-1-2">정부는 면세점 시장에서의 경쟁구조를 형성하기 위하여 관세법 시행령 </text:span><text:span text:style-name="p670-2-1">제192조의3에 시장지배적 추정사업자에 대한 면세점 특허심사 평가 감</text:span><text:span text:style-name="p670-3-1">점제도를 도입 시행할 예정임</text:span><text:note text:id="FootNote-8" text:note-class="footnote"><text:note-citation>8</text:note-citation><text:note-body><text:p text:style-name="각주"><text:span> 관세법 시행령 일부개정령안 입법예고, 기획재정부 공고 제2016-221호, 2016. 12. 29.</text:span></text:p></text:note-body></text:note></text:p>
      <text:p text:style-name="Paragraph-672"><text:span text:style-name="p672-1-1">  - 제192조의3 제3항 단서(안): </text:span><text:span text:style-name="p672-1-2">“</text:span><text:span text:style-name="p672-1-3">다만, 관세청장은 다음 각 호의 평가요소</text:span><text:span text:style-name="p672-2-1">에도 불구하고 </text:span><text:span text:style-name="p672-2-2">「</text:span><text:span text:style-name="p672-2-3">독점규제 및 공정거래에 관한 법률</text:span><text:span text:style-name="p672-2-4">」 </text:span><text:span text:style-name="p672-2-5">제4조에 따라 </text:span><text:span text:style-name="p672-3-1">시장지배적 사업자로 추정되는 신청자에 대해서는 제192조의8제4항에 </text:span><text:span text:style-name="p672-4-1">따른 평가점수를 감점하도록 평가기준을 정하여야 한다.</text:span><text:span text:style-name="p672-4-2">”</text:span></text:p>
      <text:p text:style-name="Paragraph-673"/>
      <text:p text:style-name="Paragraph-674"><text:span text:style-name="p674-1-1">□ </text:span><text:span text:style-name="p674-1-2">관세법 시행령 제192조의3 제3항 단서(안)에서 준용하고 있는 공정거래</text:span><text:span text:style-name="p674-2-1">법 제4조 시장지배적 사업자 추정은 특정 사업자의 시장지배적지위 여부</text:span><text:span text:style-name="p674-3-1">를 심사함에 있어 증명의 어려움을 완화하기 위한 조항임</text:span></text:p>
      <text:p text:style-name="Paragraph-675"><text:span text:style-name="p675-1-1">  - 공정거래법 제4조는 일정한 거래분야에서 1사업자의 시장점유율이 100</text:span><text:span text:style-name="p675-2-1">분의 50 이상 또는 3 이하의 사업자의 시장점유율의 합계가 100분의 </text:span><text:span text:style-name="p675-3-1">75 이상(다만, 이 경우에 시장점유율이 100분의 10 미만인 자를 제외</text:span><text:span text:style-name="p675-4-1">함) 어느 하나에 해당하는 사업자(일정한 거래분야에서 연간 매출액 또</text:span><text:span text:style-name="p675-5-1">는 구매액이 40억원 미만인 사업자는 제외함)를 제2조 제7호의 시장지</text:span><text:span text:style-name="p675-6-1">배적 사업자로 추정함</text:span></text:p>
      <text:p text:style-name="Paragraph-676"><text:span text:style-name="p676-1-1">  - 이러한 추정방식은 시장구조측정지표로서 허쉬만-허핀달지수</text:span><text:span text:style-name="p676-2-1">(Herfindahl Index:HHI)</text:span><text:span text:style-name="p676-2-2">와 함께 경쟁정책 기초지표로서 보편적으로 사용</text:span><text:span text:style-name="p676-3-1">되는 </text:span><text:span text:style-name="p676-3-2">CRk </text:span><text:span text:style-name="p676-3-3">지표</text:span><text:note text:id="FootNote-9" text:note-class="footnote"><text:note-citation>9</text:note-citation><text:note-body><text:p text:style-name="각주"><text:span> 상위 </text:span><text:span>k</text:span><text:span>기업집중률(</text:span><text:span>concentration ratio: CRk): </text:span><text:span>상위 </text:span><text:span>k</text:span><text:span>기업집중률은 한 시장에서 상위 </text:span><text:span>k</text:span><text:span>개 기업들의 </text:span><text:span>시장점유율의 합을 의미함. </text:span><text:span>CRk</text:span><text:span>의 장점은 지수의 측정이 간편하고, 의미가 명확하여 누구나 직감적</text:span><text:span>으로 이해할 수 있음. 반면 </text:span><text:span>k</text:span><text:span>개 상위기업간의 상대적 규모차이를 반영하지 못하고, 기업수가 경쟁에 </text:span><text:span>미치는 효과를 배제하고 있을 뿐만 아니라, </text:span><text:span>k</text:span><text:span>의 설정이 자의적일 수 있다는 단점이 있음. </text:span></text:p></text:note-body></text:note><text:span text:style-name="p676-3-5">에 기초한 것이며, 실제로는 1사집중도(</text:span><text:span text:style-name="p676-3-6">CR1) </text:span><text:span text:style-name="p676-3-7">및 상위 3</text:span><text:span text:style-name="p676-4-1">사집중도(</text:span><text:span text:style-name="p676-4-2">CR3)</text:span><text:span text:style-name="p676-4-3">방식을 사용하고 있음</text:span></text:p>
      <text:p text:style-name="Paragraph-678"><text:span text:style-name="p678-1-1">  - 법률상 추정이 이루어지면 시장지배적 사업자가 아니라는 점에 대한 입</text:span><text:span text:style-name="p678-2-1">증책임이 상대방에게 전환되는 효과가 발생함</text:span></text:p>
      <text:p text:style-name="Paragraph-679"/>
      <text:p text:style-name="Paragraph-680"><text:span text:style-name="p680-1-2">2. 문제점</text:span></text:p>
      <text:p text:style-name="Paragraph-681"/>
      <text:p text:style-name="Paragraph-682"><text:span text:style-name="p682-1-1">□ </text:span><text:span text:style-name="p682-1-2">시장지배적 사업자 추정제도는 일응의 추정을 하기 위하여 획일적 기준</text:span><text:span text:style-name="p682-2-1">을 마련한 것이기 때문에, 다양하고도 심각한 본질적 한계를 안고 있다는 </text:span><text:span text:style-name="p682-3-1">문제에 유의할 필요가 있음</text:span></text:p>
      <text:p text:style-name="Paragraph-683"/>
      <text:p text:style-name="Paragraph-684"><text:span text:style-name="p684-1-1">□ </text:span><text:span text:style-name="p684-1-2">현행 제도로 개정되기 전에는 일정한 시장점유율만을 기준으로 사전에 </text:span><text:span text:style-name="p684-2-1">시장지배적 사업자를 지정</text:span><text:span text:style-name="p684-2-2">·</text:span><text:span text:style-name="p684-2-3">고시하였음</text:span></text:p>
      <text:p text:style-name="Paragraph-685"><text:span text:style-name="p685-1-1">  - 이러한 획일적 방식의 사전지정제도는 세계적으로도 드문 것으로, 집행</text:span><text:span text:style-name="p685-2-1">상의 편의 및 예측가능성이라는 측면에서는 긍정적인 측면이 있었음</text:span></text:p>
      <text:p text:style-name="Paragraph-686"><text:span text:style-name="p686-1-1">  - 그러나 이러한 방식은 규제대상 시장지배적 사업자의 실체를 정확하게 </text:span><text:span text:style-name="p686-2-1">반영하기가 불가능한 등 경쟁법의 본질에 반한다는 문제가 많이 지적되</text:span><text:span text:style-name="p686-3-1">었음</text:span></text:p>
      <text:p text:style-name="Paragraph-687"/>
      <text:p text:style-name="Paragraph-688"><text:span text:style-name="p688-1-1">□ </text:span><text:span text:style-name="p688-1-2">결국 1999년 법개정을 통하여 종전의 시장지배적 사업자의 지정</text:span><text:span text:style-name="p688-1-3">·</text:span><text:span text:style-name="p688-1-4">고시제</text:span><text:span text:style-name="p688-2-1">도를 폐지하고 개별 사안마다 구체적 분석을 통해 시장지배적 사업자를 </text:span><text:span text:style-name="p688-3-1">판단하는 현행 제도가 도입되었음</text:span></text:p>
      <text:p text:style-name="Paragraph-689"><text:span text:style-name="p689-1-1">  - 한편 시장지배적 사업자 여부를 판단하기 위해 수반되는 복잡한 경제분</text:span><text:span text:style-name="p689-2-1">석 등의 어려움을 일정부분 완화하기 위하여, 일정한 기준을 충족하는 </text:span><text:span text:style-name="p689-3-1">경우 시장지배적 사업자로 추정하고 그에 대한 번복의 책임을 사업자에</text:span><text:span text:style-name="p689-4-1">게 지우는 방식의 추정제도가 함께 도입되었음</text:span></text:p>
      <text:p text:style-name="Paragraph-690"/>
      <text:p text:style-name="Paragraph-691"><text:span text:style-name="p691-1-1">□ </text:span><text:span text:style-name="p691-1-2">시장지배적 사업자 추정제도는 단순한 기준에 의해 일의적으로 일정 사</text:span><text:span text:style-name="p691-2-1">업자를 시장지배적 사업자로 추정하는 것이어서 시장지배적 사업자 판단</text:span><text:span text:style-name="p691-3-1">에 있어 어려움을 잠정적으로 경감시키는 제도에 불과하며, 많은 경우 실</text:span><text:span text:style-name="p691-4-1">제 시장지배적 사업자 여부 판단의 단계에서는 추정의 번복이 비교적 쉽</text:span><text:span text:style-name="p691-5-1">게 이루어 짐</text:span></text:p>
      <text:p text:style-name="Paragraph-692"><text:span text:style-name="p692-1-1">  - 시장지배적 사업자 판단여부는 동일한 산업이라 하더라도 해당 사안의 </text:span><text:span text:style-name="p692-2-1">성격과 내용에 따라 달라질 수 있기 때문에 사전에 일의적으로 정할 수 </text:span><text:span text:style-name="p692-3-1">있는 것이 아니고, 시장점유율, 진입장벽의 존재 및 정도, 경쟁사업자의 </text:span><text:span text:style-name="p692-4-1">상대적 규모 등을 종합적으로 고려하여 사안에 따라 개별적</text:span><text:span text:style-name="p692-4-2">·</text:span><text:span text:style-name="p692-4-3">구체적으로 </text:span><text:span text:style-name="p692-5-1">판단하여야 함</text:span></text:p>
      <text:p text:style-name="Paragraph-693"><text:span text:style-name="p693-1-1">  - 따라서 실제 시장지배적 사업자로 추정되는 경우라 하더라도 면밀한 시</text:span><text:span text:style-name="p693-2-1">장획정과 경제분석을 거친 결과 추정이 번복되는 경우는 매우 많은 실</text:span><text:span text:style-name="p693-3-1">정이며, 이는 당연한 것임</text:span></text:p>
      <text:p text:style-name="Paragraph-694"/>
      <text:p text:style-name="Paragraph-695"/>
      <text:p text:style-name="Paragraph-696"/>
      <table:table table:style-name="Table-10">
        <table:table-column table:number-columns-repeated="1"/>
        <table:table-row>
          <table:table-cell table:style-name="Table-10-1-1" table:number-columns-spanned="1" table:number-rows-spanned="1">
            <text:p text:style-name="Paragraph-697"><text:span text:style-name="p697-1-1">(사례) 공정거래위원회는 2008년 </text:span><text:span text:style-name="p697-1-2">NHN</text:span><text:span text:style-name="p697-1-3">의 시장지배적지위 남용행위 사</text:span><text:span text:style-name="p697-2-1">건</text:span><text:note text:id="FootNote-10" text:note-class="footnote"><text:note-citation>10</text:note-citation><text:note-body><text:p text:style-name="각주"><text:span> 공정거래위원회 2008. 8. 28. 의결, 제2008-251호. </text:span></text:p></text:note-body></text:note><text:span text:style-name="p697-2-3">에서 </text:span><text:span text:style-name="p697-2-4">NHN</text:span><text:span text:style-name="p697-2-5">이 시장지배적 사업자로 추정되고 이는 번복되지 않</text:span><text:span text:style-name="p697-3-1">는다고 판단하였으나, 서울고등법원 및 대법원에서 취소소송에서 이</text:span><text:span text:style-name="p697-4-1">를 파기하였음</text:span></text:p>
            <text:p text:style-name="Paragraph-699"><text:span text:style-name="p699-1-1">  - 이 사건에서는 인터넷 포널 </text:span><text:span text:style-name="p699-1-2">‘</text:span><text:span text:style-name="p699-1-3">네이버</text:span><text:span text:style-name="p699-1-4">’</text:span><text:span text:style-name="p699-1-5">를 운영하는 </text:span><text:span text:style-name="p699-1-6">NHN</text:span><text:span text:style-name="p699-1-7">이 시장지배적 </text:span><text:span text:style-name="p699-2-1">사업자인지 여부가 문제되었는데, 공정거래위원회는 </text:span><text:span text:style-name="p699-2-2">NHN</text:span><text:span text:style-name="p699-2-3">이 제공하</text:span><text:span text:style-name="p699-3-1">는 서비스의 성격 등을 반영하여 소위 </text:span><text:span text:style-name="p699-3-2">‘1</text:span><text:span text:style-name="p699-3-3">S-4C </text:span><text:span text:style-name="p699-3-4">서비스</text:span><text:span text:style-name="p699-3-5">’</text:span><text:span text:style-name="p699-3-6">로 관련시장</text:span><text:span text:style-name="p699-4-1">을 획정하고 </text:span><text:span text:style-name="p699-4-2">NHN</text:span><text:span text:style-name="p699-4-3">이 시장지배적 사업자로 추정되며 다른 사정을 고</text:span><text:span text:style-name="p699-5-1">려해도 이는 번복되지 않는다고 판단하고, 결국 </text:span><text:span text:style-name="p699-5-2">NHN</text:span><text:span text:style-name="p699-5-3">이 시장지배적 </text:span><text:span text:style-name="p699-6-1">지위를 남용하였다는 이유로 제재하였음</text:span></text:p>
            <text:p text:style-name="Paragraph-700"><text:span text:style-name="p700-1-1">  - 그러나 관련 행정소송에서 서울고등법원 및 대법원은 공정거래위원</text:span><text:span text:style-name="p700-2-1">회가 이 사건 관련시장을 인터넷 포털서비스 이용자시장으로 획정한 </text:span><text:span text:style-name="p700-3-1">것은 부당하다는 등의 이유로 시장지배적 사업자 추정이 번복된다고 </text:span><text:span text:style-name="p700-4-1">판단하였음</text:span><text:note text:id="FootNote-11" text:note-class="footnote"><text:note-citation>11</text:note-citation><text:note-body><text:p text:style-name="각주"><text:span> 서울고등법원 2009.10.8. 선고 2008누27102 판결, 대법원 2014.11.13. 선고 2009두20366 판결.</text:span></text:p></text:note-body></text:note></text:p>
          </table:table-cell>
        </table:table-row>
      </table:table>
      <text:p text:style-name="Paragraph-702"><text:span text:style-name="p702-1-1"> </text:span></text:p>
      <text:p text:style-name="Paragraph-703"><text:span text:style-name="p703-1-1">□ </text:span><text:span text:style-name="p703-1-2">위와 같이 법적</text:span><text:span text:style-name="p703-1-3">·</text:span><text:span text:style-name="p703-1-4">경제적 타당성에 대한 근거가 취약한 공정거래법상 시장</text:span><text:span text:style-name="p703-2-1">지배적 사업자 추정제도에 바탕하여 도입된 면세점 특허심사평가 감점제</text:span><text:span text:style-name="p703-3-1">도(관세법 시행령 개정령안 제192조의3)는, 시장경쟁을 촉진한다는 관점</text:span><text:span text:style-name="p703-4-1">에서 보면 본질적 한계를 안고 있음</text:span></text:p>
      <text:p text:style-name="Paragraph-704"><text:span text:style-name="p704-1-1">  - 공정거래위원회나 법원이 공정거래법 위반사건을 처리할 때에는 시장지</text:span><text:span text:style-name="p704-2-1">배적 사업자 여부 판단의 단계에서 실제의 시장지배력 여부를 종합적으</text:span><text:span text:style-name="p704-3-1">로 판단하여 필요할 경우 추정을 번복하기 때문에 추정제도로 인하여 </text:span><text:span text:style-name="p704-4-1">엉뚱한 사업자가 시장지배적 사업자로 판단되는 오류가 발생하지 않음</text:span></text:p>
      <text:p text:style-name="Paragraph-705"><text:span text:style-name="p705-1-1">  - 그러나 위 감점제도는 순전히 시장지배적 사업자 추정제도에만 바탕하</text:span><text:span text:style-name="p705-2-1">여 추정사업자를 일률적으로 감점하도록 하고 있어, 실제로는 시장지배</text:span><text:span text:style-name="p705-3-1">력이 없는 사업자를 시장지배적 사업자로 추정하고 그에 따라 일률적으</text:span><text:span text:style-name="p705-4-1">로 감점함으로써 결과적으로 이 제도의 본래 취지와 반대로 시장지배력</text:span><text:span text:style-name="p705-5-1">이 없는 사업자의 시장진입을 가로막는 부작용의 우려가 있는 것이 사</text:span><text:span text:style-name="p705-6-1">실임</text:span></text:p>
      <text:p text:style-name="Paragraph-706"><text:span text:style-name="p706-1-1">  - 따라서 실제 감점제도를 운영할 때에는 이 제도의 한계를 감안하여 면</text:span><text:span text:style-name="p706-2-1">세점 시장의 독과점적 구조개선에 실제로 기여할 수 있도록 만전을 기</text:span><text:span text:style-name="p706-3-1">할 필요가 큼</text:span></text:p>
      <text:p text:style-name="Paragraph-707"/>
      <text:p text:style-name="Paragraph-708"><text:span text:style-name="p708-1-2">3. 운용방향</text:span></text:p>
      <text:p text:style-name="Paragraph-709"/>
      <text:p text:style-name="Paragraph-710"><text:span text:style-name="p710-1-1">□ </text:span><text:span text:style-name="p710-1-2">그럼에도 불구하고 이 제도는 현재 특허심사 평가기준에 시장점유율을 </text:span><text:span text:style-name="p710-2-1">기준으로 한 독과점적 시장구조 개선 요소를 반영함으로써 장기적으로 </text:span><text:span text:style-name="p710-3-1">경쟁적 시장구조를 형성하는데 일정 정도 기여할 수 있을 것으로 예상됨 </text:span></text:p>
      <text:p text:style-name="Paragraph-711"><text:span text:style-name="p711-1-1">  - 현재 국내 면세점 시장이 독과점적 구조로 고착화되고 있는 것으로 평</text:span><text:span text:style-name="p711-2-1">가되기 때문에 면세점 특허과정에서 신규진입을 유도하여 시장경쟁을 </text:span><text:span text:style-name="p711-3-1">촉진하는 것이 매우 중요한 과제임을 부인하기 어려움</text:span></text:p>
      <text:p text:style-name="Paragraph-712"><text:span text:style-name="p712-1-1">  - 면세점 특허에 얽힌 막대한 경제적 이해관계, 그 간의 잡음, 면세점 특</text:span><text:span text:style-name="p712-2-1">허심사과정의 신속한 진행에 대한 필요성 등을 고려할 때 객관적이고 </text:span><text:span text:style-name="p712-3-1">투명한 기준에 의하여 효율적으로 신규진입을 유도할 수 있는 제도적 </text:span><text:span text:style-name="p712-4-1">장치의 필요성도 존재함</text:span></text:p>
      <text:p text:style-name="Paragraph-713"><text:span text:style-name="p713-1-1">  - 만일 개별 특허설영시마다 면밀한 시장분석을 통해 시장지배적 사업자</text:span><text:span text:style-name="p713-2-1">를 판단하도록 한다면 막대한 시간과 노력이 소요되어 비현실적일 뿐 </text:span><text:span text:style-name="p713-3-1">아니라, 그에 관련되는 커다란 경제적 이해관계에 비추어 공정거래위원</text:span><text:span text:style-name="p713-4-1">회가 처리하는 사건에서 보다시피 그 판단에 대한 행정소송이 끊이지 </text:span><text:span text:style-name="p713-5-1">않을 우려가 큼</text:span></text:p>
      <text:p text:style-name="Paragraph-714"><text:span text:style-name="p714-1-1">  - 이런 의미에서 투명하고 예측 가능한 기준인 시장지배적 사업자 추정제</text:span><text:span text:style-name="p714-2-1">도에 기반하여 신속하게 감점대상을 선정하고 객관적 기준에 의하여 감</text:span><text:span text:style-name="p714-3-1">점제도를 도입한 것은 의미가 있음</text:span></text:p>
      <text:p text:style-name="Paragraph-715"/>
      <text:p text:style-name="Paragraph-716"><text:span text:style-name="p716-1-1">□ </text:span><text:span text:style-name="p716-1-2">위와 같은 문제를 고려하여 감점제도를 최대한 바람직한 방향으로 운용</text:span><text:span text:style-name="p716-2-1">하기 위해서는 감점(내지 사업자 평가) 단계에서 주의를 기울이는 것이 </text:span><text:span text:style-name="p716-3-1">바람직함</text:span></text:p>
      <text:p text:style-name="Paragraph-717"><text:span text:style-name="p717-1-1">  - 시장지배적 사업자 추정제도는 공정거래법에 의하여 일의적으로 결정되</text:span><text:span text:style-name="p717-2-1">어 있는 제도여서, 문언을 벗어난 유연한 해석이나 집행의 여지가 없음</text:span></text:p>
      <text:p text:style-name="Paragraph-718"><text:span text:style-name="p718-1-1">  - 따라서 감점제도의 본질적 한계와 문제점은 추정단계가 아닌 감점 단계</text:span><text:span text:style-name="p718-2-1">에서 해결 하여야 하는 과제임</text:span></text:p>
      <text:p text:style-name="Paragraph-719"/>
      <text:p text:style-name="Paragraph-720"><text:span text:style-name="p720-1-1">□ </text:span><text:span text:style-name="p720-1-2">이하에서는 위와 같은 배경 하에서, 공정거래법상 시장지배적 사업자 추</text:span><text:span text:style-name="p720-2-1">정조항의 적용기준을 고려하여 시장지배적 추정사업자 감점제도의 적용</text:span><text:span text:style-name="p720-3-1">을 위한 판단 및 평가기준을 마련하고자 함</text:span></text:p>
      <text:p text:style-name="Paragraph-721"/>
      <text:p text:style-name="Paragraph-722"><text:span text:style-name="p722-1-2">제4장 시장지배적 추정사업자 판단 기준</text:span></text:p>
      <text:p text:style-name="Paragraph-723"/>
      <text:p text:style-name="Paragraph-724"><text:span text:style-name="p724-1-2">Ⅰ. </text:span><text:span text:style-name="p724-1-3">시장지배적 사업자 추정 제도</text:span></text:p>
      <text:p text:style-name="Paragraph-725"/>
      <text:p text:style-name="Paragraph-726"><text:span text:style-name="p726-1-1">□ </text:span><text:span text:style-name="p726-1-2">공정거래법 제4조에 따라 시장지배적 사업자를 추정하는 경우 크게 독점</text:span><text:span text:style-name="p726-2-1">의 추정과 과점의 추정으로 구분할 수 있음</text:span><text:note text:id="FootNote-12" text:note-class="footnote"><text:note-citation>12</text:note-citation><text:note-body><text:p text:style-name="각주"><text:span> 신동권, </text:span><text:span>「</text:span><text:span>독점규제법(제2판)</text:span><text:span>」, </text:span><text:span>박영사, 2016, 193</text:span><text:span>~194</text:span><text:span>면. </text:span></text:p></text:note-body></text:note></text:p>
      <text:p text:style-name="Paragraph-728"><text:span text:style-name="p728-1-1">  - 1 사업자의 시장점유율이 100분의 50 이상인 경우 시장지배적 사업자</text:span><text:span text:style-name="p728-2-1">로 추정 되는데 이를 독점의 추정이라고 함</text:span></text:p>
      <text:p text:style-name="Paragraph-729"><text:span text:style-name="p729-1-1">  - 3 이하의 사업자의 시장점유율의 합계가 100분의 75이상인 경우 시장</text:span><text:span text:style-name="p729-2-1">지배적 사업자로 추정되는데 이를 과점의 추정이라 함(단, 이 경우 시</text:span><text:span text:style-name="p729-3-1">장점유율이 10%미만인 사업자는 산정에서 제외함)</text:span></text:p>
      <text:p text:style-name="Paragraph-730"/>
      <text:p text:style-name="Paragraph-731"><text:span text:style-name="p731-1-1">□ </text:span><text:span text:style-name="p731-1-2">과점 추정의 경우에 각 사업자가 독립적으로 시장지배적 사업자로 추정</text:span><text:span text:style-name="p731-2-1">되는 것인지 아니면 이들이 모여서 공동의 시장지배력(</text:span><text:span text:style-name="p731-2-2">collective </text:span><text:span text:style-name="p731-3-1">dominance)</text:span><text:span text:style-name="p731-3-2">을 갖는 것으로 추정되는 것인지는 확실하지 않음</text:span></text:p>
      <text:p text:style-name="Paragraph-732"><text:span text:style-name="p732-1-1">  - 이 문제는 시장지배적 사업자의 정의 규정(공정거래법 2조 7호)에서 </text:span><text:span text:style-name="p732-2-1">“</text:span><text:span text:style-name="p732-2-2">단독으로 또는 다른 사업자와 함께</text:span><text:span text:style-name="p732-2-3">” </text:span><text:span text:style-name="p732-2-4">상품이나 용역의 가격</text:span><text:span text:style-name="p732-2-5">·</text:span><text:span text:style-name="p732-2-6">수량</text:span><text:span text:style-name="p732-2-7">·</text:span><text:span text:style-name="p732-2-8">품질 </text:span><text:span text:style-name="p732-3-1">기타의 거래조건을 결정할 수 있는 시장지위라는 표현을 사용하고 있는</text:span><text:span text:style-name="p732-4-1">데, 여기서 </text:span><text:span text:style-name="p732-4-2">“</text:span><text:span text:style-name="p732-4-3">다른 사업자와 함께</text:span><text:span text:style-name="p732-4-4">”</text:span><text:span text:style-name="p732-4-5">가 무엇을 의미하는지 분명하지 않다는</text:span><text:span text:style-name="p732-5-1">데서 발생하며 이러한 법해석상 불명확성은 특히 시장지배적 사업자의 </text:span><text:span text:style-name="p732-6-1">추정 조항에서 더 문제가 됨</text:span></text:p>
      <text:p text:style-name="Paragraph-733"><text:span text:style-name="p733-1-1">  - EU</text:span><text:span text:style-name="p733-1-2">에서는 </text:span><text:span text:style-name="p733-1-3">TFEU </text:span><text:span text:style-name="p733-1-4">제102조 본문의 </text:span><text:span text:style-name="p733-1-5">“</text:span><text:span text:style-name="p733-1-6">하나 또는 다수의 사업자에 의한 시</text:span><text:span text:style-name="p733-2-1">장지배적지위의 남용(</text:span><text:span text:style-name="p733-2-2">Any abuse by one or more undertakings of a </text:span><text:span text:style-name="p733-3-1">dominant position)</text:span><text:span text:style-name="p733-3-2">”</text:span><text:span text:style-name="p733-3-3">이라는 조문에 대한 판례법상의 해석론에 기초하여 </text:span><text:span text:style-name="p733-4-1">“</text:span><text:span text:style-name="p733-4-2">공동의 시장지배</text:span><text:span text:style-name="p733-4-3">”</text:span><text:span text:style-name="p733-4-4">라는 개념을 인정하고 있으며, 유럽 일반법원은 </text:span><text:span text:style-name="p733-5-1">Airtours </text:span><text:span text:style-name="p733-5-2">사건</text:span><text:note text:id="FootNote-13" text:note-class="footnote"><text:note-citation>13</text:note-citation><text:note-body><text:p text:style-name="각주"><text:span> Case T-342/99. [2002] ECR</text:span><text:span>Ⅱ-2585, </text:span><text:span>[2002] 5 CMLR 317.</text:span></text:p></text:note-body></text:note><text:span text:style-name="p733-5-4">에서 공동의 시장지배력이 성립하기 위한 세 가지 요</text:span><text:span text:style-name="p733-6-1">건</text:span><text:note text:id="FootNote-14" text:note-class="footnote"><text:note-citation>14</text:note-citation><text:note-body><text:p text:style-name="각주"><text:span> 세 가지 성립요건은 첫째, 각 과점사업자들이 다른 사업자들이 공동의 시장전략을 이행하는지 여부</text:span><text:span>를 감시하기 위해서 다른 사업자들이 어떻게 행동하는지를 파악할 수 있어야 하고, 둘째, 묵시적 사</text:span><text:span>업활동의 조정이 장기간 지속될 수 있어야 하고, 즉 시장에서 오랫동안 공동적 실행으로부터 일탈하</text:span><text:span>지 않도록 할 수 있는 유인이 있어야 하고, 셋째, 현재 또는 장래의 경쟁자나 소비자의 예측되는 대</text:span><text:span>응으로 인하여 과점사업자가 공동적 실행으로부터 기대하는 결과가 위태롭지 않아야 한다는 것임. </text:span></text:p></text:note-body></text:note><text:span text:style-name="p733-6-3">을 제시하기도 하였음 </text:span></text:p>
      <text:p text:style-name="Paragraph-736"><text:span text:style-name="p736-1-1">  - 미국에서는 소위 </text:span><text:span text:style-name="p736-1-2">‘</text:span><text:span text:style-name="p736-1-3">독점의 공유</text:span><text:span text:style-name="p736-1-4">’(</text:span><text:span text:style-name="p736-1-5">shared monopoly) </text:span><text:span text:style-name="p736-1-6">이론에 기반하여 다</text:span><text:span text:style-name="p736-2-1">양한 접근과 시도가 이루어졌으나, 대체적으로 인정되지 못하였으며, </text:span><text:span text:style-name="p736-3-1">특히 연방대법원의 판례는 일관되게 복수의 사업자들이 공동으로 독점</text:span><text:span text:style-name="p736-4-1">력을 가진 것으로 보아 공동의 독점화를 인정할 수 없다는 입장을 취하</text:span><text:span text:style-name="p736-5-1">였음</text:span><text:note text:id="FootNote-15" text:note-class="footnote"><text:note-citation>15</text:note-citation><text:note-body><text:p text:style-name="각주"><text:span> ABA Section of Antitrust Law, Antitrust Law Developments(7th ed.), Vol.1, 2012, pp. </text:span><text:span>328-329. </text:span></text:p></text:note-body></text:note></text:p>
      <text:p text:style-name="Paragraph-738"/>
      <text:p text:style-name="Paragraph-739"><text:span text:style-name="p739-1-1">□ </text:span><text:span text:style-name="p739-1-2">우리나라에서는 공동의 시장지배력 개념이 도입되었다고 보기 어렵다는 </text:span><text:span text:style-name="p739-2-1">것이 현재 학계와 실무계의 지배적 시각인 것으로 보이므로, 이하에서는 </text:span><text:span text:style-name="p739-3-1">이러한 입장에 입각하여 진행함</text:span></text:p>
      <text:p text:style-name="Paragraph-740"><text:span text:style-name="p740-1-1">  - 우리나라에서도 현행 독점규제법의 해석상 공동의 시장지배력이라는 개</text:span><text:span text:style-name="p740-2-1">념을 인정할 필요가 있고, 특히 독점규제법 제4조 제2호의 추정요건 역</text:span><text:span text:style-name="p740-3-1">시 경쟁법 이론상 공동의 시장 지배력을 상정한 것으로 이해해야 한다</text:span><text:span text:style-name="p740-4-1">는 주장이 있으나,</text:span><text:note text:id="FootNote-16" text:note-class="footnote"><text:note-citation>16</text:note-citation><text:note-body><text:p text:style-name="각주"><text:span> 이호영, </text:span><text:span>“</text:span><text:span>경쟁법상 </text:span><text:span>‘</text:span><text:span>공동의 시장지배력</text:span><text:span>’ </text:span><text:span>개념에 관한 연구</text:span><text:span>”, </text:span><text:span>법학논총 제26집 제2호, 한양대학교 법</text:span><text:span>학연구소, 2009, 225-226면.</text:span></text:p></text:note-body></text:note><text:span text:style-name="p740-4-3"> 소수 의견에 머무르는 상태임</text:span></text:p>
      <text:p text:style-name="Paragraph-742"><text:span text:style-name="p742-1-1">  - 따라서 3 이하의 사업자의 시장점유율의 합계가 75% 이상인 경우 이</text:span><text:span text:style-name="p742-2-1">들 각각의 사업자를 시장지배적 사업자로 추정하고, 다만 시장점유율이 </text:span><text:span text:style-name="p742-3-1">10%미만인 사업자를 제외하도록 함</text:span></text:p>
      <text:p text:style-name="Paragraph-743"/>
      <text:p text:style-name="Paragraph-744"><text:span text:style-name="p744-1-1">□ 1 </text:span><text:span text:style-name="p744-1-2">사업자 또는 3 이하의 사업자에 대한 시장지배적 사업자 여부를 추정</text:span><text:span text:style-name="p744-2-1">하는 과정에서 1개 사업자가 독점의 추정과 과점의 추정 양 구성요건에 </text:span><text:span text:style-name="p744-3-1">중복적으로 해당될 수 있음</text:span></text:p>
      <text:p text:style-name="Paragraph-745"><text:span text:style-name="p745-1-1">  - 예를 들어 </text:span><text:span text:style-name="p745-1-2">A</text:span><text:span text:style-name="p745-1-3">사업자 50%, </text:span><text:span text:style-name="p745-1-4">B</text:span><text:span text:style-name="p745-1-5">사업자 20%, </text:span><text:span text:style-name="p745-1-6">C</text:span><text:span text:style-name="p745-1-7">사업자 20%의 시장점유율 </text:span><text:span text:style-name="p745-2-1">하에서 </text:span><text:span text:style-name="p745-2-2">A</text:span><text:span text:style-name="p745-2-3">사업자는 단독으로 시장지배적 사업자로서 추정을 받으면서, </text:span><text:span text:style-name="p745-3-1">동시에 </text:span><text:span text:style-name="p745-3-2">A, B, C 3</text:span><text:span text:style-name="p745-3-3">개 사업자와 함께 시장지배적 사업자로서 추정을 받</text:span><text:span text:style-name="p745-4-1">게 됨</text:span></text:p>
      <text:p text:style-name="Paragraph-746"><text:span text:style-name="p746-1-1">  - 다만 어떤 방법에 의해 추정되는지는 중요하지 않으므로, 실무상 큰 의</text:span><text:span text:style-name="p746-2-1">미가 있는 것은 아님</text:span></text:p>
      <text:p text:style-name="Paragraph-747"/>
      <text:p text:style-name="Paragraph-748"><text:span text:style-name="p748-1-2">Ⅱ. </text:span><text:span text:style-name="p748-1-3">관련시장 획정</text:span></text:p>
      <text:p text:style-name="Paragraph-749"/>
      <text:p text:style-name="Paragraph-750"><text:span text:style-name="p750-1-2">1. 개요</text:span></text:p>
      <text:p text:style-name="Paragraph-751"/>
      <text:p text:style-name="Paragraph-752"><text:span text:style-name="p752-1-2">가. 시장획정 일반론</text:span></text:p>
      <text:p text:style-name="Paragraph-753"/>
      <text:p text:style-name="Paragraph-754"><text:span text:style-name="p754-1-1">□ </text:span><text:span text:style-name="p754-1-2">공정거래법 제4조에서는 시장지배적 사업자 추정을 위한 요건으로 </text:span><text:span text:style-name="p754-1-3">‘</text:span><text:span text:style-name="p754-1-4">일정</text:span><text:span text:style-name="p754-2-1">한 거래분야</text:span><text:span text:style-name="p754-2-2">’ </text:span><text:span text:style-name="p754-2-3">즉 관련시장을 획정하도록 하고 있음.</text:span></text:p>
      <text:p text:style-name="Paragraph-755"><text:span text:style-name="p755-1-1">  - 일정한 거래분야(관련시장)는 경쟁관계에 있거나 경쟁관계가 성립될 수 </text:span><text:span text:style-name="p755-2-1">있는 거래분야를 말하며, 거래대상, 거래지역, 거래단계, 거래상대방 등</text:span><text:span text:style-name="p755-3-1">에 따라 구분될 수 있다고 규정됨</text:span></text:p>
      <text:p text:style-name="Paragraph-756"/>
      <text:p text:style-name="Paragraph-757"><text:span text:style-name="p757-1-1">□ </text:span><text:span text:style-name="p757-1-2">관련시장은 수요자의 대체성을 중심으로 판단하는 것이 세계적으로 지배</text:span><text:span text:style-name="p757-2-1">적인 방법이며, 이는 공정거래법이 관련시장을 단위로 하여 획득</text:span><text:span text:style-name="p757-2-2">·</text:span><text:span text:style-name="p757-2-3">유지되</text:span><text:span text:style-name="p757-3-1">는 시장지배력의 남용을 방지함으로써 소비자후생을 제고하기 위한 것이</text:span><text:span text:style-name="p757-4-1">라는 점에서 설득력이 있음</text:span></text:p>
      <text:p text:style-name="Paragraph-758"/>
      <text:p text:style-name="Paragraph-759"><text:span text:style-name="p759-1-1">□ </text:span><text:span text:style-name="p759-1-2">그러나 시장경쟁의 실질을 정확하게 파악하기 위해서는 공급대체성도 동</text:span><text:span text:style-name="p759-2-1">시에 고려하여야 하며, 이는 특히 공급자 대체성이 큰 시장에서 중요한 </text:span><text:span text:style-name="p759-3-1">의미가 있음</text:span></text:p>
      <text:p text:style-name="Paragraph-760"><text:span text:style-name="p760-1-1">  - 공정거래위원회의 시장지배적 지위 남용행위 기준 고시</text:span><text:note text:id="FootNote-17" text:note-class="footnote"><text:note-citation>17</text:note-citation><text:note-body><text:p text:style-name="각주"><text:span> 공정거래위원회고시 제2015-15호, 2015.10.23.</text:span></text:p></text:note-body></text:note><text:span text:style-name="p760-1-3"> 및 시장지배</text:span><text:span text:style-name="p760-2-1">적 지위 남용행위에 관하여 선례적 판결인 포스코 판결</text:span><text:note text:id="FootNote-18" text:note-class="footnote"><text:note-citation>18</text:note-citation><text:note-body><text:p text:style-name="각주"><text:span> 대법원 2007. 11. 22. 선고 2002두8626 전원합의체 판결</text:span></text:p></text:note-body></text:note><text:span text:style-name="p760-2-3"> 역시 수요대</text:span><text:span text:style-name="p760-3-1">체성과 함께 공급대체성을 종합적으로 고려하도록 명시적으로 요구함</text:span></text:p>
      <text:p text:style-name="Paragraph-763"><text:span text:style-name="p763-1-1">  - 수요 측면과 공급 측면을 종합적으로 고려하는 이러한 접근은 미국, </text:span><text:span text:style-name="p763-2-1">EU, </text:span><text:span text:style-name="p763-2-2">일본 등을 포함한 전세계의 표준적인 방법에 해당함 </text:span></text:p>
      <text:p text:style-name="Paragraph-764"/>
      <text:p text:style-name="Paragraph-765"><text:span text:style-name="p765-1-1">□ </text:span><text:span text:style-name="p765-1-2">입찰은 다소 특별한 성격을 가진 사안이기 때문에 입찰참여자를 중심으</text:span><text:span text:style-name="p765-2-1">로 시장을 획정하는 경향을 갖고 있으며 이는 수요대체성 및 공급대체성</text:span><text:span text:style-name="p765-3-1">이 사안의 특성에 따라 특정한 방법으로 고려되는 결과라 할 수 있음(구</text:span><text:span text:style-name="p765-4-1">체적인 것은 뒤에 설명함)</text:span></text:p>
      <text:p text:style-name="Paragraph-766"/>
      <text:p text:style-name="Paragraph-767"><text:span text:style-name="p767-1-1">□ </text:span><text:span text:style-name="p767-1-2">관련시장은 항상 일의적으로 결정되는 것이 아니라, 문제되는 대상 사안</text:span><text:span text:style-name="p767-2-1">의 본질과 성격 등에 따라 개별적</text:span><text:span text:style-name="p767-2-2">·</text:span><text:span text:style-name="p767-2-3">구체적으로 분석되고 판단되는 것임에 </text:span><text:span text:style-name="p767-3-1">유의할 필요가 있음</text:span></text:p>
      <text:p text:style-name="Paragraph-768"><text:span text:style-name="p768-1-1">  - 같은 면세점 시장이라 하더라도, 특정 면세점 사업자의 사업활동이 시</text:span><text:span text:style-name="p768-2-1">장지배적 지위 남용행위에 해당하는지 여부가 문제되는 사안과 면세점 </text:span><text:span text:style-name="p768-3-1">간 기업결합 사안, 그리고 면세점 입찰에서의 입찰담합 사안 등에서 경</text:span><text:span text:style-name="p768-4-1">우에 따라 각각 서로 다른 관련시장이 획정될 수도 있음</text:span></text:p>
      <text:p text:style-name="Paragraph-769"/>
      <text:p text:style-name="Paragraph-770"><text:span text:style-name="p770-1-2">나. 수요대체성 중심의 관련시장 획정</text:span></text:p>
      <text:p text:style-name="Paragraph-771"/>
      <text:p text:style-name="Paragraph-772"><text:span text:style-name="p772-1-2">(1) 시장획정의 기준과 방법</text:span></text:p>
      <text:p text:style-name="Paragraph-773"/>
      <text:p text:style-name="Paragraph-774"><text:span text:style-name="p774-1-1">□ </text:span><text:span text:style-name="p774-1-2">국내외에서 일반적으로 거론되는 관련시장에는 상품시장과 지역시장이 </text:span><text:span text:style-name="p774-2-1">있으며, 사안에 따라 기술시장이나 혁신시장 등이 거론되기도 함</text:span><text:note text:id="FootNote-19" text:note-class="footnote"><text:note-citation>19</text:note-citation><text:note-body><text:p text:style-name="각주"><text:span> 시장지배적지위 남용행위 심사기준, 공정거래위원회고시 제2015-15호, 2015.10.23.; 기업결합 심사</text:span><text:span>기준, 공정거래위원회고시 제2015-3호, 2015.6.30.; </text:span></text:p></text:note-body></text:note></text:p>
      <text:p text:style-name="Paragraph-776"><text:span text:style-name="p776-1-1">  - 관련상품시장은 거래되는 특정 상품의 가격이나 용역의 대가가 상당기</text:span><text:span text:style-name="p776-2-1">간 어느 정도 의미있는 수준으로 인상(인하)될 경우 동 상품이나 용역</text:span><text:span text:style-name="p776-3-1">의 대표적 구매자(판매자)가 이에 대응하여 구매(판매)를 전환할 수 있</text:span><text:span text:style-name="p776-4-1">는 상품이나 용역의 집합을 말함</text:span></text:p>
      <text:p text:style-name="Paragraph-777"><text:span text:style-name="p777-1-1">  - 거래지역으로 구분되는 관련지역시장은 다른 모든 지역에서의 가격은 </text:span><text:span text:style-name="p777-2-1">일정하나 특정 지역에서만 상당기간 어느 정도 의미있는 가격인상(가</text:span><text:span text:style-name="p777-3-1">격인하)이 이루어질 경우 당해 지역의 대표적 구매자(판매자)가 이에 </text:span><text:span text:style-name="p777-4-1">대응하여 구매(판매)를 전환할 수 있는 지역전체를 말함</text:span></text:p>
      <text:p text:style-name="Paragraph-778"><text:span text:style-name="p778-1-1">  - 관련 기술시장은 지식재산권 관련 기술이 실시허락 등의 형태로 거래되</text:span><text:span text:style-name="p778-2-1">는 시장을 의미하며, 관련 기술시장을 획정할 때는 일반적인 시장획정 </text:span><text:span text:style-name="p778-3-1">방법과 마찬가지로 경쟁관계에 있거나 경쟁관계가 성립될 수 있는 일정</text:span><text:span text:style-name="p778-4-1">한 거래분야를 판단하되 구체적인 기술시장의 특수성을 고려함 </text:span></text:p>
      <text:p text:style-name="Paragraph-779"><text:span text:style-name="p779-1-1">  - 관련 혁신시장은 아직 일반적으로 받아들여지는 개념은 아님. 새로운 </text:span><text:span text:style-name="p779-2-1">또는 개량된 상품이나 공정을 개발하는 연구개발 경쟁과 관련된 시장을 </text:span><text:span text:style-name="p779-3-1">의미하며, 관련 혁신시장은 일반적인 시장획정 방법과 마찬가지로 당해 </text:span><text:span text:style-name="p779-4-1">지식재산권 행사로 인해 영향을 받는 연구개발 및 이와 경쟁관계에 있</text:span><text:span text:style-name="p779-5-1">거나 경쟁관계가 성립할 수 있는 새로운 또는 개량된 상품이나 기술</text:span><text:span text:style-name="p779-5-2">·</text:span><text:span text:style-name="p779-5-3">공</text:span><text:span text:style-name="p779-6-1">정의 창출을 위한 연구개발로 획정될 수 있음</text:span></text:p>
      <text:p text:style-name="Paragraph-780"><text:span text:style-name="p780-1-1">  - 관련상품시장과 관련지역시장 외에 관련시장은 제조, 도매, 소매 등 거</text:span><text:span text:style-name="p780-2-1">래단계별로 획정될 수 있으며, 구매자(판매자)의 특성 또는 상품이나 </text:span><text:span text:style-name="p780-3-1">용역의 특수성에 의하여 상품이나 용역, 지역 또는 거래단계별로 특정</text:span><text:span text:style-name="p780-4-1">한 구매자군(판매자군)이 존재하는 경우에는 이러한 구매자군(판매자</text:span><text:span text:style-name="p780-5-1">군)별로 일정한 거래분야가 획정될 수 있음 </text:span></text:p>
      <text:p text:style-name="Paragraph-781"/>
      <text:p text:style-name="Paragraph-782"><text:span text:style-name="p782-1-1">□ </text:span><text:span text:style-name="p782-1-2">관련시장에 다양한 개념과 기준이 있기는 하지만, 일반적으로는 상품시장</text:span><text:span text:style-name="p782-2-1">과 지역시장을 획정함으로써 시장지배적 사업자를 판단할 수 있다고 보</text:span><text:span text:style-name="p782-3-1">고 있으며, 다른 개념의 관련시장은 특별한 사정이 있는 경우에 한하여 </text:span><text:span text:style-name="p782-4-1">동원되는 것이 보통임</text:span></text:p>
      <text:p text:style-name="Paragraph-783"><text:span text:style-name="p783-1-1">  - 면세점은 </text:span><text:span text:style-name="p783-1-2">IT</text:span><text:span text:style-name="p783-1-3">산업과 달리 기술발전이 빠른 산업이 아니며 거래단계도 </text:span><text:span text:style-name="p783-2-1">대체로 동일한 소매단계에 해당하는 것으로 보임</text:span></text:p>
      <text:p text:style-name="Paragraph-784"><text:span text:style-name="p784-1-1">  - 따라서 관련 상품시장과 지역시장을 획정하는 것으로 시장지배적 사업</text:span><text:span text:style-name="p784-2-1">자를 추정할 수 있다고 판단되며, 이러한 접근이 공정거래법상 추정제</text:span><text:span text:style-name="p784-3-1">도의 규정과 취지에도 부합함</text:span></text:p>
      <text:p text:style-name="Paragraph-785"><text:span text:style-name="p785-1-1">  - 즉 시장지배적 사업자 추정제도는 시장지배적 사업자 판단에 따른 어려</text:span><text:span text:style-name="p785-2-1">움을 경감시키기 위하여 그 기준을 시장점유율과 같이 최소한으로 제시</text:span><text:span text:style-name="p785-3-1">하고 있는 만큼 면밀한 시장분석을 통해 시장지배적 사업자를 판단하도</text:span><text:span text:style-name="p785-4-1">록 한다면 상당한 시간과 노력이 소요될 것이고 복잡한 관련시장 획정</text:span><text:span text:style-name="p785-5-1">은 추정제도의 취지와 효용을 감소시킬 수 있음 </text:span></text:p>
      <text:p text:style-name="Paragraph-786"/>
      <text:p text:style-name="Paragraph-787"><text:span text:style-name="p787-1-1">□ </text:span><text:span text:style-name="p787-1-2">관련시장의 획정은 경쟁제품 및 경쟁이 이루어지는 지역 범위를 확인하</text:span><text:span text:style-name="p787-2-1">는 작업이므로 수요대체성, 공급대체성, 잠재적 경쟁 등 경쟁의 정도를 </text:span><text:span text:style-name="p787-3-1">파악할 수 있는 변수를 활용함.</text:span><text:note text:id="FootNote-20" text:note-class="footnote"><text:note-citation>20</text:note-citation><text:note-body><text:p text:style-name="각주"><text:span> 한철수, </text:span><text:span>「</text:span><text:span>공정거래법-시장과 법원리</text:span><text:span>」, </text:span><text:span>공정경쟁연합회, 2016, 46면.</text:span></text:p></text:note-body></text:note><text:span text:style-name="p787-3-3"> 관련시장을 획정하는 방법은 </text:span><text:span text:style-name="p787-3-4">SSNIP </text:span><text:span text:style-name="p787-4-1">테스트, 임계매출감소분석(</text:span><text:span text:style-name="p787-4-2">Critical Loss Analysis), </text:span><text:span text:style-name="p787-4-3">중첩원의 합집합 접</text:span><text:span text:style-name="p787-5-1">근법(</text:span><text:span text:style-name="p787-5-2">A Union of Overlapping Circles), </text:span><text:span text:style-name="p787-5-3">엘징가-호가티 테스트</text:span><text:span text:style-name="p787-6-1">(Elzinga-Hogarty Test) </text:span><text:span text:style-name="p787-6-2">등이 있으며, 기본적인 방법론으로서 </text:span><text:span text:style-name="p787-6-3">SSNIP </text:span><text:span text:style-name="p787-6-4">테</text:span><text:span text:style-name="p787-7-1">스트를 활용하지만 적용에 있어 기술적 한계가 있음</text:span></text:p>
      <text:p text:style-name="Paragraph-789"><text:span text:style-name="p789-1-1">  - SSNIP </text:span><text:span text:style-name="p789-1-2">테스트는 시장획정에 있어서 가장 기본적인 방법론으로서 가상</text:span><text:span text:style-name="p789-2-1">의 독점기업이 </text:span><text:span text:style-name="p789-2-2">‘</text:span><text:span text:style-name="p789-2-3">작지만 의미 있고 일시적이지 않은 가격인상(</text:span><text:span text:style-name="p789-2-4">Small but </text:span><text:span text:style-name="p789-3-1">Significant and Non-transitory Increase in Price)</text:span><text:span text:style-name="p789-3-2">’</text:span><text:span text:style-name="p789-3-3">을 통하여 이윤을 </text:span><text:span text:style-name="p789-4-1">증대시킬 수 있는 최소 범위의 상품(또는 지역)을 관련시장으로 획정하</text:span><text:span text:style-name="p789-5-1">는 방법임</text:span></text:p>
      <text:p text:style-name="Paragraph-790"><text:span text:style-name="p790-1-1">  - 즉, 우선 특정한 상품을 잠정적인 관련 상품시장으로 획정하고 이 상품</text:span><text:span text:style-name="p790-2-1">을 독점 공급하는 사업자를 가상하여 이 사업자가 기타의 판매조건을 </text:span><text:span text:style-name="p790-3-1">변화하지 않은 상태에서 미래의 예측 가능한 기간(통상적으로 1년)동</text:span><text:span text:style-name="p790-4-1">안 5%(또는 상황에 따라 10%)의 가격인상을 단행하였을 경우 상당수</text:span><text:span text:style-name="p790-5-1">의 구매자들이 구매량을 감소시키거나 다른 제품을 구입함에 따라 결과</text:span><text:span text:style-name="p790-6-1">적으로 가격인상을 단행한 것이 가상의 독점공급자의 이윤을 감소시키</text:span><text:span text:style-name="p790-7-1">면 현재의 잠정적인 시장은 지나치게 좁은 것이므로 차선의 대체재를 </text:span><text:span text:style-name="p790-8-1">포함시켜 관련시장을 획정하는 것임 </text:span></text:p>
      <text:p text:style-name="Paragraph-791"><text:span text:style-name="p791-1-1">  - 그러나 </text:span><text:span text:style-name="p791-1-2">SSNIP </text:span><text:span text:style-name="p791-1-3">테스트는 가상의 인상률 5%가 과연 타당한지 여부와 상</text:span><text:span text:style-name="p791-2-1">품 자체의 가격탄력성과 다른 상품과의 교차탄력성을 정확하게 측정하</text:span><text:span text:style-name="p791-3-1">기 어렵다는 점, 대체관계에 있는 상품 선정의 어려움과 독점이윤의 산</text:span><text:span text:style-name="p791-4-1">정문제 등 현실적 한계가 많음 </text:span></text:p>
      <text:p text:style-name="Paragraph-792"><text:span text:style-name="p792-1-1">  - 공정거래위원회는 관련시장 획정에 있어 </text:span><text:span text:style-name="p792-1-2">SSNIP </text:span><text:span text:style-name="p792-1-3">테스트를 실무에 적용</text:span><text:span text:style-name="p792-2-1">하기 위한 방법론으로서 임계매출감소분석</text:span><text:note text:id="FootNote-21" text:note-class="footnote"><text:note-citation>21</text:note-citation><text:note-body><text:p text:style-name="각주"><text:span> 가상적 독점기업이 </text:span><text:span>‘</text:span><text:span>작지만 의미 있고 일시적이지 않은 가격인상</text:span><text:span>’</text:span><text:span>을 시도할 경우 그에 따른 실제매</text:span><text:span>출감소율과 임계매출감소율(이윤감소를 야기하지 않는 매출감소율 중 최대치를 의미한다)을 비교하여 </text:span><text:span>이윤이 증가하는 최소의 상품범위 또는 지리적 범위를 찾는 방법</text:span></text:p></text:note-body></text:note><text:span text:style-name="p792-2-3">을 사용하며, 그 외 보완</text:span><text:span text:style-name="p792-3-1">적인 방법론으로서 중첩원의 합집합 접근법</text:span><text:note text:id="FootNote-22" text:note-class="footnote"><text:note-citation>22</text:note-citation><text:note-body><text:p text:style-name="각주"><text:span> 관련 상품시장에 속하는 사업자들을 중심으로 일정한 반경(</text:span><text:span>radius)</text:span><text:span>의 원을 그릴 때 중첩되는 원들이 </text:span><text:span>있고 그 중첩의 정도가 상당한 경우 동일한 지역시장으로 판단</text:span></text:p></text:note-body></text:note><text:span text:style-name="p792-3-3">, 엘징가-호가티 테스</text:span><text:span text:style-name="p792-4-1">트</text:span><text:note text:id="FootNote-23" text:note-class="footnote"><text:note-citation>23</text:note-citation><text:note-body><text:p text:style-name="각주"><text:span> 일정한 지역 내 소비의 대부분이 당해지역 내 공급자에 의해 충족되고, 지역 내 공급자의 공급 대부</text:span><text:span>분이 지역 내에서 소비될 때 당해 지역을 관련 지역시장으로 획정할 수 있다는 이론</text:span></text:p></text:note-body></text:note><text:span text:style-name="p792-4-3"> 등을 활용함. </text:span></text:p>
      <text:p text:style-name="Paragraph-796"><text:span text:style-name="p796-1-1">  - 현실에서는 다양한 시장데이터를 수집</text:span><text:span text:style-name="p796-1-2">·</text:span><text:span text:style-name="p796-1-3">활용하며 소비자 및 관련 사업자 </text:span><text:span text:style-name="p796-2-1">설문조사 등도 실시함 </text:span></text:p>
      <text:p text:style-name="Paragraph-797"/>
      <text:p text:style-name="Paragraph-798"><text:span text:style-name="p798-1-1">□ </text:span><text:span text:style-name="p798-1-2">유통시장에서 관련시장 획정은 </text:span><text:span text:style-name="p798-1-3">SSNIP</text:span><text:span text:style-name="p798-1-4">를 기본으로 하되 실제 이용할 수 </text:span><text:span text:style-name="p798-2-1">있는 시장자료 등에 따라서 임계매출감소분석과 중첩원의 합집합 접근법 </text:span><text:span text:style-name="p798-3-1">등을 종합적으로 활용하는 것이 보통임</text:span></text:p>
      <text:p text:style-name="Paragraph-799"/>
      <text:p text:style-name="Paragraph-800"><text:span text:style-name="p800-1-2">(2) 사례</text:span></text:p>
      <text:p text:style-name="Paragraph-801"/>
      <text:p text:style-name="Paragraph-802"><text:span text:style-name="p802-1-1">□ </text:span><text:span text:style-name="p802-1-2">면세점과 대형할인점을 포함한 유통업체들의 기업결합 사건에서는 대부</text:span><text:span text:style-name="p802-2-1">분 결합 후 면세점사업자의 시장지배력 남용을 방지하기 위한 목적으로 </text:span><text:span text:style-name="p802-3-1">수요대체성 중심의 시장획정을 일반적 방법론에 의존해왔음</text:span></text:p>
      <text:p text:style-name="Paragraph-803"/>
      <text:p text:style-name="Paragraph-804"><text:span text:style-name="p804-1-2">(가) 대형할인점 기업결합</text:span></text:p>
      <text:p text:style-name="Paragraph-805"/>
      <text:p text:style-name="Paragraph-806"><text:span text:style-name="p806-1-1">□ 2006</text:span><text:span text:style-name="p806-1-2">년 </text:span><text:span text:style-name="p806-1-3">㈜</text:span><text:span text:style-name="p806-1-4">신세계와 월마트</text:span><text:span text:style-name="p806-1-5">㈜</text:span><text:span text:style-name="p806-1-6">의 기업결합 사건</text:span><text:note text:id="FootNote-24" text:note-class="footnote"><text:note-citation>24</text:note-citation><text:note-body><text:p text:style-name="각주"><text:span> 공정거래위원회 2006.11.14. 의결 제2006-264호.</text:span></text:p></text:note-body></text:note><text:span text:style-name="p806-1-8">에서 공정거래위원회는 </text:span><text:span text:style-name="p806-2-1">관련 상품시장은 대형할인점 시장으로 관련 지역시장은 지역적 범위의 </text:span><text:span text:style-name="p806-3-1">시장으로 획정하였음</text:span></text:p>
      <text:p text:style-name="Paragraph-808"><text:span text:style-name="p808-1-1">  - 관련 상품시장 : 소매 유통업을 세분하면 백화점, 할인점, 전문점, 쇼핑</text:span><text:span text:style-name="p808-2-1">센터, 슈퍼마켓, 편의점, 재래시장 등으로 구분할 수 있으나, 소비자 및 </text:span><text:span text:style-name="p808-3-1">사업자의 대체가능성 판단에 중요한 각 유통업태의 핵심적인 특성이 동</text:span><text:span text:style-name="p808-4-1">일한 지 여부 및 현재 시점에서의 경쟁관계가 어디에서 발생하고 있는</text:span><text:span text:style-name="p808-5-1">지를 기준으로 판단하여야 한다고 보았음</text:span></text:p>
      <text:p text:style-name="Paragraph-809"><text:span text:style-name="p809-1-1">  - 이에 따라 법</text:span><text:span text:style-name="p809-1-2">·</text:span><text:span text:style-name="p809-1-3">제도적 측면, 할인점의 특성, 소비자의 인식, 외국의 사례 </text:span><text:span text:style-name="p809-2-1">등을 종합적으로 고려하여 기업결합에 있어서의 상품시장을 3,000</text:span><text:span text:style-name="p809-2-2">㎡ </text:span><text:span text:style-name="p809-3-1">이상의 매장면적을 갖추고 식품</text:span><text:span text:style-name="p809-3-2">·</text:span><text:span text:style-name="p809-3-3">의류</text:span><text:span text:style-name="p809-3-4">·</text:span><text:span text:style-name="p809-3-5">생활용품 등 </text:span><text:span text:style-name="p809-3-6">One-stop Shopping</text:span><text:span text:style-name="p809-4-1">이 가능한 다양한 구색의 일상 소비용품을 통상의 소매가격보다 저렴하</text:span><text:span text:style-name="p809-5-1">게 판매하는 유통업태인 </text:span><text:span text:style-name="p809-5-2">“</text:span><text:span text:style-name="p809-5-3">대형할인점 시장</text:span><text:span text:style-name="p809-5-4">”</text:span><text:span text:style-name="p809-5-5">으로 획정하였음.</text:span></text:p>
      <text:p text:style-name="Paragraph-810"><text:span text:style-name="p810-1-1">  - 관련 지역시장 : 할인점의 분포현황 및 경쟁상황, 이용고객의 분포현황, </text:span><text:span text:style-name="p810-2-1">관련 사업자의 인식, 외국의 사례 등을 종합적으로 고려하여 잠정적으</text:span><text:span text:style-name="p810-3-1">로 </text:span><text:span text:style-name="p810-3-2">“</text:span><text:span text:style-name="p810-3-3">대도시권의 경우에는 피취득회사인 보조참가인의 지점을 중심으로 </text:span><text:span text:style-name="p810-4-1">반경 5</text:span><text:span text:style-name="p810-4-2">㎞, </text:span><text:span text:style-name="p810-4-3">대도시권이 아닌 지역의 경우는 반경 10</text:span><text:span text:style-name="p810-4-4">㎞</text:span><text:span text:style-name="p810-4-5">의 원에 포함된 </text:span><text:span text:style-name="p810-5-1">모든 할인점을 기준으로 다시 동일한 거리의 원을 중첩시켜 이 중첩원</text:span><text:span text:style-name="p810-6-1">에 포함된 지역</text:span><text:span text:style-name="p810-6-2">”</text:span><text:span text:style-name="p810-6-3">으로 획정하였음.</text:span></text:p>
      <text:p text:style-name="Paragraph-811"/>
      <text:p text:style-name="Paragraph-812"><text:span text:style-name="p812-1-2">(나) 면세점 기업결합</text:span></text:p>
      <text:p text:style-name="Paragraph-813"/>
      <text:p text:style-name="Paragraph-814"><text:span text:style-name="p814-1-1">□ </text:span><text:span text:style-name="p814-1-2">국내에서 면세점 간 기업결합에 대하여 공정거래위원회가 심의</text:span><text:span text:style-name="p814-1-3">·</text:span><text:span text:style-name="p814-1-4">판단하면</text:span><text:span text:style-name="p814-2-1">서 시장획정을 한 사건은 2건이 있었음</text:span></text:p>
      <text:p text:style-name="Paragraph-815"/>
      <text:p text:style-name="Paragraph-816"><text:span text:style-name="p816-1-1">□ 2010</text:span><text:span text:style-name="p816-1-2">년 </text:span><text:span text:style-name="p816-1-3">㈜</text:span><text:span text:style-name="p816-1-4">호텔롯데의 </text:span><text:span text:style-name="p816-1-5">AK</text:span><text:span text:style-name="p816-1-6">면세점 인수 승인 건</text:span><text:note text:id="FootNote-25" text:note-class="footnote"><text:note-citation>25</text:note-citation><text:note-body><text:p text:style-name="각주"><text:span> ㈜</text:span><text:span>호텔롯데의 </text:span><text:span>AK</text:span><text:span>면세점 인수 승인, 공정거래위원회 보도자료, 2010.5.7.</text:span></text:p></text:note-body></text:note><text:span text:style-name="p816-1-8">에서 공정거래위원회는 </text:span><text:span text:style-name="p816-2-1">“</text:span><text:span text:style-name="p816-2-2">시내면세점</text:span><text:span text:style-name="p816-2-3">”</text:span><text:span text:style-name="p816-2-4">과 </text:span><text:span text:style-name="p816-2-5">“</text:span><text:span text:style-name="p816-2-6">공항면세점</text:span><text:span text:style-name="p816-2-7">”</text:span><text:span text:style-name="p816-2-8">을 별개의 시장으로 획정하였음</text:span></text:p>
      <text:p text:style-name="Paragraph-818"><text:span text:style-name="p818-1-1">  - 관련상품시장에 있어서는 상품구색</text:span><text:span text:style-name="p818-1-2">·</text:span><text:span text:style-name="p818-1-3">고객구성 차이, 매장환경, 외국 심결</text:span><text:span text:style-name="p818-2-1">사례(</text:span><text:span text:style-name="p818-2-2">Auckland </text:span><text:span text:style-name="p818-2-3">국제공항, </text:span><text:span text:style-name="p818-2-4">‘08.3</text:span><text:span text:style-name="p818-2-5">월)등을 감안하여, </text:span><text:span text:style-name="p818-2-6">“</text:span><text:span text:style-name="p818-2-7">시내면세점</text:span><text:span text:style-name="p818-2-8">”</text:span><text:span text:style-name="p818-2-9">과 </text:span><text:span text:style-name="p818-2-10">“</text:span><text:span text:style-name="p818-2-11">공항</text:span><text:span text:style-name="p818-3-1">면세점</text:span><text:span text:style-name="p818-3-2">”</text:span><text:span text:style-name="p818-3-3">을 별개시장으로 획정하였음</text:span></text:p>
      <text:p text:style-name="Paragraph-819"><text:span text:style-name="p819-1-1">  - 상품시장 획정에 있어서 시내면세점과 공항면세점을 구별한 것은 서울/</text:span><text:span text:style-name="p819-2-1">인천이라는 대규모 시장을 대상으로 하는 지역적 특성을 감안한 것으로 </text:span><text:span text:style-name="p819-3-1">판단됨</text:span></text:p>
      <text:p text:style-name="Paragraph-820"><text:span text:style-name="p820-1-1">  - 관련지역시장까지 고려함에 있어서는 시내면세점의 경우 임계매출감소</text:span><text:span text:style-name="p820-2-1">분석</text:span><text:note text:id="FootNote-26" text:note-class="footnote"><text:note-citation>26</text:note-citation><text:note-body><text:p text:style-name="각주"><text:span> 임계매출감소분석(</text:span><text:span>CLA) : </text:span><text:span>경제적 분석기법으로 가상 독점기업의 가격인상 시 이윤감소가 없는 최대 </text:span><text:span>매출(임계매출)과 실제매출의 감소를 비교하여 시장을 획정 </text:span></text:p></text:note-body></text:note><text:span text:style-name="p820-2-3"> 결과와 실제이용고객의 지리적 분포를 고려하여 </text:span><text:span text:style-name="p820-2-4">“</text:span><text:span text:style-name="p820-2-5">서울지역 시</text:span><text:span text:style-name="p820-3-1">내면세점</text:span><text:span text:style-name="p820-3-2">”</text:span><text:span text:style-name="p820-3-3">과 </text:span><text:span text:style-name="p820-3-4">“</text:span><text:span text:style-name="p820-3-5">인천공항 면세점</text:span><text:span text:style-name="p820-3-6">”, “</text:span><text:span text:style-name="p820-3-7">김포공항 면세점</text:span><text:span text:style-name="p820-3-8">”</text:span><text:span text:style-name="p820-3-9">의 3개 관련시장으로 </text:span><text:span text:style-name="p820-4-1">획정</text:span></text:p>
      <text:p text:style-name="Paragraph-822"><text:span text:style-name="p822-1-1">  - 공항면세점의 경우 경쟁이 이루어질 수 있는 인천공항지역으로 획정하</text:span><text:span text:style-name="p822-2-1">였으며, 김포공항은 인천공항과 출발노선이 겹치지 않아 별개시장으로 </text:span><text:span text:style-name="p822-3-1">판단</text:span></text:p>
      <text:p text:style-name="Paragraph-823"/>
      <text:p text:style-name="Paragraph-824"><text:span text:style-name="p824-1-1">□ 2009</text:span><text:span text:style-name="p824-1-2">년 </text:span><text:span text:style-name="p824-1-3">㈜</text:span><text:span text:style-name="p824-1-4">호텔롯데의 파라다이스 면세점 인수 불허 건</text:span><text:note text:id="FootNote-27" text:note-class="footnote"><text:note-citation>27</text:note-citation><text:note-body><text:p text:style-name="각주"><text:span> ㈜</text:span><text:span>호텔롯데의 파라다이스 면세점 인수 불허, 공정거래위원회 보도자료, 2009.10.8.</text:span></text:p></text:note-body></text:note><text:span text:style-name="p824-1-6">에서 공정거래</text:span><text:span text:style-name="p824-2-1">위원회는 관련시장을 </text:span><text:span text:style-name="p824-2-2">“</text:span><text:span text:style-name="p824-2-3">시내면세점과 출국장면세점(공항면세점)</text:span><text:span text:style-name="p824-2-4">”</text:span><text:span text:style-name="p824-2-5">을 포함하</text:span><text:span text:style-name="p824-3-1">는 </text:span><text:span text:style-name="p824-3-2">“</text:span><text:span text:style-name="p824-3-3">부산</text:span><text:span text:style-name="p824-3-4">·</text:span><text:span text:style-name="p824-3-5">경남지역</text:span><text:span text:style-name="p824-3-6">”</text:span><text:span text:style-name="p824-3-7">의 면세점 시장으로 획정하였음</text:span></text:p>
      <text:p text:style-name="Paragraph-826"><text:span text:style-name="p826-1-1">  - 이는 공항면세점과 시내면세점을 별도로 구별하지 않고 전체를 하나의 </text:span><text:span text:style-name="p826-2-1">관련시장으로 획정한 것이며, 2010년 </text:span><text:span text:style-name="p826-2-2">㈜</text:span><text:span text:style-name="p826-2-3">호텔롯데의 </text:span><text:span text:style-name="p826-2-4">AK</text:span><text:span text:style-name="p826-2-5">면세점 인수 승</text:span><text:span text:style-name="p826-3-1">인 건에서 시내면세점과 공항면세점을 별도의 상품시장으로 획정한 것</text:span><text:span text:style-name="p826-4-1">과 다른 결과임</text:span></text:p>
      <text:p text:style-name="Paragraph-827"><text:span text:style-name="p827-1-1">  - 그 이유는 서울</text:span><text:span text:style-name="p827-1-2">·</text:span><text:span text:style-name="p827-1-3">인천보다 훨씬 협소한 부산</text:span><text:span text:style-name="p827-1-4">·</text:span><text:span text:style-name="p827-1-5">경남의 지역적 특성에 따라 </text:span><text:span text:style-name="p827-2-1">외국관광객을 포함한 소비자들이 시내면세점과 공항면세점을 구별하지 </text:span><text:span text:style-name="p827-3-1">않고 전체적으로 탄력적인 소비행태를 보인다고 판단하였던데 있었다고 </text:span><text:span text:style-name="p827-4-1">생각됨</text:span></text:p>
      <text:p text:style-name="Paragraph-828"><text:span text:style-name="p828-1-1">  - 관련지역시장을 </text:span><text:span text:style-name="p828-1-2">“</text:span><text:span text:style-name="p828-1-3">부산</text:span><text:span text:style-name="p828-1-4">·</text:span><text:span text:style-name="p828-1-5">경남지역 시장</text:span><text:span text:style-name="p828-1-6">”</text:span><text:span text:style-name="p828-1-7">으로 획정한 것도 마찬가지임</text:span></text:p>
      <text:p text:style-name="Paragraph-829"/>
      <text:p text:style-name="Paragraph-830"><text:span text:style-name="p830-1-1">□ 2015</text:span><text:span text:style-name="p830-1-2">년 6월 공정위는 서울 시내면세점 특허와 관련하여, 상품 및 고객측</text:span><text:span text:style-name="p830-2-1">면의 차별성</text:span><text:span text:style-name="p830-2-2">․</text:span><text:span text:style-name="p830-2-3">접근성, 심결례 등을 고려할 때 관련시장은 </text:span><text:span text:style-name="p830-2-4">“</text:span><text:span text:style-name="p830-2-5">서울 시내면세</text:span><text:span text:style-name="p830-3-1">점</text:span><text:span text:style-name="p830-3-2">”</text:span><text:span text:style-name="p830-3-3">으로 보는 것이 타당하다고 관세청에 검토의견을 제시한 바 있음</text:span></text:p>
      <text:p text:style-name="Paragraph-831"/>
      <text:p text:style-name="Paragraph-832"><text:span text:style-name="p832-1-1">□ </text:span><text:span text:style-name="p832-1-2">이처럼 유사한 면세점 기업결합 사건에서 관련시장 획정이 달리 이루어</text:span><text:span text:style-name="p832-2-1">지는 것은 흔히 있는 현상임</text:span></text:p>
      <text:p text:style-name="Paragraph-833"><text:span text:style-name="p833-1-1">  - 인천과 서울지역 그리고 부산 및 제주지역만을 놓고 비교해보더라도 고</text:span><text:span text:style-name="p833-2-1">객구성, 상품 및 고객측면의 차별성과 접근성, 시장의 규모 등에서 차</text:span><text:span text:style-name="p833-3-1">이가 발생하기 때문이라고 할 수 있음</text:span></text:p>
      <text:p text:style-name="Paragraph-834"/>
      <text:p text:style-name="Paragraph-835"><text:span text:style-name="p835-1-2">다. 공급대체성 중심의 관련시장 획정</text:span></text:p>
      <text:p text:style-name="Paragraph-836"/>
      <text:p text:style-name="Paragraph-837"><text:span text:style-name="p837-1-1">□ </text:span><text:span text:style-name="p837-1-2">수요대체성만에 의해 시장을 획정할 경우, 관련시장이 지나치게 세분화되</text:span><text:span text:style-name="p837-2-1">어 시장경쟁의 실체를 정확히 고려하지 못하는 경우가 많이 발생할 수 </text:span><text:span text:style-name="p837-3-1">있음</text:span></text:p>
      <text:p text:style-name="Paragraph-838"><text:span text:style-name="p838-1-1">  - 예컨대 구두시장의 경우, 수요자의 대체성을 기준으로 하면 신발의 세</text:span><text:span text:style-name="p838-2-1">부종류와 크기 등에 따라 소비대체성이 없기 때문에 수많은 신발이 개</text:span><text:span text:style-name="p838-3-1">별적으로 하나의 독립된 시장을 구성한다는 이상한 결론에 이르게 됨</text:span></text:p>
      <text:p text:style-name="Paragraph-839"><text:span text:style-name="p839-1-1">  - 이러한 경우에 대비하여 수요대체성과 함께 공급대체성을 고려하는 것</text:span><text:span text:style-name="p839-2-1">이 일반적 방법론이며, 예컨대 구두시장의 경우 다양한 종류와 크기의 </text:span><text:span text:style-name="p839-3-1">구두를 제조</text:span><text:span text:style-name="p839-3-2">·</text:span><text:span text:style-name="p839-3-3">공급할 수 있는 기업들 간의 대체성을 중심으로 공급대체</text:span><text:span text:style-name="p839-4-1">성을 고려하고 이를 수요대체성과 종합하는 것임</text:span></text:p>
      <text:p text:style-name="Paragraph-840"/>
      <text:p text:style-name="Paragraph-841"><text:span text:style-name="p841-1-2">라. 입찰시장의 관련시장 획정</text:span></text:p>
      <text:p text:style-name="Paragraph-842"/>
      <text:p text:style-name="Paragraph-843"><text:span text:style-name="p843-1-1">□ </text:span><text:span text:style-name="p843-1-2">입찰시장에 대해서도 앞에서 설명한 수요 및 공급대체성을 중심으로 한 </text:span><text:span text:style-name="p843-2-1">시장획정 방법이 유효하지만, 입찰의 특성에 따라 대체로 입찰에 참여할 </text:span><text:span text:style-name="p843-3-1">개연성이 있는 사업자들로 관련시장이 획정되는 것으로 보는 경향이 강</text:span><text:span text:style-name="p843-4-1">함</text:span></text:p>
      <text:p text:style-name="Paragraph-844"><text:span text:style-name="p844-1-1">  - 입찰과 관련하여서는 입찰담합이 대단히 흔한 사안인데, 대부분의 경우 </text:span><text:span text:style-name="p844-2-1">입찰참여자와 참여할 개연성이 있으나 고의적 불참 등 특별한 사정에 </text:span><text:span text:style-name="p844-3-1">의해 입찰에 응찰하지 않은 사업자를 포함하여 관련시장을 획정하는 것</text:span><text:span text:style-name="p844-4-1">이 세계적 사례임</text:span></text:p>
      <text:p text:style-name="Paragraph-845"><text:span text:style-name="p845-1-1">  - 이는 입찰에 있어서 사업자 간의 대체성을 고려한다는 점에서 공급대체</text:span><text:span text:style-name="p845-2-1">성을 고려하는 것인 동시에, 입찰기관 입장에서는 응찰자들 중에서 낙</text:span><text:span text:style-name="p845-3-1">찰자를 결정해야 하고 응찰자 외의 다른 사업자로 수요를 대체할 수 없</text:span><text:span text:style-name="p845-4-1">다는 점에서 수요대체성을 함께 고려하는 결과임</text:span></text:p>
      <text:p text:style-name="Paragraph-846"/>
      <text:p text:style-name="Paragraph-847"><text:span text:style-name="p847-1-2">2. 면세점 특허시장에서 관련 상품시장 및 지역시장</text:span></text:p>
      <text:p text:style-name="Paragraph-848"/>
      <text:p text:style-name="Paragraph-849"><text:span text:style-name="p849-1-2">가. 방법론</text:span></text:p>
      <text:p text:style-name="Paragraph-850"/>
      <text:p text:style-name="Paragraph-851"><text:span text:style-name="p851-1-1">□ </text:span><text:span text:style-name="p851-1-2">면세점 간 기업결합에 대한 공정거래위원회의 분석 및 판단은 보통의 수</text:span><text:span text:style-name="p851-2-1">요대체성 중심으로 이루어졌으며, 이에 관하여는 앞에서 보았음</text:span></text:p>
      <text:p text:style-name="Paragraph-852"><text:span text:style-name="p852-1-1">  - 그러나 면세점 특허사업권 입찰을 위한 시장획정에 관하여는 국내에 기</text:span><text:span text:style-name="p852-2-1">존 사례가 없었으므로, 이번에 새로 시장획정을 시도해야 할 것임</text:span></text:p>
      <text:p text:style-name="Paragraph-853"/>
      <text:p text:style-name="Paragraph-854"><text:span text:style-name="p854-1-1">□ </text:span><text:span text:style-name="p854-1-2">앞에서 언급하였듯이, 관련시장 획정은 일의적</text:span><text:span text:style-name="p854-1-3">·</text:span><text:span text:style-name="p854-1-4">항구적으로 결정되는 것이 </text:span><text:span text:style-name="p854-2-1">아니라 사안의 본질과 쟁점에 맞도록 적절히 분석</text:span><text:span text:style-name="p854-2-2">·</text:span><text:span text:style-name="p854-2-3">판단하는 작업임</text:span></text:p>
      <text:p text:style-name="Paragraph-855"><text:span text:style-name="p855-1-1">  - 따라서 기업결합 등 공정거래법 사건의 위법성 판단을 위한 시장획정과 </text:span><text:span text:style-name="p855-2-1">관세법상 시장지배적 추정사업자에 대한 감점제도 운영을 위한 시장획</text:span><text:span text:style-name="p855-3-1">정은 목적이나 방법이 같지 않을 수 있으며, 그 결과 역시 마찬가지임</text:span></text:p>
      <text:p text:style-name="Paragraph-856"/>
      <text:p text:style-name="Paragraph-857"><text:span text:style-name="p857-1-1">□ </text:span><text:span text:style-name="p857-1-2">시장획정은 수요 측면과 공급 측면을 종합적으로 분석하여 결정하게 되</text:span><text:span text:style-name="p857-2-1">며, 거래의 단계나 지역별로 달리 획정될 수 있음</text:span></text:p>
      <text:p text:style-name="Paragraph-858"/>
      <text:p text:style-name="Paragraph-859"><text:span text:style-name="p859-1-1">□ </text:span><text:span text:style-name="p859-1-2">시장지배적 추정사업자 감점제도 운영을 위한 시장획정의 방법론은 크게 </text:span><text:span text:style-name="p859-2-1">2가지 가능성이 있으며, 각각 제도의 본질과 목적을 어떻게 파악할 것인</text:span><text:span text:style-name="p859-3-1">지에 따라 결론이 달라질 수 있음</text:span></text:p>
      <text:p text:style-name="Paragraph-860"/>
      <text:p text:style-name="Paragraph-861"><text:span text:style-name="p861-1-2">나. 제1안 : 입찰시장의 특성을 중시한 시장획정</text:span></text:p>
      <text:p text:style-name="Paragraph-862"/>
      <text:p text:style-name="Paragraph-863"><text:span text:style-name="p863-1-1">□ </text:span><text:span text:style-name="p863-1-2">시장지배적 추정사업자 감점제도는 면세점 특허사업자 선정을 위한 입찰</text:span><text:span text:style-name="p863-2-1">에 있어서 응찰자 중 시장지배적 사업자가 있으면 이에 대하여 평가점수</text:span><text:span text:style-name="p863-3-1">의 일정점수를 감점하여 불이익을 주는 제도임</text:span></text:p>
      <text:p text:style-name="Paragraph-864"/>
      <text:p text:style-name="Paragraph-865"><text:span text:style-name="p865-1-1">□ </text:span><text:span text:style-name="p865-1-2">시장지배적 추정사업자 감점제도의 취지를 국내 면세점시장에서 시장지</text:span><text:span text:style-name="p865-2-1">배적 사업자에게 불이익을 줌으로써 새로운 경쟁사업자의 참여가능성을 </text:span><text:span text:style-name="p865-3-1">제고하고 면세점의 독과점적 산업구조를 개선하기 위한 것으로 파악함</text:span></text:p>
      <text:p text:style-name="Paragraph-866"><text:span text:style-name="p866-1-1">  - 시장지배적 사업자로 추정되는 기존 독과점 사업자들은 국내 면세점 시</text:span><text:span text:style-name="p866-2-1">장의 독과점적 산업구조가 완화될 때까지 대부분의 특허사업권 입찰에</text:span><text:span text:style-name="p866-3-1">서 계속 일정한 감점을 당하는 결과가 될 것임</text:span></text:p>
      <text:p text:style-name="Paragraph-867"/>
      <text:p text:style-name="Paragraph-868"><text:span text:style-name="p868-1-1">□ </text:span><text:span text:style-name="p868-1-2">위와 같은 관점에 입각하면, 관련 상품시장은 관세청의 특허신청 공고에 </text:span><text:span text:style-name="p868-2-1">따라 특허사업권을 얻기 위하여 경쟁하는 사업자들(실제 응찰업체와 입</text:span><text:span text:style-name="p868-3-1">찰에 참여할 개연성이 있는 사업자들 포함)로 구성되는 면세점 특허사업</text:span><text:span text:style-name="p868-4-1">권 시장으로 획정하는 것이 적절할 것임</text:span></text:p>
      <text:p text:style-name="Paragraph-869"><text:span text:style-name="p869-1-1">  - 소비자에 초점을 맞춘 </text:span><text:span text:style-name="p869-1-2">‘</text:span><text:span text:style-name="p869-1-3">면세점 소매시장</text:span><text:span text:style-name="p869-1-4">’ </text:span><text:span text:style-name="p869-1-5">개념과 특허사업자 선정을 위</text:span><text:span text:style-name="p869-2-1">한 </text:span><text:span text:style-name="p869-2-2">‘</text:span><text:span text:style-name="p869-2-3">경쟁입찰시장</text:span><text:span text:style-name="p869-2-4">’</text:span><text:span text:style-name="p869-2-5">은 서로 거래단계와 수요/공급 측면이 상이하다는데 </text:span><text:span text:style-name="p869-3-1">주목한 것임</text:span></text:p>
      <text:p text:style-name="Paragraph-870"><text:span text:style-name="p870-1-1">  - 면세점시장의 독과점적 구조는 국내 면세점산업 전체를 대상으로 하는 </text:span><text:span text:style-name="p870-2-1">것이므로 관련지역시장은 국내 전체로 획정되어야 함</text:span></text:p>
      <text:p text:style-name="Paragraph-871"/>
      <text:p text:style-name="Paragraph-872"><text:span text:style-name="p872-1-1">□ </text:span><text:span text:style-name="p872-1-2">한편 면세점 특허사업권 입찰에 응찰할 개연성이 있는 모든 사업자를 포</text:span><text:span text:style-name="p872-2-1">괄한다는 일반원칙에 입각할 경우에는 외국사업자라 하더라도 입찰에 응</text:span><text:span text:style-name="p872-3-1">찰할 개연성이 있는 한 이를 관련시장에 있는 사업자에서 배제할 이유가 </text:span><text:span text:style-name="p872-4-1">없으며, 이 경우 관련지역시장은 전 세계 시장으로 볼 가능성을 완전히 </text:span><text:span text:style-name="p872-5-1">배제할 수는 없음</text:span></text:p>
      <text:p text:style-name="Paragraph-873"><text:span text:style-name="p873-1-1">  - 다만 외국사업자가 국내 면세점 특허사업권 입찰에 응찰할 개연성이 있</text:span><text:span text:style-name="p873-2-1">는지 여부는 과거 이력이나 현황 및 향후 국내외 면세점 시장상황 등을 </text:span><text:span text:style-name="p873-3-1">종합적으로 고려하여 판단할 사항으로 생각됨. 즉 잠재적 경쟁사업자</text:span><text:span text:style-name="p873-4-1">(potential competitor)</text:span><text:span text:style-name="p873-4-2">로서 국내수요의 대부분을 대체할 수 있는 현실</text:span><text:span text:style-name="p873-5-1">적 개연성(</text:span><text:span text:style-name="p873-5-2">actuality)</text:span><text:span text:style-name="p873-5-3">이 있는 외국사업자가 존재하는 경우에 한하여 전 </text:span><text:span text:style-name="p873-6-1">세계 시장으로 획정할 수 있을 것이고, 그렇지 않다면 국내시장으로 획</text:span><text:span text:style-name="p873-7-1">정하는 것이 타당할 것임</text:span></text:p>
      <text:p text:style-name="Paragraph-874"><text:span text:style-name="p874-1-1">  - 외국 사업자가 국내에 진출할 가능성이 있다고 하여 항상 관련 지역시</text:span><text:span text:style-name="p874-2-1">장을 세계(또는 아시아)로 확장해야 하는 것은 아니고 국내시장에 대한  </text:span><text:span text:style-name="p874-3-1">해외경쟁의 도입가능성으로 대변되는 잠재적 경쟁의 하나로 이해할 수</text:span><text:span text:style-name="p874-4-1">도 있으며, 면세점시장에 관하여는 이와 같은 접근이 타당하다고 생각</text:span><text:span text:style-name="p874-5-1">됨</text:span></text:p>
      <text:p text:style-name="Paragraph-875"><text:span text:style-name="p875-1-1">  - 시장지배적 추정사업자 감점제도와 관련하여 생각하면, 면세점 특허심</text:span><text:span text:style-name="p875-2-1">사 평가기준에는 다양한 공익적 요소가 포함되어 있으므로 외국 사업자</text:span><text:span text:style-name="p875-3-1">로부터의 잠재적 경쟁이 관련시장의 범위를 확장시켜야 할 정도로 현실</text:span><text:span text:style-name="p875-4-1">화되어 있다고 보기 어려울 것임</text:span></text:p>
      <text:p text:style-name="Paragraph-876"/>
      <text:p text:style-name="Paragraph-877"><text:span text:style-name="p877-1-1">□ </text:span><text:span text:style-name="p877-1-2">관련시장</text:span></text:p>
      <text:p text:style-name="Paragraph-878"><text:span text:style-name="p878-1-1">  - 분석대상 행위 : 면세점 특허사업권 입찰</text:span></text:p>
      <text:p text:style-name="Paragraph-879"><text:span text:style-name="p879-1-1">  - 관련 상품시장 : 면세점 특허사업권 입찰시장</text:span></text:p>
      <text:p text:style-name="Paragraph-880"><text:span text:style-name="p880-1-1">  - 관련 지역시장 : 국내 전체</text:span></text:p>
      <text:p text:style-name="Paragraph-881"/>
      <text:p text:style-name="Paragraph-882"><text:span text:style-name="p882-1-1">□ </text:span><text:span text:style-name="p882-1-2">사례 : </text:span><text:span text:style-name="p882-1-3">EC</text:span><text:span text:style-name="p882-1-4">의 2015년 </text:span><text:span text:style-name="p882-1-5">Dufry/World Duty Free</text:span><text:span text:style-name="p882-1-6">의 기업결합 사건</text:span><text:note text:id="FootNote-28" text:note-class="footnote"><text:note-citation>28</text:note-citation><text:note-body><text:p text:style-name="각주"><text:span> Case No COMP/M.7622 - DUFRY/ WORLD DUTY FREE.</text:span></text:p></text:note-body></text:note></text:p>
      <text:p text:style-name="Paragraph-884"><text:span text:style-name="p884-1-1">  - EU </text:span><text:span text:style-name="p884-1-2">집행위원회(</text:span><text:span text:style-name="p884-1-3">European Commission)</text:span><text:span text:style-name="p884-1-4">는 이 사건에서 </text:span><text:span text:style-name="p884-1-5">‘</text:span><text:span text:style-name="p884-1-6">면세품 소매시</text:span><text:span text:style-name="p884-2-1">장</text:span><text:span text:style-name="p884-2-2">’</text:span><text:span text:style-name="p884-2-3">과 구별하여 </text:span><text:span text:style-name="p884-2-4">‘</text:span><text:span text:style-name="p884-2-5">면세점사업권 경쟁입찰시장</text:span><text:span text:style-name="p884-2-6">’</text:span><text:span text:style-name="p884-2-7">을 별도로 획정하여 시장지</text:span><text:span text:style-name="p884-3-1">배력 여부를 판단하였음</text:span></text:p>
      <text:p text:style-name="Paragraph-885"><text:span text:style-name="p885-1-1">  - 이 기업결합 사건에서 관련된 사업(행위) 분야를 면세품 소매시장</text:span><text:span text:style-name="p885-2-1">(Travel retail services, para. 9)</text:span><text:span text:style-name="p885-2-2">과 면세점사업권 경쟁입찰시장(</text:span><text:span text:style-name="p885-2-3">award </text:span><text:span text:style-name="p885-3-1">of concessions for travel retail services)</text:span><text:span text:style-name="p885-3-2">로 나누어 봄</text:span></text:p>
      <text:p text:style-name="Paragraph-886"><text:span text:style-name="p886-1-1">  - 이 중 전자는 국내에서 있었던 2개 기업결합 사건과 내용과 성격이 비</text:span><text:span text:style-name="p886-2-1">슷하며, 후자는 이 보고서가 대상으로 하는 면세점 특허사업권 입찰과 </text:span><text:span text:style-name="p886-3-1">비슷한 내용과 성격의 것임</text:span></text:p>
      <text:p text:style-name="Paragraph-887"><text:span text:style-name="p887-1-1">  - 면세품 소매시장을 대상으로 한 전자 : 관련 지역시장을 공항, </text:span><text:span text:style-name="p887-1-2">EEA, </text:span><text:span text:style-name="p887-1-3">전</text:span><text:span text:style-name="p887-2-1">세계 3개 가능성을 검토하면서(과거 </text:span><text:span text:style-name="p887-2-2">EC </text:span><text:span text:style-name="p887-2-3">심결례를 참고한 결과), 이 사</text:span><text:span text:style-name="p887-3-1">건에서는 최소한 </text:span><text:span text:style-name="p887-3-2">EEA </text:span><text:span text:style-name="p887-3-3">이상은 될 수 있는 것처럼 시사하였으나 결국 경</text:span><text:span text:style-name="p887-4-1">쟁제한성이 없다는 이유로 결론은 유보하였음(결정문 </text:span><text:span text:style-name="p887-4-2">para. 19~25)</text:span></text:p>
      <text:p text:style-name="Paragraph-888"><text:span text:style-name="p888-1-1">  - 면세점사업권 경쟁입찰시장을 대상으로 한 후자 : </text:span><text:span text:style-name="p888-1-2">EEA </text:span><text:span text:style-name="p888-1-3">전체 또는 전세</text:span><text:span text:style-name="p888-2-1">계 시장을 관련시장의 가능성이 있는 것으로 보고(과거 심결례를 참고</text:span><text:span text:style-name="p888-3-1">한 결과), 이 사건에서는 </text:span><text:span text:style-name="p888-3-2">EEA </text:span><text:span text:style-name="p888-3-3">이상의 범위를 유력하게 보면서도 역시 </text:span><text:span text:style-name="p888-4-1">결론은 유보하였음(결정문 </text:span><text:span text:style-name="p888-4-2">para. 31~34).</text:span></text:p>
      <text:p text:style-name="Paragraph-889"><text:span text:style-name="p889-1-1">  - 전자의 경우는 우리나라 공정거래위원회가 면세점 기업결합 사건에서 </text:span><text:span text:style-name="p889-2-1">관련 지역시장을 세부 지역별로 지역시장을 획정한 것과 다른 결과이</text:span><text:span text:style-name="p889-3-1">나, 이는 유럽과는 다른 국내 소비자 또는 국내관광 외국면세점 소비자</text:span><text:span text:style-name="p889-4-1">들의 행태를 반영한 것으로 볼 수 있다고 생각되므로, 한국과 </text:span><text:span text:style-name="p889-4-2">EC </text:span><text:span text:style-name="p889-4-3">간에 </text:span><text:span text:style-name="p889-5-1">근본적 차이가 있는 것으로 보이지는 않음</text:span></text:p>
      <text:p text:style-name="Paragraph-890"/>
      <text:p text:style-name="Paragraph-891"><text:span text:style-name="p891-1-2">다. 제2안(공정위 실무안) : 기업결합에서와 같은 시장획정</text:span></text:p>
      <text:p text:style-name="Paragraph-892"/>
      <text:p text:style-name="Paragraph-893"><text:span text:style-name="p893-1-1">□ </text:span><text:span text:style-name="p893-1-2">시장지배적 추정사업자 감점제도를 관세청이 면세점 특허사업권 부여라</text:span><text:span text:style-name="p893-2-1">는 행정처분을 하는데 있어서 참고하기 위한 자료의 하나로서 소매면세</text:span><text:span text:style-name="p893-3-1">점 시장의 점유율, 즉 소비자 상대의 시장지배적 추정사업자의 지위를 고</text:span><text:span text:style-name="p893-4-1">려하는 것으로 파악함</text:span></text:p>
      <text:p text:style-name="Paragraph-894"><text:span text:style-name="p894-1-1">  - 특허사업권 부여라는 행정처분은 경제적 대가관계를 수반하지 않기 때</text:span><text:span text:style-name="p894-2-1">문에 공정거래법상 하나의 관련시장을 형성하지 못한다고 봄</text:span></text:p>
      <text:p text:style-name="Paragraph-895"><text:span text:style-name="p895-1-1">  - 지역별로 부여하는 면세점 특허사업권자를 선정함에 있어서 해당지역 </text:span><text:span text:style-name="p895-2-1">소비자보호 내지 시장지배력 남용방지 등의 목적을 고려하기 위한 것이</text:span><text:span text:style-name="p895-3-1">므로, 소매면세점 시장에서의 시장지배력을 분석</text:span><text:span text:style-name="p895-3-2">·</text:span><text:span text:style-name="p895-3-3">고려하게 됨</text:span></text:p>
      <text:p text:style-name="Paragraph-896"/>
      <text:p text:style-name="Paragraph-897"><text:span text:style-name="p897-1-1">□ </text:span><text:span text:style-name="p897-1-2">이러한 관점에서는 감점제도를 운용하기 위한 시장지배적 사업자 추정을 </text:span><text:span text:style-name="p897-2-1">위한 시장획정은 보통의 수요대체성 중심의 기업결합 사건에서의 것과 </text:span><text:span text:style-name="p897-3-1">다를 것이 없을 것임</text:span></text:p>
      <text:p text:style-name="Paragraph-898"/>
      <text:p text:style-name="Paragraph-899"><text:span text:style-name="p899-1-1">□ </text:span><text:span text:style-name="p899-1-2">즉 보통의 기업결합이나 시장지배적 지위 남용 관련 사안에서와 같이 수</text:span><text:span text:style-name="p899-2-1">요 측면을 중시하여, 관련상품시장을 크게 </text:span><text:span text:style-name="p899-2-2">‘</text:span><text:span text:style-name="p899-2-3">면세점</text:span><text:span text:style-name="p899-2-4">’</text:span><text:span text:style-name="p899-2-5">으로 보고 사안의 특성</text:span><text:span text:style-name="p899-3-1">에 따라 필요하다면 취급상품범위, 이용환경과 고객구성 등을 기준으로 </text:span><text:span text:style-name="p899-4-1">이를 다시 </text:span><text:span text:style-name="p899-4-2">‘</text:span><text:span text:style-name="p899-4-3">시내면세점</text:span><text:span text:style-name="p899-4-4">’</text:span><text:span text:style-name="p899-4-5">과 </text:span><text:span text:style-name="p899-4-6">‘</text:span><text:span text:style-name="p899-4-7">공항면세점</text:span><text:span text:style-name="p899-4-8">’ </text:span><text:span text:style-name="p899-4-9">등으로 세분할 수 있을 것임</text:span></text:p>
      <text:p text:style-name="Paragraph-900"><text:span text:style-name="p900-1-1">  - 관련 지역시장 역시 기존의 기업결합 사례에서와 같이 지역별 경쟁현</text:span><text:span text:style-name="p900-2-1">상, 소비자들의 면세점 이용실태, 관광객들의 출입국 현황 등을 종합적</text:span><text:span text:style-name="p900-3-1">으로 고려하여 권역별(또는 지방자치단체별), 국제공항별, 특허장소별로 </text:span><text:span text:style-name="p900-4-1">구분할 수 있을 것으로 보임</text:span></text:p>
      <text:p text:style-name="Paragraph-901"/>
      <text:p text:style-name="Paragraph-902"/>
      <text:p text:style-name="Paragraph-903"><text:span text:style-name="p903-1-1">□ </text:span><text:span text:style-name="p903-1-2">관련시장</text:span></text:p>
      <text:p text:style-name="Paragraph-904"><text:span text:style-name="p904-1-1">  - 분석대상 행위 : 면세점 특허사업권을 낙찰 받은 사업자의 시장지배력 </text:span><text:span text:style-name="p904-2-1">남용 가능성</text:span></text:p>
      <text:p text:style-name="Paragraph-905"><text:span text:style-name="p905-1-1">  - 관련 상품시장 : 면세점 소매시장</text:span></text:p>
      <text:p text:style-name="Paragraph-906"><text:span text:style-name="p906-1-1">  - 관련 지역시장 : 서울/인천 지역은 </text:span><text:span text:style-name="p906-1-2">“</text:span><text:span text:style-name="p906-1-3">서울시내 면세점</text:span><text:span text:style-name="p906-1-4">”, “</text:span><text:span text:style-name="p906-1-5">인천공항 면세</text:span><text:span text:style-name="p906-2-1">점</text:span><text:span text:style-name="p906-2-2">” </text:span><text:span text:style-name="p906-2-3">그리고 </text:span><text:span text:style-name="p906-2-4">“</text:span><text:span text:style-name="p906-2-5">김포공항 면세점</text:span><text:span text:style-name="p906-2-6">”</text:span><text:span text:style-name="p906-2-7">의 3개 관련시장으로 획정(시장 규모가 </text:span><text:span text:style-name="p906-3-1">크고 공정위 기업결합 심사결과에 따르면 관광객과 출국 내국인 등 소</text:span><text:span text:style-name="p906-4-1">비자들의 소비행태가 위 3개 시장을 구별하는 것으로 나타남)</text:span></text:p>
      <text:p text:style-name="Paragraph-907"><text:span text:style-name="p907-1-1">    ‧ </text:span><text:span text:style-name="p907-1-2">기타 지역은 원칙적으로 </text:span><text:span text:style-name="p907-1-3">“</text:span><text:span text:style-name="p907-1-4">광역 지방자치단체 별</text:span><text:span text:style-name="p907-1-5">” “</text:span><text:span text:style-name="p907-1-6">면세점</text:span><text:span text:style-name="p907-1-7">”</text:span><text:span text:style-name="p907-1-8">시장으로 획</text:span><text:span text:style-name="p907-2-1">정하고 동일한 광역 지방자치단체 지역 내에 위치할 경우 시내면세점</text:span><text:span text:style-name="p907-3-1">과 공항면세점을 구별하지 않음(공정위의 부산</text:span><text:span text:style-name="p907-3-2">·</text:span><text:span text:style-name="p907-3-3">경남지역 기업결합 심</text:span><text:span text:style-name="p907-4-1">사결과 소비자 쇼핑패턴이 시내면세점과 공항면세점을 구별하지 않는 </text:span><text:span text:style-name="p907-5-1">것으로 나타남)</text:span></text:p>
      <text:p text:style-name="Paragraph-908"><text:span text:style-name="p908-1-1">    ‧ </text:span><text:span text:style-name="p908-1-2">다만 소비자 관점에서 지리적으로 독립한 것으로 평가되는 지역은 별</text:span><text:span text:style-name="p908-2-1">개의 지역시장을 형성하는 것으로 보아야 할 것임(예: 창원, 수원, 울</text:span><text:span text:style-name="p908-3-1">산, 대구, 대전, 청주, 평택, 무안, 군산, 양양) </text:span></text:p>
      <text:p text:style-name="Paragraph-909"/>
      <text:p text:style-name="Paragraph-910"><text:span text:style-name="p910-1-1">□ </text:span><text:span text:style-name="p910-1-2">국내외 사례 : 기존의 면세점/유통산업 기업결합 사건 다수(모두 앞에서 </text:span><text:span text:style-name="p910-2-1">설명하였으므로, 간략히 소개함)</text:span></text:p>
      <text:p text:style-name="Paragraph-911"><text:span text:style-name="p911-1-1">  - 공정거래위원회는 2010년 </text:span><text:span text:style-name="p911-1-2">㈜</text:span><text:span text:style-name="p911-1-3">호텔롯데의 </text:span><text:span text:style-name="p911-1-4">AK</text:span><text:span text:style-name="p911-1-5">면세점 인수 승인 건에서 </text:span><text:span text:style-name="p911-2-1">“</text:span><text:span text:style-name="p911-2-2">서울지역 시내면세점</text:span><text:span text:style-name="p911-2-3">”, “</text:span><text:span text:style-name="p911-2-4">인천공항 면세점</text:span><text:span text:style-name="p911-2-5">”, “</text:span><text:span text:style-name="p911-2-6">김포공항 면세점</text:span><text:span text:style-name="p911-2-7">”</text:span><text:span text:style-name="p911-2-8">의 3개 관</text:span><text:span text:style-name="p911-3-1">련시장을 획정</text:span></text:p>
      <text:p text:style-name="Paragraph-912"><text:span text:style-name="p912-1-1">  - 2009년 </text:span><text:span text:style-name="p912-1-2">㈜</text:span><text:span text:style-name="p912-1-3">호텔롯데의 파라다이스 면세점 인수 불허 건에서는 </text:span><text:span text:style-name="p912-1-4">“</text:span><text:span text:style-name="p912-1-5">시내면</text:span><text:span text:style-name="p912-2-1">세점과 출국장면세점(공항면세점)</text:span><text:span text:style-name="p912-2-2">”</text:span><text:span text:style-name="p912-2-3">을 포함하는 </text:span><text:span text:style-name="p912-2-4">“</text:span><text:span text:style-name="p912-2-5">부산</text:span><text:span text:style-name="p912-2-6">·</text:span><text:span text:style-name="p912-2-7">경남지역</text:span><text:span text:style-name="p912-2-8">”</text:span><text:span text:style-name="p912-2-9">의 면세</text:span><text:span text:style-name="p912-3-1">점 시장으로 획정</text:span></text:p>
      <text:p text:style-name="Paragraph-913"><text:span text:style-name="p913-1-1">  - 2015년 6월 서울 시내면세점 특허와 관련하여, 공정거래위원회는 상품 </text:span><text:span text:style-name="p913-2-1">및 고객측면의 차별성</text:span><text:span text:style-name="p913-2-2">․</text:span><text:span text:style-name="p913-2-3">접근성, 심결례 등을 고려할 때 관련시장은 </text:span><text:span text:style-name="p913-2-4">“</text:span><text:span text:style-name="p913-2-5">서울 </text:span><text:span text:style-name="p913-3-1">시내면세점</text:span><text:span text:style-name="p913-3-2">”</text:span><text:span text:style-name="p913-3-3">으로 보는 것이 타당하다고 검토의견을 제시</text:span></text:p>
      <text:p text:style-name="Paragraph-914"><text:span text:style-name="p914-1-1">  - EU </text:span><text:span text:style-name="p914-1-2">집행위원회의 2015년 </text:span><text:span text:style-name="p914-1-3">Dufry/World Duty Free</text:span><text:span text:style-name="p914-1-4">의 기업결합 사건에</text:span><text:span text:style-name="p914-2-1">서도 각 공항 별 </text:span><text:span text:style-name="p914-2-2">‘</text:span><text:span text:style-name="p914-2-3">면세품 소매시장</text:span><text:span text:style-name="p914-2-4">’</text:span><text:span text:style-name="p914-2-5">을 별도의 시장으로 획정</text:span></text:p>
      <text:p text:style-name="Paragraph-915"/>
      <text:p text:style-name="Paragraph-916"><text:span text:style-name="p916-1-1">□ </text:span><text:span text:style-name="p916-1-2">제2안(공정위 실무안)에 따를 경우 작은 규모의 시장에서 나타날 수 있</text:span><text:span text:style-name="p916-2-1">는 부작용에 대하여 사전 대비가 필요할 것으로 보임</text:span></text:p>
      <text:p text:style-name="Paragraph-917"><text:span text:style-name="p917-1-1">  - 앞에서 보았던 지역별 면세점 현황을 아래에 다시 제시함</text:span></text:p>
      <text:p text:style-name="Paragraph-918"/>
      <text:p text:style-name="Paragraph-919"/>
      <table:table table:style-name="Table-11">
        <table:table-column table:number-columns-repeated="3"/>
        <table:table-row>
          <table:table-cell table:style-name="Table-11-1-1" table:number-columns-spanned="2" table:number-rows-spanned="1">
            <text:p text:style-name="Paragraph-922"><text:span text:style-name="p922-1-1">구분</text:span></text:p>
          </table:table-cell>
          <table:table-cell table:style-name="Table-11-1-2" table:number-columns-spanned="1" table:number-rows-spanned="1">
            <text:p text:style-name="Paragraph-923"><text:span text:style-name="p923-1-1">운영현황</text:span></text:p>
          </table:table-cell>
        </table:table-row>
        <table:table-row>
          <table:table-cell table:style-name="Table-11-2-1" table:number-columns-spanned="1" table:number-rows-spanned="3">
            <text:p text:style-name="Paragraph-924"><text:span text:style-name="p924-1-1">보세</text:span></text:p>
            <text:p text:style-name="Paragraph-925"><text:span text:style-name="p925-1-1">판매장</text:span></text:p>
            <text:p text:style-name="Paragraph-926"><text:span text:style-name="p926-1-1">(47)</text:span></text:p>
          </table:table-cell>
          <table:table-cell table:style-name="Table-11-2-2" table:number-columns-spanned="1" table:number-rows-spanned="1">
            <text:p text:style-name="Paragraph-927"><text:span text:style-name="p927-1-1">외교관(1)</text:span></text:p>
          </table:table-cell>
          <table:table-cell table:style-name="Table-11-2-3" table:number-columns-spanned="1" table:number-rows-spanned="1">
            <text:p text:style-name="바탕글"><text:span text:style-name="p928-1-1">서울(1)</text:span></text:p>
          </table:table-cell>
        </table:table-row>
        <table:table-row>
          <table:table-cell table:style-name="Table-11-3-1" table:number-columns-spanned="1" table:number-rows-spanned="1">
            <text:p text:style-name="Paragraph-929"><text:span text:style-name="p929-1-1">출국장(22)</text:span></text:p>
          </table:table-cell>
          <table:table-cell table:style-name="Table-11-3-2" table:number-columns-spanned="1" table:number-rows-spanned="1">
            <text:p text:style-name="Paragraph-930"><text:span text:style-name="p930-1-1">공항(17): 인천공항(7), 대구(1), 김해(2), 제주(1), 청주(2), </text:span><text:span text:style-name="p930-2-1">김포(2), 무안(1), 양양(1)</text:span></text:p>
            <text:p text:style-name="바탕글"><text:span text:style-name="p931-1-1">항만(5): 인천(2), 부산(1), 평택(1), 군산(1)</text:span></text:p>
          </table:table-cell>
        </table:table-row>
        <table:table-row>
          <table:table-cell table:style-name="Table-11-4-1" table:number-columns-spanned="1" table:number-rows-spanned="1">
            <text:p text:style-name="Paragraph-932"><text:span text:style-name="p932-1-1">시내(24)</text:span></text:p>
          </table:table-cell>
          <table:table-cell table:style-name="Table-11-4-2" table:number-columns-spanned="1" table:number-rows-spanned="1">
            <text:p text:style-name="바탕글"><text:span text:style-name="p933-1-1">서울(10), 제주(3), 부산(2), 울산(1), 창원(1), 대전(1), 대구</text:span><text:span text:style-name="p933-2-1">(1), 수원(1), 청주(1), 인천(1), 천안(1), 강원(1)</text:span></text:p>
          </table:table-cell>
        </table:table-row>
        <table:table-row>
          <table:table-cell table:style-name="Table-11-5-1" table:number-columns-spanned="2" table:number-rows-spanned="1">
            <text:p text:style-name="Paragraph-934"><text:span text:style-name="p934-1-1">제주지정면세점(4)</text:span></text:p>
          </table:table-cell>
          <table:table-cell table:style-name="Table-11-5-2" table:number-columns-spanned="1" table:number-rows-spanned="1">
            <text:p text:style-name="바탕글"><text:span text:style-name="p935-1-1">공항: 제주국제도시개발센터(</text:span><text:span text:style-name="p935-1-2">JDC) </text:span><text:span text:style-name="p935-1-3">제주공항점</text:span></text:p>
            <text:p text:style-name="바탕글"><text:span text:style-name="p936-1-1">항만: 제주국제도시개발센터(</text:span><text:span text:style-name="p936-1-2">JDC) </text:span><text:span text:style-name="p936-1-3">제주항 1호, 2호</text:span></text:p>
            <text:p text:style-name="바탕글"><text:span text:style-name="p937-1-1">시내: 제주관광공사(</text:span><text:span text:style-name="p937-1-2">JTO)</text:span></text:p>
          </table:table-cell>
        </table:table-row>
      </table:table>
      <text:p text:style-name="바탕글"><text:span>자료 : 관세청</text:span></text:p>
      <text:p text:style-name="바탕글"/>
      <text:p text:style-name="Paragraph-940"/>
      <table:table table:style-name="Table-12">
        <table:table-column table:number-columns-repeated="9"/>
        <table:table-row>
          <table:table-cell table:style-name="Table-12-1-1" table:number-columns-spanned="1" table:number-rows-spanned="2">
            <text:p text:style-name="Paragraph-943"><text:span text:style-name="p943-1-1">구분</text:span></text:p>
          </table:table-cell>
          <table:table-cell table:style-name="Table-12-1-2" table:number-columns-spanned="2" table:number-rows-spanned="1">
            <text:p text:style-name="Paragraph-944"><text:span text:style-name="p944-1-1"> 2013년 </text:span></text:p>
          </table:table-cell>
          <table:table-cell table:style-name="Table-12-1-3" table:number-columns-spanned="2" table:number-rows-spanned="1">
            <text:p text:style-name="Paragraph-945"><text:span text:style-name="p945-1-1"> 2014년 </text:span></text:p>
          </table:table-cell>
          <table:table-cell table:style-name="Table-12-1-4" table:number-columns-spanned="2" table:number-rows-spanned="1">
            <text:p text:style-name="Paragraph-946"><text:span text:style-name="p946-1-1"> 2015년 </text:span></text:p>
          </table:table-cell>
          <table:table-cell table:style-name="Table-12-1-5" table:number-columns-spanned="2" table:number-rows-spanned="1">
            <text:p text:style-name="Paragraph-947"><text:span text:style-name="p947-1-1"> 2016년 </text:span></text:p>
          </table:table-cell>
        </table:table-row>
        <table:table-row>
          <table:table-cell table:style-name="Table-12-2-1" table:number-columns-spanned="1" table:number-rows-spanned="1">
            <text:p text:style-name="Paragraph-948"><text:span text:style-name="p948-1-1">매출액</text:span></text:p>
          </table:table-cell>
          <table:table-cell table:style-name="Table-12-2-2" table:number-columns-spanned="1" table:number-rows-spanned="1">
            <text:p text:style-name="Paragraph-949"><text:span text:style-name="p949-1-1">점유율</text:span></text:p>
          </table:table-cell>
          <table:table-cell table:style-name="Table-12-2-3" table:number-columns-spanned="1" table:number-rows-spanned="1">
            <text:p text:style-name="Paragraph-950"><text:span text:style-name="p950-1-1">매출액</text:span></text:p>
          </table:table-cell>
          <table:table-cell table:style-name="Table-12-2-4" table:number-columns-spanned="1" table:number-rows-spanned="1">
            <text:p text:style-name="Paragraph-951"><text:span text:style-name="p951-1-1">점유율</text:span></text:p>
          </table:table-cell>
          <table:table-cell table:style-name="Table-12-2-5" table:number-columns-spanned="1" table:number-rows-spanned="1">
            <text:p text:style-name="Paragraph-952"><text:span text:style-name="p952-1-1">매출액</text:span></text:p>
          </table:table-cell>
          <table:table-cell table:style-name="Table-12-2-6" table:number-columns-spanned="1" table:number-rows-spanned="1">
            <text:p text:style-name="Paragraph-953"><text:span text:style-name="p953-1-1">점유율</text:span></text:p>
          </table:table-cell>
          <table:table-cell table:style-name="Table-12-2-7" table:number-columns-spanned="1" table:number-rows-spanned="1">
            <text:p text:style-name="Paragraph-954"><text:span text:style-name="p954-1-1">매출액</text:span></text:p>
          </table:table-cell>
          <table:table-cell table:style-name="Table-12-2-8" table:number-columns-spanned="1" table:number-rows-spanned="1">
            <text:p text:style-name="Paragraph-955"><text:span text:style-name="p955-1-1">점유율</text:span></text:p>
          </table:table-cell>
        </table:table-row>
        <table:table-row>
          <table:table-cell table:style-name="Table-12-3-1" table:number-columns-spanned="1" table:number-rows-spanned="1">
            <text:p text:style-name="Paragraph-956"><text:span text:style-name="p956-1-1">롯데</text:span></text:p>
          </table:table-cell>
          <table:table-cell table:style-name="Table-12-3-2" table:number-columns-spanned="1" table:number-rows-spanned="1">
            <text:p text:style-name="Paragraph-957"><text:span>35,759 </text:span></text:p>
          </table:table-cell>
          <table:table-cell table:style-name="Table-12-3-3" table:number-columns-spanned="1" table:number-rows-spanned="1">
            <text:p text:style-name="Paragraph-958"><text:span>52.3</text:span></text:p>
          </table:table-cell>
          <table:table-cell table:style-name="Table-12-3-4" table:number-columns-spanned="1" table:number-rows-spanned="1">
            <text:p text:style-name="Paragraph-959"><text:span>42,172 </text:span></text:p>
          </table:table-cell>
          <table:table-cell table:style-name="Table-12-3-5" table:number-columns-spanned="1" table:number-rows-spanned="1">
            <text:p text:style-name="Paragraph-960"><text:span>50.8</text:span></text:p>
          </table:table-cell>
          <table:table-cell table:style-name="Table-12-3-6" table:number-columns-spanned="1" table:number-rows-spanned="1">
            <text:p text:style-name="Paragraph-961"><text:span>47,392 </text:span></text:p>
          </table:table-cell>
          <table:table-cell table:style-name="Table-12-3-7" table:number-columns-spanned="1" table:number-rows-spanned="1">
            <text:p text:style-name="Paragraph-962"><text:span>51.5</text:span></text:p>
          </table:table-cell>
          <table:table-cell table:style-name="Table-12-3-8" table:number-columns-spanned="1" table:number-rows-spanned="1">
            <text:p text:style-name="Paragraph-963"><text:span>59,728 </text:span></text:p>
          </table:table-cell>
          <table:table-cell table:style-name="Table-12-3-9" table:number-columns-spanned="1" table:number-rows-spanned="1">
            <text:p text:style-name="Paragraph-964"><text:span>48.7</text:span></text:p>
          </table:table-cell>
        </table:table-row>
        <table:table-row>
          <table:table-cell table:style-name="Table-12-4-1" table:number-columns-spanned="1" table:number-rows-spanned="1">
            <text:p text:style-name="Paragraph-965"><text:span text:style-name="p965-1-1">신라</text:span></text:p>
          </table:table-cell>
          <table:table-cell table:style-name="Table-12-4-2" table:number-columns-spanned="1" table:number-rows-spanned="1">
            <text:p text:style-name="Paragraph-966"><text:span>20,904 </text:span></text:p>
          </table:table-cell>
          <table:table-cell table:style-name="Table-12-4-3" table:number-columns-spanned="1" table:number-rows-spanned="1">
            <text:p text:style-name="Paragraph-967"><text:span>30.6</text:span></text:p>
          </table:table-cell>
          <table:table-cell table:style-name="Table-12-4-4" table:number-columns-spanned="1" table:number-rows-spanned="1">
            <text:p text:style-name="Paragraph-968"><text:span>25,376 </text:span></text:p>
          </table:table-cell>
          <table:table-cell table:style-name="Table-12-4-5" table:number-columns-spanned="1" table:number-rows-spanned="1">
            <text:p text:style-name="Paragraph-969"><text:span>30.5</text:span></text:p>
          </table:table-cell>
          <table:table-cell table:style-name="Table-12-4-6" table:number-columns-spanned="1" table:number-rows-spanned="1">
            <text:p text:style-name="Paragraph-970"><text:span>25,899 </text:span></text:p>
          </table:table-cell>
          <table:table-cell table:style-name="Table-12-4-7" table:number-columns-spanned="1" table:number-rows-spanned="1">
            <text:p text:style-name="Paragraph-971"><text:span>28.2</text:span></text:p>
          </table:table-cell>
          <table:table-cell table:style-name="Table-12-4-8" table:number-columns-spanned="1" table:number-rows-spanned="1">
            <text:p text:style-name="Paragraph-972"><text:span>34,053 </text:span></text:p>
          </table:table-cell>
          <table:table-cell table:style-name="Table-12-4-9" table:number-columns-spanned="1" table:number-rows-spanned="1">
            <text:p text:style-name="Paragraph-973"><text:span>27.7</text:span></text:p>
          </table:table-cell>
        </table:table-row>
        <table:table-row>
          <table:table-cell table:style-name="Table-12-5-1" table:number-columns-spanned="1" table:number-rows-spanned="1">
            <text:p text:style-name="Paragraph-974"><text:span text:style-name="p974-1-1">신세계</text:span></text:p>
          </table:table-cell>
          <table:table-cell table:style-name="Table-12-5-2" table:number-columns-spanned="1" table:number-rows-spanned="1">
            <text:p text:style-name="Paragraph-975"><text:span>1,593 </text:span></text:p>
          </table:table-cell>
          <table:table-cell table:style-name="Table-12-5-3" table:number-columns-spanned="1" table:number-rows-spanned="1">
            <text:p text:style-name="Paragraph-976"><text:span>2.3</text:span></text:p>
          </table:table-cell>
          <table:table-cell table:style-name="Table-12-5-4" table:number-columns-spanned="1" table:number-rows-spanned="1">
            <text:p text:style-name="Paragraph-977"><text:span>2,602 </text:span></text:p>
          </table:table-cell>
          <table:table-cell table:style-name="Table-12-5-5" table:number-columns-spanned="1" table:number-rows-spanned="1">
            <text:p text:style-name="Paragraph-978"><text:span>3.1</text:span></text:p>
          </table:table-cell>
          <table:table-cell table:style-name="Table-12-5-6" table:number-columns-spanned="1" table:number-rows-spanned="1">
            <text:p text:style-name="Paragraph-979"><text:span>3,511 </text:span></text:p>
          </table:table-cell>
          <table:table-cell table:style-name="Table-12-5-7" table:number-columns-spanned="1" table:number-rows-spanned="1">
            <text:p text:style-name="Paragraph-980"><text:span>3.8</text:span></text:p>
          </table:table-cell>
          <table:table-cell table:style-name="Table-12-5-8" table:number-columns-spanned="1" table:number-rows-spanned="1">
            <text:p text:style-name="Paragraph-981"><text:span>9,608 </text:span></text:p>
          </table:table-cell>
          <table:table-cell table:style-name="Table-12-5-9" table:number-columns-spanned="1" table:number-rows-spanned="1">
            <text:p text:style-name="Paragraph-982"><text:span>7.8</text:span></text:p>
          </table:table-cell>
        </table:table-row>
        <table:table-row>
          <table:table-cell table:style-name="Table-12-6-1" table:number-columns-spanned="1" table:number-rows-spanned="1">
            <text:p text:style-name="Paragraph-983"><text:span text:style-name="p983-1-1">JDC</text:span></text:p>
          </table:table-cell>
          <table:table-cell table:style-name="Table-12-6-2" table:number-columns-spanned="1" table:number-rows-spanned="1">
            <text:p text:style-name="Paragraph-984"><text:span>3,450 </text:span></text:p>
          </table:table-cell>
          <table:table-cell table:style-name="Table-12-6-3" table:number-columns-spanned="1" table:number-rows-spanned="1">
            <text:p text:style-name="Paragraph-985"><text:span>5.0</text:span></text:p>
          </table:table-cell>
          <table:table-cell table:style-name="Table-12-6-4" table:number-columns-spanned="1" table:number-rows-spanned="1">
            <text:p text:style-name="Paragraph-986"><text:span>3,666 </text:span></text:p>
          </table:table-cell>
          <table:table-cell table:style-name="Table-12-6-5" table:number-columns-spanned="1" table:number-rows-spanned="1">
            <text:p text:style-name="Paragraph-987"><text:span>4.4</text:span></text:p>
          </table:table-cell>
          <table:table-cell table:style-name="Table-12-6-6" table:number-columns-spanned="1" table:number-rows-spanned="1">
            <text:p text:style-name="Paragraph-988"><text:span>4,882 </text:span></text:p>
          </table:table-cell>
          <table:table-cell table:style-name="Table-12-6-7" table:number-columns-spanned="1" table:number-rows-spanned="1">
            <text:p text:style-name="Paragraph-989"><text:span>5.3</text:span></text:p>
          </table:table-cell>
          <table:table-cell table:style-name="Table-12-6-8" table:number-columns-spanned="1" table:number-rows-spanned="1">
            <text:p text:style-name="Paragraph-990"><text:span>5,408 </text:span></text:p>
          </table:table-cell>
          <table:table-cell table:style-name="Table-12-6-9" table:number-columns-spanned="1" table:number-rows-spanned="1">
            <text:p text:style-name="Paragraph-991"><text:span>4.4</text:span></text:p>
          </table:table-cell>
        </table:table-row>
        <table:table-row>
          <table:table-cell table:style-name="Table-12-7-1" table:number-columns-spanned="1" table:number-rows-spanned="1">
            <text:p text:style-name="Paragraph-992"><text:span text:style-name="p992-1-1">동화</text:span></text:p>
          </table:table-cell>
          <table:table-cell table:style-name="Table-12-7-2" table:number-columns-spanned="1" table:number-rows-spanned="1">
            <text:p text:style-name="Paragraph-993"><text:span>2,090 </text:span></text:p>
          </table:table-cell>
          <table:table-cell table:style-name="Table-12-7-3" table:number-columns-spanned="1" table:number-rows-spanned="1">
            <text:p text:style-name="Paragraph-994"><text:span>3.1</text:span></text:p>
          </table:table-cell>
          <table:table-cell table:style-name="Table-12-7-4" table:number-columns-spanned="1" table:number-rows-spanned="1">
            <text:p text:style-name="Paragraph-995"><text:span>2,926 </text:span></text:p>
          </table:table-cell>
          <table:table-cell table:style-name="Table-12-7-5" table:number-columns-spanned="1" table:number-rows-spanned="1">
            <text:p text:style-name="Paragraph-996"><text:span>3.5</text:span></text:p>
          </table:table-cell>
          <table:table-cell table:style-name="Table-12-7-6" table:number-columns-spanned="1" table:number-rows-spanned="1">
            <text:p text:style-name="Paragraph-997"><text:span>3,200 </text:span></text:p>
          </table:table-cell>
          <table:table-cell table:style-name="Table-12-7-7" table:number-columns-spanned="1" table:number-rows-spanned="1">
            <text:p text:style-name="Paragraph-998"><text:span>3.5</text:span></text:p>
          </table:table-cell>
          <table:table-cell table:style-name="Table-12-7-8" table:number-columns-spanned="1" table:number-rows-spanned="1">
            <text:p text:style-name="Paragraph-999"><text:span>3,556 </text:span></text:p>
          </table:table-cell>
          <table:table-cell table:style-name="Table-12-7-9" table:number-columns-spanned="1" table:number-rows-spanned="1">
            <text:p text:style-name="Paragraph-1000"><text:span>2.9</text:span></text:p>
          </table:table-cell>
        </table:table-row>
        <table:table-row>
          <table:table-cell table:style-name="Table-12-8-1" table:number-columns-spanned="1" table:number-rows-spanned="1">
            <text:p text:style-name="Paragraph-1001"><text:span text:style-name="p1001-1-1">SK</text:span></text:p>
          </table:table-cell>
          <table:table-cell table:style-name="Table-12-8-2" table:number-columns-spanned="1" table:number-rows-spanned="1">
            <text:p text:style-name="Paragraph-1002"><text:span>1,958 </text:span></text:p>
          </table:table-cell>
          <table:table-cell table:style-name="Table-12-8-3" table:number-columns-spanned="1" table:number-rows-spanned="1">
            <text:p text:style-name="Paragraph-1003"><text:span>2.9</text:span></text:p>
          </table:table-cell>
          <table:table-cell table:style-name="Table-12-8-4" table:number-columns-spanned="1" table:number-rows-spanned="1">
            <text:p text:style-name="Paragraph-1004"><text:span>2,747 </text:span></text:p>
          </table:table-cell>
          <table:table-cell table:style-name="Table-12-8-5" table:number-columns-spanned="1" table:number-rows-spanned="1">
            <text:p text:style-name="Paragraph-1005"><text:span>3.3</text:span></text:p>
          </table:table-cell>
          <table:table-cell table:style-name="Table-12-8-6" table:number-columns-spanned="1" table:number-rows-spanned="1">
            <text:p text:style-name="Paragraph-1006"><text:span>2,874 </text:span></text:p>
          </table:table-cell>
          <table:table-cell table:style-name="Table-12-8-7" table:number-columns-spanned="1" table:number-rows-spanned="1">
            <text:p text:style-name="Paragraph-1007"><text:span>3.1</text:span></text:p>
          </table:table-cell>
          <table:table-cell table:style-name="Table-12-8-8" table:number-columns-spanned="1" table:number-rows-spanned="1">
            <text:p text:style-name="Paragraph-1008"><text:span>354 </text:span></text:p>
          </table:table-cell>
          <table:table-cell table:style-name="Table-12-8-9" table:number-columns-spanned="1" table:number-rows-spanned="1">
            <text:p text:style-name="Paragraph-1009"><text:span>0.3</text:span></text:p>
          </table:table-cell>
        </table:table-row>
        <table:table-row>
          <table:table-cell table:style-name="Table-12-9-1" table:number-columns-spanned="1" table:number-rows-spanned="1">
            <text:p text:style-name="Paragraph-1010"><text:span text:style-name="p1010-1-1">기타</text:span></text:p>
            <text:p text:style-name="Paragraph-1011"><text:span text:style-name="p1011-1-1">(23개사)</text:span></text:p>
          </table:table-cell>
          <table:table-cell table:style-name="Table-12-9-2" table:number-columns-spanned="1" table:number-rows-spanned="1">
            <text:p text:style-name="Paragraph-1012"><text:span text:style-name="p1012-1-1">2,573</text:span></text:p>
          </table:table-cell>
          <table:table-cell table:style-name="Table-12-9-3" table:number-columns-spanned="1" table:number-rows-spanned="1">
            <text:p text:style-name="Paragraph-1013"><text:span text:style-name="p1013-1-1">3.8</text:span></text:p>
          </table:table-cell>
          <table:table-cell table:style-name="Table-12-9-4" table:number-columns-spanned="1" table:number-rows-spanned="1">
            <text:p text:style-name="Paragraph-1014"><text:span text:style-name="p1014-1-1">3,591</text:span></text:p>
          </table:table-cell>
          <table:table-cell table:style-name="Table-12-9-5" table:number-columns-spanned="1" table:number-rows-spanned="1">
            <text:p text:style-name="Paragraph-1015"><text:span text:style-name="p1015-1-1">4.4</text:span></text:p>
          </table:table-cell>
          <table:table-cell table:style-name="Table-12-9-6" table:number-columns-spanned="1" table:number-rows-spanned="1">
            <text:p text:style-name="Paragraph-1016"><text:span text:style-name="p1016-1-1">4,228</text:span></text:p>
          </table:table-cell>
          <table:table-cell table:style-name="Table-12-9-7" table:number-columns-spanned="1" table:number-rows-spanned="1">
            <text:p text:style-name="Paragraph-1017"><text:span text:style-name="p1017-1-1">4.6</text:span></text:p>
          </table:table-cell>
          <table:table-cell table:style-name="Table-12-9-8" table:number-columns-spanned="1" table:number-rows-spanned="1">
            <text:p text:style-name="Paragraph-1018"><text:span text:style-name="p1018-1-1">10,050</text:span></text:p>
          </table:table-cell>
          <table:table-cell table:style-name="Table-12-9-9" table:number-columns-spanned="1" table:number-rows-spanned="1">
            <text:p text:style-name="Paragraph-1019"><text:span text:style-name="p1019-1-1">8.2</text:span></text:p>
          </table:table-cell>
        </table:table-row>
        <table:table-row>
          <table:table-cell table:style-name="Table-12-10-1" table:number-columns-spanned="1" table:number-rows-spanned="1">
            <text:p text:style-name="Paragraph-1020"><text:span text:style-name="p1020-1-1">합계</text:span></text:p>
          </table:table-cell>
          <table:table-cell table:style-name="Table-12-10-2" table:number-columns-spanned="1" table:number-rows-spanned="1">
            <text:p text:style-name="Paragraph-1021"/>
          </table:table-cell>
          <table:table-cell table:style-name="Table-12-10-3" table:number-columns-spanned="1" table:number-rows-spanned="1">
            <text:p text:style-name="Paragraph-1022"/>
          </table:table-cell>
          <table:table-cell table:style-name="Table-12-10-4" table:number-columns-spanned="1" table:number-rows-spanned="1">
            <text:p text:style-name="Paragraph-1023"/>
          </table:table-cell>
          <table:table-cell table:style-name="Table-12-10-5" table:number-columns-spanned="1" table:number-rows-spanned="1">
            <text:p text:style-name="Paragraph-1024"/>
          </table:table-cell>
          <table:table-cell table:style-name="Table-12-10-6" table:number-columns-spanned="1" table:number-rows-spanned="1">
            <text:p text:style-name="Paragraph-1025"/>
          </table:table-cell>
          <table:table-cell table:style-name="Table-12-10-7" table:number-columns-spanned="1" table:number-rows-spanned="1">
            <text:p text:style-name="Paragraph-1026"/>
          </table:table-cell>
          <table:table-cell table:style-name="Table-12-10-8" table:number-columns-spanned="1" table:number-rows-spanned="1">
            <text:p text:style-name="Paragraph-1027"/>
          </table:table-cell>
          <table:table-cell table:style-name="Table-12-10-9" table:number-columns-spanned="1" table:number-rows-spanned="1">
            <text:p text:style-name="Paragraph-1028"/>
          </table:table-cell>
        </table:table-row>
      </table:table>
      <text:p text:style-name="바탕글"><text:span>자료 : 관세청</text:span></text:p>
      <text:p text:style-name="바탕글"/>
      <text:p text:style-name="Paragraph-1031"><text:span text:style-name="p1031-1-1">□ </text:span><text:span text:style-name="p1031-1-2">시장지배적 추정사업자 감점제도의 주요 적용대상으로 고려되는 대기업</text:span><text:span text:style-name="p1031-2-1">들인 상위 3개사 또는 상위 6개사들은 대부분 서울</text:span><text:span text:style-name="p1031-2-2">·</text:span><text:span text:style-name="p1031-2-3">인천, 부산</text:span><text:span text:style-name="p1031-2-4">·</text:span><text:span text:style-name="p1031-2-5">경남, 제</text:span><text:span text:style-name="p1031-3-1">주 등 면세점 시장규모가 큰 지역에서 영업하고 있음</text:span></text:p>
      <text:p text:style-name="Paragraph-1032"/>
      <text:p text:style-name="Paragraph-1033"><text:span text:style-name="p1033-1-1">□ </text:span><text:span text:style-name="p1033-1-2">나머지 대부분 지역은 시장규모가 매우 작기 때문에 면세점을 개설한 사</text:span><text:span text:style-name="p1033-2-1">업자 수도 1</text:span><text:span text:style-name="p1033-2-2">~2</text:span><text:span text:style-name="p1033-2-3">개이며 이들은 대부분 중소기업인 경우가 많음</text:span></text:p>
      <text:p text:style-name="Paragraph-1034"><text:span text:style-name="p1034-1-1">  - 그럼에도 불구하고 이들의 매출액이 40억원 이상인 한, 이들 소규모 시</text:span><text:span text:style-name="p1034-2-1">장의 중소기업들 역시 감점대상에 해당할 가능성이 매우 큼</text:span></text:p>
      <text:p text:style-name="Paragraph-1035"><text:span text:style-name="p1035-1-1">  - 독과점 중소기업들이 감점받고 다른 경쟁 사업자가 면세점 특허사업권</text:span><text:span text:style-name="p1035-2-1">을 획득하게 된다면 이는 기존 독과점적 시장구조는 동일한 상태에서 </text:span><text:span text:style-name="p1035-3-1">사업자만 교체되는 결과에 불과하며, 만일 새로운 독과점사업자가 대기</text:span><text:span text:style-name="p1035-4-1">업일 가능성도 배제하기 어려움</text:span></text:p>
      <text:p text:style-name="Paragraph-1036"/>
      <text:p text:style-name="Paragraph-1037"><text:span text:style-name="p1037-1-1">□ </text:span><text:span text:style-name="p1037-1-2">이러한 결과는 감점제도의 취지와 부합하지 않거나 오히려 역행하는 것</text:span><text:span text:style-name="p1037-2-1">으로, 이에 대한 대비가 필요함</text:span></text:p>
      <text:p text:style-name="Paragraph-1038"><text:span text:style-name="p1038-1-1">  - 현 시점에서 입법예고된 관세법 시행령 제192조의3 제3항 단서(안)에 </text:span><text:span text:style-name="p1038-2-1">예외규정을 두어 위와 같은 경우에는 감점제도를 적용하지 않도록 할 </text:span><text:span text:style-name="p1038-3-1">필요가 있음</text:span></text:p>
      <text:p text:style-name="Paragraph-1039"/>
      <text:p text:style-name="Paragraph-1040"><text:span text:style-name="p1040-1-2">3. 소결</text:span></text:p>
      <text:p text:style-name="Paragraph-1041"/>
      <text:p text:style-name="Paragraph-1042"><text:span text:style-name="p1042-1-1">□ </text:span><text:span text:style-name="p1042-1-2">공정거래법상 관련시장은 대상행위의 내용과 성격을 어떻게 파악하느냐</text:span><text:span text:style-name="p1042-2-1">에 따라 다르게 획정될 수 있음</text:span></text:p>
      <text:p text:style-name="Paragraph-1043"><text:span text:style-name="p1043-1-1">  - 앞에 제시한 제1안과 제2안은 시장지배적 추정사업자 감점제도의 취지</text:span><text:span text:style-name="p1043-2-1">를 서로 다르게 파악한 결과, 관련시장 획정도 다른 결론에 이르게 된 </text:span><text:span text:style-name="p1043-3-1">것으로 볼 수 있음</text:span></text:p>
      <text:p text:style-name="Paragraph-1044"/>
      <text:p text:style-name="Paragraph-1045"><text:span text:style-name="p1045-1-1">□ </text:span><text:span text:style-name="p1045-1-2">따라서 관세청에서 이 제도를 도입한 취지와 기대하는 향후 운용방향 등</text:span><text:span text:style-name="p1045-2-1">을 면밀히 고려하여 그에 적절한 방안을 채택하는 것이 바람직할 것으로 </text:span><text:span text:style-name="p1045-3-1">사료됨</text:span></text:p>
      <text:p text:style-name="Paragraph-1046"/>
      <text:p text:style-name="Paragraph-1047"><text:span text:style-name="p1047-1-2">Ⅲ. </text:span><text:span text:style-name="p1047-1-3">시장 점유율 산정 및 기업집단 계열회사</text:span></text:p>
      <text:p text:style-name="Paragraph-1048"/>
      <text:p text:style-name="Paragraph-1049"><text:span text:style-name="p1049-1-2">1. 사업자의 시장점유율(매출액) 산정</text:span></text:p>
      <text:p text:style-name="Paragraph-1050"/>
      <text:p text:style-name="Paragraph-1051"><text:span text:style-name="p1051-1-1">□ </text:span><text:span text:style-name="p1051-1-2">공정거래법 제4조는 시장지배적 사업자 추정을 관련시장에서의 시장점유</text:span><text:span text:style-name="p1051-2-1">율을 기준으로 하도록 정하였음 </text:span></text:p>
      <text:p text:style-name="Paragraph-1052"><text:span text:style-name="p1052-1-1">  - “</text:span><text:span text:style-name="p1052-1-2">시장점유율</text:span><text:span text:style-name="p1052-1-3">”</text:span><text:span text:style-name="p1052-1-4">이란 시장지배적지위 남용의 혐의가 있는 행위의 종료일이 </text:span><text:span text:style-name="p1052-2-1">속하는 사업연도의 직전 사업연도 1년 동안에 국내에서 공급 또는 구</text:span><text:span text:style-name="p1052-3-1">매된 상품 또는 용역의 금액 중에서 당해사업자가 국내에서 공급 또는 </text:span><text:span text:style-name="p1052-4-1">구매한 상품 또는 용역의 금액이 점하는 비율을 말함</text:span><text:note text:id="FootNote-29" text:note-class="footnote"><text:note-citation>29</text:note-citation><text:note-body><text:p text:style-name="각주"><text:span> 공정거래법 시행령 제4조 제2항. 시장점유율=(당해사업자가 국내에서 공급 또는 구매한 상품 또는 </text:span><text:span>용역의 금액)/(국내에서 공급 또는 구매된 상품 또는 용역의 금액)*100</text:span></text:p></text:note-body></text:note></text:p>
      <text:p text:style-name="Paragraph-1054"><text:span text:style-name="p1054-1-1">  - 다만, 시장점유율을 금액기준으로 산정하기 어려운 경우에는 물량기준 </text:span><text:span text:style-name="p1054-2-1">또는 생산능력기준으로 이를 산정할 수 있음(공정거래법 시행령 제4조 </text:span><text:span text:style-name="p1054-3-1">제2항). </text:span></text:p>
      <text:p text:style-name="Paragraph-1055"/>
      <text:p text:style-name="Paragraph-1056"><text:span text:style-name="p1056-1-1">□ </text:span><text:span text:style-name="p1056-1-2">공정거래법 제4조는 매출액 또는 구매액이 40억원 미만인 사업자는 추정</text:span><text:span text:style-name="p1056-2-1">에서 제외하도록 하고 있음. </text:span></text:p>
      <text:p text:style-name="Paragraph-1057"><text:span text:style-name="p1057-1-1">  - “</text:span><text:span text:style-name="p1057-1-2">연간 매출액 또는 구매액</text:span><text:span text:style-name="p1057-1-3">”</text:span><text:span text:style-name="p1057-1-4">이란 해당 사업자가 시장지배적지위 남용의 </text:span><text:span text:style-name="p1057-2-1">혐의가 있는 행위의 종료일(해당 행위가 인지일이나 신고일까지 계속</text:span><text:span text:style-name="p1057-3-1">되는 경우에는 인지일이나 신고일을 해당 행위의 종료일로 본다. 이하 </text:span><text:span text:style-name="p1057-4-1">같다)이 속하는 사업연도의 직전 사업연도 1년 동안에 공급하거나 구</text:span><text:span text:style-name="p1057-5-1">매한 상품 또는 용역의 금액(상품 또는 용역에 대한 간접세를 제외한 </text:span><text:span text:style-name="p1057-6-1">금액을 말한다. 이하 같다)을 말함. </text:span></text:p>
      <text:p text:style-name="Paragraph-1058"/>
      <text:p text:style-name="Paragraph-1059"><text:span text:style-name="p1059-1-1">□ </text:span><text:span text:style-name="p1059-1-2">한편, 시장지배적 사업자 판단과 관련해 세부 기준을 정하고 있는</text:span><text:span text:style-name="p1059-1-3">「</text:span><text:span text:style-name="p1059-1-4">시장</text:span><text:span text:style-name="p1059-2-1">지배적지위 남용행위 심사기준</text:span><text:span text:style-name="p1059-2-2">」</text:span><text:note text:id="FootNote-30" text:note-class="footnote"><text:note-citation>30</text:note-citation><text:note-body><text:p text:style-name="각주"><text:span> 공정거래위원회고시 제2015-15호, 2015.10.23.</text:span></text:p></text:note-body></text:note><text:span text:style-name="p1059-2-4">은 당해 사업자가 시장지배적 사업자</text:span><text:span text:style-name="p1059-3-1">인지 여부는 시장점유율, 진입장벽의 존재여부 및 정도, 경쟁사업자의 상</text:span><text:span text:style-name="p1059-4-1">대적 규모, 경쟁사업자간의 공동행위의 가능성, 유사품 및 인접시장의 존</text:span><text:span text:style-name="p1059-5-1">재, 시장봉쇄력, 자금력 등을 종합적으로 고려하여 판단하도록 하고 있음.</text:span></text:p>
      <text:p text:style-name="Paragraph-1061"><text:span text:style-name="p1061-1-1">  - 그러나 이러한 종합적이고 궁극적인 시장지배적 사업자 판단방법은 공</text:span><text:span text:style-name="p1061-2-1">정거래법 제4조에 의한 시장지배적 사업자 추정에 적용되는 것은 아님</text:span></text:p>
      <text:p text:style-name="Paragraph-1062"/>
      <text:p text:style-name="Paragraph-1063"><text:span text:style-name="p1063-1-1">□ “</text:span><text:span text:style-name="p1063-1-2">시장점유율</text:span><text:span text:style-name="p1063-1-3">” </text:span><text:span text:style-name="p1063-1-4">또는 </text:span><text:span text:style-name="p1063-1-5">“</text:span><text:span text:style-name="p1063-1-6">연간 매출액 또는 구매액</text:span><text:span text:style-name="p1063-1-7">” </text:span><text:span text:style-name="p1063-1-8">산정에 대하여 공정거래법 </text:span><text:span text:style-name="p1063-2-1">시행령 제4조 제1항</text:span><text:note text:id="FootNote-31" text:note-class="footnote"><text:note-citation>31</text:note-citation><text:note-body><text:p text:style-name="각주"><text:span> 제4조(매출액 또는 구매액의 산정방법등) </text:span><text:span>①</text:span><text:span>법 제4조(시장지배적사업자의 추정)에서 "연간 매출액 또</text:span><text:span>는 구매액"이란 해당 사업자가 법 제3조의2(시장지배적지위의 남용금지)를 위반한 혐의가 있는 행위</text:span><text:span>의 종료일(해당 행위가 인지일이나 신고일까지 계속되는 경우에는 인지일이나 신고일을 해당 행위의 </text:span><text:span>종료일로 본다. 이하 같다)이 속하는 사업연도의 직전 사업연도 1년 동안에 공급하거나 구매한 상품 </text:span><text:span>또는 용역의 금액(상품 또는 용역에 대한 간접세를 제외한 금액을 말한다. 이하 같다)을 말한다.</text:span></text:p></text:note-body></text:note><text:span text:style-name="p1063-2-3">은 </text:span><text:span text:style-name="p1063-2-4">“</text:span><text:span text:style-name="p1063-2-5">행위의 종료일</text:span><text:span text:style-name="p1063-2-6">”</text:span><text:span text:style-name="p1063-2-7">을 기준으로 하도록 정하였음</text:span></text:p>
      <text:p text:style-name="Paragraph-1065"><text:span text:style-name="p1065-1-1">  - 시장지배적 추정사업자 감점제도를 적용함에 있어서는 면세점 신규 특</text:span><text:span text:style-name="p1065-2-1">허 공고일이 속하는 사업년도 직전 사업년도 1년을 기준으로 산정하는 </text:span><text:span text:style-name="p1065-3-1">것이 적절하다고 판단됨</text:span></text:p>
      <text:p text:style-name="Paragraph-1066"/>
      <text:p text:style-name="Paragraph-1067"><text:span text:style-name="p1067-1-1">□ “</text:span><text:span text:style-name="p1067-1-2">매출액</text:span><text:span text:style-name="p1067-1-3">”</text:span><text:span text:style-name="p1067-1-4">의 정의에 관하여는 공정거래법령에 명문규정이 없으므로, 이용</text:span><text:span text:style-name="p1067-2-1">가능한 자료 중에서 가장 객관적이고 신뢰할 수 있는 것에 바탕하는 것</text:span><text:span text:style-name="p1067-3-1">이 타당함</text:span></text:p>
      <text:p text:style-name="Paragraph-1068"><text:span text:style-name="p1068-1-1">  - 공정거래위원회가 제정한 </text:span><text:span text:style-name="p1068-1-2">‘</text:span><text:span text:style-name="p1068-1-3">과징금부과 세부기준 등에 관한 고시</text:span><text:span text:style-name="p1068-1-4">’(</text:span><text:span text:style-name="p1068-1-5">공정거</text:span><text:span text:style-name="p1068-2-1">래위원회 고시 제2015-14호, 2015. 10. 7. 개정) </text:span><text:span text:style-name="p1068-2-2">II.5.</text:span><text:span text:style-name="p1068-2-3">다.는 매출액에 </text:span><text:span text:style-name="p1068-3-1">관하여 </text:span><text:span text:style-name="p1068-3-2">“</text:span><text:span text:style-name="p1068-3-3">총매출액에서 부가가치세, 매출에누리, 매출환입, 매출할인 등</text:span><text:span text:style-name="p1068-4-1">을 제외한 순매출액으로 산정한다. 다만, 위반행위로 인하여 발생한 매</text:span><text:span text:style-name="p1068-5-1">출이 없는 경우에는 과거 실적, 관련 사업자의 계획, 시장상황 등을 종</text:span><text:span text:style-name="p1068-6-1">합적으로 고려하여 매출액을 산정할 수 있다</text:span><text:span text:style-name="p1068-6-2">”</text:span><text:span text:style-name="p1068-6-3">고 규정하고 있으나, 이는 </text:span><text:span text:style-name="p1068-7-1">과징금 부과목적에서 산정하는 관련매출액에 관한 것이기 때문에 시장</text:span><text:span text:style-name="p1068-8-1">지배적 사업자 추정에 있어서 적용하기는 곤란하다고 생각됨</text:span></text:p>
      <text:p text:style-name="Paragraph-1069"><text:span text:style-name="p1069-1-1">  - 공정거래위원회는 관행적으로 기업들의 연말 재무제표를 1차적 기준으</text:span><text:span text:style-name="p1069-2-1">로 하고 있고 대부분의 경우 이에 대하여 특별한 이의가 없음</text:span></text:p>
      <text:p text:style-name="Paragraph-1070"><text:span text:style-name="p1070-1-1">  - 다만 시장지배적 추정사업자 감점제도와 관련하여서 연말 재무제표보다 </text:span><text:span text:style-name="p1070-2-1">더 정확한 매출액 산정자료가 이용가능하다고 하면, 이에 의하는 것도 </text:span><text:span text:style-name="p1070-3-1">가능하다고 생각됨</text:span></text:p>
      <text:p text:style-name="Paragraph-1071"><text:span text:style-name="p1071-1-1">  - 예컨대 면세사업자가 관세법 제196조에 의거 매월 세관에 보고하고 관</text:span><text:span text:style-name="p1071-2-1">세청은 기획재정부를 통해 매 회계연도 종료 후 3개월 이내에 국회에 </text:span><text:span text:style-name="p1071-3-1">보고(관세법 제176조의2</text:span><text:span text:style-name="p1071-3-2">⑥)</text:span><text:span text:style-name="p1071-3-3">하는 매출액 자료가 이에 해당할 수 있을 </text:span><text:span text:style-name="p1071-4-1">것이며, 특히 특허공고 시점에 이용 가능한 직전년도 매출액 자료를 적</text:span><text:span text:style-name="p1071-5-1">용하는데 어려움이 없을 것으로 생각됨</text:span></text:p>
      <text:p text:style-name="Paragraph-1072"/>
      <text:p text:style-name="Paragraph-1073"><text:span text:style-name="p1073-1-1">□ </text:span><text:span text:style-name="p1073-1-2">만일 직전년도 특허가 만료 또는 취소된 업체가 있을 경우 그 매출액은 </text:span><text:span text:style-name="p1073-2-1">특허 만료 또는 취소 시점까지의 매출규모를 기준으로 산출하는 것이 공</text:span><text:span text:style-name="p1073-3-1">정거래법 시행령 제4조 제1항의 해석상 타당하다고 생각됨</text:span></text:p>
      <text:p text:style-name="Paragraph-1074"><text:span text:style-name="p1074-1-1">  - 특허 만료 또는 취소까지의 기간을 연간으로 환산하여 직전년도 매출액</text:span><text:span text:style-name="p1074-2-1">을 추산하는 것도 생각할 수 있으나, 하위규정이 없는 위 명문 정의규</text:span><text:span text:style-name="p1074-3-1">정의 해석상 어려울 것으로 생각함</text:span></text:p>
      <text:p text:style-name="Paragraph-1075"/>
      <text:p text:style-name="Paragraph-1076"><text:span text:style-name="p1076-1-2">2. 계열회사에 대한 판단 기준</text:span></text:p>
      <text:p text:style-name="Paragraph-1077"/>
      <text:p text:style-name="Paragraph-1078"><text:span text:style-name="p1078-1-1">□ </text:span><text:span text:style-name="p1078-1-2">관세법시행령(안) 제192조의3은 시장지배적 추정사업자의 판단기준으로 </text:span><text:span text:style-name="p1078-2-1">공정거래법 제4조의 시장지배적 사업자의 추정 규정을 원용하고 있는데, </text:span><text:span text:style-name="p1078-3-1">공정거래법은 계열회사에 대한 특별한 취급을 규정하고 있음</text:span></text:p>
      <text:p text:style-name="Paragraph-1079"/>
      <text:p text:style-name="Paragraph-1080"><text:span text:style-name="p1080-1-1">□ </text:span><text:span text:style-name="p1080-1-2">공정거래법 시행령 제4조 제3항은 시장지배적 사업자 추정제도를 적용함</text:span><text:span text:style-name="p1080-2-1">에 있어 사업자와 그 계열회사는 하나의 사업자로 보도록 규정하고 있으</text:span><text:span text:style-name="p1080-3-1">며, 이는 법령에 의한 간주 규정으로서 반증이 허용되지 않음</text:span></text:p>
      <text:p text:style-name="Paragraph-1081"><text:span text:style-name="p1081-1-1">  - 공정거래법 제2조 제3호에서는 </text:span><text:span text:style-name="p1081-1-2">“</text:span><text:span text:style-name="p1081-1-3">계열회사"라 함은 2이상의 회사가 동일</text:span><text:span text:style-name="p1081-2-1">한 기업집단에 속하는 경우에 이들 회사는 서로 상대방의 계열회사라고 </text:span><text:span text:style-name="p1081-3-1">정의하고 있음</text:span></text:p>
      <text:p text:style-name="Paragraph-1082"><text:span text:style-name="p1082-1-1">  - 따라서, 특정 기업집단에 속하는 2 이상의 사업자들의 점유율의 합계가 </text:span><text:span text:style-name="p1082-2-1">50% 이상이라면, 이들 전원은 시장지배적 사업자로 추정됨. 심지어 4</text:span><text:span text:style-name="p1082-3-1">개 이상의 회사라도 모두 시장지배적 사업자로 추정될 수 있다고 보임</text:span></text:p>
      <text:p text:style-name="Paragraph-1083"><text:span text:style-name="p1083-1-1">  - 특히 기업집단 소속 계열회사들에 대해서는 제4조 추정조항에 대한 적</text:span><text:span text:style-name="p1083-2-1">용제외 규정이 적용되지 않게 됨. 즉 당해 기업집단 소속 회사들의 일</text:span><text:span text:style-name="p1083-3-1">정한 거래분야에서의 연간 매출액 혹은 구매액의 합계가 40억원 이상</text:span><text:span text:style-name="p1083-4-1">이라면, 연간 매출액이나 구매액이 40억원 미만인 계열사도 시장지배적 </text:span><text:span text:style-name="p1083-5-1">사업자로 추정된다고 보아야 함</text:span></text:p>
      <text:p text:style-name="Paragraph-1084"><text:span text:style-name="p1084-1-1">  - 또한, 3 이하의 사업자의 점유율의 합계가 75% 이상이고 이 중 한사업</text:span><text:span text:style-name="p1084-2-1">자의 점유율이 10% 미만이더라도 이 사업자와 다른 사업자가 동일한 </text:span><text:span text:style-name="p1084-3-1">집단에 속할 경우 10 미만의 점유율을 가진 사업자도 시장지배적 사업</text:span><text:span text:style-name="p1084-4-1">자로 추정될 것으로 보임</text:span></text:p>
      <text:p text:style-name="Paragraph-1085"/>
      <text:p text:style-name="Paragraph-1086"><text:span text:style-name="p1086-1-1">□ </text:span><text:span text:style-name="p1086-1-2">시장지배적 추정사업자 감점제도를 적용함에 있어 개별 면세점 사업자 </text:span><text:span text:style-name="p1086-2-1">또는 면세점이 시장지배적 추정사업자의 계열회사에 해당하는지 여부의 </text:span><text:span text:style-name="p1086-3-1">판단이 문제될 수 있음</text:span></text:p>
      <text:p text:style-name="Paragraph-1087"><text:span text:style-name="p1087-1-1">  - 상호출자제한기업집단의 경우 개별 면세점 사업자 또는 면세점이 특정 </text:span><text:span text:style-name="p1087-2-1">기업집단에 속하는 계열회사로서 시장지배적 추정사업자에 해당하는지 </text:span><text:span text:style-name="p1087-3-1">여부는 공정거래위원회의 기업집단 현황 공시를 기준으로 판단하는 것</text:span><text:span text:style-name="p1087-4-1">이 정확할 것임</text:span></text:p>
      <text:p text:style-name="Paragraph-1088"><text:span text:style-name="p1088-1-1">  - 공정거래법 제11조의4 및 동 시행령 제17조의11에서는 기업집단 현황 </text:span><text:span text:style-name="p1088-2-1">등에 관한 공시제도를 규정하고 있으며, 이를 근거로 공정거래위원회는 </text:span><text:span text:style-name="p1088-3-1">상호출자제한기업집단 소속회사의 중요사항 공시에 관한 규정</text:span><text:span text:style-name="p1088-4-1">(2014.11.17 공정거래위원회 고시 제2014-10호)를 제정하여 시행하</text:span><text:span text:style-name="p1088-5-1">고 있음 </text:span></text:p>
      <text:p text:style-name="Paragraph-1089"><text:span text:style-name="p1089-1-1">  - 공정거래위원회는 기업집단정보포털(</text:span><text:span text:style-name="p1089-1-2">http://groupopni.ftc.go.kr)</text:span><text:span text:style-name="p1089-1-3">을 통해 </text:span><text:span text:style-name="p1089-2-1">대규모  통해 대규모 기업집단의 계열회사 현황을 공시하고 있음. </text:span></text:p>
      <text:p text:style-name="Paragraph-1090"/>
      <text:p text:style-name="Paragraph-1091"><text:span text:style-name="p1091-1-2">제5장 시장지배적 추정사업자 감점기준의 설계</text:span></text:p>
      <text:p text:style-name="Paragraph-1092"/>
      <text:p text:style-name="Paragraph-1093"><text:span text:style-name="p1093-1-2">I. </text:span><text:span text:style-name="p1093-1-3">개요 </text:span></text:p>
      <text:p text:style-name="Paragraph-1094"/>
      <text:p text:style-name="Paragraph-1095"><text:span text:style-name="p1095-1-1">□ </text:span><text:span text:style-name="p1095-1-2">시장지배적 추정사업자 감점제도에 대한 법적 근거는 관세법 시행령 개</text:span><text:span text:style-name="p1095-2-1">정령안 제192조의3 제3항 단서임</text:span></text:p>
      <text:p text:style-name="Paragraph-1096"/>
      <table:table table:style-name="Table-13">
        <table:table-column table:number-columns-repeated="1"/>
        <table:table-row>
          <table:table-cell table:style-name="Table-13-1-1" table:number-columns-spanned="1" table:number-rows-spanned="1">
            <text:p text:style-name="Paragraph-1097"><text:span text:style-name="p1097-1-1">관세법 시행령 개정령안 제192조의3(보세판매장 특허의 신청자격과 심사 </text:span><text:span text:style-name="p1097-2-1">시 평가기준) </text:span></text:p>
            <text:p text:style-name="Paragraph-1098"><text:span text:style-name="p1098-1-1">③ </text:span><text:span text:style-name="p1098-1-2">법 제176조의2제3항에서 </text:span><text:span text:style-name="p1098-1-3">“</text:span><text:span text:style-name="p1098-1-4">대통령령으로 정하는 평가기준</text:span><text:span text:style-name="p1098-1-5">”</text:span><text:span text:style-name="p1098-1-6">이란 다음 </text:span><text:span text:style-name="p1098-2-1">각 호의 평가요소를 고려하여 관세청장이 정하는 평가기준을 말한다. </text:span><text:span text:style-name="p1098-2-2">다</text:span><text:span text:style-name="p1098-3-1">만, 관세청장은 다음 각 호의 평가요소에도 불구하고 </text:span><text:span text:style-name="p1098-3-2">「</text:span><text:span text:style-name="p1098-3-3">독점규제 및 공정</text:span><text:span text:style-name="p1098-4-1">거래에 관한 법률</text:span><text:span text:style-name="p1098-4-2">」 </text:span><text:span text:style-name="p1098-4-3">제4조에 따라 시장지배적 사업자로 추정되는 신청자</text:span><text:span text:style-name="p1098-5-1">에 대해서는 제192조의8제4항에 따른 평가점수를 감점하도록 평가기준을 </text:span><text:span text:style-name="p1098-6-1">정하여야 한다</text:span><text:span text:style-name="p1098-6-2">.</text:span></text:p>
            <text:p text:style-name="Paragraph-1099"><text:span text:style-name="p1099-1-1">1. 제189조에 따른 특허보세구역의 설치</text:span><text:span text:style-name="p1099-1-2">·</text:span><text:span text:style-name="p1099-1-3">운영에 관한 특허를 받을 수 있</text:span><text:span text:style-name="p1099-2-1">는 요건의 충족 여부</text:span></text:p>
            <text:p text:style-name="Paragraph-1100"><text:span text:style-name="p1100-1-1">2. 관세 관계 법령에 따른 의무</text:span><text:span text:style-name="p1100-1-2">·</text:span><text:span text:style-name="p1100-1-3">명령 등의 위반 여부</text:span></text:p>
            <text:p text:style-name="Paragraph-1101"><text:span text:style-name="p1101-1-1">3. 재무건전성 등 보세판매장 운영인의 경영 능력</text:span></text:p>
            <text:p text:style-name="Paragraph-1102"><text:span text:style-name="p1102-1-1">4. 중소기업제품의 판매 실적 등 경제</text:span><text:span text:style-name="p1102-1-2">·</text:span><text:span text:style-name="p1102-1-3">사회 발전을 위한 공헌도</text:span></text:p>
            <text:p text:style-name="Paragraph-1103"><text:span text:style-name="p1103-1-1">5. 관광 인프라 등 주변 환경요소</text:span></text:p>
            <text:p text:style-name="Paragraph-1104"><text:span text:style-name="p1104-1-1">6. 기업이익의 사회 환원 정도</text:span></text:p>
            <text:p text:style-name="Paragraph-1105"><text:span text:style-name="p1105-1-1">7. 「</text:span><text:span text:style-name="p1105-1-2">독점규제 및 공정거래에 관한 법률</text:span><text:span text:style-name="p1105-1-3">」 </text:span><text:span text:style-name="p1105-1-4">제14조제1항에 따른 상호출자</text:span><text:span text:style-name="p1105-2-1">제한기업집단에 속한 기업과 </text:span><text:span text:style-name="p1105-2-2">「</text:span><text:span text:style-name="p1105-2-3">중소기업기본법</text:span><text:span text:style-name="p1105-2-4">」 </text:span><text:span text:style-name="p1105-2-5">제2조에 따른 중소기업 </text:span><text:span text:style-name="p1105-3-1">및 중견기업 간의 상생협력을 위한 노력 정도</text:span></text:p>
          </table:table-cell>
        </table:table-row>
      </table:table>
      <text:p text:style-name="Paragraph-1106"/>
      <text:p text:style-name="Paragraph-1107"><text:span text:style-name="p1107-1-1">□ </text:span><text:span text:style-name="p1107-1-2">관세법 시행령 개정령안 제192조의3 제3항에서는 각호의 평가요소를 고</text:span><text:span text:style-name="p1107-2-1">려하여 관세청장이 평가기준을 정할 수 있도록 하고 있음</text:span></text:p>
      <text:p text:style-name="Paragraph-1108"><text:span text:style-name="p1108-1-1">  - 관세청이 정한 2016년 현재 평가기준은 투자촉진안, 기본안, 균형발전</text:span><text:span text:style-name="p1108-2-1">안을 정하고 있으며, 기본안의 평가항목 및 배점은 다음과 같음</text:span></text:p>
      <text:p text:style-name="Paragraph-1109"/>
      <table:table table:style-name="Table-14">
        <table:table-column table:number-columns-repeated="3"/>
        <table:table-row>
          <table:table-cell table:style-name="Table-14-1-1" table:number-columns-spanned="1" table:number-rows-spanned="1">
            <text:p text:style-name="Paragraph-1111"><text:span text:style-name="p1111-1-1">평가범주</text:span></text:p>
          </table:table-cell>
          <table:table-cell table:style-name="Table-14-1-2" table:number-columns-spanned="1" table:number-rows-spanned="1">
            <text:p text:style-name="Paragraph-1112"><text:span text:style-name="p1112-1-1">세부 평가항목 </text:span></text:p>
          </table:table-cell>
          <table:table-cell table:style-name="Table-14-1-3" table:number-columns-spanned="1" table:number-rows-spanned="1">
            <text:p text:style-name="Paragraph-1113"><text:span text:style-name="p1113-1-1">배점</text:span></text:p>
          </table:table-cell>
        </table:table-row>
        <table:table-row>
          <table:table-cell table:style-name="Table-14-2-1" table:number-columns-spanned="1" table:number-rows-spanned="4">
            <text:p text:style-name="표내용"><text:span text:style-name="p1114-1-1">특허보세구역 관리 역량</text:span></text:p>
          </table:table-cell>
          <table:table-cell table:style-name="Table-14-2-2" table:number-columns-spanned="1" table:number-rows-spanned="1">
            <text:p text:style-name="표내용"><text:span text:style-name="p1115-1-1">보세화물 관리시스템의 적정성</text:span></text:p>
          </table:table-cell>
          <table:table-cell table:style-name="Table-14-2-3" table:number-columns-spanned="1" table:number-rows-spanned="1">
            <text:p text:style-name="Paragraph-1116"><text:span text:style-name="p1116-1-1">100</text:span></text:p>
          </table:table-cell>
        </table:table-row>
        <table:table-row>
          <table:table-cell table:style-name="Table-14-3-1" table:number-columns-spanned="1" table:number-rows-spanned="1">
            <text:p text:style-name="표내용"><text:span text:style-name="p1117-1-1">보세화물 관리인력의 적정성</text:span></text:p>
          </table:table-cell>
          <table:table-cell table:style-name="Table-14-3-2" table:number-columns-spanned="1" table:number-rows-spanned="1">
            <text:p text:style-name="Paragraph-1118"><text:span text:style-name="p1118-1-1">70</text:span></text:p>
          </table:table-cell>
        </table:table-row>
        <table:table-row>
          <table:table-cell table:style-name="Table-14-4-1" table:number-columns-spanned="1" table:number-rows-spanned="1">
            <text:p text:style-name="표내용"><text:span text:style-name="p1119-1-1">보세화물 관리시설의 적정성</text:span></text:p>
          </table:table-cell>
          <table:table-cell table:style-name="Table-14-4-2" table:number-columns-spanned="1" table:number-rows-spanned="1">
            <text:p text:style-name="Paragraph-1120"><text:span text:style-name="p1120-1-1">50</text:span></text:p>
          </table:table-cell>
        </table:table-row>
        <table:table-row>
          <table:table-cell table:style-name="Table-14-5-1" table:number-columns-spanned="1" table:number-rows-spanned="1">
            <text:p text:style-name="표내용"><text:span text:style-name="p1121-1-1">법규준수도</text:span></text:p>
          </table:table-cell>
          <table:table-cell table:style-name="Table-14-5-2" table:number-columns-spanned="1" table:number-rows-spanned="1">
            <text:p text:style-name="Paragraph-1122"><text:span text:style-name="p1122-1-1">80</text:span></text:p>
          </table:table-cell>
        </table:table-row>
        <table:table-row>
          <table:table-cell table:style-name="Table-14-6-1" table:number-columns-spanned="1" table:number-rows-spanned="2">
            <text:p text:style-name="표내용"><text:span text:style-name="p1123-1-1">운영인의 경영 능력</text:span></text:p>
          </table:table-cell>
          <table:table-cell table:style-name="Table-14-6-2" table:number-columns-spanned="1" table:number-rows-spanned="1">
            <text:p text:style-name="표내용"><text:span text:style-name="p1124-1-1">사업의 지속가능성</text:span></text:p>
          </table:table-cell>
          <table:table-cell table:style-name="Table-14-6-3" table:number-columns-spanned="1" table:number-rows-spanned="1">
            <text:p text:style-name="Paragraph-1125"><text:span text:style-name="p1125-1-1">100</text:span></text:p>
          </table:table-cell>
        </table:table-row>
        <table:table-row>
          <table:table-cell table:style-name="Table-14-7-1" table:number-columns-spanned="1" table:number-rows-spanned="1">
            <text:p text:style-name="표내용"><text:span text:style-name="p1126-1-1">재무건전성 및 투자규모의 적정성</text:span></text:p>
          </table:table-cell>
          <table:table-cell table:style-name="Table-14-7-2" table:number-columns-spanned="1" table:number-rows-spanned="1">
            <text:p text:style-name="Paragraph-1127"><text:span text:style-name="p1127-1-1">150</text:span></text:p>
          </table:table-cell>
        </table:table-row>
        <table:table-row>
          <table:table-cell table:style-name="Table-14-8-1" table:number-columns-spanned="1" table:number-rows-spanned="2">
            <text:p text:style-name="Paragraph-1128"><text:span text:style-name="p1128-1-1">관광 인프라 등 주변 환경요소</text:span></text:p>
          </table:table-cell>
          <table:table-cell table:style-name="Table-14-8-2" table:number-columns-spanned="1" table:number-rows-spanned="1">
            <text:p text:style-name="표내용"><text:span text:style-name="p1129-1-1">접근성 및 주변 환경</text:span></text:p>
          </table:table-cell>
          <table:table-cell table:style-name="Table-14-8-3" table:number-columns-spanned="1" table:number-rows-spanned="1">
            <text:p text:style-name="Paragraph-1130"><text:span text:style-name="p1130-1-1">80</text:span></text:p>
          </table:table-cell>
        </table:table-row>
        <table:table-row>
          <table:table-cell table:style-name="Table-14-9-1" table:number-columns-spanned="1" table:number-rows-spanned="1">
            <text:p text:style-name="표내용"><text:span text:style-name="p1131-1-1">관광인프라 구축을 위한 노력 정도</text:span></text:p>
          </table:table-cell>
          <table:table-cell table:style-name="Table-14-9-2" table:number-columns-spanned="1" table:number-rows-spanned="1">
            <text:p text:style-name="Paragraph-1132"><text:span text:style-name="p1132-1-1">70</text:span></text:p>
          </table:table-cell>
        </table:table-row>
        <table:table-row>
          <table:table-cell table:style-name="Table-14-10-1" table:number-columns-spanned="1" table:number-rows-spanned="2">
            <text:p text:style-name="Paragraph-1133"><text:span text:style-name="p1133-1-1">중소기업 제품 판매실적 등</text:span></text:p>
            <text:p text:style-name="Paragraph-1134"><text:span text:style-name="p1134-1-1">경제</text:span><text:span text:style-name="p1134-1-2">‧</text:span><text:span text:style-name="p1134-1-3">사회발전을 위한 공헌도</text:span></text:p>
          </table:table-cell>
          <table:table-cell table:style-name="Table-14-10-2" table:number-columns-spanned="1" table:number-rows-spanned="1">
            <text:p text:style-name="표내용"><text:span text:style-name="p1135-1-1">중소기업 지원방안의 적정성</text:span></text:p>
          </table:table-cell>
          <table:table-cell table:style-name="Table-14-10-3" table:number-columns-spanned="1" table:number-rows-spanned="1">
            <text:p text:style-name="Paragraph-1136"><text:span text:style-name="p1136-1-1">80</text:span></text:p>
          </table:table-cell>
        </table:table-row>
        <table:table-row>
          <table:table-cell table:style-name="Table-14-11-1" table:number-columns-spanned="1" table:number-rows-spanned="1">
            <text:p text:style-name="표내용"><text:span text:style-name="p1137-1-1">경제사회발전 기여도</text:span></text:p>
          </table:table-cell>
          <table:table-cell table:style-name="Table-14-11-2" table:number-columns-spanned="1" table:number-rows-spanned="1">
            <text:p text:style-name="Paragraph-1138"><text:span text:style-name="p1138-1-1">70</text:span></text:p>
          </table:table-cell>
        </table:table-row>
        <table:table-row>
          <table:table-cell table:style-name="Table-14-12-1" table:number-columns-spanned="1" table:number-rows-spanned="2">
            <text:p text:style-name="Paragraph-1139"><text:span text:style-name="p1139-1-1">기업이익의 사회 환원 및</text:span></text:p>
            <text:p text:style-name="Paragraph-1140"><text:span text:style-name="p1140-1-1">상생협력 노력정도</text:span></text:p>
          </table:table-cell>
          <table:table-cell table:style-name="Table-14-12-2" table:number-columns-spanned="1" table:number-rows-spanned="1">
            <text:p text:style-name="Paragraph-1141"><text:span text:style-name="p1141-1-1">기업이익의 사회 환원 정도</text:span></text:p>
          </table:table-cell>
          <table:table-cell table:style-name="Table-14-12-3" table:number-columns-spanned="1" table:number-rows-spanned="1">
            <text:p text:style-name="Paragraph-1142"><text:span text:style-name="p1142-1-1">80</text:span></text:p>
          </table:table-cell>
        </table:table-row>
        <table:table-row>
          <table:table-cell table:style-name="Table-14-13-1" table:number-columns-spanned="1" table:number-rows-spanned="1">
            <text:p text:style-name="Paragraph-1143"><text:span text:style-name="p1143-1-1">상생협력을 위한노력정도 </text:span></text:p>
          </table:table-cell>
          <table:table-cell table:style-name="Table-14-13-2" table:number-columns-spanned="1" table:number-rows-spanned="1">
            <text:p text:style-name="Paragraph-1144"><text:span text:style-name="p1144-1-1">70</text:span></text:p>
          </table:table-cell>
        </table:table-row>
        <table:table-row>
          <table:table-cell table:style-name="Table-14-14-1" table:number-columns-spanned="2" table:number-rows-spanned="1">
            <text:p text:style-name="Paragraph-1145"><text:span text:style-name="p1145-1-1">합 계</text:span></text:p>
          </table:table-cell>
          <table:table-cell table:style-name="Table-14-14-2" table:number-columns-spanned="1" table:number-rows-spanned="1">
            <text:p text:style-name="Paragraph-1146"><text:span text:style-name="p1146-1-1">1000</text:span></text:p>
          </table:table-cell>
        </table:table-row>
      </table:table>
      <text:p text:style-name="Paragraph-1147"/>
      <text:p text:style-name="Paragraph-1148"><text:span text:style-name="p1148-1-1">□ </text:span><text:span text:style-name="p1148-1-2">시장지배적 추정사업자 감점제도에 의하여 대상 사업자의 평가점수를 감</text:span><text:span text:style-name="p1148-2-1">점할 경우, 특허심사 평가기준상 감점 적용 대상은 특정 평가항목의 점수</text:span><text:span text:style-name="p1148-3-1">가 아닌 특허심사 전체 평가점수를 기준으로 하는 것이 타당하다고 보임</text:span></text:p>
      <text:p text:style-name="Paragraph-1149"><text:span text:style-name="p1149-1-1">  - 관세법 시행령 개정령안 제192조의8 제4항에서는 특허심사위원회의 심</text:span><text:span text:style-name="p1149-2-1">의는 과반수 위원의 출석으로 개의하고, 출석위원 과반수의 찬성 또는 </text:span><text:span text:style-name="p1149-3-1">각 위원의 </text:span><text:span text:style-name="p1149-3-2">“</text:span><text:span text:style-name="p1149-3-3">평가점수를 합산한 결과</text:span><text:span text:style-name="p1149-3-4">”</text:span><text:span text:style-name="p1149-3-5">로 의결한다고 규정하고 있음 </text:span></text:p>
      <text:p text:style-name="Paragraph-1150"><text:span text:style-name="p1150-1-1">  - 관세법 시행령 개정령안 제192조의3 제3항 단서의 </text:span><text:span text:style-name="p1150-1-2">“</text:span><text:span text:style-name="p1150-1-3">다음 각 호의 평가</text:span><text:span text:style-name="p1150-2-1">요소에도 불구하고 ... 제192조의8제4항에 따른 평가점수를 감점하도록 </text:span><text:span text:style-name="p1150-3-1">평가기준을 정하여</text:span><text:span text:style-name="p1150-3-2">”</text:span><text:span text:style-name="p1150-3-3">야 한다는 규정은 평가점수 합산결과에 대해 감점하</text:span><text:span text:style-name="p1150-4-1">도록 하는 취지로 해석할 수 있음 </text:span></text:p>
      <text:p text:style-name="Paragraph-1151"/>
      <text:p text:style-name="Paragraph-1152"><text:span text:style-name="p1152-1-1">□ </text:span><text:span text:style-name="p1152-1-2">시장지배적 추정사업자 감점제도는 면세점 시장구조 개선과 면세점 사업</text:span><text:span text:style-name="p1152-2-1">자의 시장지배력 남용 방지에 취지가 있는데, 이는 평가기준 상 특정항목</text:span><text:span text:style-name="p1152-3-1">이 아닌 응찰사업자에 대한 전반적 평가에 의해 반영될 수 있을 뿐 아니</text:span><text:span text:style-name="p1152-4-1">라 현행 평가기준의 어느 항목도 이와 같은 취지를 정확하게 내포한다고 </text:span><text:span text:style-name="p1152-5-1">보기 어려움</text:span></text:p>
      <text:p text:style-name="Paragraph-1153"><text:span text:style-name="p1153-1-1">  - 경제사회발전 기여도 및 기업이익의 환원정도 또는 상생협력을 위한 노</text:span><text:span text:style-name="p1153-2-1">력정도와 같은 특정항목에 감점하는 평가기준을 마련하는 방안도 생각</text:span><text:span text:style-name="p1153-3-1">해볼 수 있으나, 각 평가항목의 목적 및 취지와 시장지배적 추정사업자 </text:span><text:span text:style-name="p1153-4-1">감점제도를 통해 달성하고자 하는 목적 및 취지에 차이가 있으므로 원</text:span><text:span text:style-name="p1153-5-1">칙적으로 별도의 감점기준을 마련하는 것이 바람직함  </text:span></text:p>
      <text:p text:style-name="Paragraph-1154"/>
      <text:p text:style-name="Paragraph-1155"><text:span text:style-name="p1155-1-1">□ </text:span><text:span text:style-name="p1155-1-2">실제 특허심사 평가기준의 운영 실무를 기준으로 판단하면, 특정 평가항</text:span><text:span text:style-name="p1155-2-1">목의 점수에서 감점하는 것과 전체 평가점수를 기준으로 감점하는 것 중 </text:span><text:span text:style-name="p1155-3-1">어느 쪽이더라도 결과에 차이는 없음</text:span></text:p>
      <text:p text:style-name="Paragraph-1156"><text:span text:style-name="p1156-1-1">  - 현재 특허심사 평가기준 및 배점은 특정항목별 과락 기준을 두지 않고 </text:span><text:span text:style-name="p1156-2-1">전체 총점을 기준으로 선정하고 있어 특정 항목에 감점을 하거나 총점</text:span><text:span text:style-name="p1156-3-1">에 감점을 하더라도 특별한 차이가 없음 </text:span></text:p>
      <text:p text:style-name="Paragraph-1157"/>
      <text:p text:style-name="Paragraph-1158"><text:span text:style-name="p1158-1-2">Ⅱ. </text:span><text:span text:style-name="p1158-1-3">감점기준의 개요와 점수 산정방법</text:span></text:p>
      <text:p text:style-name="Paragraph-1159"/>
      <text:p text:style-name="Paragraph-1160"><text:span text:style-name="p1160-1-2">1. 개요</text:span></text:p>
      <text:p text:style-name="Paragraph-1161"/>
      <text:p text:style-name="Paragraph-1162"><text:span text:style-name="p1162-1-1">□ </text:span><text:span text:style-name="p1162-1-2">시장지배적 추정사업자에 대한 감점기준은 앞에서 보았던 시장획정에 대</text:span><text:span text:style-name="p1162-2-1">한 2가지 방안 중 어느 것을 선택하더라도 대체로 유사하게 적용될 수 </text:span><text:span text:style-name="p1162-3-1">있을 것임</text:span></text:p>
      <text:p text:style-name="Paragraph-1163"/>
      <text:p text:style-name="Paragraph-1164"><text:span text:style-name="p1164-1-1">□ </text:span><text:span text:style-name="p1164-1-2">아래에 제시하는 구체적 감점기준(안)은 크게 2가지 시나리오를 제시하</text:span><text:span text:style-name="p1164-2-1">고 있음</text:span></text:p>
      <text:p text:style-name="Paragraph-1165"><text:span text:style-name="p1165-1-1">  - 구조적 경쟁 촉진(안)은 시장지배적 추정사업자에게 상당한 수준의 감</text:span><text:span text:style-name="p1165-2-1">점을 하여 이들의 특허사업권 획득 가능성을 상당히 줄이되, 시장지배</text:span><text:span text:style-name="p1165-3-1">적 추정사업자라 하더라도 다른 항목에서 높은 점수를 받으면 극복할 </text:span><text:span text:style-name="p1165-4-1">수 있는 수준의 감점을 하는 것임. 이를 통해 사업자들의 경쟁력 강화</text:span><text:span text:style-name="p1165-5-1">와 시장경쟁의 개선이 동시에 가능하도록 설계한 것임</text:span></text:p>
      <text:p text:style-name="Paragraph-1166"><text:span text:style-name="p1166-1-1">  - 시장경쟁의 효과적 촉진(안)은 시장지배적 추정사업자에 대한 감점을 </text:span><text:span text:style-name="p1166-2-1">상대적으로 작은 수준으로 제한하여 이들도 다른 항목에서 비교적 높은 </text:span><text:span text:style-name="p1166-3-1">점수를 받으면 감점제도에 따른 불이익을 비교적 용이하게 극복할 수 </text:span><text:span text:style-name="p1166-4-1">있도록 한 것임. 시장지배적 추정사업자의 경우에도 경쟁력을 갖는 한 </text:span><text:span text:style-name="p1166-5-1">사업권 획득 가능성을 유지할 수 있도록 함으로써 효율성을 살리는데 </text:span><text:span text:style-name="p1166-6-1">중점을 두는 것이지만, 동시에 감점제도의 취지도 살리고자 한 것임</text:span></text:p>
      <text:p text:style-name="Paragraph-1167"/>
      <text:p text:style-name="Paragraph-1168"><text:span text:style-name="p1168-1-1">□ </text:span><text:span text:style-name="p1168-1-2">어느 안이건 모두 공정거래법 제4조에 의한 시장지배적 사업자 추정기준</text:span><text:span text:style-name="p1168-2-1">에 따라 추정된 시장지배적 사업자가 적용대상임이 전제됨</text:span></text:p>
      <text:p text:style-name="Paragraph-1169"><text:span text:style-name="p1169-1-1">  - 관계법령은 일정한 거래분야에서 1사업자의 시장점유율이 100분의 50 </text:span><text:span text:style-name="p1169-2-1">이상 또는 3 이하의 사업자의 시장점유율의 합계가 100분의 75 이상 </text:span><text:span text:style-name="p1169-3-1">어느 하나에 해당하는 사업자를 시장지배적 사업자로 추정함</text:span></text:p>
      <text:p text:style-name="Paragraph-1170"><text:span text:style-name="p1170-1-1">  - 다만, 위에 해당하는 사업자라도 시장점유율이 100분의 10 미만인 자</text:span><text:span text:style-name="p1170-2-1">(3 이하 사업자의 시장점유율 합계에는 포함하되 추정에서는 제외함) </text:span><text:span text:style-name="p1170-3-1">또는 일정한 거래분야에서 연간 매출액 또는 구매액이 40억원 미만인 </text:span><text:span text:style-name="p1170-4-1">사업자는 제외함</text:span></text:p>
      <text:p text:style-name="Paragraph-1171"/>
      <text:p text:style-name="Paragraph-1172"/>
      <text:p text:style-name="Paragraph-1173"/>
      <table:table table:style-name="Table-15">
        <table:table-column table:number-columns-repeated="2"/>
        <table:table-row>
          <table:table-cell table:style-name="Table-15-1-1" table:number-columns-spanned="1" table:number-rows-spanned="1">
            <text:p text:style-name="Paragraph-1174"><text:span text:style-name="p1174-1-1">대안</text:span></text:p>
          </table:table-cell>
          <table:table-cell table:style-name="Table-15-1-2" table:number-columns-spanned="1" table:number-rows-spanned="1">
            <text:p text:style-name="Paragraph-1175"><text:span text:style-name="p1175-1-1">특징</text:span></text:p>
          </table:table-cell>
        </table:table-row>
        <table:table-row>
          <table:table-cell table:style-name="Table-15-2-1" table:number-columns-spanned="1" table:number-rows-spanned="1">
            <text:p text:style-name="Paragraph-1176"><text:span text:style-name="p1176-1-1">구조적 경쟁 </text:span><text:span text:style-name="p1176-2-1">촉진안(제1안)</text:span></text:p>
          </table:table-cell>
          <table:table-cell table:style-name="Table-15-2-2" table:number-columns-spanned="1" table:number-rows-spanned="1">
            <text:p text:style-name="Paragraph-1177"><text:span text:style-name="p1177-1-1">- 시장지배적 추정사업자에게 상당한 수준으로 감점</text:span></text:p>
            <text:p text:style-name="Paragraph-1178"><text:span text:style-name="p1178-1-1">- 시장지배적 추정사업자의 특허사업권 획득 가능성을 상</text:span><text:span text:style-name="p1178-2-1">당히 줄이되, 효율성 등 다른 항목에서 높은 점수를 받</text:span><text:span text:style-name="p1178-3-1">으면 극복 가능</text:span></text:p>
            <text:p text:style-name="Paragraph-1179"><text:span text:style-name="p1179-1-1">- 시장지배적 사업자의 효율성에 바탕한 지속적 사업 가</text:span><text:span text:style-name="p1179-2-1">능성을 열어두면서도 경쟁사업자들의 시장진입 가능성</text:span><text:span text:style-name="p1179-3-1">을 높임 </text:span></text:p>
            <text:p text:style-name="Paragraph-1180"><text:span text:style-name="p1180-1-1">- 기존 사업자와 신규 사업자 모두 본인의 가격경쟁력, </text:span><text:span text:style-name="p1180-2-1">브랜드파워, 유통효율성 증진과 같은 경쟁력 요소를 강</text:span><text:span text:style-name="p1180-3-1">화하려는 유인이 발생함</text:span></text:p>
            <text:p text:style-name="Paragraph-1181"><text:span text:style-name="p1181-1-1">- 사업자들의 경쟁력 강화와 시장경쟁의 개선이 동시에 </text:span><text:span text:style-name="p1181-2-1">가능 </text:span></text:p>
            <text:p text:style-name="Paragraph-1182"><text:span text:style-name="p1182-1-1">- 즉각적인 시장구조 개선효과가 약할 수 있음</text:span></text:p>
          </table:table-cell>
        </table:table-row>
        <table:table-row>
          <table:table-cell table:style-name="Table-15-3-1" table:number-columns-spanned="1" table:number-rows-spanned="1">
            <text:p text:style-name="Paragraph-1183"><text:span text:style-name="p1183-1-1">시장경쟁의 효과적 </text:span><text:span text:style-name="p1183-2-1">촉진안(제2안)</text:span></text:p>
          </table:table-cell>
          <table:table-cell table:style-name="Table-15-3-2" table:number-columns-spanned="1" table:number-rows-spanned="1">
            <text:p text:style-name="Paragraph-1184"><text:span text:style-name="p1184-1-1">- 시장지배적 추정사업자에 대한 감점을 작은 수준으로 </text:span><text:span text:style-name="p1184-2-1">제한</text:span></text:p>
            <text:p text:style-name="Paragraph-1185"><text:span text:style-name="p1185-1-1">- 시장지배적 추정사업자라 하더라도 다른 항목에서 비교</text:span><text:span text:style-name="p1185-2-1">적 높은 점수를 받으면 감점제도에 따른 불이익을 비교</text:span><text:span text:style-name="p1185-3-1">적 용이하게 극복 가능</text:span></text:p>
            <text:p text:style-name="Paragraph-1186"><text:span text:style-name="p1186-1-1">- 면세점 사업자의 효율성 등 경쟁력을 유지하면서도 감</text:span><text:span text:style-name="p1186-2-1">점제도의 취지를 살리는데 주안점</text:span></text:p>
            <text:p text:style-name="Paragraph-1187"><text:span text:style-name="p1187-1-1"> 감점제도에 따른 사업자의 경쟁력 약화 및 투자의욕 감</text:span><text:span text:style-name="p1187-2-1">소 등 부작용을 최소화할 수 있음</text:span></text:p>
            <text:p text:style-name="Paragraph-1188"><text:span text:style-name="p1188-1-1"> 시장구조 개선효과가 상당히 약하여 감점제도의 취지가 </text:span><text:span text:style-name="p1188-2-1">반영되는데 한계가 있을 수 있음</text:span></text:p>
          </table:table-cell>
        </table:table-row>
      </table:table>
      <text:p text:style-name="Paragraph-1189"/>
      <text:p text:style-name="Paragraph-1190"><text:span text:style-name="p1190-1-2">2. 감점점수 산정방법 및 평가</text:span></text:p>
      <text:p text:style-name="Paragraph-1191"/>
      <text:p text:style-name="Paragraph-1192"><text:span text:style-name="p1192-1-2">가. 감점점수 산정방법</text:span></text:p>
      <text:p text:style-name="Paragraph-1193"/>
      <text:p text:style-name="Paragraph-1194"><text:span text:style-name="p1194-1-1">□ </text:span><text:span text:style-name="p1194-1-2">아래에 제시하는 각 안의 감점점수는, 2015</text:span><text:span text:style-name="p1194-1-3">~16</text:span><text:span text:style-name="p1194-1-4">년 특허심사결과를 바탕</text:span><text:span text:style-name="p1194-2-1">으로 각 안의 목적을 달성할 수 있도록 안분한 것임</text:span></text:p>
      <text:p text:style-name="Paragraph-1195"><text:span text:style-name="p1195-1-1">  - 2015~2016</text:span><text:span text:style-name="p1195-1-2">년 22개 시내면세점(중복포함)을 대상으로 6회 개최된 특</text:span><text:span text:style-name="p1195-2-1">허심사 결과점수를 평균한 결과를 고려함</text:span></text:p>
      <text:p text:style-name="Paragraph-1196"><text:span text:style-name="p1196-1-1">  - 선정기업과 탈락기업의 평균 점수 차이를 감점점수의 기준으로 설정</text:span></text:p>
      <text:p text:style-name="Paragraph-1197"/>
      <text:p text:style-name="Paragraph-1198"/>
      <table:table table:style-name="Table-16">
        <table:table-column table:number-columns-repeated="4"/>
        <table:table-row>
          <table:table-cell table:style-name="Table-16-1-1" table:number-columns-spanned="1" table:number-rows-spanned="1">
            <text:p text:style-name="Paragraph-1199"><text:span text:style-name="p1199-1-1">구분</text:span></text:p>
          </table:table-cell>
          <table:table-cell table:style-name="Table-16-1-2" table:number-columns-spanned="2" table:number-rows-spanned="1">
            <text:p text:style-name="Paragraph-1200"><text:span text:style-name="p1200-1-1">점수(평균)</text:span></text:p>
          </table:table-cell>
          <table:table-cell table:style-name="Table-16-1-3" table:number-columns-spanned="1" table:number-rows-spanned="1">
            <text:p text:style-name="Paragraph-1201"><text:span text:style-name="p1201-1-1">점수 차이</text:span></text:p>
          </table:table-cell>
        </table:table-row>
        <table:table-row>
          <table:table-cell table:style-name="Table-16-2-1" table:number-columns-spanned="1" table:number-rows-spanned="3">
            <text:p text:style-name="Paragraph-1202"><text:span text:style-name="p1202-1-1">선정</text:span></text:p>
          </table:table-cell>
          <table:table-cell table:style-name="Table-16-2-2" table:number-columns-spanned="1" table:number-rows-spanned="1">
            <text:p text:style-name="Paragraph-1203"><text:span text:style-name="p1203-1-1">최고(</text:span><text:span text:style-name="p1203-1-2">a)</text:span></text:p>
          </table:table-cell>
          <table:table-cell table:style-name="Table-16-2-3" table:number-columns-spanned="1" table:number-rows-spanned="1">
            <text:p text:style-name="Paragraph-1204"><text:span text:style-name="p1204-1-1">805</text:span></text:p>
          </table:table-cell>
          <table:table-cell table:style-name="Table-16-2-4" table:number-columns-spanned="1" table:number-rows-spanned="4">
            <text:p text:style-name="Paragraph-1205"><text:span text:style-name="p1205-1-1">선정최고(</text:span><text:span text:style-name="p1205-1-2">a) - </text:span><text:span text:style-name="p1205-1-3">탈락최고(</text:span><text:span text:style-name="p1205-1-4">d) = 46</text:span><text:span text:style-name="p1205-1-5">점</text:span></text:p>
            <text:p text:style-name="Paragraph-1206"/>
            <text:p text:style-name="Paragraph-1207"><text:span text:style-name="p1207-1-1">선정최저(</text:span><text:span text:style-name="p1207-1-2">c) - </text:span><text:span text:style-name="p1207-1-3">탈락최고(</text:span><text:span text:style-name="p1207-1-4">d) = 34</text:span><text:span text:style-name="p1207-1-5">점</text:span></text:p>
          </table:table-cell>
        </table:table-row>
        <table:table-row>
          <table:table-cell table:style-name="Table-16-3-1" table:number-columns-spanned="1" table:number-rows-spanned="1">
            <text:p text:style-name="Paragraph-1208"><text:span text:style-name="p1208-1-1">선정(</text:span><text:span text:style-name="p1208-1-2">b)</text:span></text:p>
          </table:table-cell>
          <table:table-cell table:style-name="Table-16-3-2" table:number-columns-spanned="1" table:number-rows-spanned="1">
            <text:p text:style-name="Paragraph-1209"><text:span text:style-name="p1209-1-1">800</text:span></text:p>
          </table:table-cell>
        </table:table-row>
        <table:table-row>
          <table:table-cell table:style-name="Table-16-4-1" table:number-columns-spanned="1" table:number-rows-spanned="1">
            <text:p text:style-name="Paragraph-1210"><text:span text:style-name="p1210-1-1">최저(</text:span><text:span text:style-name="p1210-1-2">c)</text:span></text:p>
          </table:table-cell>
          <table:table-cell table:style-name="Table-16-4-2" table:number-columns-spanned="1" table:number-rows-spanned="1">
            <text:p text:style-name="Paragraph-1211"><text:span text:style-name="p1211-1-1">793</text:span></text:p>
          </table:table-cell>
        </table:table-row>
        <table:table-row>
          <table:table-cell table:style-name="Table-16-5-1" table:number-columns-spanned="1" table:number-rows-spanned="1">
            <text:p text:style-name="Paragraph-1212"><text:span text:style-name="p1212-1-1">탈락</text:span></text:p>
          </table:table-cell>
          <table:table-cell table:style-name="Table-16-5-2" table:number-columns-spanned="1" table:number-rows-spanned="1">
            <text:p text:style-name="Paragraph-1213"><text:span text:style-name="p1213-1-1">최고(</text:span><text:span text:style-name="p1213-1-2">d)</text:span></text:p>
          </table:table-cell>
          <table:table-cell table:style-name="Table-16-5-3" table:number-columns-spanned="1" table:number-rows-spanned="1">
            <text:p text:style-name="Paragraph-1214"><text:span text:style-name="p1214-1-1">759</text:span></text:p>
          </table:table-cell>
        </table:table-row>
      </table:table>
      <text:p text:style-name="Paragraph-1215"/>
      <text:p text:style-name="Paragraph-1216"><text:span text:style-name="p1216-1-1">□ </text:span><text:span text:style-name="p1216-1-2">유의미한 분석결과를 얻기 위하여 평가점수의 평균 격차가 매우 큰 대기</text:span><text:span text:style-name="p1216-2-1">업과 중소</text:span><text:span text:style-name="p1216-2-2">․</text:span><text:span text:style-name="p1216-2-3">중견기업 간 입찰 및 단독입찰 등의 결과는 제외하였으며, 대</text:span><text:span text:style-name="p1216-3-1">기업과 중소</text:span><text:span text:style-name="p1216-3-2">․</text:span><text:span text:style-name="p1216-3-3">중견기업의 평가점수를 별도로 분석하였음</text:span></text:p>
      <text:p text:style-name="Paragraph-1217"/>
      <text:p text:style-name="Paragraph-1218"><text:span text:style-name="p1218-1-2">나. 평가</text:span></text:p>
      <text:p text:style-name="Paragraph-1219"/>
      <text:p text:style-name="Paragraph-1220"><text:span text:style-name="p1220-1-1">□ </text:span><text:span text:style-name="p1220-1-2">표본이 매우 적고 특허신청공고 별로 선정업체 수에 차이가 있으며 공고 </text:span><text:span text:style-name="p1220-2-1">별 그리고 사업자 별 평가결과 또한 편차가 큼을 감안할 때, 이와 같이 </text:span><text:span text:style-name="p1220-3-1">산출한 감점점수가 실제로 목적에 부합하도록 효과적으로 작동할 것인지 </text:span><text:span text:style-name="p1220-4-1">확실하지 않은 한계가 있음</text:span></text:p>
      <text:p text:style-name="Paragraph-1221"><text:span text:style-name="p1221-1-1">  - 그러나 이는 현재까지 입수가능한 표본자료의 한계 등으로 인해 불가피</text:span><text:span text:style-name="p1221-2-1">한 것으로 판단되며, 향후 제도 운영과 함께 지속적으로 보완해야 할 </text:span><text:span text:style-name="p1221-3-1">것임</text:span></text:p>
      <text:p text:style-name="Paragraph-1222"/>
      <text:p text:style-name="Paragraph-1223"><text:span text:style-name="p1223-1-1">□ </text:span><text:span text:style-name="p1223-1-2">각 안의 감점점수가 획일적이어서 구체적인 시장의 구조 및 특성과 시장</text:span><text:span text:style-name="p1223-2-1">지배적 추정사업자의 특성을 제대로 반영하지 못한다는 한계가 있을 수 </text:span><text:span text:style-name="p1223-3-1">있음</text:span></text:p>
      <text:p text:style-name="Paragraph-1224"><text:span text:style-name="p1224-1-1">  - 예컨대 동일하게 시장지배적 사업자로 추정되는 경우라도 100% 독점</text:span><text:span text:style-name="p1224-2-1">사업자와 50% 과점사업자의 시장지배력은 다를 수 있으며, 공정거래법</text:span><text:span text:style-name="p1224-3-1">상으로는 통상 시장점유율 70% 이상인 경우 현저한 시장지배력 내지 </text:span><text:span text:style-name="p1224-4-1">독점력(</text:span><text:span text:style-name="p1224-4-2">monopoly power)</text:span><text:span text:style-name="p1224-4-3">을 보유하고 있다고 생각함</text:span><text:note text:id="FootNote-32" text:note-class="footnote"><text:note-citation>32</text:note-citation><text:note-body><text:p text:style-name="각주"><text:span> 미국의 학설과 판례는 일반적으로 70% 이상의 시장점유율을 보유한 경우에는 독점력을 인정할 수 </text:span><text:span>있다는 입장임(</text:span><text:span>Andrew I. Gavil, William E. Kovacic, Jonathan B. Baker &amp; Joshua Wright, </text:span><text:span>Antitrust Law in Perspective: Cases, Concepts and Problems in Competition Policy (3d. Ed. </text:span><text:span>2016), p. 643); </text:span><text:span>유럽연합의 경우 미국 셔먼법 제2조의 독점화 사안에 비해 관대한 기준을 적용하지</text:span><text:span>만 시장점유율이 70%를 초과하는 경우에는 시장지배적 지위가 강하게 추정된다는 점에 대해 큰 이견</text:span><text:span>이 없음 (</text:span><text:span>Robert O'Donoghue, Jorge Padilla, The Law and Economics of Article 102 TFEU </text:span><text:span>(2d ed. 2013), p. 147). </text:span></text:p></text:note-body></text:note></text:p>
      <text:p text:style-name="Paragraph-1226"><text:span text:style-name="p1226-1-1">  - 이러한 경우 독점적 시장구조를 개선하여야 할 공익적 필요성이 높다는 </text:span><text:span text:style-name="p1226-2-1">점에서 시장점유율이 70%를 초과하는 사업자에 대해서는 상대적으로 </text:span><text:span text:style-name="p1226-3-1">높은 감점을 하는 등 차등적 기준을 적용할 필요가 있을 수 있음</text:span></text:p>
      <text:p text:style-name="Paragraph-1227"><text:span text:style-name="p1227-1-1">  - 반면 3 이하 사업자의 시장점유율이 75%를 상회하여 시장지배적 사업</text:span><text:span text:style-name="p1227-2-1">자로 추정되는 경우이지만 특정 사업자의 시장점유율이 25%에 미치지 </text:span><text:span text:style-name="p1227-3-1">못하는 경우에는 그에 대해 상대적으로 낮은 감점을 하는 등 각 사업</text:span><text:span text:style-name="p1227-4-1">자의 시장지위 격차에 따라 차등적 기준을 설정할 필요도 있을 수 있</text:span><text:span text:style-name="p1227-5-1">음</text:span><text:note text:id="FootNote-33" text:note-class="footnote"><text:note-citation>33</text:note-citation><text:note-body><text:p text:style-name="각주"><text:span> 유럽연합법원은 시장점유율이 25%미만인 경우에는 대체로 시장지배적 지위를 인정하지 않음. </text:span><text:span>Case </text:span><text:span>85/76, Hoffmann-La Roche &amp; Co. AG v Commission, Judgment of the Court of 13 </text:span><text:span>February 1979. </text:span><text:span>미국 법원도 시장점유율이 30%미만인 경우에는 셔먼법 제2조의 독점화 또는 독점</text:span><text:span>화의 기도(</text:span><text:span>attempt to monopolize)</text:span><text:span>를 인정하지 않는 것이 보통임. </text:span><text:span>ABA, Market Power Handbook </text:span><text:span>(2nd ed. 2012) 22</text:span><text:span>면.</text:span></text:p></text:note-body></text:note></text:p>
      <text:p text:style-name="Paragraph-1229"><text:span text:style-name="p1229-1-1">  - 동일한 시장점유율이라 하더라도 시장의 구조와 특성에 따라 실제 시장</text:span><text:span text:style-name="p1229-2-1">경쟁에서 차지하는 지위는 서로 다를 수 있음</text:span></text:p>
      <text:p text:style-name="Paragraph-1230"/>
      <text:p text:style-name="Paragraph-1231"><text:span text:style-name="p1231-1-1">□ </text:span><text:span text:style-name="p1231-1-2">위와 같은 시장구조와 사업자의 구체적인 시장지위를 분석하여 감점기준</text:span><text:span text:style-name="p1231-2-1">과 점수를 구체적이고 다양하게 구성하는 방안을 생각할 수 있으나, 이는 </text:span><text:span text:style-name="p1231-3-1">비현실적임</text:span></text:p>
      <text:p text:style-name="Paragraph-1232"><text:span text:style-name="p1232-1-1">  - 시장지배력의 판단은 단순히 시장점유율 만으로 할 수 없으며 다양한 </text:span><text:span text:style-name="p1232-2-1">요소를 종합적으로 분석할 때 비로소 가능한 것임은 앞에서 보았음</text:span></text:p>
      <text:p text:style-name="Paragraph-1233"><text:span text:style-name="p1233-1-1">  - 같은 시장점유율이라 하더라도 시장의 구조와 동태적 특성 등에 따라 </text:span><text:span text:style-name="p1233-2-1">시장경쟁에 미치는 효과는 다양할 수 있으며, 이는 시장지배적 사업자 </text:span><text:span text:style-name="p1233-3-1">추정 단계에서는 고려하기가 제도적으로 불가능한 것임</text:span></text:p>
      <text:p text:style-name="Paragraph-1234"><text:span text:style-name="p1234-1-1">  - 따라서 다양한 시장경쟁의 요소를 구체적으로 반영하는 감점기준을 마</text:span><text:span text:style-name="p1234-2-1">련하는 것은 지나치게 복잡할 뿐 아니라 예측가능성을 저하시키는 단점</text:span><text:span text:style-name="p1234-3-1">도 있음</text:span></text:p>
      <text:p text:style-name="Paragraph-1235"><text:span text:style-name="p1235-1-1">  - 나아가 시장지배적 추정사업자 감점제도가 공정거래법상 추정제도에 의</text:span><text:span text:style-name="p1235-2-1">존하고 있고 이 제도는 단순히 시장점유율의 크기 만을 고려하는 것이</text:span><text:span text:style-name="p1235-3-1">기 때문에 제도적 한계도 있음</text:span></text:p>
      <text:p text:style-name="Paragraph-1236"/>
      <text:p text:style-name="Paragraph-1237"><text:span text:style-name="p1237-1-1">□ </text:span><text:span text:style-name="p1237-1-2">결국 시장지배적 사업자 추정제도의 본질적인 한계로 인하여 감점제도에</text:span><text:span text:style-name="p1237-2-1">서 시장지배력의 충분하고도 정확한 반영이 어렵다는 점을 감안하면, 감</text:span><text:span text:style-name="p1237-3-1">점제도의 예측가능성과 공정한 집행 가능성을 제고할 수 있는 방향을 중</text:span><text:span text:style-name="p1237-4-1">심으로 감점기준을 구성하는 것이 바람직할 것으로 생각됨</text:span></text:p>
      <text:p text:style-name="Paragraph-1238"><text:span text:style-name="p1238-1-1">  - 감점제도가 사업자들의 경제적 이해관계에 커다란 영향을 미치는 민감</text:span><text:span text:style-name="p1238-2-1">한 사안임을 감안하면, 치유가 어려운 제도적 한계라는 제약을 공통적</text:span><text:span text:style-name="p1238-3-1">으로 안고 있는 경쟁사업자들을 대상으로 할 때 공평성과 예측가능성을 </text:span><text:span text:style-name="p1238-4-1">높이는 것이 제도의 취지를 살리면서도 순응을 이끌 수 있는 방법일 것</text:span><text:span text:style-name="p1238-5-1">으로 예상됨</text:span></text:p>
      <text:p text:style-name="Paragraph-1239"/>
      <text:p text:style-name="Paragraph-1240"><text:span text:style-name="p1240-1-1">□ </text:span><text:span text:style-name="p1240-1-2">아래에 제시한 감점기준은 위와 같은 고려에서 시장지배적 추정사업자의 </text:span><text:span text:style-name="p1240-2-1">점유율 만을 기준으로 감점하도록 하고, 각 구간의 감점점수도 동일하게 </text:span><text:span text:style-name="p1240-3-1">구성한 것임</text:span></text:p>
      <text:p text:style-name="Paragraph-1241"><text:span text:style-name="p1241-1-1">  - 이로써 사업자들의 예측가능성과 공평성에 대한 시비를 방지하는데 기</text:span><text:span text:style-name="p1241-2-1">여할 수 있을 것으로 기대함</text:span></text:p>
      <text:p text:style-name="Paragraph-1242"/>
      <text:p text:style-name="Paragraph-1243"><text:span text:style-name="p1243-1-1">□ </text:span><text:span text:style-name="p1243-1-2">면세점 특허심사 평가기준과 종래 평가결과를 보면, 각 평가항목에 따라 </text:span><text:span text:style-name="p1243-2-1">일부에서는 다수 사업자들이 이미 높은 점수를 받고 있어 점수를 올려 </text:span><text:span text:style-name="p1243-3-1">감점을 극복할 수 있는 여력이 제한적일 것으로 보임</text:span></text:p>
      <text:p text:style-name="Paragraph-1244"><text:span text:style-name="p1244-1-1">  - 특허보세구역 관리역량, 운영인의 경영능력, 관광인프라 등 주변 환경요</text:span><text:span text:style-name="p1244-2-1">소 부문은 다수 면세점 사업자들이 이미 높은 점수를 받고 있음</text:span></text:p>
      <text:p text:style-name="Paragraph-1245"><text:span text:style-name="p1245-1-1">  - 반면 중소기업 제품 판매실적 등 경제</text:span><text:span text:style-name="p1245-1-2">․</text:span><text:span text:style-name="p1245-1-3">사회 발전을 위한 공헌도, 기업이</text:span><text:span text:style-name="p1245-2-1">익의 사회 환원 및 상생협력 노력정도 부문은 상대적으로 낮은 점수를 </text:span><text:span text:style-name="p1245-3-1">받고 있어 상승여력이 있다고 보임</text:span></text:p>
      <text:p text:style-name="Paragraph-1246"><text:span text:style-name="p1246-1-1">  - 따라서 감점점수 수준을 결정할 때에는 시장지배적 추정사업자가 노력</text:span><text:span text:style-name="p1246-2-1">에 따라 올릴 수 있는 점수수준을 충분히 고려할 필요가 있음</text:span></text:p>
      <text:p text:style-name="Paragraph-1247"/>
      <text:p text:style-name="Paragraph-1248"><text:span text:style-name="p1248-1-1">□ </text:span><text:span text:style-name="p1248-1-2">이 보고서의 안을 바탕으로 실제 평가기준을 마련하는 경우 위에서 언급</text:span><text:span text:style-name="p1248-2-1">한 많은 한계와 문제점을 감안하여 감점제도의 취지가 실현되면서도 사</text:span><text:span text:style-name="p1248-3-1">업자의 경쟁력 유지 및 강화에 과도한 제약이 되지 않도록 유의할 필요</text:span><text:span text:style-name="p1248-4-1">가 있음</text:span></text:p>
      <text:p text:style-name="Paragraph-1249"/>
      <text:p text:style-name="Paragraph-1250"><text:span text:style-name="p1250-1-1">□ </text:span><text:span text:style-name="p1250-1-2">감점기준(안)은 시장획정의 제1안과 제2안에 대하여 각각 2개씩 마련되</text:span><text:span text:style-name="p1250-2-1">었으며, 각 안 별로 제시된 특징과 장단점을 고려하여 정책목표 상 가장 </text:span><text:span text:style-name="p1250-3-1">적절하다고 판단되는 안을 선택하면 될 것임</text:span></text:p>
      <text:p text:style-name="Paragraph-1251"/>
      <text:p text:style-name="Paragraph-1252"><text:span text:style-name="p1252-1-2">Ⅲ. </text:span><text:span text:style-name="p1252-1-3">감점기준(안) - 시장획정 제1안(입찰시장의 특성을 중시한 시장획정)</text:span><text:span text:style-name="p1252-2-1">에 따를 경우 </text:span></text:p>
      <text:p text:style-name="Paragraph-1253"/>
      <text:p text:style-name="Paragraph-1254"><text:span text:style-name="p1254-1-1">□ </text:span><text:span text:style-name="p1254-1-2">아래 2개 안은 모두 시장지배적 사업자로 추정되는 사업자에 대해 평가</text:span><text:span text:style-name="p1254-2-1">점수의 총점에서 소정의 기준에 따른 점수를 감점하도록 마련되었음</text:span></text:p>
      <text:p text:style-name="Paragraph-1255"/>
      <text:p text:style-name="Paragraph-1256"><text:span text:style-name="p1256-1-2">1. 구조적 경쟁 촉진안</text:span></text:p>
      <text:p text:style-name="Paragraph-1257"/>
      <text:p text:style-name="Paragraph-1258"/>
      <table:table table:style-name="Table-17">
        <table:table-column table:number-columns-repeated="2"/>
        <table:table-row>
          <table:table-cell table:style-name="Table-17-1-1" table:number-columns-spanned="1" table:number-rows-spanned="1">
            <text:p text:style-name="Paragraph-1259"><text:span text:style-name="p1259-1-1">시장점유율</text:span></text:p>
          </table:table-cell>
          <table:table-cell table:style-name="Table-17-1-2" table:number-columns-spanned="1" table:number-rows-spanned="1">
            <text:p text:style-name="Paragraph-1260"><text:span text:style-name="p1260-1-1">감점</text:span></text:p>
          </table:table-cell>
        </table:table-row>
        <table:table-row>
          <table:table-cell table:style-name="Table-17-2-1" table:number-columns-spanned="1" table:number-rows-spanned="1">
            <text:p text:style-name="Paragraph-1261"><text:span text:style-name="p1261-1-1">70% 이상</text:span></text:p>
          </table:table-cell>
          <table:table-cell table:style-name="Table-17-2-2" table:number-columns-spanned="1" table:number-rows-spanned="1">
            <text:p text:style-name="Paragraph-1262"><text:span text:style-name="p1262-1-1">60</text:span></text:p>
          </table:table-cell>
        </table:table-row>
        <table:table-row>
          <table:table-cell table:style-name="Table-17-3-1" table:number-columns-spanned="1" table:number-rows-spanned="1">
            <text:p text:style-name="Paragraph-1263"><text:span text:style-name="p1263-1-1">50% 이상 </text:span><text:span text:style-name="p1263-1-2">~ 70% </text:span><text:span text:style-name="p1263-1-3">미만</text:span></text:p>
          </table:table-cell>
          <table:table-cell table:style-name="Table-17-3-2" table:number-columns-spanned="1" table:number-rows-spanned="1">
            <text:p text:style-name="Paragraph-1264"><text:span text:style-name="p1264-1-1">50</text:span></text:p>
          </table:table-cell>
        </table:table-row>
        <table:table-row>
          <table:table-cell table:style-name="Table-17-4-1" table:number-columns-spanned="1" table:number-rows-spanned="1">
            <text:p text:style-name="Paragraph-1265"><text:span text:style-name="p1265-1-1">40% 이상 </text:span><text:span text:style-name="p1265-1-2">~ 50% </text:span><text:span text:style-name="p1265-1-3">미만</text:span></text:p>
          </table:table-cell>
          <table:table-cell table:style-name="Table-17-4-2" table:number-columns-spanned="1" table:number-rows-spanned="1">
            <text:p text:style-name="Paragraph-1266"><text:span text:style-name="p1266-1-1">40</text:span></text:p>
          </table:table-cell>
        </table:table-row>
        <table:table-row>
          <table:table-cell table:style-name="Table-17-5-1" table:number-columns-spanned="1" table:number-rows-spanned="1">
            <text:p text:style-name="Paragraph-1267"><text:span text:style-name="p1267-1-1">30% 이상 </text:span><text:span text:style-name="p1267-1-2">~ 40% </text:span><text:span text:style-name="p1267-1-3">미만</text:span></text:p>
          </table:table-cell>
          <table:table-cell table:style-name="Table-17-5-2" table:number-columns-spanned="1" table:number-rows-spanned="1">
            <text:p text:style-name="Paragraph-1268"><text:span text:style-name="p1268-1-1">30</text:span></text:p>
          </table:table-cell>
        </table:table-row>
        <table:table-row>
          <table:table-cell table:style-name="Table-17-6-1" table:number-columns-spanned="1" table:number-rows-spanned="1">
            <text:p text:style-name="Paragraph-1269"><text:span text:style-name="p1269-1-1">20% 이상 </text:span><text:span text:style-name="p1269-1-2">~ 30% </text:span><text:span text:style-name="p1269-1-3">미만</text:span></text:p>
          </table:table-cell>
          <table:table-cell table:style-name="Table-17-6-2" table:number-columns-spanned="1" table:number-rows-spanned="1">
            <text:p text:style-name="Paragraph-1270"><text:span text:style-name="p1270-1-1">20</text:span></text:p>
          </table:table-cell>
        </table:table-row>
        <table:table-row>
          <table:table-cell table:style-name="Table-17-7-1" table:number-columns-spanned="1" table:number-rows-spanned="1">
            <text:p text:style-name="Paragraph-1271"><text:span text:style-name="p1271-1-1">10% 이상 </text:span><text:span text:style-name="p1271-1-2">~ 20% </text:span><text:span text:style-name="p1271-1-3">미만</text:span></text:p>
          </table:table-cell>
          <table:table-cell table:style-name="Table-17-7-2" table:number-columns-spanned="1" table:number-rows-spanned="1">
            <text:p text:style-name="Paragraph-1272"><text:span text:style-name="p1272-1-1">10</text:span></text:p>
          </table:table-cell>
        </table:table-row>
      </table:table>
      <text:p text:style-name="Paragraph-1273"><text:span text:style-name="p1273-1-2">2. 시장경쟁의 효과적 촉진안</text:span></text:p>
      <text:p text:style-name="Paragraph-1274"/>
      <text:p text:style-name="Paragraph-1275"/>
      <table:table table:style-name="Table-18">
        <table:table-column table:number-columns-repeated="2"/>
        <table:table-row>
          <table:table-cell table:style-name="Table-18-1-1" table:number-columns-spanned="1" table:number-rows-spanned="1">
            <text:p text:style-name="Paragraph-1276"><text:span text:style-name="p1276-1-1">시장점유율</text:span></text:p>
          </table:table-cell>
          <table:table-cell table:style-name="Table-18-1-2" table:number-columns-spanned="1" table:number-rows-spanned="1">
            <text:p text:style-name="Paragraph-1277"><text:span text:style-name="p1277-1-1">감점</text:span></text:p>
          </table:table-cell>
        </table:table-row>
        <table:table-row>
          <table:table-cell table:style-name="Table-18-2-1" table:number-columns-spanned="1" table:number-rows-spanned="1">
            <text:p text:style-name="Paragraph-1278"><text:span text:style-name="p1278-1-1">70% 이상</text:span></text:p>
          </table:table-cell>
          <table:table-cell table:style-name="Table-18-2-2" table:number-columns-spanned="1" table:number-rows-spanned="1">
            <text:p text:style-name="Paragraph-1279"><text:span text:style-name="p1279-1-1">40</text:span></text:p>
          </table:table-cell>
        </table:table-row>
        <table:table-row>
          <table:table-cell table:style-name="Table-18-3-1" table:number-columns-spanned="1" table:number-rows-spanned="1">
            <text:p text:style-name="Paragraph-1280"><text:span text:style-name="p1280-1-1">50% 이상 </text:span><text:span text:style-name="p1280-1-2">~ 70% </text:span><text:span text:style-name="p1280-1-3">미만</text:span></text:p>
          </table:table-cell>
          <table:table-cell table:style-name="Table-18-3-2" table:number-columns-spanned="1" table:number-rows-spanned="1">
            <text:p text:style-name="Paragraph-1281"><text:span text:style-name="p1281-1-1">30</text:span></text:p>
          </table:table-cell>
        </table:table-row>
        <table:table-row>
          <table:table-cell table:style-name="Table-18-4-1" table:number-columns-spanned="1" table:number-rows-spanned="1">
            <text:p text:style-name="Paragraph-1282"><text:span text:style-name="p1282-1-1">40% 이상 </text:span><text:span text:style-name="p1282-1-2">~ 50% </text:span><text:span text:style-name="p1282-1-3">미만</text:span></text:p>
          </table:table-cell>
          <table:table-cell table:style-name="Table-18-4-2" table:number-columns-spanned="1" table:number-rows-spanned="1">
            <text:p text:style-name="Paragraph-1283"><text:span text:style-name="p1283-1-1">25</text:span></text:p>
          </table:table-cell>
        </table:table-row>
        <table:table-row>
          <table:table-cell table:style-name="Table-18-5-1" table:number-columns-spanned="1" table:number-rows-spanned="1">
            <text:p text:style-name="Paragraph-1284"><text:span text:style-name="p1284-1-1">30% 이상 </text:span><text:span text:style-name="p1284-1-2">~ 40% </text:span><text:span text:style-name="p1284-1-3">미만</text:span></text:p>
          </table:table-cell>
          <table:table-cell table:style-name="Table-18-5-2" table:number-columns-spanned="1" table:number-rows-spanned="1">
            <text:p text:style-name="Paragraph-1285"><text:span text:style-name="p1285-1-1">20</text:span></text:p>
          </table:table-cell>
        </table:table-row>
        <table:table-row>
          <table:table-cell table:style-name="Table-18-6-1" table:number-columns-spanned="1" table:number-rows-spanned="1">
            <text:p text:style-name="Paragraph-1286"><text:span text:style-name="p1286-1-1">20% 이상 </text:span><text:span text:style-name="p1286-1-2">~ 30% </text:span><text:span text:style-name="p1286-1-3">미만</text:span></text:p>
          </table:table-cell>
          <table:table-cell table:style-name="Table-18-6-2" table:number-columns-spanned="1" table:number-rows-spanned="1">
            <text:p text:style-name="Paragraph-1287"><text:span text:style-name="p1287-1-1">15</text:span></text:p>
          </table:table-cell>
        </table:table-row>
        <table:table-row>
          <table:table-cell table:style-name="Table-18-7-1" table:number-columns-spanned="1" table:number-rows-spanned="1">
            <text:p text:style-name="Paragraph-1288"><text:span text:style-name="p1288-1-1">10% 이상 </text:span><text:span text:style-name="p1288-1-2">~ 20% </text:span><text:span text:style-name="p1288-1-3">미만</text:span></text:p>
          </table:table-cell>
          <table:table-cell table:style-name="Table-18-7-2" table:number-columns-spanned="1" table:number-rows-spanned="1">
            <text:p text:style-name="Paragraph-1289"><text:span text:style-name="p1289-1-1">10</text:span></text:p>
          </table:table-cell>
        </table:table-row>
      </table:table>
      <text:p text:style-name="Paragraph-1290"/>
      <text:p text:style-name="Paragraph-1291"><text:span text:style-name="p1291-1-1">3. 감점대상 사업자 예측</text:span></text:p>
      <text:p text:style-name="Paragraph-1292"/>
      <text:p text:style-name="Paragraph-1293"><text:span text:style-name="p1293-1-1">□ </text:span><text:span text:style-name="p1293-1-2">관련 지역시장이 국내 전체로 획정될 경우를 가정하여, 현재 면세점 사업</text:span><text:span text:style-name="p1293-2-1">자별 매출기준 시장점유율에 따라 기존 사업자들 중 어느 사업자가 시장</text:span><text:span text:style-name="p1293-3-1">지배적 추정사업자에 해당하여 감점대상이 될 것인지를 예측함</text:span></text:p>
      <text:p text:style-name="Paragraph-1294"/>
      <text:p text:style-name="Paragraph-1295"/>
      <table:table table:style-name="Table-19">
        <table:table-column table:number-columns-repeated="9"/>
        <table:table-row>
          <table:table-cell table:style-name="Table-19-1-1" table:number-columns-spanned="1" table:number-rows-spanned="2">
            <text:p text:style-name="Paragraph-1298"><text:span text:style-name="p1298-1-1">구분</text:span></text:p>
          </table:table-cell>
          <table:table-cell table:style-name="Table-19-1-2" table:number-columns-spanned="2" table:number-rows-spanned="1">
            <text:p text:style-name="Paragraph-1299"><text:span text:style-name="p1299-1-1"> 2013년 </text:span></text:p>
          </table:table-cell>
          <table:table-cell table:style-name="Table-19-1-3" table:number-columns-spanned="2" table:number-rows-spanned="1">
            <text:p text:style-name="Paragraph-1300"><text:span text:style-name="p1300-1-1"> 2014년 </text:span></text:p>
          </table:table-cell>
          <table:table-cell table:style-name="Table-19-1-4" table:number-columns-spanned="2" table:number-rows-spanned="1">
            <text:p text:style-name="Paragraph-1301"><text:span text:style-name="p1301-1-1"> 2015년 </text:span></text:p>
          </table:table-cell>
          <table:table-cell table:style-name="Table-19-1-5" table:number-columns-spanned="2" table:number-rows-spanned="1">
            <text:p text:style-name="Paragraph-1302"><text:span text:style-name="p1302-1-1"> 2016년 </text:span></text:p>
          </table:table-cell>
        </table:table-row>
        <table:table-row>
          <table:table-cell table:style-name="Table-19-2-1" table:number-columns-spanned="1" table:number-rows-spanned="1">
            <text:p text:style-name="Paragraph-1303"><text:span text:style-name="p1303-1-1">매출액</text:span></text:p>
          </table:table-cell>
          <table:table-cell table:style-name="Table-19-2-2" table:number-columns-spanned="1" table:number-rows-spanned="1">
            <text:p text:style-name="Paragraph-1304"><text:span text:style-name="p1304-1-1">점유율</text:span></text:p>
          </table:table-cell>
          <table:table-cell table:style-name="Table-19-2-3" table:number-columns-spanned="1" table:number-rows-spanned="1">
            <text:p text:style-name="Paragraph-1305"><text:span text:style-name="p1305-1-1">매출액</text:span></text:p>
          </table:table-cell>
          <table:table-cell table:style-name="Table-19-2-4" table:number-columns-spanned="1" table:number-rows-spanned="1">
            <text:p text:style-name="Paragraph-1306"><text:span text:style-name="p1306-1-1">점유율</text:span></text:p>
          </table:table-cell>
          <table:table-cell table:style-name="Table-19-2-5" table:number-columns-spanned="1" table:number-rows-spanned="1">
            <text:p text:style-name="Paragraph-1307"><text:span text:style-name="p1307-1-1">매출액</text:span></text:p>
          </table:table-cell>
          <table:table-cell table:style-name="Table-19-2-6" table:number-columns-spanned="1" table:number-rows-spanned="1">
            <text:p text:style-name="Paragraph-1308"><text:span text:style-name="p1308-1-1">점유율</text:span></text:p>
          </table:table-cell>
          <table:table-cell table:style-name="Table-19-2-7" table:number-columns-spanned="1" table:number-rows-spanned="1">
            <text:p text:style-name="Paragraph-1309"><text:span text:style-name="p1309-1-1">매출액</text:span></text:p>
          </table:table-cell>
          <table:table-cell table:style-name="Table-19-2-8" table:number-columns-spanned="1" table:number-rows-spanned="1">
            <text:p text:style-name="Paragraph-1310"><text:span text:style-name="p1310-1-1">점유율</text:span></text:p>
          </table:table-cell>
        </table:table-row>
        <table:table-row>
          <table:table-cell table:style-name="Table-19-3-1" table:number-columns-spanned="1" table:number-rows-spanned="1">
            <text:p text:style-name="Paragraph-1311"><text:span text:style-name="p1311-1-1">롯데</text:span></text:p>
          </table:table-cell>
          <table:table-cell table:style-name="Table-19-3-2" table:number-columns-spanned="1" table:number-rows-spanned="1">
            <text:p text:style-name="Paragraph-1312"><text:span>35,759 </text:span></text:p>
          </table:table-cell>
          <table:table-cell table:style-name="Table-19-3-3" table:number-columns-spanned="1" table:number-rows-spanned="1">
            <text:p text:style-name="Paragraph-1313"><text:span>52.3</text:span></text:p>
          </table:table-cell>
          <table:table-cell table:style-name="Table-19-3-4" table:number-columns-spanned="1" table:number-rows-spanned="1">
            <text:p text:style-name="Paragraph-1314"><text:span>42,172 </text:span></text:p>
          </table:table-cell>
          <table:table-cell table:style-name="Table-19-3-5" table:number-columns-spanned="1" table:number-rows-spanned="1">
            <text:p text:style-name="Paragraph-1315"><text:span>50.8</text:span></text:p>
          </table:table-cell>
          <table:table-cell table:style-name="Table-19-3-6" table:number-columns-spanned="1" table:number-rows-spanned="1">
            <text:p text:style-name="Paragraph-1316"><text:span>47,392 </text:span></text:p>
          </table:table-cell>
          <table:table-cell table:style-name="Table-19-3-7" table:number-columns-spanned="1" table:number-rows-spanned="1">
            <text:p text:style-name="Paragraph-1317"><text:span>51.5</text:span></text:p>
          </table:table-cell>
          <table:table-cell table:style-name="Table-19-3-8" table:number-columns-spanned="1" table:number-rows-spanned="1">
            <text:p text:style-name="Paragraph-1318"><text:span>59,728 </text:span></text:p>
          </table:table-cell>
          <table:table-cell table:style-name="Table-19-3-9" table:number-columns-spanned="1" table:number-rows-spanned="1">
            <text:p text:style-name="Paragraph-1319"><text:span>48.7</text:span></text:p>
          </table:table-cell>
        </table:table-row>
        <table:table-row>
          <table:table-cell table:style-name="Table-19-4-1" table:number-columns-spanned="1" table:number-rows-spanned="1">
            <text:p text:style-name="Paragraph-1320"><text:span text:style-name="p1320-1-1">신라</text:span></text:p>
          </table:table-cell>
          <table:table-cell table:style-name="Table-19-4-2" table:number-columns-spanned="1" table:number-rows-spanned="1">
            <text:p text:style-name="Paragraph-1321"><text:span>20,904 </text:span></text:p>
          </table:table-cell>
          <table:table-cell table:style-name="Table-19-4-3" table:number-columns-spanned="1" table:number-rows-spanned="1">
            <text:p text:style-name="Paragraph-1322"><text:span>30.6</text:span></text:p>
          </table:table-cell>
          <table:table-cell table:style-name="Table-19-4-4" table:number-columns-spanned="1" table:number-rows-spanned="1">
            <text:p text:style-name="Paragraph-1323"><text:span>25,376 </text:span></text:p>
          </table:table-cell>
          <table:table-cell table:style-name="Table-19-4-5" table:number-columns-spanned="1" table:number-rows-spanned="1">
            <text:p text:style-name="Paragraph-1324"><text:span>30.5</text:span></text:p>
          </table:table-cell>
          <table:table-cell table:style-name="Table-19-4-6" table:number-columns-spanned="1" table:number-rows-spanned="1">
            <text:p text:style-name="Paragraph-1325"><text:span>25,899 </text:span></text:p>
          </table:table-cell>
          <table:table-cell table:style-name="Table-19-4-7" table:number-columns-spanned="1" table:number-rows-spanned="1">
            <text:p text:style-name="Paragraph-1326"><text:span>28.2</text:span></text:p>
          </table:table-cell>
          <table:table-cell table:style-name="Table-19-4-8" table:number-columns-spanned="1" table:number-rows-spanned="1">
            <text:p text:style-name="Paragraph-1327"><text:span>34,053 </text:span></text:p>
          </table:table-cell>
          <table:table-cell table:style-name="Table-19-4-9" table:number-columns-spanned="1" table:number-rows-spanned="1">
            <text:p text:style-name="Paragraph-1328"><text:span>27.7</text:span></text:p>
          </table:table-cell>
        </table:table-row>
        <table:table-row>
          <table:table-cell table:style-name="Table-19-5-1" table:number-columns-spanned="1" table:number-rows-spanned="1">
            <text:p text:style-name="Paragraph-1329"><text:span text:style-name="p1329-1-1">신세계</text:span></text:p>
          </table:table-cell>
          <table:table-cell table:style-name="Table-19-5-2" table:number-columns-spanned="1" table:number-rows-spanned="1">
            <text:p text:style-name="Paragraph-1330"><text:span>1,593 </text:span></text:p>
          </table:table-cell>
          <table:table-cell table:style-name="Table-19-5-3" table:number-columns-spanned="1" table:number-rows-spanned="1">
            <text:p text:style-name="Paragraph-1331"><text:span>2.3</text:span></text:p>
          </table:table-cell>
          <table:table-cell table:style-name="Table-19-5-4" table:number-columns-spanned="1" table:number-rows-spanned="1">
            <text:p text:style-name="Paragraph-1332"><text:span>2,602 </text:span></text:p>
          </table:table-cell>
          <table:table-cell table:style-name="Table-19-5-5" table:number-columns-spanned="1" table:number-rows-spanned="1">
            <text:p text:style-name="Paragraph-1333"><text:span>3.1</text:span></text:p>
          </table:table-cell>
          <table:table-cell table:style-name="Table-19-5-6" table:number-columns-spanned="1" table:number-rows-spanned="1">
            <text:p text:style-name="Paragraph-1334"><text:span>3,511 </text:span></text:p>
          </table:table-cell>
          <table:table-cell table:style-name="Table-19-5-7" table:number-columns-spanned="1" table:number-rows-spanned="1">
            <text:p text:style-name="Paragraph-1335"><text:span>3.8</text:span></text:p>
          </table:table-cell>
          <table:table-cell table:style-name="Table-19-5-8" table:number-columns-spanned="1" table:number-rows-spanned="1">
            <text:p text:style-name="Paragraph-1336"><text:span>9,608 </text:span></text:p>
          </table:table-cell>
          <table:table-cell table:style-name="Table-19-5-9" table:number-columns-spanned="1" table:number-rows-spanned="1">
            <text:p text:style-name="Paragraph-1337"><text:span>7.8</text:span></text:p>
          </table:table-cell>
        </table:table-row>
        <table:table-row>
          <table:table-cell table:style-name="Table-19-6-1" table:number-columns-spanned="1" table:number-rows-spanned="1">
            <text:p text:style-name="Paragraph-1338"><text:span text:style-name="p1338-1-1">JDC</text:span></text:p>
          </table:table-cell>
          <table:table-cell table:style-name="Table-19-6-2" table:number-columns-spanned="1" table:number-rows-spanned="1">
            <text:p text:style-name="Paragraph-1339"><text:span>3,450 </text:span></text:p>
          </table:table-cell>
          <table:table-cell table:style-name="Table-19-6-3" table:number-columns-spanned="1" table:number-rows-spanned="1">
            <text:p text:style-name="Paragraph-1340"><text:span>5.0</text:span></text:p>
          </table:table-cell>
          <table:table-cell table:style-name="Table-19-6-4" table:number-columns-spanned="1" table:number-rows-spanned="1">
            <text:p text:style-name="Paragraph-1341"><text:span>3,666 </text:span></text:p>
          </table:table-cell>
          <table:table-cell table:style-name="Table-19-6-5" table:number-columns-spanned="1" table:number-rows-spanned="1">
            <text:p text:style-name="Paragraph-1342"><text:span>4.4</text:span></text:p>
          </table:table-cell>
          <table:table-cell table:style-name="Table-19-6-6" table:number-columns-spanned="1" table:number-rows-spanned="1">
            <text:p text:style-name="Paragraph-1343"><text:span>4,882 </text:span></text:p>
          </table:table-cell>
          <table:table-cell table:style-name="Table-19-6-7" table:number-columns-spanned="1" table:number-rows-spanned="1">
            <text:p text:style-name="Paragraph-1344"><text:span>5.3</text:span></text:p>
          </table:table-cell>
          <table:table-cell table:style-name="Table-19-6-8" table:number-columns-spanned="1" table:number-rows-spanned="1">
            <text:p text:style-name="Paragraph-1345"><text:span>5,408 </text:span></text:p>
          </table:table-cell>
          <table:table-cell table:style-name="Table-19-6-9" table:number-columns-spanned="1" table:number-rows-spanned="1">
            <text:p text:style-name="Paragraph-1346"><text:span>4.4</text:span></text:p>
          </table:table-cell>
        </table:table-row>
        <table:table-row>
          <table:table-cell table:style-name="Table-19-7-1" table:number-columns-spanned="1" table:number-rows-spanned="1">
            <text:p text:style-name="Paragraph-1347"><text:span text:style-name="p1347-1-1">동화</text:span></text:p>
          </table:table-cell>
          <table:table-cell table:style-name="Table-19-7-2" table:number-columns-spanned="1" table:number-rows-spanned="1">
            <text:p text:style-name="Paragraph-1348"><text:span>2,090 </text:span></text:p>
          </table:table-cell>
          <table:table-cell table:style-name="Table-19-7-3" table:number-columns-spanned="1" table:number-rows-spanned="1">
            <text:p text:style-name="Paragraph-1349"><text:span>3.1</text:span></text:p>
          </table:table-cell>
          <table:table-cell table:style-name="Table-19-7-4" table:number-columns-spanned="1" table:number-rows-spanned="1">
            <text:p text:style-name="Paragraph-1350"><text:span>2,926 </text:span></text:p>
          </table:table-cell>
          <table:table-cell table:style-name="Table-19-7-5" table:number-columns-spanned="1" table:number-rows-spanned="1">
            <text:p text:style-name="Paragraph-1351"><text:span>3.5</text:span></text:p>
          </table:table-cell>
          <table:table-cell table:style-name="Table-19-7-6" table:number-columns-spanned="1" table:number-rows-spanned="1">
            <text:p text:style-name="Paragraph-1352"><text:span>3,200 </text:span></text:p>
          </table:table-cell>
          <table:table-cell table:style-name="Table-19-7-7" table:number-columns-spanned="1" table:number-rows-spanned="1">
            <text:p text:style-name="Paragraph-1353"><text:span>3.5</text:span></text:p>
          </table:table-cell>
          <table:table-cell table:style-name="Table-19-7-8" table:number-columns-spanned="1" table:number-rows-spanned="1">
            <text:p text:style-name="Paragraph-1354"><text:span>3,556 </text:span></text:p>
          </table:table-cell>
          <table:table-cell table:style-name="Table-19-7-9" table:number-columns-spanned="1" table:number-rows-spanned="1">
            <text:p text:style-name="Paragraph-1355"><text:span>2.9</text:span></text:p>
          </table:table-cell>
        </table:table-row>
        <table:table-row>
          <table:table-cell table:style-name="Table-19-8-1" table:number-columns-spanned="1" table:number-rows-spanned="1">
            <text:p text:style-name="Paragraph-1356"><text:span text:style-name="p1356-1-1">SK</text:span></text:p>
          </table:table-cell>
          <table:table-cell table:style-name="Table-19-8-2" table:number-columns-spanned="1" table:number-rows-spanned="1">
            <text:p text:style-name="Paragraph-1357"><text:span>1,958 </text:span></text:p>
          </table:table-cell>
          <table:table-cell table:style-name="Table-19-8-3" table:number-columns-spanned="1" table:number-rows-spanned="1">
            <text:p text:style-name="Paragraph-1358"><text:span>2.9</text:span></text:p>
          </table:table-cell>
          <table:table-cell table:style-name="Table-19-8-4" table:number-columns-spanned="1" table:number-rows-spanned="1">
            <text:p text:style-name="Paragraph-1359"><text:span>2,747 </text:span></text:p>
          </table:table-cell>
          <table:table-cell table:style-name="Table-19-8-5" table:number-columns-spanned="1" table:number-rows-spanned="1">
            <text:p text:style-name="Paragraph-1360"><text:span>3.3</text:span></text:p>
          </table:table-cell>
          <table:table-cell table:style-name="Table-19-8-6" table:number-columns-spanned="1" table:number-rows-spanned="1">
            <text:p text:style-name="Paragraph-1361"><text:span>2,874 </text:span></text:p>
          </table:table-cell>
          <table:table-cell table:style-name="Table-19-8-7" table:number-columns-spanned="1" table:number-rows-spanned="1">
            <text:p text:style-name="Paragraph-1362"><text:span>3.1</text:span></text:p>
          </table:table-cell>
          <table:table-cell table:style-name="Table-19-8-8" table:number-columns-spanned="1" table:number-rows-spanned="1">
            <text:p text:style-name="Paragraph-1363"><text:span>354 </text:span></text:p>
          </table:table-cell>
          <table:table-cell table:style-name="Table-19-8-9" table:number-columns-spanned="1" table:number-rows-spanned="1">
            <text:p text:style-name="Paragraph-1364"><text:span>0.3</text:span></text:p>
          </table:table-cell>
        </table:table-row>
        <table:table-row>
          <table:table-cell table:style-name="Table-19-9-1" table:number-columns-spanned="1" table:number-rows-spanned="1">
            <text:p text:style-name="Paragraph-1365"><text:span text:style-name="p1365-1-1">기타</text:span></text:p>
            <text:p text:style-name="Paragraph-1366"><text:span text:style-name="p1366-1-1">(23개사)</text:span></text:p>
          </table:table-cell>
          <table:table-cell table:style-name="Table-19-9-2" table:number-columns-spanned="1" table:number-rows-spanned="1">
            <text:p text:style-name="Paragraph-1367"><text:span text:style-name="p1367-1-1">2,573</text:span></text:p>
          </table:table-cell>
          <table:table-cell table:style-name="Table-19-9-3" table:number-columns-spanned="1" table:number-rows-spanned="1">
            <text:p text:style-name="Paragraph-1368"><text:span text:style-name="p1368-1-1">3.8</text:span></text:p>
          </table:table-cell>
          <table:table-cell table:style-name="Table-19-9-4" table:number-columns-spanned="1" table:number-rows-spanned="1">
            <text:p text:style-name="Paragraph-1369"><text:span text:style-name="p1369-1-1">3,591</text:span></text:p>
          </table:table-cell>
          <table:table-cell table:style-name="Table-19-9-5" table:number-columns-spanned="1" table:number-rows-spanned="1">
            <text:p text:style-name="Paragraph-1370"><text:span text:style-name="p1370-1-1">4.4</text:span></text:p>
          </table:table-cell>
          <table:table-cell table:style-name="Table-19-9-6" table:number-columns-spanned="1" table:number-rows-spanned="1">
            <text:p text:style-name="Paragraph-1371"><text:span text:style-name="p1371-1-1">4,228</text:span></text:p>
          </table:table-cell>
          <table:table-cell table:style-name="Table-19-9-7" table:number-columns-spanned="1" table:number-rows-spanned="1">
            <text:p text:style-name="Paragraph-1372"><text:span text:style-name="p1372-1-1">4.6</text:span></text:p>
          </table:table-cell>
          <table:table-cell table:style-name="Table-19-9-8" table:number-columns-spanned="1" table:number-rows-spanned="1">
            <text:p text:style-name="Paragraph-1373"><text:span text:style-name="p1373-1-1">10,050</text:span></text:p>
          </table:table-cell>
          <table:table-cell table:style-name="Table-19-9-9" table:number-columns-spanned="1" table:number-rows-spanned="1">
            <text:p text:style-name="Paragraph-1374"><text:span text:style-name="p1374-1-1">8.2</text:span></text:p>
          </table:table-cell>
        </table:table-row>
        <table:table-row>
          <table:table-cell table:style-name="Table-19-10-1" table:number-columns-spanned="1" table:number-rows-spanned="1">
            <text:p text:style-name="Paragraph-1375"><text:span text:style-name="p1375-1-1">합계</text:span></text:p>
          </table:table-cell>
          <table:table-cell table:style-name="Table-19-10-2" table:number-columns-spanned="1" table:number-rows-spanned="1">
            <text:p text:style-name="Paragraph-1376"/>
          </table:table-cell>
          <table:table-cell table:style-name="Table-19-10-3" table:number-columns-spanned="1" table:number-rows-spanned="1">
            <text:p text:style-name="Paragraph-1377"/>
          </table:table-cell>
          <table:table-cell table:style-name="Table-19-10-4" table:number-columns-spanned="1" table:number-rows-spanned="1">
            <text:p text:style-name="Paragraph-1378"/>
          </table:table-cell>
          <table:table-cell table:style-name="Table-19-10-5" table:number-columns-spanned="1" table:number-rows-spanned="1">
            <text:p text:style-name="Paragraph-1379"/>
          </table:table-cell>
          <table:table-cell table:style-name="Table-19-10-6" table:number-columns-spanned="1" table:number-rows-spanned="1">
            <text:p text:style-name="Paragraph-1380"/>
          </table:table-cell>
          <table:table-cell table:style-name="Table-19-10-7" table:number-columns-spanned="1" table:number-rows-spanned="1">
            <text:p text:style-name="Paragraph-1381"/>
          </table:table-cell>
          <table:table-cell table:style-name="Table-19-10-8" table:number-columns-spanned="1" table:number-rows-spanned="1">
            <text:p text:style-name="Paragraph-1382"/>
          </table:table-cell>
          <table:table-cell table:style-name="Table-19-10-9" table:number-columns-spanned="1" table:number-rows-spanned="1">
            <text:p text:style-name="Paragraph-1383"/>
          </table:table-cell>
        </table:table-row>
      </table:table>
      <text:p text:style-name="바탕글"><text:span>자료 : 관세청</text:span></text:p>
      <text:p text:style-name="Paragraph-1385"/>
      <text:p text:style-name="Paragraph-1386"><text:span text:style-name="p1386-1-1">□ </text:span><text:span text:style-name="p1386-1-2">최근 4년간 주요 면세점 사업자별 시장점유율 추이를 살펴보면, </text:span></text:p>
      <text:p text:style-name="Paragraph-1387"><text:span text:style-name="p1387-1-1">  - 1순위 사업자인 롯데는 시장점유율이 50% 내외로 공정거래법 제4호 </text:span><text:span text:style-name="p1387-2-1">제1호에 따른 시장지배적 사업자로 추정될 가능성이 높으며, 시장점유</text:span><text:span text:style-name="p1387-3-1">율이 50%에 미치지 못하는 경우라도 공정거래법 제4조 제2호의 추정</text:span><text:span text:style-name="p1387-4-1">이 적용될 가능성이 대단히 높음</text:span></text:p>
      <text:p text:style-name="Paragraph-1388"><text:span text:style-name="p1388-1-1">  - 2순위 사업자인 신라의 시장점유율은 25</text:span><text:span text:style-name="p1388-1-2">~30% </text:span><text:span text:style-name="p1388-1-3">범위이며 롯데의 시장</text:span><text:span text:style-name="p1388-2-1">점유율과 합산하면 공정거래법 제4조 제2호의 추정을 받을 가능성이 </text:span><text:span text:style-name="p1388-3-1">상당히 높음</text:span></text:p>
      <text:p text:style-name="Paragraph-1389"><text:span text:style-name="p1389-1-1">  - 신세계와 </text:span><text:span text:style-name="p1389-1-2">JDC</text:span><text:span text:style-name="p1389-1-3">를 포함한 기타 사업자들은 모두 시장점유율 10%미만으</text:span><text:span text:style-name="p1389-2-1">로, 예외규정에 따라 시장지배적 사업자로 추정되지 않을 것으로 보임 </text:span></text:p>
      <text:p text:style-name="Paragraph-1390"><text:span text:style-name="p1390-1-2">Ⅳ. </text:span><text:span text:style-name="p1390-1-3">감점기준(안) - 시장획정 제2안(공정위 실무안, 기업결합에서와 같은 </text:span><text:span text:style-name="p1390-2-1">시장획정)에 따를 경우</text:span></text:p>
      <text:p text:style-name="Paragraph-1391"/>
      <text:p text:style-name="Paragraph-1392"><text:span text:style-name="p1392-1-1">□ </text:span><text:span text:style-name="p1392-1-2">아래 2개 안은 모두 시장지배적 사업자로 추정되는 사업자에 대해 평가</text:span><text:span text:style-name="p1392-2-1">점수의 총점에서 소정의 기준에 따른 점수를 감점함</text:span></text:p>
      <text:p text:style-name="Paragraph-1393"/>
      <text:p text:style-name="Paragraph-1394"><text:span text:style-name="p1394-1-2">1. 구조적 경쟁 촉진안</text:span></text:p>
      <text:p text:style-name="Paragraph-1395"/>
      <text:p text:style-name="Paragraph-1396"/>
      <table:table table:style-name="Table-20">
        <table:table-column table:number-columns-repeated="2"/>
        <table:table-row>
          <table:table-cell table:style-name="Table-20-1-1" table:number-columns-spanned="1" table:number-rows-spanned="1">
            <text:p text:style-name="Paragraph-1397"><text:span text:style-name="p1397-1-1">시장점유율</text:span></text:p>
          </table:table-cell>
          <table:table-cell table:style-name="Table-20-1-2" table:number-columns-spanned="1" table:number-rows-spanned="1">
            <text:p text:style-name="Paragraph-1398"><text:span text:style-name="p1398-1-1">감점</text:span></text:p>
          </table:table-cell>
        </table:table-row>
        <table:table-row>
          <table:table-cell table:style-name="Table-20-2-1" table:number-columns-spanned="1" table:number-rows-spanned="1">
            <text:p text:style-name="Paragraph-1399"><text:span text:style-name="p1399-1-1">70% 이상</text:span></text:p>
          </table:table-cell>
          <table:table-cell table:style-name="Table-20-2-2" table:number-columns-spanned="1" table:number-rows-spanned="1">
            <text:p text:style-name="Paragraph-1400"><text:span text:style-name="p1400-1-1">60</text:span></text:p>
          </table:table-cell>
        </table:table-row>
        <table:table-row>
          <table:table-cell table:style-name="Table-20-3-1" table:number-columns-spanned="1" table:number-rows-spanned="1">
            <text:p text:style-name="Paragraph-1401"><text:span text:style-name="p1401-1-1">50% 이상 </text:span><text:span text:style-name="p1401-1-2">~ 70% </text:span><text:span text:style-name="p1401-1-3">미만</text:span></text:p>
          </table:table-cell>
          <table:table-cell table:style-name="Table-20-3-2" table:number-columns-spanned="1" table:number-rows-spanned="1">
            <text:p text:style-name="Paragraph-1402"><text:span text:style-name="p1402-1-1">50</text:span></text:p>
          </table:table-cell>
        </table:table-row>
        <table:table-row>
          <table:table-cell table:style-name="Table-20-4-1" table:number-columns-spanned="1" table:number-rows-spanned="1">
            <text:p text:style-name="Paragraph-1403"><text:span text:style-name="p1403-1-1">40% 이상 </text:span><text:span text:style-name="p1403-1-2">~ 50% </text:span><text:span text:style-name="p1403-1-3">미만</text:span></text:p>
          </table:table-cell>
          <table:table-cell table:style-name="Table-20-4-2" table:number-columns-spanned="1" table:number-rows-spanned="1">
            <text:p text:style-name="Paragraph-1404"><text:span text:style-name="p1404-1-1">40</text:span></text:p>
          </table:table-cell>
        </table:table-row>
        <table:table-row>
          <table:table-cell table:style-name="Table-20-5-1" table:number-columns-spanned="1" table:number-rows-spanned="1">
            <text:p text:style-name="Paragraph-1405"><text:span text:style-name="p1405-1-1">30% 이상 </text:span><text:span text:style-name="p1405-1-2">~ 40% </text:span><text:span text:style-name="p1405-1-3">미만</text:span></text:p>
          </table:table-cell>
          <table:table-cell table:style-name="Table-20-5-2" table:number-columns-spanned="1" table:number-rows-spanned="1">
            <text:p text:style-name="Paragraph-1406"><text:span text:style-name="p1406-1-1">30</text:span></text:p>
          </table:table-cell>
        </table:table-row>
        <table:table-row>
          <table:table-cell table:style-name="Table-20-6-1" table:number-columns-spanned="1" table:number-rows-spanned="1">
            <text:p text:style-name="Paragraph-1407"><text:span text:style-name="p1407-1-1">20% 이상 </text:span><text:span text:style-name="p1407-1-2">~ 30% </text:span><text:span text:style-name="p1407-1-3">미만</text:span></text:p>
          </table:table-cell>
          <table:table-cell table:style-name="Table-20-6-2" table:number-columns-spanned="1" table:number-rows-spanned="1">
            <text:p text:style-name="Paragraph-1408"><text:span text:style-name="p1408-1-1">20</text:span></text:p>
          </table:table-cell>
        </table:table-row>
        <table:table-row>
          <table:table-cell table:style-name="Table-20-7-1" table:number-columns-spanned="1" table:number-rows-spanned="1">
            <text:p text:style-name="Paragraph-1409"><text:span text:style-name="p1409-1-1">10% 이상 </text:span><text:span text:style-name="p1409-1-2">~ 20% </text:span><text:span text:style-name="p1409-1-3">미만</text:span></text:p>
          </table:table-cell>
          <table:table-cell table:style-name="Table-20-7-2" table:number-columns-spanned="1" table:number-rows-spanned="1">
            <text:p text:style-name="Paragraph-1410"><text:span text:style-name="p1410-1-1">10</text:span></text:p>
          </table:table-cell>
        </table:table-row>
      </table:table>
      <text:p text:style-name="Paragraph-1411"/>
      <text:p text:style-name="Paragraph-1412"><text:span text:style-name="p1412-1-2">2. 시장경쟁의 효과적 촉진안</text:span></text:p>
      <text:p text:style-name="Paragraph-1413"/>
      <text:p text:style-name="Paragraph-1414"/>
      <table:table table:style-name="Table-21">
        <table:table-column table:number-columns-repeated="2"/>
        <table:table-row>
          <table:table-cell table:style-name="Table-21-1-1" table:number-columns-spanned="1" table:number-rows-spanned="1">
            <text:p text:style-name="Paragraph-1415"><text:span text:style-name="p1415-1-1">시장점유율</text:span></text:p>
          </table:table-cell>
          <table:table-cell table:style-name="Table-21-1-2" table:number-columns-spanned="1" table:number-rows-spanned="1">
            <text:p text:style-name="Paragraph-1416"><text:span text:style-name="p1416-1-1">감점</text:span></text:p>
          </table:table-cell>
        </table:table-row>
        <table:table-row>
          <table:table-cell table:style-name="Table-21-2-1" table:number-columns-spanned="1" table:number-rows-spanned="1">
            <text:p text:style-name="Paragraph-1417"><text:span text:style-name="p1417-1-1">70% 이상</text:span></text:p>
          </table:table-cell>
          <table:table-cell table:style-name="Table-21-2-2" table:number-columns-spanned="1" table:number-rows-spanned="1">
            <text:p text:style-name="Paragraph-1418"><text:span text:style-name="p1418-1-1">40</text:span></text:p>
          </table:table-cell>
        </table:table-row>
        <table:table-row>
          <table:table-cell table:style-name="Table-21-3-1" table:number-columns-spanned="1" table:number-rows-spanned="1">
            <text:p text:style-name="Paragraph-1419"><text:span text:style-name="p1419-1-1">50% 이상 </text:span><text:span text:style-name="p1419-1-2">~ 70% </text:span><text:span text:style-name="p1419-1-3">미만</text:span></text:p>
          </table:table-cell>
          <table:table-cell table:style-name="Table-21-3-2" table:number-columns-spanned="1" table:number-rows-spanned="1">
            <text:p text:style-name="Paragraph-1420"><text:span text:style-name="p1420-1-1">30</text:span></text:p>
          </table:table-cell>
        </table:table-row>
        <table:table-row>
          <table:table-cell table:style-name="Table-21-4-1" table:number-columns-spanned="1" table:number-rows-spanned="1">
            <text:p text:style-name="Paragraph-1421"><text:span text:style-name="p1421-1-1">40% 이상 </text:span><text:span text:style-name="p1421-1-2">~ 50% </text:span><text:span text:style-name="p1421-1-3">미만</text:span></text:p>
          </table:table-cell>
          <table:table-cell table:style-name="Table-21-4-2" table:number-columns-spanned="1" table:number-rows-spanned="1">
            <text:p text:style-name="Paragraph-1422"><text:span text:style-name="p1422-1-1">25</text:span></text:p>
          </table:table-cell>
        </table:table-row>
        <table:table-row>
          <table:table-cell table:style-name="Table-21-5-1" table:number-columns-spanned="1" table:number-rows-spanned="1">
            <text:p text:style-name="Paragraph-1423"><text:span text:style-name="p1423-1-1">30% 이상 </text:span><text:span text:style-name="p1423-1-2">~ 40% </text:span><text:span text:style-name="p1423-1-3">미만</text:span></text:p>
          </table:table-cell>
          <table:table-cell table:style-name="Table-21-5-2" table:number-columns-spanned="1" table:number-rows-spanned="1">
            <text:p text:style-name="Paragraph-1424"><text:span text:style-name="p1424-1-1">20</text:span></text:p>
          </table:table-cell>
        </table:table-row>
        <table:table-row>
          <table:table-cell table:style-name="Table-21-6-1" table:number-columns-spanned="1" table:number-rows-spanned="1">
            <text:p text:style-name="Paragraph-1425"><text:span text:style-name="p1425-1-1">20% 이상 </text:span><text:span text:style-name="p1425-1-2">~ 30% </text:span><text:span text:style-name="p1425-1-3">미만</text:span></text:p>
          </table:table-cell>
          <table:table-cell table:style-name="Table-21-6-2" table:number-columns-spanned="1" table:number-rows-spanned="1">
            <text:p text:style-name="Paragraph-1426"><text:span text:style-name="p1426-1-1">15</text:span></text:p>
          </table:table-cell>
        </table:table-row>
        <table:table-row>
          <table:table-cell table:style-name="Table-21-7-1" table:number-columns-spanned="1" table:number-rows-spanned="1">
            <text:p text:style-name="Paragraph-1427"><text:span text:style-name="p1427-1-1">10% 이상 </text:span><text:span text:style-name="p1427-1-2">~ 20% </text:span><text:span text:style-name="p1427-1-3">미만</text:span></text:p>
          </table:table-cell>
          <table:table-cell table:style-name="Table-21-7-2" table:number-columns-spanned="1" table:number-rows-spanned="1">
            <text:p text:style-name="Paragraph-1428"><text:span text:style-name="p1428-1-1">10</text:span></text:p>
          </table:table-cell>
        </table:table-row>
      </table:table>
      <text:p text:style-name="Paragraph-1429"/>
      <text:p text:style-name="Paragraph-1430"><text:span text:style-name="p1430-1-2">3. 감점대상 사업자 예측</text:span></text:p>
      <text:p text:style-name="Paragraph-1431"/>
      <text:p text:style-name="Paragraph-1432"><text:span text:style-name="p1432-1-1">□ </text:span><text:span text:style-name="p1432-1-2">관련 지역시장이 지역 별로 획정될 경우를 가정하여, 현재 면세점 사업자</text:span><text:span text:style-name="p1432-2-1">별 매출기준 시장점유율에 따라 기존 사업자들 중 어느 사업자가 시장지</text:span><text:span text:style-name="p1432-3-1">배적 추정사업자에 해당하여 감점대상이 될 것인지를 예측함</text:span></text:p>
      <text:p text:style-name="Paragraph-1433"/>
      <text:p text:style-name="Paragraph-1434"/>
      <table:table table:style-name="Table-22">
        <table:table-column table:number-columns-repeated="15"/>
        <table:table-row>
          <table:table-cell table:style-name="Table-22-1-1" table:number-columns-spanned="1" table:number-rows-spanned="2">
            <text:p text:style-name="Paragraph-1437"><text:span text:style-name="p1437-1-1">지역</text:span></text:p>
          </table:table-cell>
          <table:table-cell table:style-name="Table-22-1-2" table:number-columns-spanned="2" table:number-rows-spanned="2">
            <text:p text:style-name="Paragraph-1438"><text:span text:style-name="p1438-1-1">업체</text:span></text:p>
          </table:table-cell>
          <table:table-cell table:style-name="Table-22-1-3" table:number-columns-spanned="6" table:number-rows-spanned="1">
            <text:p text:style-name="Paragraph-1439"><text:span text:style-name="p1439-1-1">2014</text:span></text:p>
          </table:table-cell>
          <table:table-cell table:style-name="Table-22-1-4" table:number-columns-spanned="2" table:number-rows-spanned="1">
            <text:p text:style-name="Paragraph-1440"><text:span text:style-name="p1440-1-1">2015</text:span></text:p>
          </table:table-cell>
          <table:table-cell table:style-name="Table-22-1-5" table:number-columns-spanned="4" table:number-rows-spanned="1">
            <text:p text:style-name="Paragraph-1441"><text:span text:style-name="p1441-1-1">2016</text:span></text:p>
          </table:table-cell>
        </table:table-row>
        <table:table-row>
          <table:table-cell table:style-name="Table-22-2-1" table:number-columns-spanned="3" table:number-rows-spanned="1">
            <text:p text:style-name="Paragraph-1442"><text:span text:style-name="p1442-1-1">매출액</text:span></text:p>
          </table:table-cell>
          <table:table-cell table:style-name="Table-22-2-2" table:number-columns-spanned="3" table:number-rows-spanned="1">
            <text:p text:style-name="Paragraph-1443"><text:span text:style-name="p1443-1-1">점유율</text:span></text:p>
          </table:table-cell>
          <table:table-cell table:style-name="Table-22-2-3" table:number-columns-spanned="1" table:number-rows-spanned="1">
            <text:p text:style-name="Paragraph-1444"><text:span text:style-name="p1444-1-1">매출액</text:span></text:p>
          </table:table-cell>
          <table:table-cell table:style-name="Table-22-2-4" table:number-columns-spanned="1" table:number-rows-spanned="1">
            <text:p text:style-name="Paragraph-1445"><text:span text:style-name="p1445-1-1">점유율</text:span></text:p>
          </table:table-cell>
          <table:table-cell table:style-name="Table-22-2-5" table:number-columns-spanned="2" table:number-rows-spanned="1">
            <text:p text:style-name="Paragraph-1446"><text:span text:style-name="p1446-1-1">매출액</text:span></text:p>
          </table:table-cell>
          <table:table-cell table:style-name="Table-22-2-6" table:number-columns-spanned="2" table:number-rows-spanned="1">
            <text:p text:style-name="Paragraph-1447"><text:span text:style-name="p1447-1-1">점유율</text:span></text:p>
          </table:table-cell>
        </table:table-row>
        <table:table-row>
          <table:table-cell table:style-name="Table-22-3-1" table:number-columns-spanned="1" table:number-rows-spanned="9">
            <text:p text:style-name="Paragraph-1448"><text:span text:style-name="p1448-1-1"> 서울</text:span></text:p>
            <text:p text:style-name="Paragraph-1449"><text:span text:style-name="p1449-1-1">(시내)</text:span></text:p>
          </table:table-cell>
          <table:table-cell table:style-name="Table-22-3-2" table:number-columns-spanned="2" table:number-rows-spanned="1">
            <text:p text:style-name="Paragraph-1450"><text:span text:style-name="p1450-1-1">롯데</text:span></text:p>
          </table:table-cell>
          <table:table-cell table:style-name="Table-22-3-3" table:number-columns-spanned="3" table:number-rows-spanned="1">
            <text:p text:style-name="Paragraph-1451"><text:span text:style-name="p1451-1-1">26,315</text:span></text:p>
          </table:table-cell>
          <table:table-cell table:style-name="Table-22-3-4" table:number-columns-spanned="3" table:number-rows-spanned="1">
            <text:p text:style-name="Paragraph-1452"><text:span text:style-name="p1452-1-1">60.5</text:span></text:p>
          </table:table-cell>
          <table:table-cell table:style-name="Table-22-3-5" table:number-columns-spanned="1" table:number-rows-spanned="1">
            <text:p text:style-name="Paragraph-1453"><text:span text:style-name="p1453-1-1">31,047</text:span></text:p>
          </table:table-cell>
          <table:table-cell table:style-name="Table-22-3-6" table:number-columns-spanned="1" table:number-rows-spanned="1">
            <text:p text:style-name="Paragraph-1454"><text:span text:style-name="p1454-1-1">61.7</text:span></text:p>
          </table:table-cell>
          <table:table-cell table:style-name="Table-22-3-7" table:number-columns-spanned="2" table:number-rows-spanned="1">
            <text:p text:style-name="Paragraph-1455"><text:span text:style-name="p1455-1-1">38,951</text:span></text:p>
          </table:table-cell>
          <table:table-cell table:style-name="Table-22-3-8" table:number-columns-spanned="2" table:number-rows-spanned="1">
            <text:p text:style-name="Paragraph-1456"><text:span text:style-name="p1456-1-1">54.4</text:span></text:p>
          </table:table-cell>
        </table:table-row>
        <table:table-row>
          <table:table-cell table:style-name="Table-22-4-1" table:number-columns-spanned="2" table:number-rows-spanned="1">
            <text:p text:style-name="Paragraph-1457"><text:span text:style-name="p1457-1-1">신라</text:span></text:p>
          </table:table-cell>
          <table:table-cell table:style-name="Table-22-4-2" table:number-columns-spanned="3" table:number-rows-spanned="1">
            <text:p text:style-name="Paragraph-1458"><text:span text:style-name="p1458-1-1">11,521</text:span></text:p>
          </table:table-cell>
          <table:table-cell table:style-name="Table-22-4-3" table:number-columns-spanned="3" table:number-rows-spanned="1">
            <text:p text:style-name="Paragraph-1459"><text:span text:style-name="p1459-1-1">26.5</text:span></text:p>
          </table:table-cell>
          <table:table-cell table:style-name="Table-22-4-4" table:number-columns-spanned="1" table:number-rows-spanned="1">
            <text:p text:style-name="Paragraph-1460"><text:span text:style-name="p1460-1-1">13,216</text:span></text:p>
          </table:table-cell>
          <table:table-cell table:style-name="Table-22-4-5" table:number-columns-spanned="1" table:number-rows-spanned="1">
            <text:p text:style-name="Paragraph-1461"><text:span text:style-name="p1461-1-1">26.3</text:span></text:p>
          </table:table-cell>
          <table:table-cell table:style-name="Table-22-4-6" table:number-columns-spanned="2" table:number-rows-spanned="1">
            <text:p text:style-name="Paragraph-1462"><text:span text:style-name="p1462-1-1">21,356</text:span></text:p>
          </table:table-cell>
          <table:table-cell table:style-name="Table-22-4-7" table:number-columns-spanned="2" table:number-rows-spanned="1">
            <text:p text:style-name="Paragraph-1463"><text:span text:style-name="p1463-1-1">29.8</text:span></text:p>
          </table:table-cell>
        </table:table-row>
        <table:table-row>
          <table:table-cell table:style-name="Table-22-5-1" table:number-columns-spanned="2" table:number-rows-spanned="1">
            <text:p text:style-name="Paragraph-1464"><text:span text:style-name="p1464-1-1">두산</text:span></text:p>
          </table:table-cell>
          <table:table-cell table:style-name="Table-22-5-2" table:number-columns-spanned="3" table:number-rows-spanned="1">
            <text:p text:style-name="Paragraph-1465"><text:span text:style-name="p1465-1-1">-</text:span></text:p>
          </table:table-cell>
          <table:table-cell table:style-name="Table-22-5-3" table:number-columns-spanned="3" table:number-rows-spanned="1">
            <text:p text:style-name="Paragraph-1466"><text:span text:style-name="p1466-1-1">-</text:span></text:p>
          </table:table-cell>
          <table:table-cell table:style-name="Table-22-5-4" table:number-columns-spanned="1" table:number-rows-spanned="1">
            <text:p text:style-name="Paragraph-1467"><text:span text:style-name="p1467-1-1">-</text:span></text:p>
          </table:table-cell>
          <table:table-cell table:style-name="Table-22-5-5" table:number-columns-spanned="1" table:number-rows-spanned="1">
            <text:p text:style-name="Paragraph-1468"><text:span text:style-name="p1468-1-1">-</text:span></text:p>
          </table:table-cell>
          <table:table-cell table:style-name="Table-22-5-6" table:number-columns-spanned="2" table:number-rows-spanned="1">
            <text:p text:style-name="Paragraph-1469"><text:span text:style-name="p1469-1-1">1,110</text:span></text:p>
          </table:table-cell>
          <table:table-cell table:style-name="Table-22-5-7" table:number-columns-spanned="2" table:number-rows-spanned="1">
            <text:p text:style-name="Paragraph-1470"><text:span text:style-name="p1470-1-1">1.5</text:span></text:p>
          </table:table-cell>
        </table:table-row>
        <table:table-row>
          <table:table-cell table:style-name="Table-22-6-1" table:number-columns-spanned="2" table:number-rows-spanned="1">
            <text:p text:style-name="Paragraph-1471"><text:span text:style-name="p1471-1-1">신세계</text:span></text:p>
          </table:table-cell>
          <table:table-cell table:style-name="Table-22-6-2" table:number-columns-spanned="3" table:number-rows-spanned="1">
            <text:p text:style-name="Paragraph-1472"><text:span text:style-name="p1472-1-1">-</text:span></text:p>
          </table:table-cell>
          <table:table-cell table:style-name="Table-22-6-3" table:number-columns-spanned="3" table:number-rows-spanned="1">
            <text:p text:style-name="Paragraph-1473"><text:span text:style-name="p1473-1-1">-</text:span></text:p>
          </table:table-cell>
          <table:table-cell table:style-name="Table-22-6-4" table:number-columns-spanned="1" table:number-rows-spanned="1">
            <text:p text:style-name="Paragraph-1474"><text:span text:style-name="p1474-1-1">-</text:span></text:p>
          </table:table-cell>
          <table:table-cell table:style-name="Table-22-6-5" table:number-columns-spanned="1" table:number-rows-spanned="1">
            <text:p text:style-name="Paragraph-1475"><text:span text:style-name="p1475-1-1">-</text:span></text:p>
          </table:table-cell>
          <table:table-cell table:style-name="Table-22-6-6" table:number-columns-spanned="2" table:number-rows-spanned="1">
            <text:p text:style-name="Paragraph-1476"><text:span text:style-name="p1476-1-1">3,489</text:span></text:p>
          </table:table-cell>
          <table:table-cell table:style-name="Table-22-6-7" table:number-columns-spanned="2" table:number-rows-spanned="1">
            <text:p text:style-name="Paragraph-1477"><text:span text:style-name="p1477-1-1">4.9</text:span></text:p>
          </table:table-cell>
        </table:table-row>
        <table:table-row>
          <table:table-cell table:style-name="Table-22-7-1" table:number-columns-spanned="2" table:number-rows-spanned="1">
            <text:p text:style-name="Paragraph-1478"><text:span text:style-name="p1478-1-1">에스엠</text:span></text:p>
          </table:table-cell>
          <table:table-cell table:style-name="Table-22-7-2" table:number-columns-spanned="3" table:number-rows-spanned="1">
            <text:p text:style-name="Paragraph-1479"><text:span text:style-name="p1479-1-1">-</text:span></text:p>
          </table:table-cell>
          <table:table-cell table:style-name="Table-22-7-3" table:number-columns-spanned="3" table:number-rows-spanned="1">
            <text:p text:style-name="Paragraph-1480"><text:span text:style-name="p1480-1-1">-</text:span></text:p>
          </table:table-cell>
          <table:table-cell table:style-name="Table-22-7-4" table:number-columns-spanned="1" table:number-rows-spanned="1">
            <text:p text:style-name="Paragraph-1481"><text:span text:style-name="p1481-1-1">-</text:span></text:p>
          </table:table-cell>
          <table:table-cell table:style-name="Table-22-7-5" table:number-columns-spanned="1" table:number-rows-spanned="1">
            <text:p text:style-name="Paragraph-1482"><text:span text:style-name="p1482-1-1">-</text:span></text:p>
          </table:table-cell>
          <table:table-cell table:style-name="Table-22-7-6" table:number-columns-spanned="2" table:number-rows-spanned="1">
            <text:p text:style-name="Paragraph-1483"><text:span text:style-name="p1483-1-1">563</text:span></text:p>
          </table:table-cell>
          <table:table-cell table:style-name="Table-22-7-7" table:number-columns-spanned="2" table:number-rows-spanned="1">
            <text:p text:style-name="Paragraph-1484"><text:span text:style-name="p1484-1-1">0.8</text:span></text:p>
          </table:table-cell>
        </table:table-row>
        <table:table-row>
          <table:table-cell table:style-name="Table-22-8-1" table:number-columns-spanned="2" table:number-rows-spanned="1">
            <text:p text:style-name="Paragraph-1485"><text:span text:style-name="p1485-1-1">한화</text:span></text:p>
          </table:table-cell>
          <table:table-cell table:style-name="Table-22-8-2" table:number-columns-spanned="3" table:number-rows-spanned="1">
            <text:p text:style-name="Paragraph-1486"><text:span text:style-name="p1486-1-1">-</text:span></text:p>
          </table:table-cell>
          <table:table-cell table:style-name="Table-22-8-3" table:number-columns-spanned="3" table:number-rows-spanned="1">
            <text:p text:style-name="Paragraph-1487"><text:span text:style-name="p1487-1-1">-</text:span></text:p>
          </table:table-cell>
          <table:table-cell table:style-name="Table-22-8-4" table:number-columns-spanned="1" table:number-rows-spanned="1">
            <text:p text:style-name="Paragraph-1488"><text:span text:style-name="p1488-1-1">7</text:span></text:p>
          </table:table-cell>
          <table:table-cell table:style-name="Table-22-8-5" table:number-columns-spanned="1" table:number-rows-spanned="1">
            <text:p text:style-name="Paragraph-1489"><text:span text:style-name="p1489-1-1">0.0</text:span></text:p>
          </table:table-cell>
          <table:table-cell table:style-name="Table-22-8-6" table:number-columns-spanned="2" table:number-rows-spanned="1">
            <text:p text:style-name="Paragraph-1490"><text:span text:style-name="p1490-1-1">2,237</text:span></text:p>
          </table:table-cell>
          <table:table-cell table:style-name="Table-22-8-7" table:number-columns-spanned="2" table:number-rows-spanned="1">
            <text:p text:style-name="Paragraph-1491"><text:span text:style-name="p1491-1-1">3.1</text:span></text:p>
          </table:table-cell>
        </table:table-row>
        <table:table-row>
          <table:table-cell table:style-name="Table-22-9-1" table:number-columns-spanned="2" table:number-rows-spanned="1">
            <text:p text:style-name="Paragraph-1492"><text:span text:style-name="p1492-1-1">동화</text:span></text:p>
          </table:table-cell>
          <table:table-cell table:style-name="Table-22-9-2" table:number-columns-spanned="3" table:number-rows-spanned="1">
            <text:p text:style-name="Paragraph-1493"><text:span text:style-name="p1493-1-1">2,926 </text:span></text:p>
          </table:table-cell>
          <table:table-cell table:style-name="Table-22-9-3" table:number-columns-spanned="3" table:number-rows-spanned="1">
            <text:p text:style-name="Paragraph-1494"><text:span text:style-name="p1494-1-1">6.7</text:span></text:p>
          </table:table-cell>
          <table:table-cell table:style-name="Table-22-9-4" table:number-columns-spanned="1" table:number-rows-spanned="1">
            <text:p text:style-name="Paragraph-1495"><text:span text:style-name="p1495-1-1">3,200</text:span></text:p>
          </table:table-cell>
          <table:table-cell table:style-name="Table-22-9-5" table:number-columns-spanned="1" table:number-rows-spanned="1">
            <text:p text:style-name="Paragraph-1496"><text:span text:style-name="p1496-1-1">6.4</text:span></text:p>
          </table:table-cell>
          <table:table-cell table:style-name="Table-22-9-6" table:number-columns-spanned="2" table:number-rows-spanned="1">
            <text:p text:style-name="Paragraph-1497"><text:span text:style-name="p1497-1-1">3,556</text:span></text:p>
          </table:table-cell>
          <table:table-cell table:style-name="Table-22-9-7" table:number-columns-spanned="2" table:number-rows-spanned="1">
            <text:p text:style-name="Paragraph-1498"><text:span text:style-name="p1498-1-1">5.0</text:span></text:p>
          </table:table-cell>
        </table:table-row>
        <table:table-row>
          <table:table-cell table:style-name="Table-22-10-1" table:number-columns-spanned="2" table:number-rows-spanned="1">
            <text:p text:style-name="Paragraph-1499"><text:span text:style-name="p1499-1-1">SK</text:span></text:p>
          </table:table-cell>
          <table:table-cell table:style-name="Table-22-10-2" table:number-columns-spanned="3" table:number-rows-spanned="1">
            <text:p text:style-name="Paragraph-1500"><text:span text:style-name="p1500-1-1">2,747 </text:span></text:p>
          </table:table-cell>
          <table:table-cell table:style-name="Table-22-10-3" table:number-columns-spanned="3" table:number-rows-spanned="1">
            <text:p text:style-name="Paragraph-1501"><text:span text:style-name="p1501-1-1">6.3</text:span></text:p>
          </table:table-cell>
          <table:table-cell table:style-name="Table-22-10-4" table:number-columns-spanned="1" table:number-rows-spanned="1">
            <text:p text:style-name="Paragraph-1502"><text:span text:style-name="p1502-1-1">2,874</text:span></text:p>
          </table:table-cell>
          <table:table-cell table:style-name="Table-22-10-5" table:number-columns-spanned="1" table:number-rows-spanned="1">
            <text:p text:style-name="Paragraph-1503"><text:span text:style-name="p1503-1-1">5.7</text:span></text:p>
          </table:table-cell>
          <table:table-cell table:style-name="Table-22-10-6" table:number-columns-spanned="2" table:number-rows-spanned="1">
            <text:p text:style-name="Paragraph-1504"><text:span text:style-name="p1504-1-1">354</text:span></text:p>
          </table:table-cell>
          <table:table-cell table:style-name="Table-22-10-7" table:number-columns-spanned="2" table:number-rows-spanned="1">
            <text:p text:style-name="Paragraph-1505"><text:span text:style-name="p1505-1-1">0.5</text:span></text:p>
          </table:table-cell>
        </table:table-row>
        <table:table-row>
          <table:table-cell table:style-name="Table-22-11-1" table:number-columns-spanned="2" table:number-rows-spanned="1">
            <text:p text:style-name="Paragraph-1506"><text:span text:style-name="p1506-1-1">합계</text:span></text:p>
          </table:table-cell>
          <table:table-cell table:style-name="Table-22-11-2" table:number-columns-spanned="3" table:number-rows-spanned="1">
            <text:p text:style-name="Paragraph-1507"><text:span text:style-name="p1507-1-1">43,509 </text:span></text:p>
          </table:table-cell>
          <table:table-cell table:style-name="Table-22-11-3" table:number-columns-spanned="3" table:number-rows-spanned="1">
            <text:p text:style-name="Paragraph-1508"><text:span text:style-name="p1508-1-1">100.0</text:span></text:p>
          </table:table-cell>
          <table:table-cell table:style-name="Table-22-11-4" table:number-columns-spanned="1" table:number-rows-spanned="1">
            <text:p text:style-name="Paragraph-1509"><text:span text:style-name="p1509-1-1">50,344</text:span></text:p>
          </table:table-cell>
          <table:table-cell table:style-name="Table-22-11-5" table:number-columns-spanned="1" table:number-rows-spanned="1">
            <text:p text:style-name="Paragraph-1510"><text:span text:style-name="p1510-1-1">100.0</text:span></text:p>
          </table:table-cell>
          <table:table-cell table:style-name="Table-22-11-6" table:number-columns-spanned="2" table:number-rows-spanned="1">
            <text:p text:style-name="Paragraph-1511"><text:span text:style-name="p1511-1-1">71,616</text:span></text:p>
          </table:table-cell>
          <table:table-cell table:style-name="Table-22-11-7" table:number-columns-spanned="2" table:number-rows-spanned="1">
            <text:p text:style-name="Paragraph-1512"><text:span text:style-name="p1512-1-1">100.0</text:span></text:p>
          </table:table-cell>
        </table:table-row>
        <table:table-row>
          <table:table-cell table:style-name="Table-22-12-1" table:number-columns-spanned="1" table:number-rows-spanned="4">
            <text:p text:style-name="Paragraph-1513"><text:span text:style-name="p1513-1-1">김포</text:span></text:p>
            <text:p text:style-name="Paragraph-1514"><text:span text:style-name="p1514-1-1">공항</text:span></text:p>
          </table:table-cell>
          <table:table-cell table:style-name="Table-22-12-2" table:number-columns-spanned="2" table:number-rows-spanned="1">
            <text:p text:style-name="Paragraph-1515"><text:span text:style-name="p1515-1-1">롯데</text:span></text:p>
          </table:table-cell>
          <table:table-cell table:style-name="Table-22-12-3" table:number-columns-spanned="3" table:number-rows-spanned="1">
            <text:p text:style-name="Paragraph-1516"><text:span text:style-name="p1516-1-1">703 </text:span></text:p>
          </table:table-cell>
          <table:table-cell table:style-name="Table-22-12-4" table:number-columns-spanned="3" table:number-rows-spanned="1">
            <text:p text:style-name="Paragraph-1517"><text:span text:style-name="p1517-1-1">48.3 </text:span></text:p>
          </table:table-cell>
          <table:table-cell table:style-name="Table-22-12-5" table:number-columns-spanned="1" table:number-rows-spanned="1">
            <text:p text:style-name="Paragraph-1518"><text:span text:style-name="p1518-1-1">772 </text:span></text:p>
          </table:table-cell>
          <table:table-cell table:style-name="Table-22-12-6" table:number-columns-spanned="1" table:number-rows-spanned="1">
            <text:p text:style-name="Paragraph-1519"><text:span text:style-name="p1519-1-1">48.4 </text:span></text:p>
          </table:table-cell>
          <table:table-cell table:style-name="Table-22-12-7" table:number-columns-spanned="2" table:number-rows-spanned="1">
            <text:p text:style-name="Paragraph-1520"><text:span text:style-name="p1520-1-1">709 </text:span></text:p>
          </table:table-cell>
          <table:table-cell table:style-name="Table-22-12-8" table:number-columns-spanned="2" table:number-rows-spanned="1">
            <text:p text:style-name="Paragraph-1521"><text:span text:style-name="p1521-1-1">50.9 </text:span></text:p>
          </table:table-cell>
        </table:table-row>
        <table:table-row>
          <table:table-cell table:style-name="Table-22-13-1" table:number-columns-spanned="2" table:number-rows-spanned="1">
            <text:p text:style-name="Paragraph-1522"><text:span text:style-name="p1522-1-1">신라</text:span></text:p>
          </table:table-cell>
          <table:table-cell table:style-name="Table-22-13-2" table:number-columns-spanned="3" table:number-rows-spanned="1">
            <text:p text:style-name="Paragraph-1523"><text:span text:style-name="p1523-1-1">753 </text:span></text:p>
          </table:table-cell>
          <table:table-cell table:style-name="Table-22-13-3" table:number-columns-spanned="3" table:number-rows-spanned="1">
            <text:p text:style-name="Paragraph-1524"><text:span text:style-name="p1524-1-1">51.7 </text:span></text:p>
          </table:table-cell>
          <table:table-cell table:style-name="Table-22-13-4" table:number-columns-spanned="1" table:number-rows-spanned="1">
            <text:p text:style-name="Paragraph-1525"><text:span text:style-name="p1525-1-1">823 </text:span></text:p>
          </table:table-cell>
          <table:table-cell table:style-name="Table-22-13-5" table:number-columns-spanned="1" table:number-rows-spanned="1">
            <text:p text:style-name="Paragraph-1526"><text:span text:style-name="p1526-1-1">51.6 </text:span></text:p>
          </table:table-cell>
          <table:table-cell table:style-name="Table-22-13-6" table:number-columns-spanned="2" table:number-rows-spanned="1">
            <text:p text:style-name="Paragraph-1527"><text:span text:style-name="p1527-1-1">478 </text:span></text:p>
          </table:table-cell>
          <table:table-cell table:style-name="Table-22-13-7" table:number-columns-spanned="2" table:number-rows-spanned="1">
            <text:p text:style-name="Paragraph-1528"><text:span text:style-name="p1528-1-1">34.3 </text:span></text:p>
          </table:table-cell>
        </table:table-row>
        <table:table-row>
          <table:table-cell table:style-name="Table-22-14-1" table:number-columns-spanned="2" table:number-rows-spanned="1">
            <text:p text:style-name="Paragraph-1529"><text:span text:style-name="p1529-1-1">시티플러스</text:span></text:p>
          </table:table-cell>
          <table:table-cell table:style-name="Table-22-14-2" table:number-columns-spanned="3" table:number-rows-spanned="1">
            <text:p text:style-name="Paragraph-1530"><text:span text:style-name="p1530-1-1">- </text:span></text:p>
          </table:table-cell>
          <table:table-cell table:style-name="Table-22-14-3" table:number-columns-spanned="3" table:number-rows-spanned="1">
            <text:p text:style-name="Paragraph-1531"><text:span text:style-name="p1531-1-1">- </text:span></text:p>
          </table:table-cell>
          <table:table-cell table:style-name="Table-22-14-4" table:number-columns-spanned="1" table:number-rows-spanned="1">
            <text:p text:style-name="Paragraph-1532"><text:span text:style-name="p1532-1-1">- </text:span></text:p>
          </table:table-cell>
          <table:table-cell table:style-name="Table-22-14-5" table:number-columns-spanned="1" table:number-rows-spanned="1">
            <text:p text:style-name="Paragraph-1533"><text:span text:style-name="p1533-1-1">- </text:span></text:p>
          </table:table-cell>
          <table:table-cell table:style-name="Table-22-14-6" table:number-columns-spanned="2" table:number-rows-spanned="1">
            <text:p text:style-name="Paragraph-1534"><text:span text:style-name="p1534-1-1">207 </text:span></text:p>
          </table:table-cell>
          <table:table-cell table:style-name="Table-22-14-7" table:number-columns-spanned="2" table:number-rows-spanned="1">
            <text:p text:style-name="Paragraph-1535"><text:span text:style-name="p1535-1-1">14.8 </text:span></text:p>
          </table:table-cell>
        </table:table-row>
        <table:table-row>
          <table:table-cell table:style-name="Table-22-15-1" table:number-columns-spanned="2" table:number-rows-spanned="1">
            <text:p text:style-name="Paragraph-1536"><text:span text:style-name="p1536-1-1">합계</text:span></text:p>
          </table:table-cell>
          <table:table-cell table:style-name="Table-22-15-2" table:number-columns-spanned="3" table:number-rows-spanned="1">
            <text:p text:style-name="Paragraph-1537"><text:span text:style-name="p1537-1-1">1,456 </text:span></text:p>
          </table:table-cell>
          <table:table-cell table:style-name="Table-22-15-3" table:number-columns-spanned="3" table:number-rows-spanned="1">
            <text:p text:style-name="Paragraph-1538"><text:span text:style-name="p1538-1-1">100.0 </text:span></text:p>
          </table:table-cell>
          <table:table-cell table:style-name="Table-22-15-4" table:number-columns-spanned="1" table:number-rows-spanned="1">
            <text:p text:style-name="Paragraph-1539"><text:span text:style-name="p1539-1-1">1,595 </text:span></text:p>
          </table:table-cell>
          <table:table-cell table:style-name="Table-22-15-5" table:number-columns-spanned="1" table:number-rows-spanned="1">
            <text:p text:style-name="Paragraph-1540"><text:span text:style-name="p1540-1-1">100.0 </text:span></text:p>
          </table:table-cell>
          <table:table-cell table:style-name="Table-22-15-6" table:number-columns-spanned="2" table:number-rows-spanned="1">
            <text:p text:style-name="Paragraph-1541"><text:span text:style-name="p1541-1-1">1,394 </text:span></text:p>
          </table:table-cell>
          <table:table-cell table:style-name="Table-22-15-7" table:number-columns-spanned="2" table:number-rows-spanned="1">
            <text:p text:style-name="Paragraph-1542"><text:span text:style-name="p1542-1-1">100.0 </text:span></text:p>
          </table:table-cell>
        </table:table-row>
        <table:table-row>
          <table:table-cell table:style-name="Table-22-16-1" table:number-columns-spanned="1" table:number-rows-spanned="9">
            <text:p text:style-name="Paragraph-1543"><text:span text:style-name="p1543-1-1">인천</text:span></text:p>
            <text:p text:style-name="Paragraph-1544"><text:span text:style-name="p1544-1-1">공항</text:span></text:p>
          </table:table-cell>
          <table:table-cell table:style-name="Table-22-16-2" table:number-columns-spanned="2" table:number-rows-spanned="1">
            <text:p text:style-name="Paragraph-1545"><text:span text:style-name="p1545-1-1">롯데</text:span></text:p>
          </table:table-cell>
          <table:table-cell table:style-name="Table-22-16-3" table:number-columns-spanned="3" table:number-rows-spanned="1">
            <text:p text:style-name="Paragraph-1546"><text:span text:style-name="p1546-1-1">10,316 </text:span></text:p>
          </table:table-cell>
          <table:table-cell table:style-name="Table-22-16-4" table:number-columns-spanned="3" table:number-rows-spanned="1">
            <text:p text:style-name="Paragraph-1547"><text:span text:style-name="p1547-1-1">49.3 </text:span></text:p>
          </table:table-cell>
          <table:table-cell table:style-name="Table-22-16-5" table:number-columns-spanned="1" table:number-rows-spanned="1">
            <text:p text:style-name="Paragraph-1548"><text:span text:style-name="p1548-1-1">10,346 </text:span></text:p>
          </table:table-cell>
          <table:table-cell table:style-name="Table-22-16-6" table:number-columns-spanned="1" table:number-rows-spanned="1">
            <text:p text:style-name="Paragraph-1549"><text:span text:style-name="p1549-1-1">51.8 </text:span></text:p>
          </table:table-cell>
          <table:table-cell table:style-name="Table-22-16-7" table:number-columns-spanned="2" table:number-rows-spanned="1">
            <text:p text:style-name="Paragraph-1550"><text:span text:style-name="p1550-1-1">11,455 </text:span></text:p>
          </table:table-cell>
          <table:table-cell table:style-name="Table-22-16-8" table:number-columns-spanned="2" table:number-rows-spanned="1">
            <text:p text:style-name="Paragraph-1551"><text:span text:style-name="p1551-1-1">49.9 </text:span></text:p>
          </table:table-cell>
        </table:table-row>
        <table:table-row>
          <table:table-cell table:style-name="Table-22-17-1" table:number-columns-spanned="2" table:number-rows-spanned="1">
            <text:p text:style-name="Paragraph-1552"><text:span text:style-name="p1552-1-1">신라</text:span></text:p>
          </table:table-cell>
          <table:table-cell table:style-name="Table-22-17-2" table:number-columns-spanned="3" table:number-rows-spanned="1">
            <text:p text:style-name="Paragraph-1553"><text:span text:style-name="p1553-1-1">8,990 </text:span></text:p>
          </table:table-cell>
          <table:table-cell table:style-name="Table-22-17-3" table:number-columns-spanned="3" table:number-rows-spanned="1">
            <text:p text:style-name="Paragraph-1554"><text:span text:style-name="p1554-1-1">42.9 </text:span></text:p>
          </table:table-cell>
          <table:table-cell table:style-name="Table-22-17-4" table:number-columns-spanned="1" table:number-rows-spanned="1">
            <text:p text:style-name="Paragraph-1555"><text:span text:style-name="p1555-1-1">7,803 </text:span></text:p>
          </table:table-cell>
          <table:table-cell table:style-name="Table-22-17-5" table:number-columns-spanned="1" table:number-rows-spanned="1">
            <text:p text:style-name="Paragraph-1556"><text:span text:style-name="p1556-1-1">39.0 </text:span></text:p>
          </table:table-cell>
          <table:table-cell table:style-name="Table-22-17-6" table:number-columns-spanned="2" table:number-rows-spanned="1">
            <text:p text:style-name="Paragraph-1557"><text:span text:style-name="p1557-1-1">6,969 </text:span></text:p>
          </table:table-cell>
          <table:table-cell table:style-name="Table-22-17-7" table:number-columns-spanned="2" table:number-rows-spanned="1">
            <text:p text:style-name="Paragraph-1558"><text:span text:style-name="p1558-1-1">30.4 </text:span></text:p>
          </table:table-cell>
        </table:table-row>
        <table:table-row>
          <table:table-cell table:style-name="Table-22-18-1" table:number-columns-spanned="2" table:number-rows-spanned="1">
            <text:p text:style-name="Paragraph-1559"><text:span text:style-name="p1559-1-1">신세계</text:span></text:p>
          </table:table-cell>
          <table:table-cell table:style-name="Table-22-18-2" table:number-columns-spanned="3" table:number-rows-spanned="1">
            <text:p text:style-name="Paragraph-1560"><text:span text:style-name="p1560-1-1">- </text:span></text:p>
          </table:table-cell>
          <table:table-cell table:style-name="Table-22-18-3" table:number-columns-spanned="3" table:number-rows-spanned="1">
            <text:p text:style-name="Paragraph-1561"><text:span text:style-name="p1561-1-1">- </text:span></text:p>
          </table:table-cell>
          <table:table-cell table:style-name="Table-22-18-4" table:number-columns-spanned="1" table:number-rows-spanned="1">
            <text:p text:style-name="Paragraph-1562"><text:span text:style-name="p1562-1-1">499 </text:span></text:p>
          </table:table-cell>
          <table:table-cell table:style-name="Table-22-18-5" table:number-columns-spanned="1" table:number-rows-spanned="1">
            <text:p text:style-name="Paragraph-1563"><text:span text:style-name="p1563-1-1">2.5 </text:span></text:p>
          </table:table-cell>
          <table:table-cell table:style-name="Table-22-18-6" table:number-columns-spanned="2" table:number-rows-spanned="1">
            <text:p text:style-name="Paragraph-1564"><text:span text:style-name="p1564-1-1">2,001 </text:span></text:p>
          </table:table-cell>
          <table:table-cell table:style-name="Table-22-18-7" table:number-columns-spanned="2" table:number-rows-spanned="1">
            <text:p text:style-name="Paragraph-1565"><text:span text:style-name="p1565-1-1">8.7 </text:span></text:p>
          </table:table-cell>
        </table:table-row>
        <table:table-row>
          <table:table-cell table:style-name="Table-22-19-1" table:number-columns-spanned="2" table:number-rows-spanned="1">
            <text:p text:style-name="Paragraph-1566"><text:span text:style-name="p1566-1-1">시티플러스</text:span></text:p>
          </table:table-cell>
          <table:table-cell table:style-name="Table-22-19-2" table:number-columns-spanned="3" table:number-rows-spanned="1">
            <text:p text:style-name="Paragraph-1567"><text:span text:style-name="p1567-1-1">- </text:span></text:p>
          </table:table-cell>
          <table:table-cell table:style-name="Table-22-19-3" table:number-columns-spanned="3" table:number-rows-spanned="1">
            <text:p text:style-name="Paragraph-1568"><text:span text:style-name="p1568-1-1">- </text:span></text:p>
          </table:table-cell>
          <table:table-cell table:style-name="Table-22-19-4" table:number-columns-spanned="1" table:number-rows-spanned="1">
            <text:p text:style-name="Paragraph-1569"><text:span text:style-name="p1569-1-1">148 </text:span></text:p>
          </table:table-cell>
          <table:table-cell table:style-name="Table-22-19-5" table:number-columns-spanned="1" table:number-rows-spanned="1">
            <text:p text:style-name="Paragraph-1570"><text:span text:style-name="p1570-1-1">0.7 </text:span></text:p>
          </table:table-cell>
          <table:table-cell table:style-name="Table-22-19-6" table:number-columns-spanned="2" table:number-rows-spanned="1">
            <text:p text:style-name="Paragraph-1571"><text:span text:style-name="p1571-1-1">684 </text:span></text:p>
          </table:table-cell>
          <table:table-cell table:style-name="Table-22-19-7" table:number-columns-spanned="2" table:number-rows-spanned="1">
            <text:p text:style-name="Paragraph-1572"><text:span text:style-name="p1572-1-1">3.0 </text:span></text:p>
          </table:table-cell>
        </table:table-row>
        <table:table-row>
          <table:table-cell table:style-name="Table-22-20-1" table:number-columns-spanned="2" table:number-rows-spanned="1">
            <text:p text:style-name="Paragraph-1573"><text:span text:style-name="p1573-1-1">에스엠</text:span></text:p>
          </table:table-cell>
          <table:table-cell table:style-name="Table-22-20-2" table:number-columns-spanned="3" table:number-rows-spanned="1">
            <text:p text:style-name="Paragraph-1574"><text:span text:style-name="p1574-1-1">- </text:span></text:p>
          </table:table-cell>
          <table:table-cell table:style-name="Table-22-20-3" table:number-columns-spanned="3" table:number-rows-spanned="1">
            <text:p text:style-name="Paragraph-1575"><text:span text:style-name="p1575-1-1">- </text:span></text:p>
          </table:table-cell>
          <table:table-cell table:style-name="Table-22-20-4" table:number-columns-spanned="1" table:number-rows-spanned="1">
            <text:p text:style-name="Paragraph-1576"><text:span text:style-name="p1576-1-1">137 </text:span></text:p>
          </table:table-cell>
          <table:table-cell table:style-name="Table-22-20-5" table:number-columns-spanned="1" table:number-rows-spanned="1">
            <text:p text:style-name="Paragraph-1577"><text:span text:style-name="p1577-1-1">0.7 </text:span></text:p>
          </table:table-cell>
          <table:table-cell table:style-name="Table-22-20-6" table:number-columns-spanned="2" table:number-rows-spanned="1">
            <text:p text:style-name="Paragraph-1578"><text:span text:style-name="p1578-1-1">908 </text:span></text:p>
          </table:table-cell>
          <table:table-cell table:style-name="Table-22-20-7" table:number-columns-spanned="2" table:number-rows-spanned="1">
            <text:p text:style-name="Paragraph-1579"><text:span text:style-name="p1579-1-1">4.0 </text:span></text:p>
          </table:table-cell>
        </table:table-row>
        <table:table-row>
          <table:table-cell table:style-name="Table-22-21-1" table:number-columns-spanned="2" table:number-rows-spanned="1">
            <text:p text:style-name="Paragraph-1580"><text:span text:style-name="p1580-1-1">삼익</text:span></text:p>
          </table:table-cell>
          <table:table-cell table:style-name="Table-22-21-2" table:number-columns-spanned="3" table:number-rows-spanned="1">
            <text:p text:style-name="Paragraph-1581"><text:span text:style-name="p1581-1-1">- </text:span></text:p>
          </table:table-cell>
          <table:table-cell table:style-name="Table-22-21-3" table:number-columns-spanned="3" table:number-rows-spanned="1">
            <text:p text:style-name="Paragraph-1582"><text:span text:style-name="p1582-1-1">- </text:span></text:p>
          </table:table-cell>
          <table:table-cell table:style-name="Table-22-21-4" table:number-columns-spanned="1" table:number-rows-spanned="1">
            <text:p text:style-name="Paragraph-1583"><text:span text:style-name="p1583-1-1">29 </text:span></text:p>
          </table:table-cell>
          <table:table-cell table:style-name="Table-22-21-5" table:number-columns-spanned="1" table:number-rows-spanned="1">
            <text:p text:style-name="Paragraph-1584"><text:span text:style-name="p1584-1-1">0.1 </text:span></text:p>
          </table:table-cell>
          <table:table-cell table:style-name="Table-22-21-6" table:number-columns-spanned="2" table:number-rows-spanned="1">
            <text:p text:style-name="Paragraph-1585"><text:span text:style-name="p1585-1-1">530 </text:span></text:p>
          </table:table-cell>
          <table:table-cell table:style-name="Table-22-21-7" table:number-columns-spanned="2" table:number-rows-spanned="1">
            <text:p text:style-name="Paragraph-1586"><text:span text:style-name="p1586-1-1">2.3 </text:span></text:p>
          </table:table-cell>
        </table:table-row>
        <table:table-row>
          <table:table-cell table:style-name="Table-22-22-1" table:number-columns-spanned="2" table:number-rows-spanned="1">
            <text:p text:style-name="Paragraph-1587"><text:span text:style-name="p1587-1-1">엔타스</text:span></text:p>
          </table:table-cell>
          <table:table-cell table:style-name="Table-22-22-2" table:number-columns-spanned="3" table:number-rows-spanned="1">
            <text:p text:style-name="Paragraph-1588"><text:span text:style-name="p1588-1-1">- </text:span></text:p>
          </table:table-cell>
          <table:table-cell table:style-name="Table-22-22-3" table:number-columns-spanned="3" table:number-rows-spanned="1">
            <text:p text:style-name="Paragraph-1589"><text:span text:style-name="p1589-1-1">- </text:span></text:p>
          </table:table-cell>
          <table:table-cell table:style-name="Table-22-22-4" table:number-columns-spanned="1" table:number-rows-spanned="1">
            <text:p text:style-name="Paragraph-1590"><text:span text:style-name="p1590-1-1">110 </text:span></text:p>
          </table:table-cell>
          <table:table-cell table:style-name="Table-22-22-5" table:number-columns-spanned="1" table:number-rows-spanned="1">
            <text:p text:style-name="Paragraph-1591"><text:span text:style-name="p1591-1-1">0.6 </text:span></text:p>
          </table:table-cell>
          <table:table-cell table:style-name="Table-22-22-6" table:number-columns-spanned="2" table:number-rows-spanned="1">
            <text:p text:style-name="Paragraph-1592"><text:span text:style-name="p1592-1-1">391 </text:span></text:p>
          </table:table-cell>
          <table:table-cell table:style-name="Table-22-22-7" table:number-columns-spanned="2" table:number-rows-spanned="1">
            <text:p text:style-name="Paragraph-1593"><text:span text:style-name="p1593-1-1">1.7 </text:span></text:p>
          </table:table-cell>
        </table:table-row>
        <table:table-row>
          <table:table-cell table:style-name="Table-22-23-1" table:number-columns-spanned="2" table:number-rows-spanned="1">
            <text:p text:style-name="Paragraph-1594"><text:span text:style-name="p1594-1-1">한국관광공사</text:span></text:p>
          </table:table-cell>
          <table:table-cell table:style-name="Table-22-23-2" table:number-columns-spanned="3" table:number-rows-spanned="1">
            <text:p text:style-name="Paragraph-1595"><text:span text:style-name="p1595-1-1">1,629 </text:span></text:p>
          </table:table-cell>
          <table:table-cell table:style-name="Table-22-23-3" table:number-columns-spanned="3" table:number-rows-spanned="1">
            <text:p text:style-name="Paragraph-1596"><text:span text:style-name="p1596-1-1">7.8 </text:span></text:p>
          </table:table-cell>
          <table:table-cell table:style-name="Table-22-23-4" table:number-columns-spanned="1" table:number-rows-spanned="1">
            <text:p text:style-name="Paragraph-1597"><text:span text:style-name="p1597-1-1">918 </text:span></text:p>
          </table:table-cell>
          <table:table-cell table:style-name="Table-22-23-5" table:number-columns-spanned="1" table:number-rows-spanned="1">
            <text:p text:style-name="Paragraph-1598"><text:span text:style-name="p1598-1-1">4.6 </text:span></text:p>
          </table:table-cell>
          <table:table-cell table:style-name="Table-22-23-6" table:number-columns-spanned="2" table:number-rows-spanned="1">
            <text:p text:style-name="Paragraph-1599"><text:span text:style-name="p1599-1-1">- </text:span></text:p>
          </table:table-cell>
          <table:table-cell table:style-name="Table-22-23-7" table:number-columns-spanned="2" table:number-rows-spanned="1">
            <text:p text:style-name="Paragraph-1600"><text:span text:style-name="p1600-1-1">- </text:span></text:p>
          </table:table-cell>
        </table:table-row>
        <table:table-row>
          <table:table-cell table:style-name="Table-22-24-1" table:number-columns-spanned="2" table:number-rows-spanned="1">
            <text:p text:style-name="Paragraph-1601"><text:span text:style-name="p1601-1-1">합계</text:span></text:p>
          </table:table-cell>
          <table:table-cell table:style-name="Table-22-24-2" table:number-columns-spanned="3" table:number-rows-spanned="1">
            <text:p text:style-name="Paragraph-1602"><text:span text:style-name="p1602-1-1">20,935 </text:span></text:p>
          </table:table-cell>
          <table:table-cell table:style-name="Table-22-24-3" table:number-columns-spanned="3" table:number-rows-spanned="1">
            <text:p text:style-name="Paragraph-1603"><text:span text:style-name="p1603-1-1">100.0 </text:span></text:p>
          </table:table-cell>
          <table:table-cell table:style-name="Table-22-24-4" table:number-columns-spanned="1" table:number-rows-spanned="1">
            <text:p text:style-name="Paragraph-1604"><text:span text:style-name="p1604-1-1">19,990 </text:span></text:p>
          </table:table-cell>
          <table:table-cell table:style-name="Table-22-24-5" table:number-columns-spanned="1" table:number-rows-spanned="1">
            <text:p text:style-name="Paragraph-1605"><text:span text:style-name="p1605-1-1">100.0 </text:span></text:p>
          </table:table-cell>
          <table:table-cell table:style-name="Table-22-24-6" table:number-columns-spanned="2" table:number-rows-spanned="1">
            <text:p text:style-name="Paragraph-1606"><text:span text:style-name="p1606-1-1">22,938 </text:span></text:p>
          </table:table-cell>
          <table:table-cell table:style-name="Table-22-24-7" table:number-columns-spanned="2" table:number-rows-spanned="1">
            <text:p text:style-name="Paragraph-1607"><text:span text:style-name="p1607-1-1">100.0 </text:span></text:p>
          </table:table-cell>
        </table:table-row>
        <table:table-row>
          <table:table-cell table:style-name="Table-22-25-1" table:number-columns-spanned="1" table:number-rows-spanned="6">
            <text:p text:style-name="Paragraph-1608"><text:span text:style-name="p1608-1-1">부산</text:span><text:span text:style-name="p1608-1-2">·</text:span></text:p>
            <text:p text:style-name="Paragraph-1609"><text:span text:style-name="p1609-1-1">경남</text:span></text:p>
            <text:p text:style-name="Paragraph-1610"><text:span text:style-name="p1610-1-1">(시내,</text:span></text:p>
            <text:p text:style-name="Paragraph-1611"><text:span text:style-name="p1611-1-1">공항)</text:span></text:p>
          </table:table-cell>
          <table:table-cell table:style-name="Table-22-25-2" table:number-columns-spanned="2" table:number-rows-spanned="1">
            <text:p text:style-name="Paragraph-1612"><text:span text:style-name="p1612-1-1">롯데</text:span></text:p>
          </table:table-cell>
          <table:table-cell table:style-name="Table-22-25-3" table:number-columns-spanned="3" table:number-rows-spanned="1">
            <text:p text:style-name="Paragraph-1613"><text:span text:style-name="p1613-1-1">2,690 </text:span></text:p>
          </table:table-cell>
          <table:table-cell table:style-name="Table-22-25-4" table:number-columns-spanned="3" table:number-rows-spanned="1">
            <text:p text:style-name="Paragraph-1614"><text:span text:style-name="p1614-1-1">47.1 </text:span></text:p>
          </table:table-cell>
          <table:table-cell table:style-name="Table-22-25-5" table:number-columns-spanned="1" table:number-rows-spanned="1">
            <text:p text:style-name="Paragraph-1615"><text:span text:style-name="p1615-1-1">2,935 </text:span></text:p>
          </table:table-cell>
          <table:table-cell table:style-name="Table-22-25-6" table:number-columns-spanned="1" table:number-rows-spanned="1">
            <text:p text:style-name="Paragraph-1616"><text:span text:style-name="p1616-1-1">43.8 </text:span></text:p>
          </table:table-cell>
          <table:table-cell table:style-name="Table-22-25-7" table:number-columns-spanned="2" table:number-rows-spanned="1">
            <text:p text:style-name="Paragraph-1617"><text:span text:style-name="p1617-1-1">3,720 </text:span></text:p>
          </table:table-cell>
          <table:table-cell table:style-name="Table-22-25-8" table:number-columns-spanned="2" table:number-rows-spanned="1">
            <text:p text:style-name="Paragraph-1618"><text:span text:style-name="p1618-1-1">42.3 </text:span></text:p>
          </table:table-cell>
        </table:table-row>
        <table:table-row>
          <table:table-cell table:style-name="Table-22-26-1" table:number-columns-spanned="2" table:number-rows-spanned="1">
            <text:p text:style-name="Paragraph-1619"><text:span text:style-name="p1619-1-1">신세계</text:span></text:p>
          </table:table-cell>
          <table:table-cell table:style-name="Table-22-26-2" table:number-columns-spanned="3" table:number-rows-spanned="1">
            <text:p text:style-name="Paragraph-1620"><text:span text:style-name="p1620-1-1">2,602 </text:span></text:p>
          </table:table-cell>
          <table:table-cell table:style-name="Table-22-26-3" table:number-columns-spanned="3" table:number-rows-spanned="1">
            <text:p text:style-name="Paragraph-1621"><text:span text:style-name="p1621-1-1">45.5 </text:span></text:p>
          </table:table-cell>
          <table:table-cell table:style-name="Table-22-26-4" table:number-columns-spanned="1" table:number-rows-spanned="1">
            <text:p text:style-name="Paragraph-1622"><text:span text:style-name="p1622-1-1">3,012 </text:span></text:p>
          </table:table-cell>
          <table:table-cell table:style-name="Table-22-26-5" table:number-columns-spanned="1" table:number-rows-spanned="1">
            <text:p text:style-name="Paragraph-1623"><text:span text:style-name="p1623-1-1">45.0 </text:span></text:p>
          </table:table-cell>
          <table:table-cell table:style-name="Table-22-26-6" table:number-columns-spanned="2" table:number-rows-spanned="1">
            <text:p text:style-name="Paragraph-1624"><text:span text:style-name="p1624-1-1">4,118 </text:span></text:p>
          </table:table-cell>
          <table:table-cell table:style-name="Table-22-26-7" table:number-columns-spanned="2" table:number-rows-spanned="1">
            <text:p text:style-name="Paragraph-1625"><text:span text:style-name="p1625-1-1">46.8 </text:span></text:p>
          </table:table-cell>
        </table:table-row>
        <table:table-row>
          <table:table-cell table:style-name="Table-22-27-1" table:number-columns-spanned="2" table:number-rows-spanned="1">
            <text:p text:style-name="Paragraph-1626"><text:span text:style-name="p1626-1-1">듀프리토마스</text:span></text:p>
          </table:table-cell>
          <table:table-cell table:style-name="Table-22-27-2" table:number-columns-spanned="3" table:number-rows-spanned="1">
            <text:p text:style-name="Paragraph-1627"><text:span text:style-name="p1627-1-1">292 </text:span></text:p>
          </table:table-cell>
          <table:table-cell table:style-name="Table-22-27-3" table:number-columns-spanned="3" table:number-rows-spanned="1">
            <text:p text:style-name="Paragraph-1628"><text:span text:style-name="p1628-1-1">5.1 </text:span></text:p>
          </table:table-cell>
          <table:table-cell table:style-name="Table-22-27-4" table:number-columns-spanned="1" table:number-rows-spanned="1">
            <text:p text:style-name="Paragraph-1629"><text:span text:style-name="p1629-1-1">601 </text:span></text:p>
          </table:table-cell>
          <table:table-cell table:style-name="Table-22-27-5" table:number-columns-spanned="1" table:number-rows-spanned="1">
            <text:p text:style-name="Paragraph-1630"><text:span text:style-name="p1630-1-1">9.0 </text:span></text:p>
          </table:table-cell>
          <table:table-cell table:style-name="Table-22-27-6" table:number-columns-spanned="2" table:number-rows-spanned="1">
            <text:p text:style-name="Paragraph-1631"><text:span text:style-name="p1631-1-1">795 </text:span></text:p>
          </table:table-cell>
          <table:table-cell table:style-name="Table-22-27-7" table:number-columns-spanned="2" table:number-rows-spanned="1">
            <text:p text:style-name="Paragraph-1632"><text:span text:style-name="p1632-1-1">9.0 </text:span></text:p>
          </table:table-cell>
        </table:table-row>
        <table:table-row>
          <table:table-cell table:style-name="Table-22-28-1" table:number-columns-spanned="2" table:number-rows-spanned="1">
            <text:p text:style-name="Paragraph-1633"><text:span text:style-name="p1633-1-1">듀티프리원</text:span></text:p>
          </table:table-cell>
          <table:table-cell table:style-name="Table-22-28-2" table:number-columns-spanned="3" table:number-rows-spanned="1">
            <text:p text:style-name="Paragraph-1634"><text:span text:style-name="p1634-1-1">- </text:span></text:p>
          </table:table-cell>
          <table:table-cell table:style-name="Table-22-28-3" table:number-columns-spanned="3" table:number-rows-spanned="1">
            <text:p text:style-name="Paragraph-1635"><text:span text:style-name="p1635-1-1">- </text:span></text:p>
          </table:table-cell>
          <table:table-cell table:style-name="Table-22-28-4" table:number-columns-spanned="1" table:number-rows-spanned="1">
            <text:p text:style-name="Paragraph-1636"><text:span text:style-name="p1636-1-1">52 </text:span></text:p>
          </table:table-cell>
          <table:table-cell table:style-name="Table-22-28-5" table:number-columns-spanned="1" table:number-rows-spanned="1">
            <text:p text:style-name="Paragraph-1637"><text:span text:style-name="p1637-1-1">0.8 </text:span></text:p>
          </table:table-cell>
          <table:table-cell table:style-name="Table-22-28-6" table:number-columns-spanned="2" table:number-rows-spanned="1">
            <text:p text:style-name="Paragraph-1638"><text:span text:style-name="p1638-1-1">169 </text:span></text:p>
          </table:table-cell>
          <table:table-cell table:style-name="Table-22-28-7" table:number-columns-spanned="2" table:number-rows-spanned="1">
            <text:p text:style-name="Paragraph-1639"><text:span text:style-name="p1639-1-1">1.9 </text:span></text:p>
          </table:table-cell>
        </table:table-row>
        <table:table-row>
          <table:table-cell table:style-name="Table-22-29-1" table:number-columns-spanned="2" table:number-rows-spanned="1">
            <text:p text:style-name="Paragraph-1640"><text:span text:style-name="p1640-1-1">한국관광공사</text:span></text:p>
          </table:table-cell>
          <table:table-cell table:style-name="Table-22-29-2" table:number-columns-spanned="3" table:number-rows-spanned="1">
            <text:p text:style-name="Paragraph-1641"><text:span text:style-name="p1641-1-1">132 </text:span></text:p>
          </table:table-cell>
          <table:table-cell table:style-name="Table-22-29-3" table:number-columns-spanned="3" table:number-rows-spanned="1">
            <text:p text:style-name="Paragraph-1642"><text:span text:style-name="p1642-1-1">2.3 </text:span></text:p>
          </table:table-cell>
          <table:table-cell table:style-name="Table-22-29-4" table:number-columns-spanned="1" table:number-rows-spanned="1">
            <text:p text:style-name="Paragraph-1643"><text:span text:style-name="p1643-1-1">95 </text:span></text:p>
          </table:table-cell>
          <table:table-cell table:style-name="Table-22-29-5" table:number-columns-spanned="1" table:number-rows-spanned="1">
            <text:p text:style-name="Paragraph-1644"><text:span text:style-name="p1644-1-1">1.4 </text:span></text:p>
          </table:table-cell>
          <table:table-cell table:style-name="Table-22-29-6" table:number-columns-spanned="2" table:number-rows-spanned="1">
            <text:p text:style-name="Paragraph-1645"><text:span text:style-name="p1645-1-1">- </text:span></text:p>
          </table:table-cell>
          <table:table-cell table:style-name="Table-22-29-7" table:number-columns-spanned="2" table:number-rows-spanned="1">
            <text:p text:style-name="Paragraph-1646"><text:span text:style-name="p1646-1-1">- </text:span></text:p>
          </table:table-cell>
        </table:table-row>
        <table:table-row>
          <table:table-cell table:style-name="Table-22-30-1" table:number-columns-spanned="2" table:number-rows-spanned="1">
            <text:p text:style-name="Paragraph-1647"><text:span text:style-name="p1647-1-1">합계</text:span></text:p>
          </table:table-cell>
          <table:table-cell table:style-name="Table-22-30-2" table:number-columns-spanned="3" table:number-rows-spanned="1">
            <text:p text:style-name="Paragraph-1648"><text:span text:style-name="p1648-1-1">5,716 </text:span></text:p>
          </table:table-cell>
          <table:table-cell table:style-name="Table-22-30-3" table:number-columns-spanned="3" table:number-rows-spanned="1">
            <text:p text:style-name="Paragraph-1649"><text:span text:style-name="p1649-1-1">100.0 </text:span></text:p>
          </table:table-cell>
          <table:table-cell table:style-name="Table-22-30-4" table:number-columns-spanned="1" table:number-rows-spanned="1">
            <text:p text:style-name="Paragraph-1650"><text:span text:style-name="p1650-1-1">6,695 </text:span></text:p>
          </table:table-cell>
          <table:table-cell table:style-name="Table-22-30-5" table:number-columns-spanned="1" table:number-rows-spanned="1">
            <text:p text:style-name="Paragraph-1651"><text:span text:style-name="p1651-1-1">100.0 </text:span></text:p>
          </table:table-cell>
          <table:table-cell table:style-name="Table-22-30-6" table:number-columns-spanned="2" table:number-rows-spanned="1">
            <text:p text:style-name="Paragraph-1652"><text:span text:style-name="p1652-1-1">8,802 </text:span></text:p>
          </table:table-cell>
          <table:table-cell table:style-name="Table-22-30-7" table:number-columns-spanned="2" table:number-rows-spanned="1">
            <text:p text:style-name="Paragraph-1653"><text:span text:style-name="p1653-1-1">100.0 </text:span></text:p>
          </table:table-cell>
        </table:table-row>
        <table:table-row>
          <table:table-cell table:style-name="Table-22-31-1" table:number-columns-spanned="1" table:number-rows-spanned="6">
            <text:p text:style-name="Paragraph-1654"><text:span text:style-name="p1654-1-1">제주</text:span></text:p>
            <text:p text:style-name="Paragraph-1655"><text:span text:style-name="p1655-1-1">(시내,</text:span></text:p>
            <text:p text:style-name="Paragraph-1656"><text:span text:style-name="p1656-1-1">공항)</text:span></text:p>
          </table:table-cell>
          <table:table-cell table:style-name="Table-22-31-2" table:number-columns-spanned="2" table:number-rows-spanned="1">
            <text:p text:style-name="Paragraph-1657"><text:span text:style-name="p1657-1-1">롯데</text:span></text:p>
          </table:table-cell>
          <table:table-cell table:style-name="Table-22-31-3" table:number-columns-spanned="3" table:number-rows-spanned="1">
            <text:p text:style-name="Paragraph-1658"><text:span text:style-name="p1658-1-1">2,148 </text:span></text:p>
          </table:table-cell>
          <table:table-cell table:style-name="Table-22-31-4" table:number-columns-spanned="3" table:number-rows-spanned="1">
            <text:p text:style-name="Paragraph-1659"><text:span text:style-name="p1659-1-1">20.1 </text:span></text:p>
          </table:table-cell>
          <table:table-cell table:style-name="Table-22-31-5" table:number-columns-spanned="1" table:number-rows-spanned="1">
            <text:p text:style-name="Paragraph-1660"><text:span text:style-name="p1660-1-1">2,292 </text:span></text:p>
          </table:table-cell>
          <table:table-cell table:style-name="Table-22-31-6" table:number-columns-spanned="1" table:number-rows-spanned="1">
            <text:p text:style-name="Paragraph-1661"><text:span text:style-name="p1661-1-1">18.6 </text:span></text:p>
          </table:table-cell>
          <table:table-cell table:style-name="Table-22-31-7" table:number-columns-spanned="2" table:number-rows-spanned="1">
            <text:p text:style-name="Paragraph-1662"><text:span text:style-name="p1662-1-1">4,893 </text:span></text:p>
          </table:table-cell>
          <table:table-cell table:style-name="Table-22-31-8" table:number-columns-spanned="2" table:number-rows-spanned="1">
            <text:p text:style-name="Paragraph-1663"><text:span text:style-name="p1663-1-1">29.1</text:span></text:p>
          </table:table-cell>
        </table:table-row>
        <table:table-row>
          <table:table-cell table:style-name="Table-22-32-1" table:number-columns-spanned="2" table:number-rows-spanned="1">
            <text:p text:style-name="Paragraph-1664"><text:span text:style-name="p1664-1-1">신라</text:span></text:p>
          </table:table-cell>
          <table:table-cell table:style-name="Table-22-32-2" table:number-columns-spanned="3" table:number-rows-spanned="1">
            <text:p text:style-name="Paragraph-1665"><text:span text:style-name="p1665-1-1">3,983 </text:span></text:p>
          </table:table-cell>
          <table:table-cell table:style-name="Table-22-32-3" table:number-columns-spanned="3" table:number-rows-spanned="1">
            <text:p text:style-name="Paragraph-1666"><text:span text:style-name="p1666-1-1">37.2 </text:span></text:p>
          </table:table-cell>
          <table:table-cell table:style-name="Table-22-32-4" table:number-columns-spanned="1" table:number-rows-spanned="1">
            <text:p text:style-name="Paragraph-1667"><text:span text:style-name="p1667-1-1">4,002 </text:span></text:p>
          </table:table-cell>
          <table:table-cell table:style-name="Table-22-32-5" table:number-columns-spanned="1" table:number-rows-spanned="1">
            <text:p text:style-name="Paragraph-1668"><text:span text:style-name="p1668-1-1">32.4 </text:span></text:p>
          </table:table-cell>
          <table:table-cell table:style-name="Table-22-32-6" table:number-columns-spanned="2" table:number-rows-spanned="1">
            <text:p text:style-name="Paragraph-1669"><text:span text:style-name="p1669-1-1">5,250 </text:span></text:p>
          </table:table-cell>
          <table:table-cell table:style-name="Table-22-32-7" table:number-columns-spanned="2" table:number-rows-spanned="1">
            <text:p text:style-name="Paragraph-1670"><text:span text:style-name="p1670-1-1">31.2</text:span></text:p>
          </table:table-cell>
        </table:table-row>
        <table:table-row>
          <table:table-cell table:style-name="Table-22-33-1" table:number-columns-spanned="2" table:number-rows-spanned="1">
            <text:p text:style-name="Paragraph-1671"><text:span text:style-name="p1671-1-1">JDC</text:span></text:p>
          </table:table-cell>
          <table:table-cell table:style-name="Table-22-33-2" table:number-columns-spanned="3" table:number-rows-spanned="1">
            <text:p text:style-name="Paragraph-1672"><text:span text:style-name="p1672-1-1">3,666 </text:span></text:p>
          </table:table-cell>
          <table:table-cell table:style-name="Table-22-33-3" table:number-columns-spanned="3" table:number-rows-spanned="1">
            <text:p text:style-name="Paragraph-1673"><text:span text:style-name="p1673-1-1">34.3 </text:span></text:p>
          </table:table-cell>
          <table:table-cell table:style-name="Table-22-33-4" table:number-columns-spanned="1" table:number-rows-spanned="1">
            <text:p text:style-name="Paragraph-1674"><text:span text:style-name="p1674-1-1">4,882 </text:span></text:p>
          </table:table-cell>
          <table:table-cell table:style-name="Table-22-33-5" table:number-columns-spanned="1" table:number-rows-spanned="1">
            <text:p text:style-name="Paragraph-1675"><text:span text:style-name="p1675-1-1">39.6 </text:span></text:p>
          </table:table-cell>
          <table:table-cell table:style-name="Table-22-33-6" table:number-columns-spanned="2" table:number-rows-spanned="1">
            <text:p text:style-name="Paragraph-1676"><text:span text:style-name="p1676-1-1">5,408 </text:span></text:p>
          </table:table-cell>
          <table:table-cell table:style-name="Table-22-33-7" table:number-columns-spanned="2" table:number-rows-spanned="1">
            <text:p text:style-name="Paragraph-1677"><text:span text:style-name="p1677-1-1">32.2</text:span></text:p>
          </table:table-cell>
        </table:table-row>
        <table:table-row>
          <table:table-cell table:style-name="Table-22-34-1" table:number-columns-spanned="2" table:number-rows-spanned="1">
            <text:p text:style-name="Paragraph-1678"><text:span text:style-name="p1678-1-1">제주관광공사</text:span></text:p>
          </table:table-cell>
          <table:table-cell table:style-name="Table-22-34-2" table:number-columns-spanned="3" table:number-rows-spanned="1">
            <text:p text:style-name="Paragraph-1679"><text:span text:style-name="p1679-1-1">410 </text:span></text:p>
          </table:table-cell>
          <table:table-cell table:style-name="Table-22-34-3" table:number-columns-spanned="3" table:number-rows-spanned="1">
            <text:p text:style-name="Paragraph-1680"><text:span text:style-name="p1680-1-1">3.8 </text:span></text:p>
          </table:table-cell>
          <table:table-cell table:style-name="Table-22-34-4" table:number-columns-spanned="1" table:number-rows-spanned="1">
            <text:p text:style-name="Paragraph-1681"><text:span text:style-name="p1681-1-1">550 </text:span></text:p>
          </table:table-cell>
          <table:table-cell table:style-name="Table-22-34-5" table:number-columns-spanned="1" table:number-rows-spanned="1">
            <text:p text:style-name="Paragraph-1682"><text:span text:style-name="p1682-1-1">4.5 </text:span></text:p>
          </table:table-cell>
          <table:table-cell table:style-name="Table-22-34-6" table:number-columns-spanned="2" table:number-rows-spanned="1">
            <text:p text:style-name="Paragraph-1683"><text:span text:style-name="p1683-1-1">555 </text:span></text:p>
          </table:table-cell>
          <table:table-cell table:style-name="Table-22-34-7" table:number-columns-spanned="2" table:number-rows-spanned="1">
            <text:p text:style-name="Paragraph-1684"><text:span text:style-name="p1684-1-1">3.3</text:span></text:p>
          </table:table-cell>
        </table:table-row>
        <table:table-row>
          <table:table-cell table:style-name="Table-22-35-1" table:number-columns-spanned="2" table:number-rows-spanned="1">
            <text:p text:style-name="Paragraph-1685"><text:span text:style-name="p1685-1-1">한화</text:span></text:p>
          </table:table-cell>
          <table:table-cell table:style-name="Table-22-35-2" table:number-columns-spanned="3" table:number-rows-spanned="1">
            <text:p text:style-name="Paragraph-1686"><text:span text:style-name="p1686-1-1">488 </text:span></text:p>
          </table:table-cell>
          <table:table-cell table:style-name="Table-22-35-3" table:number-columns-spanned="3" table:number-rows-spanned="1">
            <text:p text:style-name="Paragraph-1687"><text:span text:style-name="p1687-1-1">4.6 </text:span></text:p>
          </table:table-cell>
          <table:table-cell table:style-name="Table-22-35-4" table:number-columns-spanned="1" table:number-rows-spanned="1">
            <text:p text:style-name="Paragraph-1688"><text:span text:style-name="p1688-1-1">616 </text:span></text:p>
          </table:table-cell>
          <table:table-cell table:style-name="Table-22-35-5" table:number-columns-spanned="1" table:number-rows-spanned="1">
            <text:p text:style-name="Paragraph-1689"><text:span text:style-name="p1689-1-1">5.0 </text:span></text:p>
          </table:table-cell>
          <table:table-cell table:style-name="Table-22-35-6" table:number-columns-spanned="2" table:number-rows-spanned="1">
            <text:p text:style-name="Paragraph-1690"><text:span text:style-name="p1690-1-1">711 </text:span></text:p>
          </table:table-cell>
          <table:table-cell table:style-name="Table-22-35-7" table:number-columns-spanned="2" table:number-rows-spanned="1">
            <text:p text:style-name="Paragraph-1691"><text:span text:style-name="p1691-1-1">4.2</text:span></text:p>
          </table:table-cell>
        </table:table-row>
        <table:table-row>
          <table:table-cell table:style-name="Table-22-36-1" table:number-columns-spanned="2" table:number-rows-spanned="1">
            <text:p text:style-name="Paragraph-1692"><text:span text:style-name="p1692-1-1">합계</text:span></text:p>
          </table:table-cell>
          <table:table-cell table:style-name="Table-22-36-2" table:number-columns-spanned="3" table:number-rows-spanned="1">
            <text:p text:style-name="Paragraph-1693"><text:span text:style-name="p1693-1-1">10,695 </text:span></text:p>
          </table:table-cell>
          <table:table-cell table:style-name="Table-22-36-3" table:number-columns-spanned="3" table:number-rows-spanned="1">
            <text:p text:style-name="Paragraph-1694"><text:span text:style-name="p1694-1-1">100.0 </text:span></text:p>
          </table:table-cell>
          <table:table-cell table:style-name="Table-22-36-4" table:number-columns-spanned="1" table:number-rows-spanned="1">
            <text:p text:style-name="Paragraph-1695"><text:span text:style-name="p1695-1-1">12,342 </text:span></text:p>
          </table:table-cell>
          <table:table-cell table:style-name="Table-22-36-5" table:number-columns-spanned="1" table:number-rows-spanned="1">
            <text:p text:style-name="Paragraph-1696"><text:span text:style-name="p1696-1-1">100.0 </text:span></text:p>
          </table:table-cell>
          <table:table-cell table:style-name="Table-22-36-6" table:number-columns-spanned="2" table:number-rows-spanned="1">
            <text:p text:style-name="Paragraph-1697"><text:span text:style-name="p1697-1-1">16,817 </text:span></text:p>
          </table:table-cell>
          <table:table-cell table:style-name="Table-22-36-7" table:number-columns-spanned="2" table:number-rows-spanned="1">
            <text:p text:style-name="Paragraph-1698"><text:span text:style-name="p1698-1-1">100.0</text:span></text:p>
          </table:table-cell>
        </table:table-row>
      </table:table>
      <text:p text:style-name="바탕글"><text:span>자료 : 관세청</text:span></text:p>
      <text:p text:style-name="Paragraph-1700"/>
      <text:p text:style-name="Paragraph-1701"><text:span text:style-name="p1701-1-1">□ </text:span><text:span text:style-name="p1701-1-2">최근 3년간 주요 지역별 면세점 사업자별 시장점유율 추이를 살펴보면, </text:span></text:p>
      <text:p text:style-name="Paragraph-1702"><text:span text:style-name="p1702-1-1">  - 서울시내, 김포공항, 인천공항 지역에서 1순위 사업자인 롯데는 시장점</text:span><text:span text:style-name="p1702-2-1">유율이 50% 내외로 공정거래법 제4호 제1호에 따른 시장지배적 사업</text:span><text:span text:style-name="p1702-3-1">자로 추정될 가능성이 높으며, 시장점유율이 50%에 미치지 못하는 경</text:span><text:span text:style-name="p1702-4-1">우에도 공정거래법 제4조 제2호의 규정에 따라 추정될 가능성이 대단</text:span><text:span text:style-name="p1702-5-1">히 높음</text:span></text:p>
      <text:p text:style-name="Paragraph-1703"><text:span text:style-name="p1703-1-1">  - 서울시내, 김포공항, 인천공항 지역에서 2순위 사업자인 신라의 시장점</text:span><text:span text:style-name="p1703-2-1">유율은 30</text:span><text:span text:style-name="p1703-2-2">~40% </text:span><text:span text:style-name="p1703-2-3">범위로 롯데의 시장점유율과 합산하면 공정거래법 제</text:span><text:span text:style-name="p1703-3-1">4조 제2호의 추정을 받을 가능성이 상당히 큼</text:span></text:p>
      <text:p text:style-name="Paragraph-1704"><text:span text:style-name="p1704-1-1">  - 김포공항 지역에서 3순위 사업자인 시티플러스는 중소기업임에도 불구</text:span><text:span text:style-name="p1704-2-1">하고 공정거래법 제4조 제2호의 규정에 따라 추정될 가능성이 상당함</text:span></text:p>
      <text:p text:style-name="Paragraph-1705"><text:span text:style-name="p1705-1-1">  - 부산</text:span><text:span text:style-name="p1705-1-2">·</text:span><text:span text:style-name="p1705-1-3">경남 지역에서는 1위가 신세계, 롯데가 2위 사업자지만 두 사업자 </text:span><text:span text:style-name="p1705-2-1">간에 큰 차이가 없기 때문에 모두 공정거래법 제4조 제2호의 추정을 </text:span><text:span text:style-name="p1705-3-1">받을 가능성이 매우 큼(다만 다른 사업자들은 모두 점유율이 10%에 </text:span><text:span text:style-name="p1705-4-1">미치지 못하여 예외로 인정될 것으로 보임)</text:span></text:p>
      <text:p text:style-name="Paragraph-1706"><text:span text:style-name="p1706-1-1">  - 제주 지역에서 신라, 롯데의 순이지만 두 사업자가 모두 30% 안팎의 </text:span><text:span text:style-name="p1706-2-1">점유율을 균분하는 수준이므로, 세 사업자가 모두 공정거래법 제4조 제</text:span><text:span text:style-name="p1706-3-1">2호의 추정을 받을 가능성이 매우 큼</text:span></text:p>
      <text:p text:style-name="Paragraph-1707"/>
      <text:p text:style-name="Paragraph-1708"><text:span text:style-name="p1708-1-2">제6장 시장지배적 추정사업자 감점 기준 공고(안)</text:span><text:note text:id="FootNote-34" text:note-class="footnote"><text:note-citation>34</text:note-citation><text:note-body><text:p text:style-name="각주"><text:span> 편의상 앞에서 보았던 </text:span><text:span>‘</text:span><text:span>시장획정 제1안(입찰시장의 특성을 중시한 시장획정)에 따를 경우</text:span><text:span>’</text:span><text:span>에서 제시</text:span><text:span>한 2개 안 중 구조적 경쟁 촉진안 만을 대상으로 마련함. 나머지 3개 대안 중 하나를 선택하는 경우</text:span><text:span>에는 관련 부분을 적절히 변경하여야 함(특히 시장획정 제2안을 선택하는 경우 수정에 더 유의하기 </text:span><text:span>바람)</text:span></text:p></text:note-body></text:note></text:p>
      <text:p text:style-name="Paragraph-1710"/>
      <text:p text:style-name="Paragraph-1711"><text:span text:style-name="p1711-1-1">관세청 공고 제0000 - 00호</text:span></text:p>
      <text:p text:style-name="Paragraph-1712"/>
      <text:p text:style-name="Paragraph-1713"><text:span text:style-name="p1713-1-1">○○ </text:span><text:span text:style-name="p1713-1-2">지역 시내면세점 특허신청 공고</text:span></text:p>
      <text:p text:style-name="Paragraph-1714"/>
      <text:p text:style-name="Paragraph-1715"><text:span text:style-name="p1715-1-1">「</text:span><text:span text:style-name="p1715-1-2">관세법 시행령</text:span><text:span text:style-name="p1715-1-3">」</text:span><text:span text:style-name="p1715-1-4">제192조의5 제1항에 따라 </text:span><text:span text:style-name="p1715-1-5">○○ </text:span><text:span text:style-name="p1715-1-6">지역 시내면세점 신규 특</text:span><text:span text:style-name="p1715-2-1">허신청 등에 관한 사항을 다음과 같이 공고합니다. </text:span></text:p>
      <text:p text:style-name="Paragraph-1716"/>
      <text:p text:style-name="Paragraph-1717"><text:span text:style-name="p1717-1-1">00년 0월 0일</text:span></text:p>
      <text:p text:style-name="Paragraph-1718"><text:span text:style-name="p1718-1-1">관 세 청 장</text:span></text:p>
      <text:p text:style-name="Paragraph-1719"/>
      <text:p text:style-name="Paragraph-1720"><text:span text:style-name="p1720-1-1">- 다          음 - </text:span></text:p>
      <text:p text:style-name="Paragraph-1721"/>
      <text:p text:style-name="Paragraph-1722"><text:span text:style-name="p1722-1-1">(중간생략)</text:span></text:p>
      <text:p text:style-name="Paragraph-1723"/>
      <text:p text:style-name="Paragraph-1724"><text:span text:style-name="p1724-1-1">6. 특허심사위원회의 심의기준 등</text:span></text:p>
      <text:p text:style-name="Paragraph-1725"><text:span text:style-name="p1725-1-1">  가. 심의기준(관세법시행령 제192조의3)</text:span></text:p>
      <text:p text:style-name="Paragraph-1726"><text:span text:style-name="p1726-1-1">  나. 평점산출기준</text:span></text:p>
      <text:p text:style-name="Paragraph-1727"><text:span text:style-name="p1727-1-1">    ㅇ </text:span><text:span text:style-name="p1727-1-2">시장지배적 추정 사업자 감점 기준(붙임 </text:span><text:span text:style-name="p1727-1-3">○ </text:span><text:span text:style-name="p1727-1-4">참조)</text:span></text:p>
      <text:p text:style-name="Paragraph-1728"/>
      <text:p text:style-name="Paragraph-1729"><text:span text:style-name="p1729-1-1">붙임 </text:span><text:span text:style-name="p1729-1-2">○ : </text:span><text:span text:style-name="p1729-1-3">시장지배적 추정 사업자 감점 기준</text:span></text:p>
      <text:p text:style-name="Paragraph-1730"/>
      <text:p text:style-name="Paragraph-1731"><text:span text:style-name="p1731-1-2">1. 시장지배적 사업자 추정 기준(관세법 시행령 제192조의3 제3항 단서 관</text:span><text:span text:style-name="p1731-2-1">련)</text:span></text:p>
      <text:p text:style-name="Paragraph-1732"/>
      <text:p text:style-name="Paragraph-1733"><text:span text:style-name="p1733-1-1">□ </text:span><text:span text:style-name="p1733-1-2">시장지배적 추정사업자는 </text:span><text:span text:style-name="p1733-1-3">「</text:span><text:span text:style-name="p1733-1-4">독점규제 및 공정거래에 관한 법률</text:span><text:span text:style-name="p1733-1-5">」</text:span><text:span text:style-name="p1733-1-6">제4조 </text:span><text:span text:style-name="p1733-2-1">및 동법 시행령 제4조, 공정거래위원회 고시 </text:span><text:span text:style-name="p1733-2-2">제2015-15호</text:span><text:span text:style-name="p1733-2-3">「</text:span><text:span text:style-name="p1733-2-4">시장지배적지</text:span><text:span text:style-name="p1733-3-1">위 남용행위 심사기준</text:span><text:span text:style-name="p1733-3-2">」</text:span><text:span text:style-name="p1733-3-3">에 근거하여 다음과 같이 판단함</text:span></text:p>
      <text:p text:style-name="Paragraph-1734"><text:span text:style-name="p1734-1-1">  - 일정한 거래분야는 국내면세점 특허사업권 시장으로 획정함</text:span></text:p>
      <text:p text:style-name="Paragraph-1735"><text:span text:style-name="p1735-1-1">  - 일정한 거래분야에서 1사업자의 시장점유율이 100분의 50 이상 또는 3 </text:span><text:span text:style-name="p1735-2-1">이하의 사업자의 시장점유율의 합계가 100분의 75 이상(다만, 이 경우</text:span><text:span text:style-name="p1735-3-1">에 시장점유율이 100분의 10 미만인 자를 제외함) 어느 하나에 해당하</text:span><text:span text:style-name="p1735-4-1">는 사업자(일정한 거래분야에서 연간 매출액 또는 구매액이 40억원 미</text:span><text:span text:style-name="p1735-5-1">만인 사업자는 제외함)는 시장지배적 사업자로 추정함</text:span></text:p>
      <text:p text:style-name="Paragraph-1736"><text:span text:style-name="p1736-1-1">  - “</text:span><text:span text:style-name="p1736-1-2">연간 매출액 또는 구매액</text:span><text:span text:style-name="p1736-1-3">”</text:span><text:span text:style-name="p1736-1-4">이란 해당 사업자가 면세점 신규 특허공고일</text:span><text:span text:style-name="p1736-2-1">이 속하는 사업연도의 직전 사업연도 1년 동안에 공급하거나 구매한 </text:span><text:span text:style-name="p1736-3-1">상품 또는 용역의 금액(상품 또는 용역에 대한 간접세를 제외한 금액을 </text:span><text:span text:style-name="p1736-4-1">말함)을 말하며, </text:span><text:span text:style-name="p1736-4-2">“</text:span><text:span text:style-name="p1736-4-3">시장점유율</text:span><text:span text:style-name="p1736-4-4">”</text:span><text:span text:style-name="p1736-4-5">이란 면세점 신규 특허공고일이 속한 사업</text:span><text:span text:style-name="p1736-5-1">연도의 직전 사업연도 1년 동안에 국내에서 공급 또는 구매된 상품 또</text:span><text:span text:style-name="p1736-6-1">는 용역의 금액 중에서 당해사업자가 국내에서 공급 또는 구매한 상품 </text:span><text:span text:style-name="p1736-7-1">또는 용역의 금액이 점하는 비율을 말함</text:span></text:p>
      <text:p text:style-name="Paragraph-1737"><text:span text:style-name="p1737-1-1">  - 당해사업자와 그 계열회사는 이를 하나의 사업자로 봄</text:span></text:p>
      <text:p text:style-name="Paragraph-1738"/>
      <text:p text:style-name="Paragraph-1739"/>
      <text:p text:style-name="Paragraph-1740"/>
      <text:p text:style-name="Paragraph-1741"/>
      <text:p text:style-name="Paragraph-1742"><text:span text:style-name="p1742-1-2">2. 시장지배적 추정 사업자 감점표</text:span></text:p>
      <text:p text:style-name="Paragraph-1743"/>
      <text:p text:style-name="Paragraph-1744"/>
      <table:table table:style-name="Table-23">
        <table:table-column table:number-columns-repeated="2"/>
        <table:table-row>
          <table:table-cell table:style-name="Table-23-1-1" table:number-columns-spanned="1" table:number-rows-spanned="1">
            <text:p text:style-name="Paragraph-1745"><text:span text:style-name="p1745-1-1">시장점유율</text:span></text:p>
          </table:table-cell>
          <table:table-cell table:style-name="Table-23-1-2" table:number-columns-spanned="1" table:number-rows-spanned="1">
            <text:p text:style-name="Paragraph-1746"><text:span text:style-name="p1746-1-1">감점</text:span></text:p>
          </table:table-cell>
        </table:table-row>
        <table:table-row>
          <table:table-cell table:style-name="Table-23-2-1" table:number-columns-spanned="1" table:number-rows-spanned="1">
            <text:p text:style-name="Paragraph-1747"><text:span text:style-name="p1747-1-1">70% 이상</text:span></text:p>
          </table:table-cell>
          <table:table-cell table:style-name="Table-23-2-2" table:number-columns-spanned="1" table:number-rows-spanned="1">
            <text:p text:style-name="Paragraph-1748"><text:span text:style-name="p1748-1-1">60</text:span></text:p>
          </table:table-cell>
        </table:table-row>
        <table:table-row>
          <table:table-cell table:style-name="Table-23-3-1" table:number-columns-spanned="1" table:number-rows-spanned="1">
            <text:p text:style-name="Paragraph-1749"><text:span text:style-name="p1749-1-1">50% 이상 </text:span><text:span text:style-name="p1749-1-2">~ 70% </text:span><text:span text:style-name="p1749-1-3">미만</text:span></text:p>
          </table:table-cell>
          <table:table-cell table:style-name="Table-23-3-2" table:number-columns-spanned="1" table:number-rows-spanned="1">
            <text:p text:style-name="Paragraph-1750"><text:span text:style-name="p1750-1-1">50</text:span></text:p>
          </table:table-cell>
        </table:table-row>
        <table:table-row>
          <table:table-cell table:style-name="Table-23-4-1" table:number-columns-spanned="1" table:number-rows-spanned="1">
            <text:p text:style-name="Paragraph-1751"><text:span text:style-name="p1751-1-1">40% 이상 </text:span><text:span text:style-name="p1751-1-2">~ 50% </text:span><text:span text:style-name="p1751-1-3">미만</text:span></text:p>
          </table:table-cell>
          <table:table-cell table:style-name="Table-23-4-2" table:number-columns-spanned="1" table:number-rows-spanned="1">
            <text:p text:style-name="Paragraph-1752"><text:span text:style-name="p1752-1-1">40</text:span></text:p>
          </table:table-cell>
        </table:table-row>
        <table:table-row>
          <table:table-cell table:style-name="Table-23-5-1" table:number-columns-spanned="1" table:number-rows-spanned="1">
            <text:p text:style-name="Paragraph-1753"><text:span text:style-name="p1753-1-1">30% 이상 </text:span><text:span text:style-name="p1753-1-2">~ 40% </text:span><text:span text:style-name="p1753-1-3">미만</text:span></text:p>
          </table:table-cell>
          <table:table-cell table:style-name="Table-23-5-2" table:number-columns-spanned="1" table:number-rows-spanned="1">
            <text:p text:style-name="Paragraph-1754"><text:span text:style-name="p1754-1-1">30</text:span></text:p>
          </table:table-cell>
        </table:table-row>
        <table:table-row>
          <table:table-cell table:style-name="Table-23-6-1" table:number-columns-spanned="1" table:number-rows-spanned="1">
            <text:p text:style-name="Paragraph-1755"><text:span text:style-name="p1755-1-1">20% 이상 </text:span><text:span text:style-name="p1755-1-2">~ 30% </text:span><text:span text:style-name="p1755-1-3">미만</text:span></text:p>
          </table:table-cell>
          <table:table-cell table:style-name="Table-23-6-2" table:number-columns-spanned="1" table:number-rows-spanned="1">
            <text:p text:style-name="Paragraph-1756"><text:span text:style-name="p1756-1-1">20</text:span></text:p>
          </table:table-cell>
        </table:table-row>
        <table:table-row>
          <table:table-cell table:style-name="Table-23-7-1" table:number-columns-spanned="1" table:number-rows-spanned="1">
            <text:p text:style-name="Paragraph-1757"><text:span text:style-name="p1757-1-1">10% 이상 </text:span><text:span text:style-name="p1757-1-2">~ 20% </text:span><text:span text:style-name="p1757-1-3">미만</text:span></text:p>
          </table:table-cell>
          <table:table-cell table:style-name="Table-23-7-2" table:number-columns-spanned="1" table:number-rows-spanned="1">
            <text:p text:style-name="Paragraph-1758"><text:span text:style-name="p1758-1-1">10</text:span></text:p>
          </table:table-cell>
        </table:table-row>
      </table:table>
      <text:p text:style-name="Paragraph-1759"/>
      <text:p text:style-name="Paragraph-17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HY견명조" svg:font-family="'HY견명조'" style:font-family-generic="roman" style:font-pitch="variable"/>
    <style:font-face style:name="HY신명조" svg:font-family="'HY신명조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HY견명조" svg:font-family="'HY견명조'" style:font-family-generic="roman" style:font-pitch="variable"/>
    <style:font-face style:name="HY신명조" svg:font-family="'HY신명조'" style:font-family-generic="roman" style:font-pitch="variable"/>
    <style:font-face style:name="한양신명조" svg:font-family="'한양신명조'" style:font-family-generic="roman" style:font-pitch="variable"/>
    <style:font-face style:name="HCI Poppy" svg:font-family="'HCI Poppy'" style:font-family-generic="roman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HY견명조" svg:font-family="'HY견명조'" style:font-family-generic="roman" style:font-pitch="variable"/>
    <style:font-face style:name="HY신명조" svg:font-family="'HY신명조'" style:font-family-generic="roman" style:font-pitch="variable"/>
    <style:font-face style:name="한양신명조" svg:font-family="'한양신명조'" style:font-family-generic="roman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HY견명조" svg:font-family="'HY견명조'" style:font-family-generic="roman" style:font-pitch="variable"/>
    <style:font-face style:name="HY신명조" svg:font-family="'HY신명조'" style:font-family-generic="roman" style:font-pitch="variable"/>
    <style:font-face style:name="한양신명조" svg:font-family="'한양신명조'" style:font-family-generic="roman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HY견명조" svg:font-family="'HY견명조'" style:font-family-generic="roman" style:font-pitch="variable"/>
    <style:font-face style:name="HY신명조" svg:font-family="'HY신명조'" style:font-family-generic="roman" style:font-pitch="variable"/>
    <style:font-face style:name="한양신명조" svg:font-family="'한양신명조'" style:font-family-generic="roman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HY견명조" svg:font-family="'HY견명조'" style:font-family-generic="roman" style:font-pitch="variable"/>
    <style:font-face style:name="HY신명조" svg:font-family="'HY신명조'" style:font-family-generic="roman" style:font-pitch="variable"/>
    <style:font-face style:name="한양신명조" svg:font-family="'한양신명조'" style:font-family-generic="roman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한컴바탕" svg:font-family="'한컴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휴먼고딕" svg:font-family="'휴먼고딕'" style:font-family-generic="roman" style:font-pitch="variable"/>
    <style:font-face style:name="HY견명조" svg:font-family="'HY견명조'" style:font-family-generic="roman" style:font-pitch="variable"/>
    <style:font-face style:name="HY신명조" svg:font-family="'HY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차례_제목" style:next-style-name="차례_제목" style:family="paragraph" style:class="text">
      <style:paragraph-properties fo:text-align="left" fo:text-indent="0pt" fo:margin-left="0pt" fo:margin-right="0pt" fo:margin-top="12pt" fo:margin-bottom="3pt" fo:line-height="160%"/>
      <style:text-properties style:font-name="함초롬돋움" style:font-name-asian="함초롬돋움" fo:font-size="16pt" style:font-size-asian="16pt" style:font-size-complex="16pt" style:text-underline-type="none" style:text-overline-type="none" style:text-line-through-type="none"/>
    </style:style>
    <style:style style:name="차례_1" style:next-style-name="차례_1" style:family="paragraph" style:class="text">
      <style:paragraph-properties fo:text-align="left" fo:text-indent="0pt" fo:margin-left="0pt" fo:margin-right="0pt" fo:margin-top="0pt" fo:margin-bottom="7pt" fo:line-height="160%"/>
      <style:text-properties style:font-name="함초롬돋움" style:font-name-asian="함초롬돋움" fo:font-size="11pt" style:font-size-asian="11pt" style:font-size-complex="11pt" style:text-underline-type="none" style:text-overline-type="none" style:text-line-through-type="none"/>
    </style:style>
    <style:style style:name="차례_2" style:next-style-name="차례_2" style:family="paragraph" style:class="text">
      <style:paragraph-properties fo:text-align="left" fo:text-indent="0pt" fo:margin-left="11pt" fo:margin-right="0pt" fo:margin-top="0pt" fo:margin-bottom="7pt" fo:line-height="160%"/>
      <style:text-properties style:font-name="함초롬돋움" style:font-name-asian="함초롬돋움" fo:font-size="11pt" style:font-size-asian="11pt" style:font-size-complex="11pt" style:text-underline-type="none" style:text-overline-type="none" style:text-line-through-type="none"/>
    </style:style>
    <style:style style:name="차례_3" style:next-style-name="차례_3" style:family="paragraph" style:class="text">
      <style:paragraph-properties fo:text-align="left" fo:text-indent="0pt" fo:margin-left="22pt" fo:margin-right="0pt" fo:margin-top="0pt" fo:margin-bottom="7pt" fo:line-height="160%"/>
      <style:text-properties style:font-name="함초롬돋움" style:font-name-asian="함초롬돋움" fo:font-size="11pt" style:font-size-asian="11pt" style:font-size-complex="11pt" style:text-underline-type="none" style:text-overline-type="none" style:text-line-through-type="none"/>
    </style:style>
    <style:style style:name="항_표" style:next-style-name="항_표" style:family="paragraph" style:class="text">
      <style:paragraph-properties fo:text-align="justify" fo:text-indent="-14pt" fo:margin-left="14pt" fo:margin-right="0pt" fo:margin-top="0pt" fo:margin-bottom="0pt" fo:line-height="180%"/>
      <style:text-properties style:font-name="휴먼명조" style:font-name-asian="한양신명조" fo:font-size="14pt" style:font-size-asian="14pt" style:font-size-complex="14pt" style:text-underline-type="none" style:text-overline-type="none" style:text-line-through-type="none"/>
    </style:style>
    <style:style style:name="표내용" style:next-style-name="표내용" style:family="paragraph" style:class="text">
      <style:paragraph-properties fo:text-align="center" fo:text-indent="0pt" fo:margin-left="0pt" fo:margin-right="0pt" fo:margin-top="0pt" fo:margin-bottom="0pt" fo:line-height="130%"/>
      <style:text-properties style:font-name="한양신명조" style:font-name-asian="휴먼명조" fo:font-size="11pt" style:font-size-asian="11pt" style:font-size-complex="11pt" style:text-underline-type="none" style:text-overline-type="none" style:text-line-through-type="none"/>
    </style:style>
    <style:style style:name="td" style:next-style-name="td" style:family="paragraph" style:class="text">
      <style:paragraph-properties fo:text-align="justify" fo:text-indent="0pt" fo:margin-left="0pt" fo:margin-right="0pt" fo:margin-top="0pt" fo:margin-bottom="0pt" fo:line-height="100%"/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name="xl66" style:next-style-name="xl66" style:family="paragraph" style:class="text">
      <style:paragraph-properties fo:text-align="left" fo:text-indent="0pt" fo:margin-left="0pt" fo:margin-right="0pt" fo:margin-top="0pt" fo:margin-bottom="0pt" fo:line-height="100%"/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name="xl65" style:next-style-name="xl65" style:family="paragraph" style:class="text">
      <style:paragraph-properties fo:text-align="left" fo:text-indent="0pt" fo:margin-left="0pt" fo:margin-right="0pt" fo:margin-top="0pt" fo:margin-bottom="0pt" fo:line-height="100%"/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name="xl68" style:next-style-name="xl68" style:family="paragraph" style:class="text">
      <style:paragraph-properties fo:text-align="left" fo:text-indent="0pt" fo:margin-left="0pt" fo:margin-right="0pt" fo:margin-top="0pt" fo:margin-bottom="0pt" fo:line-height="100%"/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name="xl69" style:next-style-name="xl69" style:family="paragraph" style:class="text">
      <style:paragraph-properties fo:text-align="left" fo:text-indent="0pt" fo:margin-left="0pt" fo:margin-right="0pt" fo:margin-top="0pt" fo:margin-bottom="0pt" fo:line-height="100%"/>
      <style:text-properties style:font-name="굴림체" style:font-name-asian="굴림체" fo:font-size="9pt" style:font-size-asian="9pt" style:font-size-complex="9pt" style:text-underline-type="none" style:text-overline-type="none" style:text-line-through-type="none"/>
    </style:style>
    <style:style style:name="xl70" style:next-style-name="xl70" style:family="paragraph" style:class="text">
      <style:paragraph-properties fo:text-align="left" fo:text-indent="0pt" fo:margin-left="0pt" fo:margin-right="0pt" fo:margin-top="0pt" fo:margin-bottom="0pt" fo:line-height="100%"/>
      <style:text-properties style:font-name="굴림체" style:font-name-asian="굴림체" fo:font-size="9pt" style:font-size-asian="9pt" style:font-size-complex="9pt" style:text-underline-type="none" style:text-overline-type="none" style:text-line-through-type="none"/>
    </style:style>
    <style:style style:name="xl71" style:next-style-name="xl71" style:family="paragraph" style:class="text">
      <style:paragraph-properties fo:text-align="center" fo:text-indent="0pt" fo:margin-left="0pt" fo:margin-right="0pt" fo:margin-top="0pt" fo:margin-bottom="0pt" fo:line-height="100%"/>
      <style:text-properties style:font-name="굴림체" style:font-name-asian="굴림체" fo:font-size="9pt" style:font-size-asian="9pt" style:font-size-complex="9pt" style:text-underline-type="none" style:text-overline-type="none" style:text-line-through-type="none"/>
    </style:style>
    <style:style style:name="xl72" style:next-style-name="xl72" style:family="paragraph" style:class="text">
      <style:paragraph-properties fo:text-align="left" fo:text-indent="0pt" fo:margin-left="0pt" fo:margin-right="0pt" fo:margin-top="0pt" fo:margin-bottom="0pt" fo:line-height="100%"/>
      <style:text-properties style:font-name="굴림체" style:font-name-asian="굴림체" fo:font-size="9pt" style:font-size-asian="9pt" style:font-size-complex="9pt" style:text-underline-type="none" style:text-overline-type="none" style:text-line-through-type="none"/>
    </style:style>
    <style:style style:name="xl67" style:next-style-name="xl67" style:family="paragraph" style:class="text">
      <style:paragraph-properties fo:text-align="left" fo:text-indent="0pt" fo:margin-left="0pt" fo:margin-right="0pt" fo:margin-top="0pt" fo:margin-bottom="0pt" fo:line-height="100%"/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3cm" fo:margin-left="3cm" fo:margin-right="3cm" fo:margin-bottom="3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2">
      <style:page-layout-properties style:print-orientation="portrait" fo:page-width="21cm" fo:page-height="29.7cm" fo:margin-top="3cm" fo:margin-left="3cm" fo:margin-right="3cm" fo:margin-bottom="3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ageLayout-3">
      <style:page-layout-properties style:print-orientation="portrait" fo:page-width="21cm" fo:page-height="29.7cm" fo:margin-top="2cm" fo:margin-left="3cm" fo:margin-right="3cm" fo:margin-bottom="2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  <style:master-page style:name="MasterPage-2" style:page-layout-name="PageLayout-2"/>
    <style:master-page style:name="MasterPage-3" style:page-layout-name="PageLayout-3"/>
  </office:master-styles>
</office:document-styles>
</file>